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3.598cm"/>
    </style:style>
    <style:style style:name="co16" style:family="table-column">
      <style:table-column-properties fo:break-before="auto" style:column-width="3.15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/>
    <style:style style:name="ce3" style:family="table-cell" style:parent-style-name="Default" style:data-style-name="N49"/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Default">
      <style:table-cell-properties fo:border="0.99pt solid #000000"/>
    </style:style>
    <style:style style:name="ce4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6" style:family="table-cell" style:parent-style-name="Pivot_20_Table_20_Value">
      <style:table-cell-properties fo:border-bottom="none" fo:border-left="0.99pt solid #000000" fo:border-right="none" fo:border-top="none"/>
    </style:style>
    <style:style style:name="ce4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Value">
      <style:table-cell-properties fo:border-bottom="none" fo:border-left="none" fo:border-right="none" fo:border-top="0.99pt solid #000000"/>
    </style:style>
    <style:style style:name="ce52" style:family="table-cell" style:parent-style-name="Pivot_20_Table_20_Value">
      <style:table-cell-properties fo:border-bottom="0.99pt solid #000000" fo:border-left="none" fo:border-right="none" fo:border-top="none"/>
    </style:style>
    <style:style style:name="ce5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5" style:family="table-cell" style:parent-style-name="Pivot_20_Table_20_Value">
      <style:table-cell-properties fo:border-bottom="none" fo:border-left="none" fo:border-right="0.99pt solid #000000" fo:border-top="none"/>
    </style:style>
    <style:style style:name="ce5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ериалы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6379"/>
        <table:table-row table:style-name="ro1">
          <table:table-cell table:style-name="ce1" office:value-type="string" calcext:value-type="string">
            <text:p>ID сериала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Жанр</text:p>
          </table:table-cell>
          <table:table-cell table:style-name="ce1" office:value-type="string" calcext:value-type="string">
            <text:p>Год выпуска</text:p>
          </table:table-cell>
          <table:table-cell table:style-name="ce1" office:value-type="string" calcext:value-type="string">
            <text:p>Страна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Romanc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Cri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Acti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Cri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Fantas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Documenta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Cri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Thrill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Fantas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Rom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Fantas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A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Come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Documenta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Rom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Come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Rom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Cri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Document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Cri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Dram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Documenta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Comed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Cri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Thriller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Fantas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Action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Cri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Thrill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Crim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Cri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Thrill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Thrill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Roma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Fantas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Dram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Dram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Fantas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Fantas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Dram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Documenta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Drama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Thrill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Dra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Dram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Thrill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ocumenta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Thril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Fantas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Fantas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Rom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Documenta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Dram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Dram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Comed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Document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Rom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Documenta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A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Fantas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Thrill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Romanc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Rom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Thrill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Dram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Come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Fantas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Rom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Documenta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Documenta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Thril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Thrill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10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Come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2" table:number-rows-repeated="1048474">
          <table:table-cell table:number-columns-repeated="5"/>
          <table:table-cell table:style-name="ce4" table:number-columns-repeated="16379"/>
        </table:table-row>
        <table:table-row table:style-name="ro2">
          <table:table-cell table:number-columns-repeated="5"/>
          <table:table-cell table:style-name="ce4" table:number-columns-repeated="16379"/>
        </table:table-row>
      </table:table>
      <table:table table:name="Подписки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6379"/>
        <table:table-row table:style-name="ro1">
          <table:table-cell table:style-name="ce1" office:value-type="string" calcext:value-type="string">
            <text:p>ID аккаунта</text:p>
          </table:table-cell>
          <table:table-cell table:style-name="ce1" office:value-type="string" calcext:value-type="string">
            <text:p>Тариф</text:p>
          </table:table-cell>
          <table:table-cell table:style-name="ce1" office:value-type="string" calcext:value-type="string">
            <text:p>Цена подписки, ₽</text:p>
          </table:table-cell>
          <table:table-cell table:style-name="ce1" office:value-type="string" calcext:value-type="string">
            <text:p>Дата начала</text:p>
          </table:table-cell>
          <table:table-cell table:style-name="ce1" office:value-type="string" calcext:value-type="string">
            <text:p>Дата окончания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10" calcext:value-type="date">
            <text:p>2024-10-10</text:p>
          </table:table-cell>
          <table:table-cell table:style-name="ce3" office:value-type="date" office:date-value="2026-03-04" calcext:value-type="date">
            <text:p>2026-03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2" calcext:value-type="date">
            <text:p>2024-11-12</text:p>
          </table:table-cell>
          <table:table-cell table:style-name="ce3" office:value-type="date" office:date-value="2026-10-01" calcext:value-type="date">
            <text:p>2026-10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3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7-10" calcext:value-type="date">
            <text:p>2024-07-10</text:p>
          </table:table-cell>
          <table:table-cell table:style-name="ce3" office:value-type="date" office:date-value="2024-09-26" calcext:value-type="date">
            <text:p>2024-09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0" calcext:value-type="date">
            <text:p>2024-06-20</text:p>
          </table:table-cell>
          <table:table-cell table:style-name="ce3" office:value-type="date" office:date-value="2025-02-24" calcext:value-type="date">
            <text:p>2025-02-2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15" calcext:value-type="date">
            <text:p>2024-02-15</text:p>
          </table:table-cell>
          <table:table-cell table:style-name="ce3" office:value-type="date" office:date-value="2025-03-23" calcext:value-type="date">
            <text:p>2025-03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8" calcext:value-type="date">
            <text:p>2024-04-08</text:p>
          </table:table-cell>
          <table:table-cell table:style-name="ce3" office:value-type="date" office:date-value="2024-06-13" calcext:value-type="date">
            <text:p>2024-06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28" calcext:value-type="date">
            <text:p>2024-10-28</text:p>
          </table:table-cell>
          <table:table-cell table:style-name="ce3" office:value-type="date" office:date-value="2025-05-26" calcext:value-type="date">
            <text:p>2025-05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8" calcext:value-type="date">
            <text:p>2024-04-08</text:p>
          </table:table-cell>
          <table:table-cell table:style-name="ce3" office:value-type="date" office:date-value="2026-04-07" calcext:value-type="date">
            <text:p>2026-04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4-25" calcext:value-type="date">
            <text:p>2024-04-25</text:p>
          </table:table-cell>
          <table:table-cell table:style-name="ce3" office:value-type="date" office:date-value="2024-12-01" calcext:value-type="date">
            <text:p>2024-12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09" calcext:value-type="date">
            <text:p>2024-06-09</text:p>
          </table:table-cell>
          <table:table-cell table:style-name="ce3" office:value-type="date" office:date-value="2025-03-21" calcext:value-type="date">
            <text:p>2025-03-2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5-07" calcext:value-type="date">
            <text:p>2024-05-07</text:p>
          </table:table-cell>
          <table:table-cell table:style-name="ce3" office:value-type="date" office:date-value="2024-06-23" calcext:value-type="date">
            <text:p>2024-06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10" calcext:value-type="date">
            <text:p>2024-08-10</text:p>
          </table:table-cell>
          <table:table-cell table:style-name="ce3" office:value-type="date" office:date-value="2026-03-28" calcext:value-type="date">
            <text:p>2026-03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1-18" calcext:value-type="date">
            <text:p>2024-11-18</text:p>
          </table:table-cell>
          <table:table-cell table:style-name="ce3" office:value-type="date" office:date-value="2026-11-03" calcext:value-type="date">
            <text:p>2026-11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14" calcext:value-type="date">
            <text:p>2024-10-14</text:p>
          </table:table-cell>
          <table:table-cell table:style-name="ce3" office:value-type="date" office:date-value="2026-09-06" calcext:value-type="date">
            <text:p>2026-09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06" calcext:value-type="date">
            <text:p>2024-05-06</text:p>
          </table:table-cell>
          <table:table-cell table:style-name="ce3" office:value-type="date" office:date-value="2024-11-06" calcext:value-type="date">
            <text:p>2024-1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29" calcext:value-type="date">
            <text:p>2024-09-29</text:p>
          </table:table-cell>
          <table:table-cell table:style-name="ce3" office:value-type="date" office:date-value="2025-02-09" calcext:value-type="date">
            <text:p>2025-02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25" calcext:value-type="date">
            <text:p>2024-10-25</text:p>
          </table:table-cell>
          <table:table-cell table:style-name="ce3" office:value-type="date" office:date-value="2025-07-27" calcext:value-type="date">
            <text:p>2025-07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18" calcext:value-type="date">
            <text:p>2024-06-18</text:p>
          </table:table-cell>
          <table:table-cell table:style-name="ce3" office:value-type="date" office:date-value="2026-01-06" calcext:value-type="date">
            <text:p>2026-0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1-01" calcext:value-type="date">
            <text:p>2024-11-01</text:p>
          </table:table-cell>
          <table:table-cell table:style-name="ce3" office:value-type="date" office:date-value="2026-01-12" calcext:value-type="date">
            <text:p>2026-01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1" calcext:value-type="date">
            <text:p>2024-11-11</text:p>
          </table:table-cell>
          <table:table-cell table:style-name="ce3" office:value-type="date" office:date-value="2026-04-30" calcext:value-type="date">
            <text:p>2026-04-3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1-08" calcext:value-type="date">
            <text:p>2024-11-08</text:p>
          </table:table-cell>
          <table:table-cell table:style-name="ce3" office:value-type="date" office:date-value="2025-01-12" calcext:value-type="date">
            <text:p>2025-01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20" calcext:value-type="date">
            <text:p>2024-01-20</text:p>
          </table:table-cell>
          <table:table-cell table:style-name="ce3" office:value-type="date" office:date-value="2025-01-04" calcext:value-type="date">
            <text:p>2025-01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21" calcext:value-type="date">
            <text:p>2024-05-21</text:p>
          </table:table-cell>
          <table:table-cell table:style-name="ce3" office:value-type="date" office:date-value="2025-10-03" calcext:value-type="date">
            <text:p>2025-10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1" calcext:value-type="date">
            <text:p>2024-04-01</text:p>
          </table:table-cell>
          <table:table-cell table:style-name="ce3" office:value-type="date" office:date-value="2025-04-19" calcext:value-type="date">
            <text:p>2025-04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14" calcext:value-type="date">
            <text:p>2024-10-14</text:p>
          </table:table-cell>
          <table:table-cell table:style-name="ce3" office:value-type="date" office:date-value="2025-01-02" calcext:value-type="date">
            <text:p>2025-01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04" calcext:value-type="date">
            <text:p>2024-07-04</text:p>
          </table:table-cell>
          <table:table-cell table:style-name="ce3" office:value-type="date" office:date-value="2026-02-28" calcext:value-type="date">
            <text:p>2026-02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04" calcext:value-type="date">
            <text:p>2024-05-04</text:p>
          </table:table-cell>
          <table:table-cell table:style-name="ce3" office:value-type="date" office:date-value="2024-10-30" calcext:value-type="date">
            <text:p>2024-10-3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8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27" calcext:value-type="date">
            <text:p>2024-02-27</text:p>
          </table:table-cell>
          <table:table-cell table:style-name="ce3" office:value-type="date" office:date-value="2025-03-04" calcext:value-type="date">
            <text:p>2025-03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8" calcext:value-type="date">
            <text:p>2024-06-28</text:p>
          </table:table-cell>
          <table:table-cell table:style-name="ce3" office:value-type="date" office:date-value="2026-06-09" calcext:value-type="date">
            <text:p>2026-06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0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27" calcext:value-type="date">
            <text:p>2024-09-27</text:p>
          </table:table-cell>
          <table:table-cell table:style-name="ce3" office:value-type="date" office:date-value="2024-12-19" calcext:value-type="date">
            <text:p>2024-12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10" calcext:value-type="date">
            <text:p>2024-04-10</text:p>
          </table:table-cell>
          <table:table-cell table:style-name="ce3" office:value-type="date" office:date-value="2025-01-28" calcext:value-type="date">
            <text:p>2025-01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29" calcext:value-type="date">
            <text:p>2024-02-29</text:p>
          </table:table-cell>
          <table:table-cell table:style-name="ce3" office:value-type="date" office:date-value="2025-12-09" calcext:value-type="date">
            <text:p>2025-12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4-12" calcext:value-type="date">
            <text:p>2024-04-12</text:p>
          </table:table-cell>
          <table:table-cell table:style-name="ce3" office:value-type="date" office:date-value="2024-11-23" calcext:value-type="date">
            <text:p>2024-11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30" calcext:value-type="date">
            <text:p>2024-12-30</text:p>
          </table:table-cell>
          <table:table-cell table:style-name="ce3" office:value-type="date" office:date-value="2026-01-13" calcext:value-type="date">
            <text:p>2026-01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5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2-20" calcext:value-type="date">
            <text:p>2024-12-20</text:p>
          </table:table-cell>
          <table:table-cell table:style-name="ce3" office:value-type="date" office:date-value="2026-11-05" calcext:value-type="date">
            <text:p>2026-11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03" calcext:value-type="date">
            <text:p>2024-05-03</text:p>
          </table:table-cell>
          <table:table-cell table:style-name="ce3" office:value-type="date" office:date-value="2024-09-15" calcext:value-type="date">
            <text:p>2024-09-1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26" calcext:value-type="date">
            <text:p>2024-05-26</text:p>
          </table:table-cell>
          <table:table-cell table:style-name="ce3" office:value-type="date" office:date-value="2026-04-12" calcext:value-type="date">
            <text:p>2026-04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0-01" calcext:value-type="date">
            <text:p>2024-10-01</text:p>
          </table:table-cell>
          <table:table-cell table:style-name="ce3" office:value-type="date" office:date-value="2026-06-26" calcext:value-type="date">
            <text:p>2026-06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9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11" calcext:value-type="date">
            <text:p>2024-12-11</text:p>
          </table:table-cell>
          <table:table-cell table:style-name="ce3" office:value-type="date" office:date-value="2026-04-28" calcext:value-type="date">
            <text:p>2026-04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3" calcext:value-type="date">
            <text:p>2024-11-13</text:p>
          </table:table-cell>
          <table:table-cell table:style-name="ce3" office:value-type="date" office:date-value="2025-04-18" calcext:value-type="date">
            <text:p>2025-04-1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08" calcext:value-type="date">
            <text:p>2024-05-08</text:p>
          </table:table-cell>
          <table:table-cell table:style-name="ce3" office:value-type="date" office:date-value="2024-08-03" calcext:value-type="date">
            <text:p>2024-08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2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1-01" calcext:value-type="date">
            <text:p>2024-01-01</text:p>
          </table:table-cell>
          <table:table-cell table:style-name="ce3" office:value-type="date" office:date-value="2024-05-05" calcext:value-type="date">
            <text:p>2024-05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5-12-07" calcext:value-type="date">
            <text:p>2025-12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4" calcext:value-type="date">
            <text:p>2024-08-24</text:p>
          </table:table-cell>
          <table:table-cell table:style-name="ce3" office:value-type="date" office:date-value="2025-06-21" calcext:value-type="date">
            <text:p>2025-06-2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5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10" calcext:value-type="date">
            <text:p>2024-07-10</text:p>
          </table:table-cell>
          <table:table-cell table:style-name="ce3" office:value-type="date" office:date-value="2025-10-29" calcext:value-type="date">
            <text:p>2025-10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04" calcext:value-type="date">
            <text:p>2024-10-04</text:p>
          </table:table-cell>
          <table:table-cell table:style-name="ce3" office:value-type="date" office:date-value="2025-07-07" calcext:value-type="date">
            <text:p>2025-07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7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16" calcext:value-type="date">
            <text:p>2024-03-16</text:p>
          </table:table-cell>
          <table:table-cell table:style-name="ce3" office:value-type="date" office:date-value="2024-09-15" calcext:value-type="date">
            <text:p>2024-09-1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26" calcext:value-type="date">
            <text:p>2024-03-26</text:p>
          </table:table-cell>
          <table:table-cell table:style-name="ce3" office:value-type="date" office:date-value="2026-03-22" calcext:value-type="date">
            <text:p>2026-03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07" calcext:value-type="date">
            <text:p>2024-08-07</text:p>
          </table:table-cell>
          <table:table-cell table:style-name="ce3" office:value-type="date" office:date-value="2024-11-13" calcext:value-type="date">
            <text:p>2024-11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0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3" calcext:value-type="date">
            <text:p>2024-04-03</text:p>
          </table:table-cell>
          <table:table-cell table:style-name="ce3" office:value-type="date" office:date-value="2025-07-29" calcext:value-type="date">
            <text:p>2025-07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1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06" calcext:value-type="date">
            <text:p>2024-12-06</text:p>
          </table:table-cell>
          <table:table-cell table:style-name="ce3" office:value-type="date" office:date-value="2026-07-09" calcext:value-type="date">
            <text:p>2026-07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10" calcext:value-type="date">
            <text:p>2024-09-10</text:p>
          </table:table-cell>
          <table:table-cell table:style-name="ce3" office:value-type="date" office:date-value="2025-10-01" calcext:value-type="date">
            <text:p>2025-10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3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9-06" calcext:value-type="date">
            <text:p>2024-09-06</text:p>
          </table:table-cell>
          <table:table-cell table:style-name="ce3" office:value-type="date" office:date-value="2026-03-11" calcext:value-type="date">
            <text:p>2026-03-1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1-20" calcext:value-type="date">
            <text:p>2024-11-20</text:p>
          </table:table-cell>
          <table:table-cell table:style-name="ce3" office:value-type="date" office:date-value="2025-03-29" calcext:value-type="date">
            <text:p>2025-03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6-28" calcext:value-type="date">
            <text:p>2024-06-28</text:p>
          </table:table-cell>
          <table:table-cell table:style-name="ce3" office:value-type="date" office:date-value="2025-03-07" calcext:value-type="date">
            <text:p>2025-03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6" calcext:value-type="date">
            <text:p>2024-09-06</text:p>
          </table:table-cell>
          <table:table-cell table:style-name="ce3" office:value-type="date" office:date-value="2026-07-26" calcext:value-type="date">
            <text:p>2026-07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5" calcext:value-type="date">
            <text:p>2024-04-05</text:p>
          </table:table-cell>
          <table:table-cell table:style-name="ce3" office:value-type="date" office:date-value="2025-03-25" calcext:value-type="date">
            <text:p>2025-03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04" calcext:value-type="date">
            <text:p>2024-01-04</text:p>
          </table:table-cell>
          <table:table-cell table:style-name="ce3" office:value-type="date" office:date-value="2024-02-18" calcext:value-type="date">
            <text:p>2024-02-1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9-14" calcext:value-type="date">
            <text:p>2024-09-14</text:p>
          </table:table-cell>
          <table:table-cell table:style-name="ce3" office:value-type="date" office:date-value="2026-02-22" calcext:value-type="date">
            <text:p>2026-02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0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2-05" calcext:value-type="date">
            <text:p>2024-12-05</text:p>
          </table:table-cell>
          <table:table-cell table:style-name="ce3" office:value-type="date" office:date-value="2026-10-29" calcext:value-type="date">
            <text:p>2026-10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1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6-11" calcext:value-type="date">
            <text:p>2024-06-11</text:p>
          </table:table-cell>
          <table:table-cell table:style-name="ce3" office:value-type="date" office:date-value="2025-07-25" calcext:value-type="date">
            <text:p>2025-07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7" calcext:value-type="date">
            <text:p>2024-06-27</text:p>
          </table:table-cell>
          <table:table-cell table:style-name="ce3" office:value-type="date" office:date-value="2025-09-26" calcext:value-type="date">
            <text:p>2025-09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24" calcext:value-type="date">
            <text:p>2024-09-24</text:p>
          </table:table-cell>
          <table:table-cell table:style-name="ce3" office:value-type="date" office:date-value="2026-05-23" calcext:value-type="date">
            <text:p>2026-05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16" calcext:value-type="date">
            <text:p>2024-06-16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5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12" calcext:value-type="date">
            <text:p>2024-01-12</text:p>
          </table:table-cell>
          <table:table-cell table:style-name="ce3" office:value-type="date" office:date-value="2025-10-09" calcext:value-type="date">
            <text:p>2025-10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9" calcext:value-type="date">
            <text:p>2024-09-09</text:p>
          </table:table-cell>
          <table:table-cell table:style-name="ce3" office:value-type="date" office:date-value="2026-02-19" calcext:value-type="date">
            <text:p>2026-02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04" calcext:value-type="date">
            <text:p>2024-02-04</text:p>
          </table:table-cell>
          <table:table-cell table:style-name="ce3" office:value-type="date" office:date-value="2024-06-02" calcext:value-type="date">
            <text:p>2024-06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3-30" calcext:value-type="date">
            <text:p>2024-03-30</text:p>
          </table:table-cell>
          <table:table-cell table:style-name="ce3" office:value-type="date" office:date-value="2025-06-20" calcext:value-type="date">
            <text:p>2025-06-2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14" calcext:value-type="date">
            <text:p>2024-04-14</text:p>
          </table:table-cell>
          <table:table-cell table:style-name="ce3" office:value-type="date" office:date-value="2024-11-25" calcext:value-type="date">
            <text:p>2024-11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0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23" calcext:value-type="date">
            <text:p>2024-04-23</text:p>
          </table:table-cell>
          <table:table-cell table:style-name="ce3" office:value-type="date" office:date-value="2025-09-27" calcext:value-type="date">
            <text:p>2025-09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04" calcext:value-type="date">
            <text:p>2024-08-04</text:p>
          </table:table-cell>
          <table:table-cell table:style-name="ce3" office:value-type="date" office:date-value="2025-06-06" calcext:value-type="date">
            <text:p>2025-06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05" calcext:value-type="date">
            <text:p>2024-09-05</text:p>
          </table:table-cell>
          <table:table-cell table:style-name="ce3" office:value-type="date" office:date-value="2026-08-11" calcext:value-type="date">
            <text:p>2026-08-1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22" calcext:value-type="date">
            <text:p>2024-12-22</text:p>
          </table:table-cell>
          <table:table-cell table:style-name="ce3" office:value-type="date" office:date-value="2026-04-22" calcext:value-type="date">
            <text:p>2026-04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25" calcext:value-type="date">
            <text:p>2024-06-25</text:p>
          </table:table-cell>
          <table:table-cell table:style-name="ce3" office:value-type="date" office:date-value="2024-10-31" calcext:value-type="date">
            <text:p>2024-10-3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5" calcext:value-type="date">
            <text:p>2024-04-05</text:p>
          </table:table-cell>
          <table:table-cell table:style-name="ce3" office:value-type="date" office:date-value="2026-02-27" calcext:value-type="date">
            <text:p>2026-02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6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7-08" calcext:value-type="date">
            <text:p>2024-07-08</text:p>
          </table:table-cell>
          <table:table-cell table:style-name="ce3" office:value-type="date" office:date-value="2024-09-12" calcext:value-type="date">
            <text:p>2024-09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01" calcext:value-type="date">
            <text:p>2024-07-01</text:p>
          </table:table-cell>
          <table:table-cell table:style-name="ce3" office:value-type="date" office:date-value="2026-01-06" calcext:value-type="date">
            <text:p>2026-0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04" calcext:value-type="date">
            <text:p>2024-08-04</text:p>
          </table:table-cell>
          <table:table-cell table:style-name="ce3" office:value-type="date" office:date-value="2025-06-02" calcext:value-type="date">
            <text:p>2025-06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3-02" calcext:value-type="date">
            <text:p>2024-03-02</text:p>
          </table:table-cell>
          <table:table-cell table:style-name="ce3" office:value-type="date" office:date-value="2025-11-17" calcext:value-type="date">
            <text:p>2025-11-1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2-07" calcext:value-type="date">
            <text:p>2024-12-07</text:p>
          </table:table-cell>
          <table:table-cell table:style-name="ce3" office:value-type="date" office:date-value="2026-02-06" calcext:value-type="date">
            <text:p>2026-02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1-19" calcext:value-type="date">
            <text:p>2024-01-19</text:p>
          </table:table-cell>
          <table:table-cell table:style-name="ce3" office:value-type="date" office:date-value="2024-08-12" calcext:value-type="date">
            <text:p>2024-08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0" calcext:value-type="date">
            <text:p>2024-08-20</text:p>
          </table:table-cell>
          <table:table-cell table:style-name="ce3" office:value-type="date" office:date-value="2024-12-03" calcext:value-type="date">
            <text:p>2024-12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10" calcext:value-type="date">
            <text:p>2024-10-10</text:p>
          </table:table-cell>
          <table:table-cell table:style-name="ce3" office:value-type="date" office:date-value="2025-11-27" calcext:value-type="date">
            <text:p>2025-11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5-23" calcext:value-type="date">
            <text:p>2024-05-23</text:p>
          </table:table-cell>
          <table:table-cell table:style-name="ce3" office:value-type="date" office:date-value="2024-08-29" calcext:value-type="date">
            <text:p>2024-08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5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1-25" calcext:value-type="date">
            <text:p>2024-01-25</text:p>
          </table:table-cell>
          <table:table-cell table:style-name="ce3" office:value-type="date" office:date-value="2025-06-06" calcext:value-type="date">
            <text:p>2025-06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30" calcext:value-type="date">
            <text:p>2024-05-30</text:p>
          </table:table-cell>
          <table:table-cell table:style-name="ce3" office:value-type="date" office:date-value="2024-11-19" calcext:value-type="date">
            <text:p>2024-11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08" calcext:value-type="date">
            <text:p>2024-02-08</text:p>
          </table:table-cell>
          <table:table-cell table:style-name="ce3" office:value-type="date" office:date-value="2024-06-25" calcext:value-type="date">
            <text:p>2024-06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11" calcext:value-type="date">
            <text:p>2024-02-11</text:p>
          </table:table-cell>
          <table:table-cell table:style-name="ce3" office:value-type="date" office:date-value="2024-09-13" calcext:value-type="date">
            <text:p>2024-09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10" calcext:value-type="date">
            <text:p>2024-08-10</text:p>
          </table:table-cell>
          <table:table-cell table:style-name="ce3" office:value-type="date" office:date-value="2026-06-04" calcext:value-type="date">
            <text:p>2026-06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11" calcext:value-type="date">
            <text:p>2024-06-11</text:p>
          </table:table-cell>
          <table:table-cell table:style-name="ce3" office:value-type="date" office:date-value="2025-02-10" calcext:value-type="date">
            <text:p>2025-02-1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2" calcext:value-type="date">
            <text:p>2024-08-22</text:p>
          </table:table-cell>
          <table:table-cell table:style-name="ce3" office:value-type="date" office:date-value="2026-07-10" calcext:value-type="date">
            <text:p>2026-07-1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2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16" calcext:value-type="date">
            <text:p>2024-03-16</text:p>
          </table:table-cell>
          <table:table-cell table:style-name="ce3" office:value-type="date" office:date-value="2024-04-23" calcext:value-type="date">
            <text:p>2024-04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9" calcext:value-type="date">
            <text:p>2024-09-09</text:p>
          </table:table-cell>
          <table:table-cell table:style-name="ce3" office:value-type="date" office:date-value="2025-05-26" calcext:value-type="date">
            <text:p>2025-05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22" calcext:value-type="date">
            <text:p>2024-06-22</text:p>
          </table:table-cell>
          <table:table-cell table:style-name="ce3" office:value-type="date" office:date-value="2026-05-05" calcext:value-type="date">
            <text:p>2026-05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09" calcext:value-type="date">
            <text:p>2024-10-09</text:p>
          </table:table-cell>
          <table:table-cell table:style-name="ce3" office:value-type="date" office:date-value="2026-08-03" calcext:value-type="date">
            <text:p>2026-08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1-05" calcext:value-type="date">
            <text:p>2024-01-05</text:p>
          </table:table-cell>
          <table:table-cell table:style-name="ce3" office:value-type="date" office:date-value="2024-03-03" calcext:value-type="date">
            <text:p>2024-03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2-04" calcext:value-type="date">
            <text:p>2024-12-04</text:p>
          </table:table-cell>
          <table:table-cell table:style-name="ce3" office:value-type="date" office:date-value="2026-10-12" calcext:value-type="date">
            <text:p>2026-10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6" calcext:value-type="date">
            <text:p>2024-11-16</text:p>
          </table:table-cell>
          <table:table-cell table:style-name="ce3" office:value-type="date" office:date-value="2025-11-22" calcext:value-type="date">
            <text:p>2025-11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22" calcext:value-type="date">
            <text:p>2024-11-22</text:p>
          </table:table-cell>
          <table:table-cell table:style-name="ce3" office:value-type="date" office:date-value="2025-07-26" calcext:value-type="date">
            <text:p>2025-07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11" calcext:value-type="date">
            <text:p>2024-05-11</text:p>
          </table:table-cell>
          <table:table-cell table:style-name="ce3" office:value-type="date" office:date-value="2024-08-18" calcext:value-type="date">
            <text:p>2024-08-18</text:p>
          </table:table-cell>
          <table:table-cell table:style-name="ce4" table:number-columns-repeated="16379"/>
        </table:table-row>
        <table:table-row table:style-name="ro2" table:number-rows-repeated="1048474">
          <table:table-cell table:number-columns-repeated="5"/>
          <table:table-cell table:style-name="ce4" table:number-columns-repeated="16379"/>
        </table:table-row>
        <table:table-row table:style-name="ro2">
          <table:table-cell table:number-columns-repeated="5"/>
          <table:table-cell table:style-name="ce4" table:number-columns-repeated="16379"/>
        </table:table-row>
      </table:table>
      <table:table table:name="Просмотры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5" table:number-columns-repeated="16377"/>
        <table:table-row table:style-name="ro1">
          <table:table-cell table:style-name="ce1" office:value-type="string" calcext:value-type="string">
            <text:p>ID события</text:p>
          </table:table-cell>
          <table:table-cell table:style-name="ce1" office:value-type="string" calcext:value-type="string">
            <text:p>ID аккаунта</text:p>
          </table:table-cell>
          <table:table-cell table:style-name="ce1" office:value-type="string" calcext:value-type="string">
            <text:p>ID сериала</text:p>
          </table:table-cell>
          <table:table-cell table:style-name="ce1" office:value-type="string" calcext:value-type="string">
            <text:p>Дата просмотра</text:p>
          </table:table-cell>
          <table:table-cell table:style-name="ce1" office:value-type="string" calcext:value-type="string">
            <text:p>Минут просмотрено</text:p>
          </table:table-cell>
          <table:table-cell office:value-type="string" calcext:value-type="string">
            <text:p>Тариф</text:p>
          </table:table-cell>
          <table:table-cell office:value-type="string" calcext:value-type="string">
            <text:p>Жанр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1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3-20" calcext:value-type="date">
            <text:p>2025-03-20</text:p>
          </table:table-cell>
          <table:table-cell office:value-type="float" office:value="112" calcext:value-type="float">
            <text:p>112</text:p>
          </table:table-cell>
          <table:table-cell table:formula="of:=VLOOKUP([.B2];[$Подписки.A:.E];2;0)" office:value-type="string" office:string-value="Премиум" calcext:value-type="string">
            <text:p>Премиум</text:p>
          </table:table-cell>
          <table:table-cell table:formula="of:=VLOOKUP([.C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2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3-31" calcext:value-type="date">
            <text:p>2024-03-31</text:p>
          </table:table-cell>
          <table:table-cell office:value-type="float" office:value="78" calcext:value-type="float">
            <text:p>78</text:p>
          </table:table-cell>
          <table:table-cell table:formula="of:=VLOOKUP([.B3];[$Подписки.A:.E];2;0)" office:value-type="string" office:string-value="Стандартный" calcext:value-type="string">
            <text:p>Стандартный</text:p>
          </table:table-cell>
          <table:table-cell table:formula="of:=VLOOKUP([.C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3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71" calcext:value-type="float">
            <text:p>71</text:p>
          </table:table-cell>
          <table:table-cell table:formula="of:=VLOOKUP([.B4];[$Подписки.A:.E];2;0)" office:value-type="string" office:string-value="Базовый" calcext:value-type="string">
            <text:p>Базовый</text:p>
          </table:table-cell>
          <table:table-cell table:formula="of:=VLOOKUP([.C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07" calcext:value-type="date">
            <text:p>2024-08-07</text:p>
          </table:table-cell>
          <table:table-cell office:value-type="float" office:value="62" calcext:value-type="float">
            <text:p>62</text:p>
          </table:table-cell>
          <table:table-cell table:formula="of:=VLOOKUP([.B5];[$Подписки.A:.E];2;0)" office:value-type="string" office:string-value="Базовый" calcext:value-type="string">
            <text:p>Базовый</text:p>
          </table:table-cell>
          <table:table-cell table:formula="of:=VLOOKUP([.C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65" calcext:value-type="float">
            <text:p>65</text:p>
          </table:table-cell>
          <table:table-cell table:formula="of:=VLOOKUP([.B6];[$Подписки.A:.E];2;0)" office:value-type="string" office:string-value="Базовый" calcext:value-type="string">
            <text:p>Базовый</text:p>
          </table:table-cell>
          <table:table-cell table:formula="of:=VLOOKUP([.C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6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81" calcext:value-type="float">
            <text:p>81</text:p>
          </table:table-cell>
          <table:table-cell table:formula="of:=VLOOKUP([.B7];[$Подписки.A:.E];2;0)" office:value-type="string" office:string-value="Стандартный" calcext:value-type="string">
            <text:p>Стандартный</text:p>
          </table:table-cell>
          <table:table-cell table:formula="of:=VLOOKUP([.C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7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5-19" calcext:value-type="date">
            <text:p>2025-05-19</text:p>
          </table:table-cell>
          <table:table-cell office:value-type="float" office:value="67" calcext:value-type="float">
            <text:p>67</text:p>
          </table:table-cell>
          <table:table-cell table:formula="of:=VLOOKUP([.B8];[$Подписки.A:.E];2;0)" office:value-type="string" office:string-value="Премиум" calcext:value-type="string">
            <text:p>Премиум</text:p>
          </table:table-cell>
          <table:table-cell table:formula="of:=VLOOKUP([.C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8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table:formula="of:=VLOOKUP([.B9];[$Подписки.A:.E];2;0)" office:value-type="string" office:string-value="Стандартный" calcext:value-type="string">
            <text:p>Стандартный</text:p>
          </table:table-cell>
          <table:table-cell table:formula="of:=VLOOKUP([.C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11-15" calcext:value-type="date">
            <text:p>2025-11-15</text:p>
          </table:table-cell>
          <table:table-cell office:value-type="float" office:value="36" calcext:value-type="float">
            <text:p>36</text:p>
          </table:table-cell>
          <table:table-cell table:formula="of:=VLOOKUP([.B10];[$Подписки.A:.E];2;0)" office:value-type="string" office:string-value="Базовый" calcext:value-type="string">
            <text:p>Базовый</text:p>
          </table:table-cell>
          <table:table-cell table:formula="of:=VLOOKUP([.C1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0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84" calcext:value-type="float">
            <text:p>84</text:p>
          </table:table-cell>
          <table:table-cell table:formula="of:=VLOOKUP([.B11];[$Подписки.A:.E];2;0)" office:value-type="string" office:string-value="Базовый" calcext:value-type="string">
            <text:p>Базовый</text:p>
          </table:table-cell>
          <table:table-cell table:formula="of:=VLOOKUP([.C1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8-16" calcext:value-type="date">
            <text:p>2024-08-16</text:p>
          </table:table-cell>
          <table:table-cell office:value-type="float" office:value="40" calcext:value-type="float">
            <text:p>40</text:p>
          </table:table-cell>
          <table:table-cell table:formula="of:=VLOOKUP([.B12];[$Подписки.A:.E];2;0)" office:value-type="string" office:string-value="Премиум" calcext:value-type="string">
            <text:p>Премиум</text:p>
          </table:table-cell>
          <table:table-cell table:formula="of:=VLOOKUP([.C1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float" office:value="61" calcext:value-type="float">
            <text:p>61</text:p>
          </table:table-cell>
          <table:table-cell table:formula="of:=VLOOKUP([.B13];[$Подписки.A:.E];2;0)" office:value-type="string" office:string-value="Базовый" calcext:value-type="string">
            <text:p>Базовый</text:p>
          </table:table-cell>
          <table:table-cell table:formula="of:=VLOOKUP([.C1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3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53" calcext:value-type="float">
            <text:p>53</text:p>
          </table:table-cell>
          <table:table-cell table:formula="of:=VLOOKUP([.B14];[$Подписки.A:.E];2;0)" office:value-type="string" office:string-value="Премиум" calcext:value-type="string">
            <text:p>Премиум</text:p>
          </table:table-cell>
          <table:table-cell table:formula="of:=VLOOKUP([.C1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4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2-18" calcext:value-type="date">
            <text:p>2025-02-18</text:p>
          </table:table-cell>
          <table:table-cell office:value-type="float" office:value="5" calcext:value-type="float">
            <text:p>5</text:p>
          </table:table-cell>
          <table:table-cell table:formula="of:=VLOOKUP([.B15];[$Подписки.A:.E];2;0)" office:value-type="string" office:string-value="Стандартный" calcext:value-type="string">
            <text:p>Стандартный</text:p>
          </table:table-cell>
          <table:table-cell table:formula="of:=VLOOKUP([.C1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10-17" calcext:value-type="date">
            <text:p>2025-10-17</text:p>
          </table:table-cell>
          <table:table-cell office:value-type="float" office:value="91" calcext:value-type="float">
            <text:p>91</text:p>
          </table:table-cell>
          <table:table-cell table:formula="of:=VLOOKUP([.B16];[$Подписки.A:.E];2;0)" office:value-type="string" office:string-value="Стандартный" calcext:value-type="string">
            <text:p>Стандартный</text:p>
          </table:table-cell>
          <table:table-cell table:formula="of:=VLOOKUP([.C1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6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78" calcext:value-type="float">
            <text:p>78</text:p>
          </table:table-cell>
          <table:table-cell table:formula="of:=VLOOKUP([.B17];[$Подписки.A:.E];2;0)" office:value-type="string" office:string-value="Стандартный" calcext:value-type="string">
            <text:p>Стандартный</text:p>
          </table:table-cell>
          <table:table-cell table:formula="of:=VLOOKUP([.C1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7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2-23" calcext:value-type="date">
            <text:p>2024-12-23</text:p>
          </table:table-cell>
          <table:table-cell office:value-type="float" office:value="80" calcext:value-type="float">
            <text:p>80</text:p>
          </table:table-cell>
          <table:table-cell table:formula="of:=VLOOKUP([.B18];[$Подписки.A:.E];2;0)" office:value-type="string" office:string-value="Стандартный" calcext:value-type="string">
            <text:p>Стандартный</text:p>
          </table:table-cell>
          <table:table-cell table:formula="of:=VLOOKUP([.C1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8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01-07" calcext:value-type="date">
            <text:p>2025-01-07</text:p>
          </table:table-cell>
          <table:table-cell office:value-type="float" office:value="12" calcext:value-type="float">
            <text:p>12</text:p>
          </table:table-cell>
          <table:table-cell table:formula="of:=VLOOKUP([.B19];[$Подписки.A:.E];2;0)" office:value-type="string" office:string-value="Премиум" calcext:value-type="string">
            <text:p>Премиум</text:p>
          </table:table-cell>
          <table:table-cell table:formula="of:=VLOOKUP([.C1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9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3-30" calcext:value-type="date">
            <text:p>2024-03-30</text:p>
          </table:table-cell>
          <table:table-cell office:value-type="float" office:value="12" calcext:value-type="float">
            <text:p>12</text:p>
          </table:table-cell>
          <table:table-cell table:formula="of:=VLOOKUP([.B20];[$Подписки.A:.E];2;0)" office:value-type="string" office:string-value="Премиум" calcext:value-type="string">
            <text:p>Премиум</text:p>
          </table:table-cell>
          <table:table-cell table:formula="of:=VLOOKUP([.C2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0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32" calcext:value-type="float">
            <text:p>32</text:p>
          </table:table-cell>
          <table:table-cell table:formula="of:=VLOOKUP([.B21];[$Подписки.A:.E];2;0)" office:value-type="string" office:string-value="Базовый" calcext:value-type="string">
            <text:p>Базовый</text:p>
          </table:table-cell>
          <table:table-cell table:formula="of:=VLOOKUP([.C2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1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31" calcext:value-type="float">
            <text:p>31</text:p>
          </table:table-cell>
          <table:table-cell table:formula="of:=VLOOKUP([.B22];[$Подписки.A:.E];2;0)" office:value-type="string" office:string-value="Премиум" calcext:value-type="string">
            <text:p>Премиум</text:p>
          </table:table-cell>
          <table:table-cell table:formula="of:=VLOOKUP([.C2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2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7-19" calcext:value-type="date">
            <text:p>2024-07-19</text:p>
          </table:table-cell>
          <table:table-cell office:value-type="float" office:value="37" calcext:value-type="float">
            <text:p>37</text:p>
          </table:table-cell>
          <table:table-cell table:formula="of:=VLOOKUP([.B23];[$Подписки.A:.E];2;0)" office:value-type="string" office:string-value="Базовый" calcext:value-type="string">
            <text:p>Базовый</text:p>
          </table:table-cell>
          <table:table-cell table:formula="of:=VLOOKUP([.C2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3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39" calcext:value-type="float">
            <text:p>39</text:p>
          </table:table-cell>
          <table:table-cell table:formula="of:=VLOOKUP([.B24];[$Подписки.A:.E];2;0)" office:value-type="string" office:string-value="Премиум" calcext:value-type="string">
            <text:p>Премиум</text:p>
          </table:table-cell>
          <table:table-cell table:formula="of:=VLOOKUP([.C2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4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12" calcext:value-type="date">
            <text:p>2024-09-12</text:p>
          </table:table-cell>
          <table:table-cell office:value-type="float" office:value="73" calcext:value-type="float">
            <text:p>73</text:p>
          </table:table-cell>
          <table:table-cell table:formula="of:=VLOOKUP([.B25];[$Подписки.A:.E];2;0)" office:value-type="string" office:string-value="Стандартный" calcext:value-type="string">
            <text:p>Стандартный</text:p>
          </table:table-cell>
          <table:table-cell table:formula="of:=VLOOKUP([.C2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5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3-25" calcext:value-type="date">
            <text:p>2025-03-25</text:p>
          </table:table-cell>
          <table:table-cell office:value-type="float" office:value="14" calcext:value-type="float">
            <text:p>14</text:p>
          </table:table-cell>
          <table:table-cell table:formula="of:=VLOOKUP([.B26];[$Подписки.A:.E];2;0)" office:value-type="string" office:string-value="Премиум" calcext:value-type="string">
            <text:p>Премиум</text:p>
          </table:table-cell>
          <table:table-cell table:formula="of:=VLOOKUP([.C2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113" calcext:value-type="float">
            <text:p>113</text:p>
          </table:table-cell>
          <table:table-cell table:formula="of:=VLOOKUP([.B27];[$Подписки.A:.E];2;0)" office:value-type="string" office:string-value="Стандартный" calcext:value-type="string">
            <text:p>Стандартный</text:p>
          </table:table-cell>
          <table:table-cell table:formula="of:=VLOOKUP([.C2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7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1-08" calcext:value-type="date">
            <text:p>2025-01-08</text:p>
          </table:table-cell>
          <table:table-cell office:value-type="float" office:value="69" calcext:value-type="float">
            <text:p>69</text:p>
          </table:table-cell>
          <table:table-cell table:formula="of:=VLOOKUP([.B28];[$Подписки.A:.E];2;0)" office:value-type="string" office:string-value="Стандартный" calcext:value-type="string">
            <text:p>Стандартный</text:p>
          </table:table-cell>
          <table:table-cell table:formula="of:=VLOOKUP([.C2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8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08-26" calcext:value-type="date">
            <text:p>2024-08-26</text:p>
          </table:table-cell>
          <table:table-cell office:value-type="float" office:value="53" calcext:value-type="float">
            <text:p>53</text:p>
          </table:table-cell>
          <table:table-cell table:formula="of:=VLOOKUP([.B29];[$Подписки.A:.E];2;0)" office:value-type="string" office:string-value="Премиум" calcext:value-type="string">
            <text:p>Премиум</text:p>
          </table:table-cell>
          <table:table-cell table:formula="of:=VLOOKUP([.C2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9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67" calcext:value-type="float">
            <text:p>67</text:p>
          </table:table-cell>
          <table:table-cell table:formula="of:=VLOOKUP([.B30];[$Подписки.A:.E];2;0)" office:value-type="string" office:string-value="Премиум" calcext:value-type="string">
            <text:p>Премиум</text:p>
          </table:table-cell>
          <table:table-cell table:formula="of:=VLOOKUP([.C3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81" calcext:value-type="float">
            <text:p>81</text:p>
          </table:table-cell>
          <table:table-cell table:formula="of:=VLOOKUP([.B31];[$Подписки.A:.E];2;0)" office:value-type="string" office:string-value="Премиум" calcext:value-type="string">
            <text:p>Премиум</text:p>
          </table:table-cell>
          <table:table-cell table:formula="of:=VLOOKUP([.C3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1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4-14" calcext:value-type="date">
            <text:p>2024-04-14</text:p>
          </table:table-cell>
          <table:table-cell office:value-type="float" office:value="103" calcext:value-type="float">
            <text:p>103</text:p>
          </table:table-cell>
          <table:table-cell table:formula="of:=VLOOKUP([.B32];[$Подписки.A:.E];2;0)" office:value-type="string" office:string-value="Базовый" calcext:value-type="string">
            <text:p>Базовый</text:p>
          </table:table-cell>
          <table:table-cell table:formula="of:=VLOOKUP([.C3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6-01" calcext:value-type="date">
            <text:p>2025-06-01</text:p>
          </table:table-cell>
          <table:table-cell office:value-type="float" office:value="96" calcext:value-type="float">
            <text:p>96</text:p>
          </table:table-cell>
          <table:table-cell table:formula="of:=VLOOKUP([.B33];[$Подписки.A:.E];2;0)" office:value-type="string" office:string-value="Базовый" calcext:value-type="string">
            <text:p>Базовый</text:p>
          </table:table-cell>
          <table:table-cell table:formula="of:=VLOOKUP([.C3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3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106" calcext:value-type="float">
            <text:p>106</text:p>
          </table:table-cell>
          <table:table-cell table:formula="of:=VLOOKUP([.B34];[$Подписки.A:.E];2;0)" office:value-type="string" office:string-value="Премиум" calcext:value-type="string">
            <text:p>Премиум</text:p>
          </table:table-cell>
          <table:table-cell table:formula="of:=VLOOKUP([.C3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1-23" calcext:value-type="date">
            <text:p>2024-01-23</text:p>
          </table:table-cell>
          <table:table-cell office:value-type="float" office:value="105" calcext:value-type="float">
            <text:p>105</text:p>
          </table:table-cell>
          <table:table-cell table:formula="of:=VLOOKUP([.B35];[$Подписки.A:.E];2;0)" office:value-type="string" office:string-value="Премиум" calcext:value-type="string">
            <text:p>Премиум</text:p>
          </table:table-cell>
          <table:table-cell table:formula="of:=VLOOKUP([.C3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5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12-14" calcext:value-type="date">
            <text:p>2025-12-14</text:p>
          </table:table-cell>
          <table:table-cell office:value-type="float" office:value="78" calcext:value-type="float">
            <text:p>78</text:p>
          </table:table-cell>
          <table:table-cell table:formula="of:=VLOOKUP([.B36];[$Подписки.A:.E];2;0)" office:value-type="string" office:string-value="Премиум" calcext:value-type="string">
            <text:p>Премиум</text:p>
          </table:table-cell>
          <table:table-cell table:formula="of:=VLOOKUP([.C3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6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3-25" calcext:value-type="date">
            <text:p>2024-03-25</text:p>
          </table:table-cell>
          <table:table-cell office:value-type="float" office:value="82" calcext:value-type="float">
            <text:p>82</text:p>
          </table:table-cell>
          <table:table-cell table:formula="of:=VLOOKUP([.B37];[$Подписки.A:.E];2;0)" office:value-type="string" office:string-value="Базовый" calcext:value-type="string">
            <text:p>Базовый</text:p>
          </table:table-cell>
          <table:table-cell table:formula="of:=VLOOKUP([.C3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7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2-20" calcext:value-type="date">
            <text:p>2024-02-20</text:p>
          </table:table-cell>
          <table:table-cell office:value-type="float" office:value="49" calcext:value-type="float">
            <text:p>49</text:p>
          </table:table-cell>
          <table:table-cell table:formula="of:=VLOOKUP([.B38];[$Подписки.A:.E];2;0)" office:value-type="string" office:string-value="Стандартный" calcext:value-type="string">
            <text:p>Стандартный</text:p>
          </table:table-cell>
          <table:table-cell table:formula="of:=VLOOKUP([.C3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8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69" calcext:value-type="float">
            <text:p>69</text:p>
          </table:table-cell>
          <table:table-cell table:formula="of:=VLOOKUP([.B39];[$Подписки.A:.E];2;0)" office:value-type="string" office:string-value="Базовый" calcext:value-type="string">
            <text:p>Базовый</text:p>
          </table:table-cell>
          <table:table-cell table:formula="of:=VLOOKUP([.C3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2-13" calcext:value-type="date">
            <text:p>2024-12-13</text:p>
          </table:table-cell>
          <table:table-cell office:value-type="float" office:value="99" calcext:value-type="float">
            <text:p>99</text:p>
          </table:table-cell>
          <table:table-cell table:formula="of:=VLOOKUP([.B40];[$Подписки.A:.E];2;0)" office:value-type="string" office:string-value="Базовый" calcext:value-type="string">
            <text:p>Базовый</text:p>
          </table:table-cell>
          <table:table-cell table:formula="of:=VLOOKUP([.C4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0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38" calcext:value-type="float">
            <text:p>38</text:p>
          </table:table-cell>
          <table:table-cell table:formula="of:=VLOOKUP([.B41];[$Подписки.A:.E];2;0)" office:value-type="string" office:string-value="Базовый" calcext:value-type="string">
            <text:p>Базовый</text:p>
          </table:table-cell>
          <table:table-cell table:formula="of:=VLOOKUP([.C4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1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11-01" calcext:value-type="date">
            <text:p>2024-11-01</text:p>
          </table:table-cell>
          <table:table-cell office:value-type="float" office:value="16" calcext:value-type="float">
            <text:p>16</text:p>
          </table:table-cell>
          <table:table-cell table:formula="of:=VLOOKUP([.B42];[$Подписки.A:.E];2;0)" office:value-type="string" office:string-value="Стандартный" calcext:value-type="string">
            <text:p>Стандартный</text:p>
          </table:table-cell>
          <table:table-cell table:formula="of:=VLOOKUP([.C4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8-23" calcext:value-type="date">
            <text:p>2024-08-23</text:p>
          </table:table-cell>
          <table:table-cell office:value-type="float" office:value="9" calcext:value-type="float">
            <text:p>9</text:p>
          </table:table-cell>
          <table:table-cell table:formula="of:=VLOOKUP([.B43];[$Подписки.A:.E];2;0)" office:value-type="string" office:string-value="Базовый" calcext:value-type="string">
            <text:p>Базовый</text:p>
          </table:table-cell>
          <table:table-cell table:formula="of:=VLOOKUP([.C4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3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116" calcext:value-type="float">
            <text:p>116</text:p>
          </table:table-cell>
          <table:table-cell table:formula="of:=VLOOKUP([.B44];[$Подписки.A:.E];2;0)" office:value-type="string" office:string-value="Премиум" calcext:value-type="string">
            <text:p>Премиум</text:p>
          </table:table-cell>
          <table:table-cell table:formula="of:=VLOOKUP([.C4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4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7-25" calcext:value-type="date">
            <text:p>2024-07-25</text:p>
          </table:table-cell>
          <table:table-cell office:value-type="float" office:value="105" calcext:value-type="float">
            <text:p>105</text:p>
          </table:table-cell>
          <table:table-cell table:formula="of:=VLOOKUP([.B45];[$Подписки.A:.E];2;0)" office:value-type="string" office:string-value="Премиум" calcext:value-type="string">
            <text:p>Премиум</text:p>
          </table:table-cell>
          <table:table-cell table:formula="of:=VLOOKUP([.C4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5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7-31" calcext:value-type="date">
            <text:p>2025-07-31</text:p>
          </table:table-cell>
          <table:table-cell office:value-type="float" office:value="79" calcext:value-type="float">
            <text:p>79</text:p>
          </table:table-cell>
          <table:table-cell table:formula="of:=VLOOKUP([.B46];[$Подписки.A:.E];2;0)" office:value-type="string" office:string-value="Премиум" calcext:value-type="string">
            <text:p>Премиум</text:p>
          </table:table-cell>
          <table:table-cell table:formula="of:=VLOOKUP([.C4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6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102" calcext:value-type="float">
            <text:p>102</text:p>
          </table:table-cell>
          <table:table-cell table:formula="of:=VLOOKUP([.B47];[$Подписки.A:.E];2;0)" office:value-type="string" office:string-value="Стандартный" calcext:value-type="string">
            <text:p>Стандартный</text:p>
          </table:table-cell>
          <table:table-cell table:formula="of:=VLOOKUP([.C4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4-07" calcext:value-type="date">
            <text:p>2024-04-07</text:p>
          </table:table-cell>
          <table:table-cell office:value-type="float" office:value="86" calcext:value-type="float">
            <text:p>86</text:p>
          </table:table-cell>
          <table:table-cell table:formula="of:=VLOOKUP([.B48];[$Подписки.A:.E];2;0)" office:value-type="string" office:string-value="Премиум" calcext:value-type="string">
            <text:p>Премиум</text:p>
          </table:table-cell>
          <table:table-cell table:formula="of:=VLOOKUP([.C4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67" calcext:value-type="float">
            <text:p>67</text:p>
          </table:table-cell>
          <table:table-cell table:formula="of:=VLOOKUP([.B49];[$Подписки.A:.E];2;0)" office:value-type="string" office:string-value="Стандартный" calcext:value-type="string">
            <text:p>Стандартный</text:p>
          </table:table-cell>
          <table:table-cell table:formula="of:=VLOOKUP([.C4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9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9-05" calcext:value-type="date">
            <text:p>2024-09-05</text:p>
          </table:table-cell>
          <table:table-cell office:value-type="float" office:value="42" calcext:value-type="float">
            <text:p>42</text:p>
          </table:table-cell>
          <table:table-cell table:formula="of:=VLOOKUP([.B50];[$Подписки.A:.E];2;0)" office:value-type="string" office:string-value="Базовый" calcext:value-type="string">
            <text:p>Базовый</text:p>
          </table:table-cell>
          <table:table-cell table:formula="of:=VLOOKUP([.C5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11-30" calcext:value-type="date">
            <text:p>2024-11-30</text:p>
          </table:table-cell>
          <table:table-cell office:value-type="float" office:value="34" calcext:value-type="float">
            <text:p>34</text:p>
          </table:table-cell>
          <table:table-cell table:formula="of:=VLOOKUP([.B51];[$Подписки.A:.E];2;0)" office:value-type="string" office:string-value="Базовый" calcext:value-type="string">
            <text:p>Базовый</text:p>
          </table:table-cell>
          <table:table-cell table:formula="of:=VLOOKUP([.C5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1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5-12" calcext:value-type="date">
            <text:p>2024-05-12</text:p>
          </table:table-cell>
          <table:table-cell office:value-type="float" office:value="33" calcext:value-type="float">
            <text:p>33</text:p>
          </table:table-cell>
          <table:table-cell table:formula="of:=VLOOKUP([.B52];[$Подписки.A:.E];2;0)" office:value-type="string" office:string-value="Стандартный" calcext:value-type="string">
            <text:p>Стандартный</text:p>
          </table:table-cell>
          <table:table-cell table:formula="of:=VLOOKUP([.C5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2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7-02" calcext:value-type="date">
            <text:p>2024-07-02</text:p>
          </table:table-cell>
          <table:table-cell office:value-type="float" office:value="21" calcext:value-type="float">
            <text:p>21</text:p>
          </table:table-cell>
          <table:table-cell table:formula="of:=VLOOKUP([.B53];[$Подписки.A:.E];2;0)" office:value-type="string" office:string-value="Базовый" calcext:value-type="string">
            <text:p>Базовый</text:p>
          </table:table-cell>
          <table:table-cell table:formula="of:=VLOOKUP([.C5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3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5-22" calcext:value-type="date">
            <text:p>2025-05-22</text:p>
          </table:table-cell>
          <table:table-cell office:value-type="float" office:value="88" calcext:value-type="float">
            <text:p>88</text:p>
          </table:table-cell>
          <table:table-cell table:formula="of:=VLOOKUP([.B54];[$Подписки.A:.E];2;0)" office:value-type="string" office:string-value="Премиум" calcext:value-type="string">
            <text:p>Премиум</text:p>
          </table:table-cell>
          <table:table-cell table:formula="of:=VLOOKUP([.C5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4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29" calcext:value-type="date">
            <text:p>2025-06-29</text:p>
          </table:table-cell>
          <table:table-cell office:value-type="float" office:value="10" calcext:value-type="float">
            <text:p>10</text:p>
          </table:table-cell>
          <table:table-cell table:formula="of:=VLOOKUP([.B55];[$Подписки.A:.E];2;0)" office:value-type="string" office:string-value="Базовый" calcext:value-type="string">
            <text:p>Базовый</text:p>
          </table:table-cell>
          <table:table-cell table:formula="of:=VLOOKUP([.C5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5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7-23" calcext:value-type="date">
            <text:p>2024-07-23</text:p>
          </table:table-cell>
          <table:table-cell office:value-type="float" office:value="111" calcext:value-type="float">
            <text:p>111</text:p>
          </table:table-cell>
          <table:table-cell table:formula="of:=VLOOKUP([.B56];[$Подписки.A:.E];2;0)" office:value-type="string" office:string-value="Премиум" calcext:value-type="string">
            <text:p>Премиум</text:p>
          </table:table-cell>
          <table:table-cell table:formula="of:=VLOOKUP([.C56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6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27" calcext:value-type="float">
            <text:p>27</text:p>
          </table:table-cell>
          <table:table-cell table:formula="of:=VLOOKUP([.B57];[$Подписки.A:.E];2;0)" office:value-type="string" office:string-value="Стандартный" calcext:value-type="string">
            <text:p>Стандартный</text:p>
          </table:table-cell>
          <table:table-cell table:formula="of:=VLOOKUP([.C5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7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4-04" calcext:value-type="date">
            <text:p>2024-04-04</text:p>
          </table:table-cell>
          <table:table-cell office:value-type="float" office:value="79" calcext:value-type="float">
            <text:p>79</text:p>
          </table:table-cell>
          <table:table-cell table:formula="of:=VLOOKUP([.B58];[$Подписки.A:.E];2;0)" office:value-type="string" office:string-value="Стандартный" calcext:value-type="string">
            <text:p>Стандартный</text:p>
          </table:table-cell>
          <table:table-cell table:formula="of:=VLOOKUP([.C5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8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2-25" calcext:value-type="date">
            <text:p>2024-12-25</text:p>
          </table:table-cell>
          <table:table-cell office:value-type="float" office:value="8" calcext:value-type="float">
            <text:p>8</text:p>
          </table:table-cell>
          <table:table-cell table:formula="of:=VLOOKUP([.B59];[$Подписки.A:.E];2;0)" office:value-type="string" office:string-value="Стандартный" calcext:value-type="string">
            <text:p>Стандартный</text:p>
          </table:table-cell>
          <table:table-cell table:formula="of:=VLOOKUP([.C5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9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7-13" calcext:value-type="date">
            <text:p>2024-07-13</text:p>
          </table:table-cell>
          <table:table-cell office:value-type="float" office:value="100" calcext:value-type="float">
            <text:p>100</text:p>
          </table:table-cell>
          <table:table-cell table:formula="of:=VLOOKUP([.B60];[$Подписки.A:.E];2;0)" office:value-type="string" office:string-value="Стандартный" calcext:value-type="string">
            <text:p>Стандартный</text:p>
          </table:table-cell>
          <table:table-cell table:formula="of:=VLOOKUP([.C6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4-02" calcext:value-type="date">
            <text:p>2024-04-02</text:p>
          </table:table-cell>
          <table:table-cell office:value-type="float" office:value="36" calcext:value-type="float">
            <text:p>36</text:p>
          </table:table-cell>
          <table:table-cell table:formula="of:=VLOOKUP([.B61];[$Подписки.A:.E];2;0)" office:value-type="string" office:string-value="Стандартный" calcext:value-type="string">
            <text:p>Стандартный</text:p>
          </table:table-cell>
          <table:table-cell table:formula="of:=VLOOKUP([.C6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9-25" calcext:value-type="date">
            <text:p>2025-09-25</text:p>
          </table:table-cell>
          <table:table-cell office:value-type="float" office:value="55" calcext:value-type="float">
            <text:p>55</text:p>
          </table:table-cell>
          <table:table-cell table:formula="of:=VLOOKUP([.B62];[$Подписки.A:.E];2;0)" office:value-type="string" office:string-value="Премиум" calcext:value-type="string">
            <text:p>Премиум</text:p>
          </table:table-cell>
          <table:table-cell table:formula="of:=VLOOKUP([.C6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1-05" calcext:value-type="date">
            <text:p>2024-01-05</text:p>
          </table:table-cell>
          <table:table-cell office:value-type="float" office:value="86" calcext:value-type="float">
            <text:p>86</text:p>
          </table:table-cell>
          <table:table-cell table:formula="of:=VLOOKUP([.B63];[$Подписки.A:.E];2;0)" office:value-type="string" office:string-value="Премиум" calcext:value-type="string">
            <text:p>Премиум</text:p>
          </table:table-cell>
          <table:table-cell table:formula="of:=VLOOKUP([.C6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3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6-17" calcext:value-type="date">
            <text:p>2025-06-17</text:p>
          </table:table-cell>
          <table:table-cell office:value-type="float" office:value="25" calcext:value-type="float">
            <text:p>25</text:p>
          </table:table-cell>
          <table:table-cell table:formula="of:=VLOOKUP([.B64];[$Подписки.A:.E];2;0)" office:value-type="string" office:string-value="Премиум" calcext:value-type="string">
            <text:p>Премиум</text:p>
          </table:table-cell>
          <table:table-cell table:formula="of:=VLOOKUP([.C6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4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109" calcext:value-type="float">
            <text:p>109</text:p>
          </table:table-cell>
          <table:table-cell table:formula="of:=VLOOKUP([.B65];[$Подписки.A:.E];2;0)" office:value-type="string" office:string-value="Стандартный" calcext:value-type="string">
            <text:p>Стандартный</text:p>
          </table:table-cell>
          <table:table-cell table:formula="of:=VLOOKUP([.C6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5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2-15" calcext:value-type="date">
            <text:p>2024-02-15</text:p>
          </table:table-cell>
          <table:table-cell office:value-type="float" office:value="38" calcext:value-type="float">
            <text:p>38</text:p>
          </table:table-cell>
          <table:table-cell table:formula="of:=VLOOKUP([.B66];[$Подписки.A:.E];2;0)" office:value-type="string" office:string-value="Базовый" calcext:value-type="string">
            <text:p>Базовый</text:p>
          </table:table-cell>
          <table:table-cell table:formula="of:=VLOOKUP([.C6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12-30" calcext:value-type="date">
            <text:p>2025-12-30</text:p>
          </table:table-cell>
          <table:table-cell office:value-type="float" office:value="49" calcext:value-type="float">
            <text:p>49</text:p>
          </table:table-cell>
          <table:table-cell table:formula="of:=VLOOKUP([.B67];[$Подписки.A:.E];2;0)" office:value-type="string" office:string-value="Базовый" calcext:value-type="string">
            <text:p>Базовый</text:p>
          </table:table-cell>
          <table:table-cell table:formula="of:=VLOOKUP([.C6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7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9-05" calcext:value-type="date">
            <text:p>2024-09-05</text:p>
          </table:table-cell>
          <table:table-cell office:value-type="float" office:value="51" calcext:value-type="float">
            <text:p>51</text:p>
          </table:table-cell>
          <table:table-cell table:formula="of:=VLOOKUP([.B68];[$Подписки.A:.E];2;0)" office:value-type="string" office:string-value="Стандартный" calcext:value-type="string">
            <text:p>Стандартный</text:p>
          </table:table-cell>
          <table:table-cell table:formula="of:=VLOOKUP([.C6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8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111" calcext:value-type="float">
            <text:p>111</text:p>
          </table:table-cell>
          <table:table-cell table:formula="of:=VLOOKUP([.B69];[$Подписки.A:.E];2;0)" office:value-type="string" office:string-value="Базовый" calcext:value-type="string">
            <text:p>Базовый</text:p>
          </table:table-cell>
          <table:table-cell table:formula="of:=VLOOKUP([.C6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9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85" calcext:value-type="float">
            <text:p>85</text:p>
          </table:table-cell>
          <table:table-cell table:formula="of:=VLOOKUP([.B70];[$Подписки.A:.E];2;0)" office:value-type="string" office:string-value="Базовый" calcext:value-type="string">
            <text:p>Базовый</text:p>
          </table:table-cell>
          <table:table-cell table:formula="of:=VLOOKUP([.C7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0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9-13" calcext:value-type="date">
            <text:p>2024-09-13</text:p>
          </table:table-cell>
          <table:table-cell office:value-type="float" office:value="12" calcext:value-type="float">
            <text:p>12</text:p>
          </table:table-cell>
          <table:table-cell table:formula="of:=VLOOKUP([.B71];[$Подписки.A:.E];2;0)" office:value-type="string" office:string-value="Базовый" calcext:value-type="string">
            <text:p>Базовый</text:p>
          </table:table-cell>
          <table:table-cell table:formula="of:=VLOOKUP([.C7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12-19" calcext:value-type="date">
            <text:p>2025-12-19</text:p>
          </table:table-cell>
          <table:table-cell office:value-type="float" office:value="51" calcext:value-type="float">
            <text:p>51</text:p>
          </table:table-cell>
          <table:table-cell table:formula="of:=VLOOKUP([.B72];[$Подписки.A:.E];2;0)" office:value-type="string" office:string-value="Базовый" calcext:value-type="string">
            <text:p>Базовый</text:p>
          </table:table-cell>
          <table:table-cell table:formula="of:=VLOOKUP([.C7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2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94" calcext:value-type="float">
            <text:p>94</text:p>
          </table:table-cell>
          <table:table-cell table:formula="of:=VLOOKUP([.B73];[$Подписки.A:.E];2;0)" office:value-type="string" office:string-value="Стандартный" calcext:value-type="string">
            <text:p>Стандартный</text:p>
          </table:table-cell>
          <table:table-cell table:formula="of:=VLOOKUP([.C7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3-18" calcext:value-type="date">
            <text:p>2024-03-18</text:p>
          </table:table-cell>
          <table:table-cell office:value-type="float" office:value="92" calcext:value-type="float">
            <text:p>92</text:p>
          </table:table-cell>
          <table:table-cell table:formula="of:=VLOOKUP([.B74];[$Подписки.A:.E];2;0)" office:value-type="string" office:string-value="Стандартный" calcext:value-type="string">
            <text:p>Стандартный</text:p>
          </table:table-cell>
          <table:table-cell table:formula="of:=VLOOKUP([.C7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4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63" calcext:value-type="float">
            <text:p>63</text:p>
          </table:table-cell>
          <table:table-cell table:formula="of:=VLOOKUP([.B75];[$Подписки.A:.E];2;0)" office:value-type="string" office:string-value="Базовый" calcext:value-type="string">
            <text:p>Базовый</text:p>
          </table:table-cell>
          <table:table-cell table:formula="of:=VLOOKUP([.C7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5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4-01-03" calcext:value-type="date">
            <text:p>2024-01-03</text:p>
          </table:table-cell>
          <table:table-cell office:value-type="float" office:value="115" calcext:value-type="float">
            <text:p>115</text:p>
          </table:table-cell>
          <table:table-cell table:formula="of:=VLOOKUP([.B76];[$Подписки.A:.E];2;0)" office:value-type="string" office:string-value="Стандартный" calcext:value-type="string">
            <text:p>Стандартный</text:p>
          </table:table-cell>
          <table:table-cell table:formula="of:=VLOOKUP([.C76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6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5-05-20" calcext:value-type="date">
            <text:p>2025-05-20</text:p>
          </table:table-cell>
          <table:table-cell office:value-type="float" office:value="42" calcext:value-type="float">
            <text:p>42</text:p>
          </table:table-cell>
          <table:table-cell table:formula="of:=VLOOKUP([.B77];[$Подписки.A:.E];2;0)" office:value-type="string" office:string-value="Стандартный" calcext:value-type="string">
            <text:p>Стандартный</text:p>
          </table:table-cell>
          <table:table-cell table:formula="of:=VLOOKUP([.C7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7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93" calcext:value-type="float">
            <text:p>93</text:p>
          </table:table-cell>
          <table:table-cell table:formula="of:=VLOOKUP([.B78];[$Подписки.A:.E];2;0)" office:value-type="string" office:string-value="Базовый" calcext:value-type="string">
            <text:p>Базовый</text:p>
          </table:table-cell>
          <table:table-cell table:formula="of:=VLOOKUP([.C7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8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61" calcext:value-type="float">
            <text:p>61</text:p>
          </table:table-cell>
          <table:table-cell table:formula="of:=VLOOKUP([.B79];[$Подписки.A:.E];2;0)" office:value-type="string" office:string-value="Стандартный" calcext:value-type="string">
            <text:p>Стандартный</text:p>
          </table:table-cell>
          <table:table-cell table:formula="of:=VLOOKUP([.C7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9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48" calcext:value-type="float">
            <text:p>48</text:p>
          </table:table-cell>
          <table:table-cell table:formula="of:=VLOOKUP([.B80];[$Подписки.A:.E];2;0)" office:value-type="string" office:string-value="Базовый" calcext:value-type="string">
            <text:p>Базовый</text:p>
          </table:table-cell>
          <table:table-cell table:formula="of:=VLOOKUP([.C8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88" calcext:value-type="float">
            <text:p>88</text:p>
          </table:table-cell>
          <table:table-cell table:formula="of:=VLOOKUP([.B81];[$Подписки.A:.E];2;0)" office:value-type="string" office:string-value="Стандартный" calcext:value-type="string">
            <text:p>Стандартный</text:p>
          </table:table-cell>
          <table:table-cell table:formula="of:=VLOOKUP([.C8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1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1-28" calcext:value-type="date">
            <text:p>2025-01-28</text:p>
          </table:table-cell>
          <table:table-cell office:value-type="float" office:value="71" calcext:value-type="float">
            <text:p>71</text:p>
          </table:table-cell>
          <table:table-cell table:formula="of:=VLOOKUP([.B82];[$Подписки.A:.E];2;0)" office:value-type="string" office:string-value="Стандартный" calcext:value-type="string">
            <text:p>Стандартный</text:p>
          </table:table-cell>
          <table:table-cell table:formula="of:=VLOOKUP([.C8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90" calcext:value-type="float">
            <text:p>90</text:p>
          </table:table-cell>
          <table:table-cell table:formula="of:=VLOOKUP([.B83];[$Подписки.A:.E];2;0)" office:value-type="string" office:string-value="Премиум" calcext:value-type="string">
            <text:p>Премиум</text:p>
          </table:table-cell>
          <table:table-cell table:formula="of:=VLOOKUP([.C8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3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1-03" calcext:value-type="date">
            <text:p>2025-01-03</text:p>
          </table:table-cell>
          <table:table-cell office:value-type="float" office:value="112" calcext:value-type="float">
            <text:p>112</text:p>
          </table:table-cell>
          <table:table-cell table:formula="of:=VLOOKUP([.B84];[$Подписки.A:.E];2;0)" office:value-type="string" office:string-value="Стандартный" calcext:value-type="string">
            <text:p>Стандартный</text:p>
          </table:table-cell>
          <table:table-cell table:formula="of:=VLOOKUP([.C8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4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2-28" calcext:value-type="date">
            <text:p>2025-02-28</text:p>
          </table:table-cell>
          <table:table-cell office:value-type="float" office:value="105" calcext:value-type="float">
            <text:p>105</text:p>
          </table:table-cell>
          <table:table-cell table:formula="of:=VLOOKUP([.B85];[$Подписки.A:.E];2;0)" office:value-type="string" office:string-value="Базовый" calcext:value-type="string">
            <text:p>Базовый</text:p>
          </table:table-cell>
          <table:table-cell table:formula="of:=VLOOKUP([.C8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5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68" calcext:value-type="float">
            <text:p>68</text:p>
          </table:table-cell>
          <table:table-cell table:formula="of:=VLOOKUP([.B86];[$Подписки.A:.E];2;0)" office:value-type="string" office:string-value="Стандартный" calcext:value-type="string">
            <text:p>Стандартный</text:p>
          </table:table-cell>
          <table:table-cell table:formula="of:=VLOOKUP([.C8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6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11-10" calcext:value-type="date">
            <text:p>2024-11-10</text:p>
          </table:table-cell>
          <table:table-cell office:value-type="float" office:value="113" calcext:value-type="float">
            <text:p>113</text:p>
          </table:table-cell>
          <table:table-cell table:formula="of:=VLOOKUP([.B87];[$Подписки.A:.E];2;0)" office:value-type="string" office:string-value="Базовый" calcext:value-type="string">
            <text:p>Базовый</text:p>
          </table:table-cell>
          <table:table-cell table:formula="of:=VLOOKUP([.C8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3-12" calcext:value-type="date">
            <text:p>2025-03-12</text:p>
          </table:table-cell>
          <table:table-cell office:value-type="float" office:value="26" calcext:value-type="float">
            <text:p>26</text:p>
          </table:table-cell>
          <table:table-cell table:formula="of:=VLOOKUP([.B88];[$Подписки.A:.E];2;0)" office:value-type="string" office:string-value="Стандартный" calcext:value-type="string">
            <text:p>Стандартный</text:p>
          </table:table-cell>
          <table:table-cell table:formula="of:=VLOOKUP([.C8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8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116" calcext:value-type="float">
            <text:p>116</text:p>
          </table:table-cell>
          <table:table-cell table:formula="of:=VLOOKUP([.B89];[$Подписки.A:.E];2;0)" office:value-type="string" office:string-value="Премиум" calcext:value-type="string">
            <text:p>Премиум</text:p>
          </table:table-cell>
          <table:table-cell table:formula="of:=VLOOKUP([.C8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9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66" calcext:value-type="float">
            <text:p>66</text:p>
          </table:table-cell>
          <table:table-cell table:formula="of:=VLOOKUP([.B90];[$Подписки.A:.E];2;0)" office:value-type="string" office:string-value="Базовый" calcext:value-type="string">
            <text:p>Базовый</text:p>
          </table:table-cell>
          <table:table-cell table:formula="of:=VLOOKUP([.C9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0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59" calcext:value-type="float">
            <text:p>59</text:p>
          </table:table-cell>
          <table:table-cell table:formula="of:=VLOOKUP([.B91];[$Подписки.A:.E];2;0)" office:value-type="string" office:string-value="Премиум" calcext:value-type="string">
            <text:p>Премиум</text:p>
          </table:table-cell>
          <table:table-cell table:formula="of:=VLOOKUP([.C9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8-30" calcext:value-type="date">
            <text:p>2024-08-30</text:p>
          </table:table-cell>
          <table:table-cell office:value-type="float" office:value="35" calcext:value-type="float">
            <text:p>35</text:p>
          </table:table-cell>
          <table:table-cell table:formula="of:=VLOOKUP([.B92];[$Подписки.A:.E];2;0)" office:value-type="string" office:string-value="Базовый" calcext:value-type="string">
            <text:p>Базовый</text:p>
          </table:table-cell>
          <table:table-cell table:formula="of:=VLOOKUP([.C9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8-10" calcext:value-type="date">
            <text:p>2024-08-10</text:p>
          </table:table-cell>
          <table:table-cell office:value-type="float" office:value="10" calcext:value-type="float">
            <text:p>10</text:p>
          </table:table-cell>
          <table:table-cell table:formula="of:=VLOOKUP([.B93];[$Подписки.A:.E];2;0)" office:value-type="string" office:string-value="Базовый" calcext:value-type="string">
            <text:p>Базовый</text:p>
          </table:table-cell>
          <table:table-cell table:formula="of:=VLOOKUP([.C9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3-15" calcext:value-type="date">
            <text:p>2024-03-15</text:p>
          </table:table-cell>
          <table:table-cell office:value-type="float" office:value="8" calcext:value-type="float">
            <text:p>8</text:p>
          </table:table-cell>
          <table:table-cell table:formula="of:=VLOOKUP([.B94];[$Подписки.A:.E];2;0)" office:value-type="string" office:string-value="Стандартный" calcext:value-type="string">
            <text:p>Стандартный</text:p>
          </table:table-cell>
          <table:table-cell table:formula="of:=VLOOKUP([.C9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4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117" calcext:value-type="float">
            <text:p>117</text:p>
          </table:table-cell>
          <table:table-cell table:formula="of:=VLOOKUP([.B95];[$Подписки.A:.E];2;0)" office:value-type="string" office:string-value="Базовый" calcext:value-type="string">
            <text:p>Базовый</text:p>
          </table:table-cell>
          <table:table-cell table:formula="of:=VLOOKUP([.C9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5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61" calcext:value-type="float">
            <text:p>61</text:p>
          </table:table-cell>
          <table:table-cell table:formula="of:=VLOOKUP([.B96];[$Подписки.A:.E];2;0)" office:value-type="string" office:string-value="Премиум" calcext:value-type="string">
            <text:p>Премиум</text:p>
          </table:table-cell>
          <table:table-cell table:formula="of:=VLOOKUP([.C9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12" calcext:value-type="float">
            <text:p>12</text:p>
          </table:table-cell>
          <table:table-cell table:formula="of:=VLOOKUP([.B97];[$Подписки.A:.E];2;0)" office:value-type="string" office:string-value="Стандартный" calcext:value-type="string">
            <text:p>Стандартный</text:p>
          </table:table-cell>
          <table:table-cell table:formula="of:=VLOOKUP([.C9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7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48" calcext:value-type="float">
            <text:p>48</text:p>
          </table:table-cell>
          <table:table-cell table:formula="of:=VLOOKUP([.B98];[$Подписки.A:.E];2;0)" office:value-type="string" office:string-value="Базовый" calcext:value-type="string">
            <text:p>Базовый</text:p>
          </table:table-cell>
          <table:table-cell table:formula="of:=VLOOKUP([.C9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8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2-13" calcext:value-type="date">
            <text:p>2025-02-13</text:p>
          </table:table-cell>
          <table:table-cell office:value-type="float" office:value="72" calcext:value-type="float">
            <text:p>72</text:p>
          </table:table-cell>
          <table:table-cell table:formula="of:=VLOOKUP([.B99];[$Подписки.A:.E];2;0)" office:value-type="string" office:string-value="Стандартный" calcext:value-type="string">
            <text:p>Стандартный</text:p>
          </table:table-cell>
          <table:table-cell table:formula="of:=VLOOKUP([.C9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9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8-12" calcext:value-type="date">
            <text:p>2024-08-12</text:p>
          </table:table-cell>
          <table:table-cell office:value-type="float" office:value="24" calcext:value-type="float">
            <text:p>24</text:p>
          </table:table-cell>
          <table:table-cell table:formula="of:=VLOOKUP([.B100];[$Подписки.A:.E];2;0)" office:value-type="string" office:string-value="Премиум" calcext:value-type="string">
            <text:p>Премиум</text:p>
          </table:table-cell>
          <table:table-cell table:formula="of:=VLOOKUP([.C10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0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94" calcext:value-type="float">
            <text:p>94</text:p>
          </table:table-cell>
          <table:table-cell table:formula="of:=VLOOKUP([.B101];[$Подписки.A:.E];2;0)" office:value-type="string" office:string-value="Базовый" calcext:value-type="string">
            <text:p>Базовый</text:p>
          </table:table-cell>
          <table:table-cell table:formula="of:=VLOOKUP([.C10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1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41" calcext:value-type="float">
            <text:p>41</text:p>
          </table:table-cell>
          <table:table-cell table:formula="of:=VLOOKUP([.B102];[$Подписки.A:.E];2;0)" office:value-type="string" office:string-value="Стандартный" calcext:value-type="string">
            <text:p>Стандартный</text:p>
          </table:table-cell>
          <table:table-cell table:formula="of:=VLOOKUP([.C10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9-15" calcext:value-type="date">
            <text:p>2024-09-15</text:p>
          </table:table-cell>
          <table:table-cell office:value-type="float" office:value="37" calcext:value-type="float">
            <text:p>37</text:p>
          </table:table-cell>
          <table:table-cell table:formula="of:=VLOOKUP([.B103];[$Подписки.A:.E];2;0)" office:value-type="string" office:string-value="Премиум" calcext:value-type="string">
            <text:p>Премиум</text:p>
          </table:table-cell>
          <table:table-cell table:formula="of:=VLOOKUP([.C10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3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1-10" calcext:value-type="date">
            <text:p>2024-01-10</text:p>
          </table:table-cell>
          <table:table-cell office:value-type="float" office:value="9" calcext:value-type="float">
            <text:p>9</text:p>
          </table:table-cell>
          <table:table-cell table:formula="of:=VLOOKUP([.B104];[$Подписки.A:.E];2;0)" office:value-type="string" office:string-value="Стандартный" calcext:value-type="string">
            <text:p>Стандартный</text:p>
          </table:table-cell>
          <table:table-cell table:formula="of:=VLOOKUP([.C10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4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6" calcext:value-type="float">
            <text:p>6</text:p>
          </table:table-cell>
          <table:table-cell table:formula="of:=VLOOKUP([.B105];[$Подписки.A:.E];2;0)" office:value-type="string" office:string-value="Стандартный" calcext:value-type="string">
            <text:p>Стандартный</text:p>
          </table:table-cell>
          <table:table-cell table:formula="of:=VLOOKUP([.C10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5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10-03" calcext:value-type="date">
            <text:p>2025-10-03</text:p>
          </table:table-cell>
          <table:table-cell office:value-type="float" office:value="88" calcext:value-type="float">
            <text:p>88</text:p>
          </table:table-cell>
          <table:table-cell table:formula="of:=VLOOKUP([.B106];[$Подписки.A:.E];2;0)" office:value-type="string" office:string-value="Стандартный" calcext:value-type="string">
            <text:p>Стандартный</text:p>
          </table:table-cell>
          <table:table-cell table:formula="of:=VLOOKUP([.C10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9-04" calcext:value-type="date">
            <text:p>2025-09-04</text:p>
          </table:table-cell>
          <table:table-cell office:value-type="float" office:value="77" calcext:value-type="float">
            <text:p>77</text:p>
          </table:table-cell>
          <table:table-cell table:formula="of:=VLOOKUP([.B107];[$Подписки.A:.E];2;0)" office:value-type="string" office:string-value="Базовый" calcext:value-type="string">
            <text:p>Базовый</text:p>
          </table:table-cell>
          <table:table-cell table:formula="of:=VLOOKUP([.C10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7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39" calcext:value-type="float">
            <text:p>39</text:p>
          </table:table-cell>
          <table:table-cell table:formula="of:=VLOOKUP([.B108];[$Подписки.A:.E];2;0)" office:value-type="string" office:string-value="Базовый" calcext:value-type="string">
            <text:p>Базовый</text:p>
          </table:table-cell>
          <table:table-cell table:formula="of:=VLOOKUP([.C10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8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8-03" calcext:value-type="date">
            <text:p>2025-08-03</text:p>
          </table:table-cell>
          <table:table-cell office:value-type="float" office:value="66" calcext:value-type="float">
            <text:p>66</text:p>
          </table:table-cell>
          <table:table-cell table:formula="of:=VLOOKUP([.B109];[$Подписки.A:.E];2;0)" office:value-type="string" office:string-value="Премиум" calcext:value-type="string">
            <text:p>Премиум</text:p>
          </table:table-cell>
          <table:table-cell table:formula="of:=VLOOKUP([.C10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9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79" calcext:value-type="float">
            <text:p>79</text:p>
          </table:table-cell>
          <table:table-cell table:formula="of:=VLOOKUP([.B110];[$Подписки.A:.E];2;0)" office:value-type="string" office:string-value="Премиум" calcext:value-type="string">
            <text:p>Премиум</text:p>
          </table:table-cell>
          <table:table-cell table:formula="of:=VLOOKUP([.C11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0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8-10" calcext:value-type="date">
            <text:p>2025-08-10</text:p>
          </table:table-cell>
          <table:table-cell office:value-type="float" office:value="103" calcext:value-type="float">
            <text:p>103</text:p>
          </table:table-cell>
          <table:table-cell table:formula="of:=VLOOKUP([.B111];[$Подписки.A:.E];2;0)" office:value-type="string" office:string-value="Базовый" calcext:value-type="string">
            <text:p>Базовый</text:p>
          </table:table-cell>
          <table:table-cell table:formula="of:=VLOOKUP([.C11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1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10-22" calcext:value-type="date">
            <text:p>2024-10-22</text:p>
          </table:table-cell>
          <table:table-cell office:value-type="float" office:value="68" calcext:value-type="float">
            <text:p>68</text:p>
          </table:table-cell>
          <table:table-cell table:formula="of:=VLOOKUP([.B112];[$Подписки.A:.E];2;0)" office:value-type="string" office:string-value="Премиум" calcext:value-type="string">
            <text:p>Премиум</text:p>
          </table:table-cell>
          <table:table-cell table:formula="of:=VLOOKUP([.C11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2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2-14" calcext:value-type="date">
            <text:p>2024-12-14</text:p>
          </table:table-cell>
          <table:table-cell office:value-type="float" office:value="76" calcext:value-type="float">
            <text:p>76</text:p>
          </table:table-cell>
          <table:table-cell table:formula="of:=VLOOKUP([.B113];[$Подписки.A:.E];2;0)" office:value-type="string" office:string-value="Базовый" calcext:value-type="string">
            <text:p>Базовый</text:p>
          </table:table-cell>
          <table:table-cell table:formula="of:=VLOOKUP([.C11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10-17" calcext:value-type="date">
            <text:p>2024-10-17</text:p>
          </table:table-cell>
          <table:table-cell office:value-type="float" office:value="89" calcext:value-type="float">
            <text:p>89</text:p>
          </table:table-cell>
          <table:table-cell table:formula="of:=VLOOKUP([.B114];[$Подписки.A:.E];2;0)" office:value-type="string" office:string-value="Премиум" calcext:value-type="string">
            <text:p>Премиум</text:p>
          </table:table-cell>
          <table:table-cell table:formula="of:=VLOOKUP([.C11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1-13" calcext:value-type="date">
            <text:p>2025-01-13</text:p>
          </table:table-cell>
          <table:table-cell office:value-type="float" office:value="82" calcext:value-type="float">
            <text:p>82</text:p>
          </table:table-cell>
          <table:table-cell table:formula="of:=VLOOKUP([.B115];[$Подписки.A:.E];2;0)" office:value-type="string" office:string-value="Стандартный" calcext:value-type="string">
            <text:p>Стандартный</text:p>
          </table:table-cell>
          <table:table-cell table:formula="of:=VLOOKUP([.C11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5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4-05-11" calcext:value-type="date">
            <text:p>2024-05-11</text:p>
          </table:table-cell>
          <table:table-cell office:value-type="float" office:value="93" calcext:value-type="float">
            <text:p>93</text:p>
          </table:table-cell>
          <table:table-cell table:formula="of:=VLOOKUP([.B116];[$Подписки.A:.E];2;0)" office:value-type="string" office:string-value="Базовый" calcext:value-type="string">
            <text:p>Базовый</text:p>
          </table:table-cell>
          <table:table-cell table:formula="of:=VLOOKUP([.C11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6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44" calcext:value-type="float">
            <text:p>44</text:p>
          </table:table-cell>
          <table:table-cell table:formula="of:=VLOOKUP([.B117];[$Подписки.A:.E];2;0)" office:value-type="string" office:string-value="Стандартный" calcext:value-type="string">
            <text:p>Стандартный</text:p>
          </table:table-cell>
          <table:table-cell table:formula="of:=VLOOKUP([.C11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7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9-07" calcext:value-type="date">
            <text:p>2025-09-07</text:p>
          </table:table-cell>
          <table:table-cell office:value-type="float" office:value="18" calcext:value-type="float">
            <text:p>18</text:p>
          </table:table-cell>
          <table:table-cell table:formula="of:=VLOOKUP([.B118];[$Подписки.A:.E];2;0)" office:value-type="string" office:string-value="Базовый" calcext:value-type="string">
            <text:p>Базовый</text:p>
          </table:table-cell>
          <table:table-cell table:formula="of:=VLOOKUP([.C11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8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9-28" calcext:value-type="date">
            <text:p>2025-09-28</text:p>
          </table:table-cell>
          <table:table-cell office:value-type="float" office:value="42" calcext:value-type="float">
            <text:p>42</text:p>
          </table:table-cell>
          <table:table-cell table:formula="of:=VLOOKUP([.B119];[$Подписки.A:.E];2;0)" office:value-type="string" office:string-value="Базовый" calcext:value-type="string">
            <text:p>Базовый</text:p>
          </table:table-cell>
          <table:table-cell table:formula="of:=VLOOKUP([.C11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9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7-28" calcext:value-type="date">
            <text:p>2025-07-28</text:p>
          </table:table-cell>
          <table:table-cell office:value-type="float" office:value="19" calcext:value-type="float">
            <text:p>19</text:p>
          </table:table-cell>
          <table:table-cell table:formula="of:=VLOOKUP([.B120];[$Подписки.A:.E];2;0)" office:value-type="string" office:string-value="Базовый" calcext:value-type="string">
            <text:p>Базовый</text:p>
          </table:table-cell>
          <table:table-cell table:formula="of:=VLOOKUP([.C12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5-24" calcext:value-type="date">
            <text:p>2024-05-24</text:p>
          </table:table-cell>
          <table:table-cell office:value-type="float" office:value="101" calcext:value-type="float">
            <text:p>101</text:p>
          </table:table-cell>
          <table:table-cell table:formula="of:=VLOOKUP([.B121];[$Подписки.A:.E];2;0)" office:value-type="string" office:string-value="Базовый" calcext:value-type="string">
            <text:p>Базовый</text:p>
          </table:table-cell>
          <table:table-cell table:formula="of:=VLOOKUP([.C12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1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9-07" calcext:value-type="date">
            <text:p>2025-09-07</text:p>
          </table:table-cell>
          <table:table-cell office:value-type="float" office:value="108" calcext:value-type="float">
            <text:p>108</text:p>
          </table:table-cell>
          <table:table-cell table:formula="of:=VLOOKUP([.B122];[$Подписки.A:.E];2;0)" office:value-type="string" office:string-value="Стандартный" calcext:value-type="string">
            <text:p>Стандартный</text:p>
          </table:table-cell>
          <table:table-cell table:formula="of:=VLOOKUP([.C12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2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10" calcext:value-type="float">
            <text:p>10</text:p>
          </table:table-cell>
          <table:table-cell table:formula="of:=VLOOKUP([.B123];[$Подписки.A:.E];2;0)" office:value-type="string" office:string-value="Стандартный" calcext:value-type="string">
            <text:p>Стандартный</text:p>
          </table:table-cell>
          <table:table-cell table:formula="of:=VLOOKUP([.C12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3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4-06-27" calcext:value-type="date">
            <text:p>2024-06-27</text:p>
          </table:table-cell>
          <table:table-cell office:value-type="float" office:value="76" calcext:value-type="float">
            <text:p>76</text:p>
          </table:table-cell>
          <table:table-cell table:formula="of:=VLOOKUP([.B124];[$Подписки.A:.E];2;0)" office:value-type="string" office:string-value="Стандартный" calcext:value-type="string">
            <text:p>Стандартный</text:p>
          </table:table-cell>
          <table:table-cell table:formula="of:=VLOOKUP([.C12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4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14" calcext:value-type="date">
            <text:p>2025-05-14</text:p>
          </table:table-cell>
          <table:table-cell office:value-type="float" office:value="19" calcext:value-type="float">
            <text:p>19</text:p>
          </table:table-cell>
          <table:table-cell table:formula="of:=VLOOKUP([.B125];[$Подписки.A:.E];2;0)" office:value-type="string" office:string-value="Стандартный" calcext:value-type="string">
            <text:p>Стандартный</text:p>
          </table:table-cell>
          <table:table-cell table:formula="of:=VLOOKUP([.C12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4-22" calcext:value-type="date">
            <text:p>2025-04-22</text:p>
          </table:table-cell>
          <table:table-cell office:value-type="float" office:value="107" calcext:value-type="float">
            <text:p>107</text:p>
          </table:table-cell>
          <table:table-cell table:formula="of:=VLOOKUP([.B126];[$Подписки.A:.E];2;0)" office:value-type="string" office:string-value="Базовый" calcext:value-type="string">
            <text:p>Базовый</text:p>
          </table:table-cell>
          <table:table-cell table:formula="of:=VLOOKUP([.C12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6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42" calcext:value-type="float">
            <text:p>42</text:p>
          </table:table-cell>
          <table:table-cell table:formula="of:=VLOOKUP([.B127];[$Подписки.A:.E];2;0)" office:value-type="string" office:string-value="Стандартный" calcext:value-type="string">
            <text:p>Стандартный</text:p>
          </table:table-cell>
          <table:table-cell table:formula="of:=VLOOKUP([.C12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02-14" calcext:value-type="date">
            <text:p>2025-02-14</text:p>
          </table:table-cell>
          <table:table-cell office:value-type="float" office:value="59" calcext:value-type="float">
            <text:p>59</text:p>
          </table:table-cell>
          <table:table-cell table:formula="of:=VLOOKUP([.B128];[$Подписки.A:.E];2;0)" office:value-type="string" office:string-value="Стандартный" calcext:value-type="string">
            <text:p>Стандартный</text:p>
          </table:table-cell>
          <table:table-cell table:formula="of:=VLOOKUP([.C12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8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70" calcext:value-type="float">
            <text:p>70</text:p>
          </table:table-cell>
          <table:table-cell table:formula="of:=VLOOKUP([.B129];[$Подписки.A:.E];2;0)" office:value-type="string" office:string-value="Базовый" calcext:value-type="string">
            <text:p>Базовый</text:p>
          </table:table-cell>
          <table:table-cell table:formula="of:=VLOOKUP([.C12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9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9-26" calcext:value-type="date">
            <text:p>2025-09-26</text:p>
          </table:table-cell>
          <table:table-cell office:value-type="float" office:value="78" calcext:value-type="float">
            <text:p>78</text:p>
          </table:table-cell>
          <table:table-cell table:formula="of:=VLOOKUP([.B130];[$Подписки.A:.E];2;0)" office:value-type="string" office:string-value="Базовый" calcext:value-type="string">
            <text:p>Базовый</text:p>
          </table:table-cell>
          <table:table-cell table:formula="of:=VLOOKUP([.C13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51" calcext:value-type="float">
            <text:p>51</text:p>
          </table:table-cell>
          <table:table-cell table:formula="of:=VLOOKUP([.B131];[$Подписки.A:.E];2;0)" office:value-type="string" office:string-value="Базовый" calcext:value-type="string">
            <text:p>Базовый</text:p>
          </table:table-cell>
          <table:table-cell table:formula="of:=VLOOKUP([.C13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1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19" calcext:value-type="float">
            <text:p>19</text:p>
          </table:table-cell>
          <table:table-cell table:formula="of:=VLOOKUP([.B132];[$Подписки.A:.E];2;0)" office:value-type="string" office:string-value="Базовый" calcext:value-type="string">
            <text:p>Базовый</text:p>
          </table:table-cell>
          <table:table-cell table:formula="of:=VLOOKUP([.C13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2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9-17" calcext:value-type="date">
            <text:p>2024-09-17</text:p>
          </table:table-cell>
          <table:table-cell office:value-type="float" office:value="33" calcext:value-type="float">
            <text:p>33</text:p>
          </table:table-cell>
          <table:table-cell table:formula="of:=VLOOKUP([.B133];[$Подписки.A:.E];2;0)" office:value-type="string" office:string-value="Базовый" calcext:value-type="string">
            <text:p>Базовый</text:p>
          </table:table-cell>
          <table:table-cell table:formula="of:=VLOOKUP([.C13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11-15" calcext:value-type="date">
            <text:p>2025-11-15</text:p>
          </table:table-cell>
          <table:table-cell office:value-type="float" office:value="6" calcext:value-type="float">
            <text:p>6</text:p>
          </table:table-cell>
          <table:table-cell table:formula="of:=VLOOKUP([.B134];[$Подписки.A:.E];2;0)" office:value-type="string" office:string-value="Премиум" calcext:value-type="string">
            <text:p>Премиум</text:p>
          </table:table-cell>
          <table:table-cell table:formula="of:=VLOOKUP([.C13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4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9-18" calcext:value-type="date">
            <text:p>2025-09-18</text:p>
          </table:table-cell>
          <table:table-cell office:value-type="float" office:value="119" calcext:value-type="float">
            <text:p>119</text:p>
          </table:table-cell>
          <table:table-cell table:formula="of:=VLOOKUP([.B135];[$Подписки.A:.E];2;0)" office:value-type="string" office:string-value="Стандартный" calcext:value-type="string">
            <text:p>Стандартный</text:p>
          </table:table-cell>
          <table:table-cell table:formula="of:=VLOOKUP([.C13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73" calcext:value-type="float">
            <text:p>73</text:p>
          </table:table-cell>
          <table:table-cell table:formula="of:=VLOOKUP([.B136];[$Подписки.A:.E];2;0)" office:value-type="string" office:string-value="Базовый" calcext:value-type="string">
            <text:p>Базовый</text:p>
          </table:table-cell>
          <table:table-cell table:formula="of:=VLOOKUP([.C136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6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78" calcext:value-type="float">
            <text:p>78</text:p>
          </table:table-cell>
          <table:table-cell table:formula="of:=VLOOKUP([.B137];[$Подписки.A:.E];2;0)" office:value-type="string" office:string-value="Базовый" calcext:value-type="string">
            <text:p>Базовый</text:p>
          </table:table-cell>
          <table:table-cell table:formula="of:=VLOOKUP([.C13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12-12" calcext:value-type="date">
            <text:p>2025-12-12</text:p>
          </table:table-cell>
          <table:table-cell office:value-type="float" office:value="27" calcext:value-type="float">
            <text:p>27</text:p>
          </table:table-cell>
          <table:table-cell table:formula="of:=VLOOKUP([.B138];[$Подписки.A:.E];2;0)" office:value-type="string" office:string-value="Премиум" calcext:value-type="string">
            <text:p>Премиум</text:p>
          </table:table-cell>
          <table:table-cell table:formula="of:=VLOOKUP([.C13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8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11" calcext:value-type="float">
            <text:p>111</text:p>
          </table:table-cell>
          <table:table-cell table:formula="of:=VLOOKUP([.B139];[$Подписки.A:.E];2;0)" office:value-type="string" office:string-value="Премиум" calcext:value-type="string">
            <text:p>Премиум</text:p>
          </table:table-cell>
          <table:table-cell table:formula="of:=VLOOKUP([.C13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108" calcext:value-type="float">
            <text:p>108</text:p>
          </table:table-cell>
          <table:table-cell table:formula="of:=VLOOKUP([.B140];[$Подписки.A:.E];2;0)" office:value-type="string" office:string-value="Базовый" calcext:value-type="string">
            <text:p>Базовый</text:p>
          </table:table-cell>
          <table:table-cell table:formula="of:=VLOOKUP([.C14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0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108" calcext:value-type="float">
            <text:p>108</text:p>
          </table:table-cell>
          <table:table-cell table:formula="of:=VLOOKUP([.B141];[$Подписки.A:.E];2;0)" office:value-type="string" office:string-value="Базовый" calcext:value-type="string">
            <text:p>Базовый</text:p>
          </table:table-cell>
          <table:table-cell table:formula="of:=VLOOKUP([.C14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1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112" calcext:value-type="float">
            <text:p>112</text:p>
          </table:table-cell>
          <table:table-cell table:formula="of:=VLOOKUP([.B142];[$Подписки.A:.E];2;0)" office:value-type="string" office:string-value="Премиум" calcext:value-type="string">
            <text:p>Премиум</text:p>
          </table:table-cell>
          <table:table-cell table:formula="of:=VLOOKUP([.C14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2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5-12" calcext:value-type="date">
            <text:p>2024-05-12</text:p>
          </table:table-cell>
          <table:table-cell office:value-type="float" office:value="41" calcext:value-type="float">
            <text:p>41</text:p>
          </table:table-cell>
          <table:table-cell table:formula="of:=VLOOKUP([.B143];[$Подписки.A:.E];2;0)" office:value-type="string" office:string-value="Базовый" calcext:value-type="string">
            <text:p>Базовый</text:p>
          </table:table-cell>
          <table:table-cell table:formula="of:=VLOOKUP([.C14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3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1-12" calcext:value-type="date">
            <text:p>2025-01-12</text:p>
          </table:table-cell>
          <table:table-cell office:value-type="float" office:value="13" calcext:value-type="float">
            <text:p>13</text:p>
          </table:table-cell>
          <table:table-cell table:formula="of:=VLOOKUP([.B144];[$Подписки.A:.E];2;0)" office:value-type="string" office:string-value="Базовый" calcext:value-type="string">
            <text:p>Базовый</text:p>
          </table:table-cell>
          <table:table-cell table:formula="of:=VLOOKUP([.C14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4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4-06" calcext:value-type="date">
            <text:p>2025-04-06</text:p>
          </table:table-cell>
          <table:table-cell office:value-type="float" office:value="44" calcext:value-type="float">
            <text:p>44</text:p>
          </table:table-cell>
          <table:table-cell table:formula="of:=VLOOKUP([.B145];[$Подписки.A:.E];2;0)" office:value-type="string" office:string-value="Стандартный" calcext:value-type="string">
            <text:p>Стандартный</text:p>
          </table:table-cell>
          <table:table-cell table:formula="of:=VLOOKUP([.C14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5" calcext:value-type="float">
            <text:p>5</text:p>
          </table:table-cell>
          <table:table-cell table:formula="of:=VLOOKUP([.B146];[$Подписки.A:.E];2;0)" office:value-type="string" office:string-value="Базовый" calcext:value-type="string">
            <text:p>Базовый</text:p>
          </table:table-cell>
          <table:table-cell table:formula="of:=VLOOKUP([.C14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6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2-11" calcext:value-type="date">
            <text:p>2024-12-11</text:p>
          </table:table-cell>
          <table:table-cell office:value-type="float" office:value="114" calcext:value-type="float">
            <text:p>114</text:p>
          </table:table-cell>
          <table:table-cell table:formula="of:=VLOOKUP([.B147];[$Подписки.A:.E];2;0)" office:value-type="string" office:string-value="Базовый" calcext:value-type="string">
            <text:p>Базовый</text:p>
          </table:table-cell>
          <table:table-cell table:formula="of:=VLOOKUP([.C14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7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67" calcext:value-type="float">
            <text:p>67</text:p>
          </table:table-cell>
          <table:table-cell table:formula="of:=VLOOKUP([.B148];[$Подписки.A:.E];2;0)" office:value-type="string" office:string-value="Базовый" calcext:value-type="string">
            <text:p>Базовый</text:p>
          </table:table-cell>
          <table:table-cell table:formula="of:=VLOOKUP([.C14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1-05" calcext:value-type="date">
            <text:p>2025-01-05</text:p>
          </table:table-cell>
          <table:table-cell office:value-type="float" office:value="44" calcext:value-type="float">
            <text:p>44</text:p>
          </table:table-cell>
          <table:table-cell table:formula="of:=VLOOKUP([.B149];[$Подписки.A:.E];2;0)" office:value-type="string" office:string-value="Стандартный" calcext:value-type="string">
            <text:p>Стандартный</text:p>
          </table:table-cell>
          <table:table-cell table:formula="of:=VLOOKUP([.C14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9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06" calcext:value-type="date">
            <text:p>2025-03-06</text:p>
          </table:table-cell>
          <table:table-cell office:value-type="float" office:value="77" calcext:value-type="float">
            <text:p>77</text:p>
          </table:table-cell>
          <table:table-cell table:formula="of:=VLOOKUP([.B150];[$Подписки.A:.E];2;0)" office:value-type="string" office:string-value="Стандартный" calcext:value-type="string">
            <text:p>Стандартный</text:p>
          </table:table-cell>
          <table:table-cell table:formula="of:=VLOOKUP([.C150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0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7-20" calcext:value-type="date">
            <text:p>2024-07-20</text:p>
          </table:table-cell>
          <table:table-cell office:value-type="float" office:value="56" calcext:value-type="float">
            <text:p>56</text:p>
          </table:table-cell>
          <table:table-cell table:formula="of:=VLOOKUP([.B151];[$Подписки.A:.E];2;0)" office:value-type="string" office:string-value="Премиум" calcext:value-type="string">
            <text:p>Премиум</text:p>
          </table:table-cell>
          <table:table-cell table:formula="of:=VLOOKUP([.C15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1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7-28" calcext:value-type="date">
            <text:p>2025-07-28</text:p>
          </table:table-cell>
          <table:table-cell office:value-type="float" office:value="29" calcext:value-type="float">
            <text:p>29</text:p>
          </table:table-cell>
          <table:table-cell table:formula="of:=VLOOKUP([.B152];[$Подписки.A:.E];2;0)" office:value-type="string" office:string-value="Стандартный" calcext:value-type="string">
            <text:p>Стандартный</text:p>
          </table:table-cell>
          <table:table-cell table:formula="of:=VLOOKUP([.C15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2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1-20" calcext:value-type="date">
            <text:p>2025-01-20</text:p>
          </table:table-cell>
          <table:table-cell office:value-type="float" office:value="11" calcext:value-type="float">
            <text:p>11</text:p>
          </table:table-cell>
          <table:table-cell table:formula="of:=VLOOKUP([.B153];[$Подписки.A:.E];2;0)" office:value-type="string" office:string-value="Базовый" calcext:value-type="string">
            <text:p>Базовый</text:p>
          </table:table-cell>
          <table:table-cell table:formula="of:=VLOOKUP([.C15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95" calcext:value-type="float">
            <text:p>95</text:p>
          </table:table-cell>
          <table:table-cell table:formula="of:=VLOOKUP([.B154];[$Подписки.A:.E];2;0)" office:value-type="string" office:string-value="Базовый" calcext:value-type="string">
            <text:p>Базовый</text:p>
          </table:table-cell>
          <table:table-cell table:formula="of:=VLOOKUP([.C15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4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6-27" calcext:value-type="date">
            <text:p>2024-06-27</text:p>
          </table:table-cell>
          <table:table-cell office:value-type="float" office:value="58" calcext:value-type="float">
            <text:p>58</text:p>
          </table:table-cell>
          <table:table-cell table:formula="of:=VLOOKUP([.B155];[$Подписки.A:.E];2;0)" office:value-type="string" office:string-value="Базовый" calcext:value-type="string">
            <text:p>Базовый</text:p>
          </table:table-cell>
          <table:table-cell table:formula="of:=VLOOKUP([.C15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5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6-28" calcext:value-type="date">
            <text:p>2024-06-28</text:p>
          </table:table-cell>
          <table:table-cell office:value-type="float" office:value="74" calcext:value-type="float">
            <text:p>74</text:p>
          </table:table-cell>
          <table:table-cell table:formula="of:=VLOOKUP([.B156];[$Подписки.A:.E];2;0)" office:value-type="string" office:string-value="Премиум" calcext:value-type="string">
            <text:p>Премиум</text:p>
          </table:table-cell>
          <table:table-cell table:formula="of:=VLOOKUP([.C15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6-25" calcext:value-type="date">
            <text:p>2024-06-25</text:p>
          </table:table-cell>
          <table:table-cell office:value-type="float" office:value="33" calcext:value-type="float">
            <text:p>33</text:p>
          </table:table-cell>
          <table:table-cell table:formula="of:=VLOOKUP([.B157];[$Подписки.A:.E];2;0)" office:value-type="string" office:string-value="Базовый" calcext:value-type="string">
            <text:p>Базовый</text:p>
          </table:table-cell>
          <table:table-cell table:formula="of:=VLOOKUP([.C15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7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32" calcext:value-type="float">
            <text:p>32</text:p>
          </table:table-cell>
          <table:table-cell table:formula="of:=VLOOKUP([.B158];[$Подписки.A:.E];2;0)" office:value-type="string" office:string-value="Базовый" calcext:value-type="string">
            <text:p>Базовый</text:p>
          </table:table-cell>
          <table:table-cell table:formula="of:=VLOOKUP([.C15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8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09" calcext:value-type="float">
            <text:p>109</text:p>
          </table:table-cell>
          <table:table-cell table:formula="of:=VLOOKUP([.B159];[$Подписки.A:.E];2;0)" office:value-type="string" office:string-value="Премиум" calcext:value-type="string">
            <text:p>Премиум</text:p>
          </table:table-cell>
          <table:table-cell table:formula="of:=VLOOKUP([.C15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9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9-21" calcext:value-type="date">
            <text:p>2025-09-21</text:p>
          </table:table-cell>
          <table:table-cell office:value-type="float" office:value="90" calcext:value-type="float">
            <text:p>90</text:p>
          </table:table-cell>
          <table:table-cell table:formula="of:=VLOOKUP([.B160];[$Подписки.A:.E];2;0)" office:value-type="string" office:string-value="Базовый" calcext:value-type="string">
            <text:p>Базовый</text:p>
          </table:table-cell>
          <table:table-cell table:formula="of:=VLOOKUP([.C16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0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12-01" calcext:value-type="date">
            <text:p>2025-12-01</text:p>
          </table:table-cell>
          <table:table-cell office:value-type="float" office:value="108" calcext:value-type="float">
            <text:p>108</text:p>
          </table:table-cell>
          <table:table-cell table:formula="of:=VLOOKUP([.B161];[$Подписки.A:.E];2;0)" office:value-type="string" office:string-value="Премиум" calcext:value-type="string">
            <text:p>Премиум</text:p>
          </table:table-cell>
          <table:table-cell table:formula="of:=VLOOKUP([.C16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1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98" calcext:value-type="float">
            <text:p>98</text:p>
          </table:table-cell>
          <table:table-cell table:formula="of:=VLOOKUP([.B162];[$Подписки.A:.E];2;0)" office:value-type="string" office:string-value="Базовый" calcext:value-type="string">
            <text:p>Базовый</text:p>
          </table:table-cell>
          <table:table-cell table:formula="of:=VLOOKUP([.C16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2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66" calcext:value-type="float">
            <text:p>66</text:p>
          </table:table-cell>
          <table:table-cell table:formula="of:=VLOOKUP([.B163];[$Подписки.A:.E];2;0)" office:value-type="string" office:string-value="Базовый" calcext:value-type="string">
            <text:p>Базовый</text:p>
          </table:table-cell>
          <table:table-cell table:formula="of:=VLOOKUP([.C16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3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0-11" calcext:value-type="date">
            <text:p>2024-10-11</text:p>
          </table:table-cell>
          <table:table-cell office:value-type="float" office:value="53" calcext:value-type="float">
            <text:p>53</text:p>
          </table:table-cell>
          <table:table-cell table:formula="of:=VLOOKUP([.B164];[$Подписки.A:.E];2;0)" office:value-type="string" office:string-value="Базовый" calcext:value-type="string">
            <text:p>Базовый</text:p>
          </table:table-cell>
          <table:table-cell table:formula="of:=VLOOKUP([.C16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10-12" calcext:value-type="date">
            <text:p>2024-10-12</text:p>
          </table:table-cell>
          <table:table-cell office:value-type="float" office:value="20" calcext:value-type="float">
            <text:p>20</text:p>
          </table:table-cell>
          <table:table-cell table:formula="of:=VLOOKUP([.B165];[$Подписки.A:.E];2;0)" office:value-type="string" office:string-value="Базовый" calcext:value-type="string">
            <text:p>Базовый</text:p>
          </table:table-cell>
          <table:table-cell table:formula="of:=VLOOKUP([.C16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5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1-18" calcext:value-type="date">
            <text:p>2024-01-18</text:p>
          </table:table-cell>
          <table:table-cell office:value-type="float" office:value="5" calcext:value-type="float">
            <text:p>5</text:p>
          </table:table-cell>
          <table:table-cell table:formula="of:=VLOOKUP([.B166];[$Подписки.A:.E];2;0)" office:value-type="string" office:string-value="Базовый" calcext:value-type="string">
            <text:p>Базовый</text:p>
          </table:table-cell>
          <table:table-cell table:formula="of:=VLOOKUP([.C166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6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7-12" calcext:value-type="date">
            <text:p>2024-07-12</text:p>
          </table:table-cell>
          <table:table-cell office:value-type="float" office:value="96" calcext:value-type="float">
            <text:p>96</text:p>
          </table:table-cell>
          <table:table-cell table:formula="of:=VLOOKUP([.B167];[$Подписки.A:.E];2;0)" office:value-type="string" office:string-value="Премиум" calcext:value-type="string">
            <text:p>Премиум</text:p>
          </table:table-cell>
          <table:table-cell table:formula="of:=VLOOKUP([.C16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7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10-05" calcext:value-type="date">
            <text:p>2025-10-05</text:p>
          </table:table-cell>
          <table:table-cell office:value-type="float" office:value="5" calcext:value-type="float">
            <text:p>5</text:p>
          </table:table-cell>
          <table:table-cell table:formula="of:=VLOOKUP([.B168];[$Подписки.A:.E];2;0)" office:value-type="string" office:string-value="Премиум" calcext:value-type="string">
            <text:p>Премиум</text:p>
          </table:table-cell>
          <table:table-cell table:formula="of:=VLOOKUP([.C16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8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2-24" calcext:value-type="date">
            <text:p>2024-02-24</text:p>
          </table:table-cell>
          <table:table-cell office:value-type="float" office:value="107" calcext:value-type="float">
            <text:p>107</text:p>
          </table:table-cell>
          <table:table-cell table:formula="of:=VLOOKUP([.B169];[$Подписки.A:.E];2;0)" office:value-type="string" office:string-value="Премиум" calcext:value-type="string">
            <text:p>Премиум</text:p>
          </table:table-cell>
          <table:table-cell table:formula="of:=VLOOKUP([.C16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9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2" calcext:value-type="date">
            <text:p>2025-04-02</text:p>
          </table:table-cell>
          <table:table-cell office:value-type="float" office:value="87" calcext:value-type="float">
            <text:p>87</text:p>
          </table:table-cell>
          <table:table-cell table:formula="of:=VLOOKUP([.B170];[$Подписки.A:.E];2;0)" office:value-type="string" office:string-value="Премиум" calcext:value-type="string">
            <text:p>Премиум</text:p>
          </table:table-cell>
          <table:table-cell table:formula="of:=VLOOKUP([.C170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0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03-27" calcext:value-type="date">
            <text:p>2024-03-27</text:p>
          </table:table-cell>
          <table:table-cell office:value-type="float" office:value="59" calcext:value-type="float">
            <text:p>59</text:p>
          </table:table-cell>
          <table:table-cell table:formula="of:=VLOOKUP([.B171];[$Подписки.A:.E];2;0)" office:value-type="string" office:string-value="Стандартный" calcext:value-type="string">
            <text:p>Стандартный</text:p>
          </table:table-cell>
          <table:table-cell table:formula="of:=VLOOKUP([.C17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1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11" calcext:value-type="float">
            <text:p>11</text:p>
          </table:table-cell>
          <table:table-cell table:formula="of:=VLOOKUP([.B172];[$Подписки.A:.E];2;0)" office:value-type="string" office:string-value="Премиум" calcext:value-type="string">
            <text:p>Премиум</text:p>
          </table:table-cell>
          <table:table-cell table:formula="of:=VLOOKUP([.C17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2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71" calcext:value-type="float">
            <text:p>71</text:p>
          </table:table-cell>
          <table:table-cell table:formula="of:=VLOOKUP([.B173];[$Подписки.A:.E];2;0)" office:value-type="string" office:string-value="Стандартный" calcext:value-type="string">
            <text:p>Стандартный</text:p>
          </table:table-cell>
          <table:table-cell table:formula="of:=VLOOKUP([.C17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3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3-18" calcext:value-type="date">
            <text:p>2025-03-18</text:p>
          </table:table-cell>
          <table:table-cell office:value-type="float" office:value="76" calcext:value-type="float">
            <text:p>76</text:p>
          </table:table-cell>
          <table:table-cell table:formula="of:=VLOOKUP([.B174];[$Подписки.A:.E];2;0)" office:value-type="string" office:string-value="Базовый" calcext:value-type="string">
            <text:p>Базовый</text:p>
          </table:table-cell>
          <table:table-cell table:formula="of:=VLOOKUP([.C17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4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02-20" calcext:value-type="date">
            <text:p>2024-02-20</text:p>
          </table:table-cell>
          <table:table-cell office:value-type="float" office:value="101" calcext:value-type="float">
            <text:p>101</text:p>
          </table:table-cell>
          <table:table-cell table:formula="of:=VLOOKUP([.B175];[$Подписки.A:.E];2;0)" office:value-type="string" office:string-value="Стандартный" calcext:value-type="string">
            <text:p>Стандартный</text:p>
          </table:table-cell>
          <table:table-cell table:formula="of:=VLOOKUP([.C17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5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39" calcext:value-type="float">
            <text:p>39</text:p>
          </table:table-cell>
          <table:table-cell table:formula="of:=VLOOKUP([.B176];[$Подписки.A:.E];2;0)" office:value-type="string" office:string-value="Премиум" calcext:value-type="string">
            <text:p>Премиум</text:p>
          </table:table-cell>
          <table:table-cell table:formula="of:=VLOOKUP([.C17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6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3-18" calcext:value-type="date">
            <text:p>2024-03-18</text:p>
          </table:table-cell>
          <table:table-cell office:value-type="float" office:value="36" calcext:value-type="float">
            <text:p>36</text:p>
          </table:table-cell>
          <table:table-cell table:formula="of:=VLOOKUP([.B177];[$Подписки.A:.E];2;0)" office:value-type="string" office:string-value="Стандартный" calcext:value-type="string">
            <text:p>Стандартный</text:p>
          </table:table-cell>
          <table:table-cell table:formula="of:=VLOOKUP([.C17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41" calcext:value-type="float">
            <text:p>41</text:p>
          </table:table-cell>
          <table:table-cell table:formula="of:=VLOOKUP([.B178];[$Подписки.A:.E];2;0)" office:value-type="string" office:string-value="Базовый" calcext:value-type="string">
            <text:p>Базовый</text:p>
          </table:table-cell>
          <table:table-cell table:formula="of:=VLOOKUP([.C17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78" calcext:value-type="float">
            <text:p>78</text:p>
          </table:table-cell>
          <table:table-cell table:formula="of:=VLOOKUP([.B179];[$Подписки.A:.E];2;0)" office:value-type="string" office:string-value="Стандартный" calcext:value-type="string">
            <text:p>Стандартный</text:p>
          </table:table-cell>
          <table:table-cell table:formula="of:=VLOOKUP([.C17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9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5-30" calcext:value-type="date">
            <text:p>2024-05-30</text:p>
          </table:table-cell>
          <table:table-cell office:value-type="float" office:value="89" calcext:value-type="float">
            <text:p>89</text:p>
          </table:table-cell>
          <table:table-cell table:formula="of:=VLOOKUP([.B180];[$Подписки.A:.E];2;0)" office:value-type="string" office:string-value="Базовый" calcext:value-type="string">
            <text:p>Базовый</text:p>
          </table:table-cell>
          <table:table-cell table:formula="of:=VLOOKUP([.C18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0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7-01" calcext:value-type="date">
            <text:p>2025-07-01</text:p>
          </table:table-cell>
          <table:table-cell office:value-type="float" office:value="33" calcext:value-type="float">
            <text:p>33</text:p>
          </table:table-cell>
          <table:table-cell table:formula="of:=VLOOKUP([.B181];[$Подписки.A:.E];2;0)" office:value-type="string" office:string-value="Премиум" calcext:value-type="string">
            <text:p>Премиум</text:p>
          </table:table-cell>
          <table:table-cell table:formula="of:=VLOOKUP([.C18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1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5-28" calcext:value-type="date">
            <text:p>2025-05-28</text:p>
          </table:table-cell>
          <table:table-cell office:value-type="float" office:value="5" calcext:value-type="float">
            <text:p>5</text:p>
          </table:table-cell>
          <table:table-cell table:formula="of:=VLOOKUP([.B182];[$Подписки.A:.E];2;0)" office:value-type="string" office:string-value="Премиум" calcext:value-type="string">
            <text:p>Премиум</text:p>
          </table:table-cell>
          <table:table-cell table:formula="of:=VLOOKUP([.C18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06" calcext:value-type="date">
            <text:p>2025-06-06</text:p>
          </table:table-cell>
          <table:table-cell office:value-type="float" office:value="110" calcext:value-type="float">
            <text:p>110</text:p>
          </table:table-cell>
          <table:table-cell table:formula="of:=VLOOKUP([.B183];[$Подписки.A:.E];2;0)" office:value-type="string" office:string-value="Премиум" calcext:value-type="string">
            <text:p>Премиум</text:p>
          </table:table-cell>
          <table:table-cell table:formula="of:=VLOOKUP([.C18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3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4-15" calcext:value-type="date">
            <text:p>2025-04-15</text:p>
          </table:table-cell>
          <table:table-cell office:value-type="float" office:value="16" calcext:value-type="float">
            <text:p>16</text:p>
          </table:table-cell>
          <table:table-cell table:formula="of:=VLOOKUP([.B184];[$Подписки.A:.E];2;0)" office:value-type="string" office:string-value="Базовый" calcext:value-type="string">
            <text:p>Базовый</text:p>
          </table:table-cell>
          <table:table-cell table:formula="of:=VLOOKUP([.C18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4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09-12" calcext:value-type="date">
            <text:p>2024-09-12</text:p>
          </table:table-cell>
          <table:table-cell office:value-type="float" office:value="98" calcext:value-type="float">
            <text:p>98</text:p>
          </table:table-cell>
          <table:table-cell table:formula="of:=VLOOKUP([.B185];[$Подписки.A:.E];2;0)" office:value-type="string" office:string-value="Базовый" calcext:value-type="string">
            <text:p>Базовый</text:p>
          </table:table-cell>
          <table:table-cell table:formula="of:=VLOOKUP([.C18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5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2-22" calcext:value-type="date">
            <text:p>2024-02-22</text:p>
          </table:table-cell>
          <table:table-cell office:value-type="float" office:value="48" calcext:value-type="float">
            <text:p>48</text:p>
          </table:table-cell>
          <table:table-cell table:formula="of:=VLOOKUP([.B186];[$Подписки.A:.E];2;0)" office:value-type="string" office:string-value="Базовый" calcext:value-type="string">
            <text:p>Базовый</text:p>
          </table:table-cell>
          <table:table-cell table:formula="of:=VLOOKUP([.C18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6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28" calcext:value-type="float">
            <text:p>28</text:p>
          </table:table-cell>
          <table:table-cell table:formula="of:=VLOOKUP([.B187];[$Подписки.A:.E];2;0)" office:value-type="string" office:string-value="Базовый" calcext:value-type="string">
            <text:p>Базовый</text:p>
          </table:table-cell>
          <table:table-cell table:formula="of:=VLOOKUP([.C18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7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6-06" calcext:value-type="date">
            <text:p>2024-06-06</text:p>
          </table:table-cell>
          <table:table-cell office:value-type="float" office:value="63" calcext:value-type="float">
            <text:p>63</text:p>
          </table:table-cell>
          <table:table-cell table:formula="of:=VLOOKUP([.B188];[$Подписки.A:.E];2;0)" office:value-type="string" office:string-value="Премиум" calcext:value-type="string">
            <text:p>Премиум</text:p>
          </table:table-cell>
          <table:table-cell table:formula="of:=VLOOKUP([.C18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8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12-21" calcext:value-type="date">
            <text:p>2025-12-21</text:p>
          </table:table-cell>
          <table:table-cell office:value-type="float" office:value="118" calcext:value-type="float">
            <text:p>118</text:p>
          </table:table-cell>
          <table:table-cell table:formula="of:=VLOOKUP([.B189];[$Подписки.A:.E];2;0)" office:value-type="string" office:string-value="Базовый" calcext:value-type="string">
            <text:p>Базовый</text:p>
          </table:table-cell>
          <table:table-cell table:formula="of:=VLOOKUP([.C18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6-04" calcext:value-type="date">
            <text:p>2025-06-04</text:p>
          </table:table-cell>
          <table:table-cell office:value-type="float" office:value="44" calcext:value-type="float">
            <text:p>44</text:p>
          </table:table-cell>
          <table:table-cell table:formula="of:=VLOOKUP([.B190];[$Подписки.A:.E];2;0)" office:value-type="string" office:string-value="Премиум" calcext:value-type="string">
            <text:p>Премиум</text:p>
          </table:table-cell>
          <table:table-cell table:formula="of:=VLOOKUP([.C19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0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2-24" calcext:value-type="date">
            <text:p>2024-12-24</text:p>
          </table:table-cell>
          <table:table-cell office:value-type="float" office:value="77" calcext:value-type="float">
            <text:p>77</text:p>
          </table:table-cell>
          <table:table-cell table:formula="of:=VLOOKUP([.B191];[$Подписки.A:.E];2;0)" office:value-type="string" office:string-value="Стандартный" calcext:value-type="string">
            <text:p>Стандартный</text:p>
          </table:table-cell>
          <table:table-cell table:formula="of:=VLOOKUP([.C19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1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62" calcext:value-type="float">
            <text:p>62</text:p>
          </table:table-cell>
          <table:table-cell table:formula="of:=VLOOKUP([.B192];[$Подписки.A:.E];2;0)" office:value-type="string" office:string-value="Базовый" calcext:value-type="string">
            <text:p>Базовый</text:p>
          </table:table-cell>
          <table:table-cell table:formula="of:=VLOOKUP([.C19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2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12-27" calcext:value-type="date">
            <text:p>2025-12-27</text:p>
          </table:table-cell>
          <table:table-cell office:value-type="float" office:value="41" calcext:value-type="float">
            <text:p>41</text:p>
          </table:table-cell>
          <table:table-cell table:formula="of:=VLOOKUP([.B193];[$Подписки.A:.E];2;0)" office:value-type="string" office:string-value="Базовый" calcext:value-type="string">
            <text:p>Базовый</text:p>
          </table:table-cell>
          <table:table-cell table:formula="of:=VLOOKUP([.C19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3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05-25" calcext:value-type="date">
            <text:p>2024-05-25</text:p>
          </table:table-cell>
          <table:table-cell office:value-type="float" office:value="89" calcext:value-type="float">
            <text:p>89</text:p>
          </table:table-cell>
          <table:table-cell table:formula="of:=VLOOKUP([.B194];[$Подписки.A:.E];2;0)" office:value-type="string" office:string-value="Стандартный" calcext:value-type="string">
            <text:p>Стандартный</text:p>
          </table:table-cell>
          <table:table-cell table:formula="of:=VLOOKUP([.C19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4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2-10" calcext:value-type="date">
            <text:p>2024-02-10</text:p>
          </table:table-cell>
          <table:table-cell office:value-type="float" office:value="42" calcext:value-type="float">
            <text:p>42</text:p>
          </table:table-cell>
          <table:table-cell table:formula="of:=VLOOKUP([.B195];[$Подписки.A:.E];2;0)" office:value-type="string" office:string-value="Стандартный" calcext:value-type="string">
            <text:p>Стандартный</text:p>
          </table:table-cell>
          <table:table-cell table:formula="of:=VLOOKUP([.C19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5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11-07" calcext:value-type="date">
            <text:p>2025-11-07</text:p>
          </table:table-cell>
          <table:table-cell office:value-type="float" office:value="29" calcext:value-type="float">
            <text:p>29</text:p>
          </table:table-cell>
          <table:table-cell table:formula="of:=VLOOKUP([.B196];[$Подписки.A:.E];2;0)" office:value-type="string" office:string-value="Стандартный" calcext:value-type="string">
            <text:p>Стандартный</text:p>
          </table:table-cell>
          <table:table-cell table:formula="of:=VLOOKUP([.C19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6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9-20" calcext:value-type="date">
            <text:p>2025-09-20</text:p>
          </table:table-cell>
          <table:table-cell office:value-type="float" office:value="110" calcext:value-type="float">
            <text:p>110</text:p>
          </table:table-cell>
          <table:table-cell table:formula="of:=VLOOKUP([.B197];[$Подписки.A:.E];2;0)" office:value-type="string" office:string-value="Премиум" calcext:value-type="string">
            <text:p>Премиум</text:p>
          </table:table-cell>
          <table:table-cell table:formula="of:=VLOOKUP([.C1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7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1-27" calcext:value-type="date">
            <text:p>2024-01-27</text:p>
          </table:table-cell>
          <table:table-cell office:value-type="float" office:value="61" calcext:value-type="float">
            <text:p>61</text:p>
          </table:table-cell>
          <table:table-cell table:formula="of:=VLOOKUP([.B198];[$Подписки.A:.E];2;0)" office:value-type="string" office:string-value="Базовый" calcext:value-type="string">
            <text:p>Базовый</text:p>
          </table:table-cell>
          <table:table-cell table:formula="of:=VLOOKUP([.C19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102" calcext:value-type="float">
            <text:p>102</text:p>
          </table:table-cell>
          <table:table-cell table:formula="of:=VLOOKUP([.B199];[$Подписки.A:.E];2;0)" office:value-type="string" office:string-value="Премиум" calcext:value-type="string">
            <text:p>Премиум</text:p>
          </table:table-cell>
          <table:table-cell table:formula="of:=VLOOKUP([.C19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3-30" calcext:value-type="date">
            <text:p>2025-03-30</text:p>
          </table:table-cell>
          <table:table-cell office:value-type="float" office:value="14" calcext:value-type="float">
            <text:p>14</text:p>
          </table:table-cell>
          <table:table-cell table:formula="of:=VLOOKUP([.B200];[$Подписки.A:.E];2;0)" office:value-type="string" office:string-value="Базовый" calcext:value-type="string">
            <text:p>Базовый</text:p>
          </table:table-cell>
          <table:table-cell table:formula="of:=VLOOKUP([.C20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0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4-20" calcext:value-type="date">
            <text:p>2025-04-20</text:p>
          </table:table-cell>
          <table:table-cell office:value-type="float" office:value="66" calcext:value-type="float">
            <text:p>66</text:p>
          </table:table-cell>
          <table:table-cell table:formula="of:=VLOOKUP([.B201];[$Подписки.A:.E];2;0)" office:value-type="string" office:string-value="Базовый" calcext:value-type="string">
            <text:p>Базовый</text:p>
          </table:table-cell>
          <table:table-cell table:formula="of:=VLOOKUP([.C20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58" calcext:value-type="float">
            <text:p>58</text:p>
          </table:table-cell>
          <table:table-cell table:formula="of:=VLOOKUP([.B202];[$Подписки.A:.E];2;0)" office:value-type="string" office:string-value="Базовый" calcext:value-type="string">
            <text:p>Базовый</text:p>
          </table:table-cell>
          <table:table-cell table:formula="of:=VLOOKUP([.C20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40" calcext:value-type="float">
            <text:p>40</text:p>
          </table:table-cell>
          <table:table-cell table:formula="of:=VLOOKUP([.B203];[$Подписки.A:.E];2;0)" office:value-type="string" office:string-value="Базовый" calcext:value-type="string">
            <text:p>Базовый</text:p>
          </table:table-cell>
          <table:table-cell table:formula="of:=VLOOKUP([.C20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5" calcext:value-type="float">
            <text:p>15</text:p>
          </table:table-cell>
          <table:table-cell table:formula="of:=VLOOKUP([.B204];[$Подписки.A:.E];2;0)" office:value-type="string" office:string-value="Базовый" calcext:value-type="string">
            <text:p>Базовый</text:p>
          </table:table-cell>
          <table:table-cell table:formula="of:=VLOOKUP([.C20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4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5-26" calcext:value-type="date">
            <text:p>2025-05-26</text:p>
          </table:table-cell>
          <table:table-cell office:value-type="float" office:value="40" calcext:value-type="float">
            <text:p>40</text:p>
          </table:table-cell>
          <table:table-cell table:formula="of:=VLOOKUP([.B205];[$Подписки.A:.E];2;0)" office:value-type="string" office:string-value="Базовый" calcext:value-type="string">
            <text:p>Базовый</text:p>
          </table:table-cell>
          <table:table-cell table:formula="of:=VLOOKUP([.C20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5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8-14" calcext:value-type="date">
            <text:p>2024-08-14</text:p>
          </table:table-cell>
          <table:table-cell office:value-type="float" office:value="58" calcext:value-type="float">
            <text:p>58</text:p>
          </table:table-cell>
          <table:table-cell table:formula="of:=VLOOKUP([.B206];[$Подписки.A:.E];2;0)" office:value-type="string" office:string-value="Премиум" calcext:value-type="string">
            <text:p>Премиум</text:p>
          </table:table-cell>
          <table:table-cell table:formula="of:=VLOOKUP([.C20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6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28" calcext:value-type="float">
            <text:p>28</text:p>
          </table:table-cell>
          <table:table-cell table:formula="of:=VLOOKUP([.B207];[$Подписки.A:.E];2;0)" office:value-type="string" office:string-value="Базовый" calcext:value-type="string">
            <text:p>Базовый</text:p>
          </table:table-cell>
          <table:table-cell table:formula="of:=VLOOKUP([.C20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7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37" calcext:value-type="float">
            <text:p>37</text:p>
          </table:table-cell>
          <table:table-cell table:formula="of:=VLOOKUP([.B208];[$Подписки.A:.E];2;0)" office:value-type="string" office:string-value="Базовый" calcext:value-type="string">
            <text:p>Базовый</text:p>
          </table:table-cell>
          <table:table-cell table:formula="of:=VLOOKUP([.C20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8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103" calcext:value-type="float">
            <text:p>103</text:p>
          </table:table-cell>
          <table:table-cell table:formula="of:=VLOOKUP([.B209];[$Подписки.A:.E];2;0)" office:value-type="string" office:string-value="Базовый" calcext:value-type="string">
            <text:p>Базовый</text:p>
          </table:table-cell>
          <table:table-cell table:formula="of:=VLOOKUP([.C20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5-21" calcext:value-type="date">
            <text:p>2025-05-21</text:p>
          </table:table-cell>
          <table:table-cell office:value-type="float" office:value="113" calcext:value-type="float">
            <text:p>113</text:p>
          </table:table-cell>
          <table:table-cell table:formula="of:=VLOOKUP([.B210];[$Подписки.A:.E];2;0)" office:value-type="string" office:string-value="Премиум" calcext:value-type="string">
            <text:p>Премиум</text:p>
          </table:table-cell>
          <table:table-cell table:formula="of:=VLOOKUP([.C21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70" calcext:value-type="float">
            <text:p>70</text:p>
          </table:table-cell>
          <table:table-cell table:formula="of:=VLOOKUP([.B211];[$Подписки.A:.E];2;0)" office:value-type="string" office:string-value="Базовый" calcext:value-type="string">
            <text:p>Базовый</text:p>
          </table:table-cell>
          <table:table-cell table:formula="of:=VLOOKUP([.C21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10-22" calcext:value-type="date">
            <text:p>2024-10-22</text:p>
          </table:table-cell>
          <table:table-cell office:value-type="float" office:value="21" calcext:value-type="float">
            <text:p>21</text:p>
          </table:table-cell>
          <table:table-cell table:formula="of:=VLOOKUP([.B212];[$Подписки.A:.E];2;0)" office:value-type="string" office:string-value="Стандартный" calcext:value-type="string">
            <text:p>Стандартный</text:p>
          </table:table-cell>
          <table:table-cell table:formula="of:=VLOOKUP([.C21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3-01" calcext:value-type="date">
            <text:p>2024-03-01</text:p>
          </table:table-cell>
          <table:table-cell office:value-type="float" office:value="47" calcext:value-type="float">
            <text:p>47</text:p>
          </table:table-cell>
          <table:table-cell table:formula="of:=VLOOKUP([.B213];[$Подписки.A:.E];2;0)" office:value-type="string" office:string-value="Базовый" calcext:value-type="string">
            <text:p>Базовый</text:p>
          </table:table-cell>
          <table:table-cell table:formula="of:=VLOOKUP([.C21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3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39" calcext:value-type="float">
            <text:p>39</text:p>
          </table:table-cell>
          <table:table-cell table:formula="of:=VLOOKUP([.B214];[$Подписки.A:.E];2;0)" office:value-type="string" office:string-value="Стандартный" calcext:value-type="string">
            <text:p>Стандартный</text:p>
          </table:table-cell>
          <table:table-cell table:formula="of:=VLOOKUP([.C21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98" calcext:value-type="float">
            <text:p>98</text:p>
          </table:table-cell>
          <table:table-cell table:formula="of:=VLOOKUP([.B215];[$Подписки.A:.E];2;0)" office:value-type="string" office:string-value="Премиум" calcext:value-type="string">
            <text:p>Премиум</text:p>
          </table:table-cell>
          <table:table-cell table:formula="of:=VLOOKUP([.C21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4-10-01" calcext:value-type="date">
            <text:p>2024-10-01</text:p>
          </table:table-cell>
          <table:table-cell office:value-type="float" office:value="105" calcext:value-type="float">
            <text:p>105</text:p>
          </table:table-cell>
          <table:table-cell table:formula="of:=VLOOKUP([.B216];[$Подписки.A:.E];2;0)" office:value-type="string" office:string-value="Базовый" calcext:value-type="string">
            <text:p>Базовый</text:p>
          </table:table-cell>
          <table:table-cell table:formula="of:=VLOOKUP([.C21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6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1-17" calcext:value-type="date">
            <text:p>2024-01-17</text:p>
          </table:table-cell>
          <table:table-cell office:value-type="float" office:value="78" calcext:value-type="float">
            <text:p>78</text:p>
          </table:table-cell>
          <table:table-cell table:formula="of:=VLOOKUP([.B217];[$Подписки.A:.E];2;0)" office:value-type="string" office:string-value="Базовый" calcext:value-type="string">
            <text:p>Базовый</text:p>
          </table:table-cell>
          <table:table-cell table:formula="of:=VLOOKUP([.C21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51" calcext:value-type="float">
            <text:p>51</text:p>
          </table:table-cell>
          <table:table-cell table:formula="of:=VLOOKUP([.B218];[$Подписки.A:.E];2;0)" office:value-type="string" office:string-value="Стандартный" calcext:value-type="string">
            <text:p>Стандартный</text:p>
          </table:table-cell>
          <table:table-cell table:formula="of:=VLOOKUP([.C21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8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8-14" calcext:value-type="date">
            <text:p>2025-08-14</text:p>
          </table:table-cell>
          <table:table-cell office:value-type="float" office:value="92" calcext:value-type="float">
            <text:p>92</text:p>
          </table:table-cell>
          <table:table-cell table:formula="of:=VLOOKUP([.B219];[$Подписки.A:.E];2;0)" office:value-type="string" office:string-value="Базовый" calcext:value-type="string">
            <text:p>Базовый</text:p>
          </table:table-cell>
          <table:table-cell table:formula="of:=VLOOKUP([.C21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9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85" calcext:value-type="float">
            <text:p>85</text:p>
          </table:table-cell>
          <table:table-cell table:formula="of:=VLOOKUP([.B220];[$Подписки.A:.E];2;0)" office:value-type="string" office:string-value="Базовый" calcext:value-type="string">
            <text:p>Базовый</text:p>
          </table:table-cell>
          <table:table-cell table:formula="of:=VLOOKUP([.C22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0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2-10" calcext:value-type="date">
            <text:p>2025-12-10</text:p>
          </table:table-cell>
          <table:table-cell office:value-type="float" office:value="76" calcext:value-type="float">
            <text:p>76</text:p>
          </table:table-cell>
          <table:table-cell table:formula="of:=VLOOKUP([.B221];[$Подписки.A:.E];2;0)" office:value-type="string" office:string-value="Базовый" calcext:value-type="string">
            <text:p>Базовый</text:p>
          </table:table-cell>
          <table:table-cell table:formula="of:=VLOOKUP([.C22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1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3-29" calcext:value-type="date">
            <text:p>2024-03-29</text:p>
          </table:table-cell>
          <table:table-cell office:value-type="float" office:value="16" calcext:value-type="float">
            <text:p>16</text:p>
          </table:table-cell>
          <table:table-cell table:formula="of:=VLOOKUP([.B222];[$Подписки.A:.E];2;0)" office:value-type="string" office:string-value="Стандартный" calcext:value-type="string">
            <text:p>Стандартный</text:p>
          </table:table-cell>
          <table:table-cell table:formula="of:=VLOOKUP([.C22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2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113" calcext:value-type="float">
            <text:p>113</text:p>
          </table:table-cell>
          <table:table-cell table:formula="of:=VLOOKUP([.B223];[$Подписки.A:.E];2;0)" office:value-type="string" office:string-value="Стандартный" calcext:value-type="string">
            <text:p>Стандартный</text:p>
          </table:table-cell>
          <table:table-cell table:formula="of:=VLOOKUP([.C22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0-14" calcext:value-type="date">
            <text:p>2024-10-14</text:p>
          </table:table-cell>
          <table:table-cell office:value-type="float" office:value="14" calcext:value-type="float">
            <text:p>14</text:p>
          </table:table-cell>
          <table:table-cell table:formula="of:=VLOOKUP([.B224];[$Подписки.A:.E];2;0)" office:value-type="string" office:string-value="Базовый" calcext:value-type="string">
            <text:p>Базовый</text:p>
          </table:table-cell>
          <table:table-cell table:formula="of:=VLOOKUP([.C22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4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27" calcext:value-type="float">
            <text:p>27</text:p>
          </table:table-cell>
          <table:table-cell table:formula="of:=VLOOKUP([.B225];[$Подписки.A:.E];2;0)" office:value-type="string" office:string-value="Стандартный" calcext:value-type="string">
            <text:p>Стандартный</text:p>
          </table:table-cell>
          <table:table-cell table:formula="of:=VLOOKUP([.C22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5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3-26" calcext:value-type="date">
            <text:p>2024-03-26</text:p>
          </table:table-cell>
          <table:table-cell office:value-type="float" office:value="11" calcext:value-type="float">
            <text:p>11</text:p>
          </table:table-cell>
          <table:table-cell table:formula="of:=VLOOKUP([.B226];[$Подписки.A:.E];2;0)" office:value-type="string" office:string-value="Базовый" calcext:value-type="string">
            <text:p>Базовый</text:p>
          </table:table-cell>
          <table:table-cell table:formula="of:=VLOOKUP([.C22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6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9-20" calcext:value-type="date">
            <text:p>2025-09-20</text:p>
          </table:table-cell>
          <table:table-cell office:value-type="float" office:value="11" calcext:value-type="float">
            <text:p>11</text:p>
          </table:table-cell>
          <table:table-cell table:formula="of:=VLOOKUP([.B227];[$Подписки.A:.E];2;0)" office:value-type="string" office:string-value="Стандартный" calcext:value-type="string">
            <text:p>Стандартный</text:p>
          </table:table-cell>
          <table:table-cell table:formula="of:=VLOOKUP([.C22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7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5-12" calcext:value-type="date">
            <text:p>2025-05-12</text:p>
          </table:table-cell>
          <table:table-cell office:value-type="float" office:value="63" calcext:value-type="float">
            <text:p>63</text:p>
          </table:table-cell>
          <table:table-cell table:formula="of:=VLOOKUP([.B228];[$Подписки.A:.E];2;0)" office:value-type="string" office:string-value="Базовый" calcext:value-type="string">
            <text:p>Базовый</text:p>
          </table:table-cell>
          <table:table-cell table:formula="of:=VLOOKUP([.C22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8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8-16" calcext:value-type="date">
            <text:p>2025-08-16</text:p>
          </table:table-cell>
          <table:table-cell office:value-type="float" office:value="99" calcext:value-type="float">
            <text:p>99</text:p>
          </table:table-cell>
          <table:table-cell table:formula="of:=VLOOKUP([.B229];[$Подписки.A:.E];2;0)" office:value-type="string" office:string-value="Базовый" calcext:value-type="string">
            <text:p>Базовый</text:p>
          </table:table-cell>
          <table:table-cell table:formula="of:=VLOOKUP([.C22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9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63" calcext:value-type="float">
            <text:p>63</text:p>
          </table:table-cell>
          <table:table-cell table:formula="of:=VLOOKUP([.B230];[$Подписки.A:.E];2;0)" office:value-type="string" office:string-value="Премиум" calcext:value-type="string">
            <text:p>Премиум</text:p>
          </table:table-cell>
          <table:table-cell table:formula="of:=VLOOKUP([.C23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28" calcext:value-type="float">
            <text:p>28</text:p>
          </table:table-cell>
          <table:table-cell table:formula="of:=VLOOKUP([.B231];[$Подписки.A:.E];2;0)" office:value-type="string" office:string-value="Базовый" calcext:value-type="string">
            <text:p>Базовый</text:p>
          </table:table-cell>
          <table:table-cell table:formula="of:=VLOOKUP([.C23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table:formula="of:=VLOOKUP([.B232];[$Подписки.A:.E];2;0)" office:value-type="string" office:string-value="Базовый" calcext:value-type="string">
            <text:p>Базовый</text:p>
          </table:table-cell>
          <table:table-cell table:formula="of:=VLOOKUP([.C23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2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7-01" calcext:value-type="date">
            <text:p>2024-07-01</text:p>
          </table:table-cell>
          <table:table-cell office:value-type="float" office:value="91" calcext:value-type="float">
            <text:p>91</text:p>
          </table:table-cell>
          <table:table-cell table:formula="of:=VLOOKUP([.B233];[$Подписки.A:.E];2;0)" office:value-type="string" office:string-value="Стандартный" calcext:value-type="string">
            <text:p>Стандартный</text:p>
          </table:table-cell>
          <table:table-cell table:formula="of:=VLOOKUP([.C23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3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8" calcext:value-type="float">
            <text:p>8</text:p>
          </table:table-cell>
          <table:table-cell table:formula="of:=VLOOKUP([.B234];[$Подписки.A:.E];2;0)" office:value-type="string" office:string-value="Стандартный" calcext:value-type="string">
            <text:p>Стандартный</text:p>
          </table:table-cell>
          <table:table-cell table:formula="of:=VLOOKUP([.C23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4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1-31" calcext:value-type="date">
            <text:p>2025-01-31</text:p>
          </table:table-cell>
          <table:table-cell office:value-type="float" office:value="86" calcext:value-type="float">
            <text:p>86</text:p>
          </table:table-cell>
          <table:table-cell table:formula="of:=VLOOKUP([.B235];[$Подписки.A:.E];2;0)" office:value-type="string" office:string-value="Стандартный" calcext:value-type="string">
            <text:p>Стандартный</text:p>
          </table:table-cell>
          <table:table-cell table:formula="of:=VLOOKUP([.C23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5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5-07" calcext:value-type="date">
            <text:p>2025-05-07</text:p>
          </table:table-cell>
          <table:table-cell office:value-type="float" office:value="46" calcext:value-type="float">
            <text:p>46</text:p>
          </table:table-cell>
          <table:table-cell table:formula="of:=VLOOKUP([.B236];[$Подписки.A:.E];2;0)" office:value-type="string" office:string-value="Базовый" calcext:value-type="string">
            <text:p>Базовый</text:p>
          </table:table-cell>
          <table:table-cell table:formula="of:=VLOOKUP([.C23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38" calcext:value-type="float">
            <text:p>38</text:p>
          </table:table-cell>
          <table:table-cell table:formula="of:=VLOOKUP([.B237];[$Подписки.A:.E];2;0)" office:value-type="string" office:string-value="Стандартный" calcext:value-type="string">
            <text:p>Стандартный</text:p>
          </table:table-cell>
          <table:table-cell table:formula="of:=VLOOKUP([.C23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22" calcext:value-type="float">
            <text:p>22</text:p>
          </table:table-cell>
          <table:table-cell table:formula="of:=VLOOKUP([.B238];[$Подписки.A:.E];2;0)" office:value-type="string" office:string-value="Стандартный" calcext:value-type="string">
            <text:p>Стандартный</text:p>
          </table:table-cell>
          <table:table-cell table:formula="of:=VLOOKUP([.C23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8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50" calcext:value-type="float">
            <text:p>50</text:p>
          </table:table-cell>
          <table:table-cell table:formula="of:=VLOOKUP([.B239];[$Подписки.A:.E];2;0)" office:value-type="string" office:string-value="Базовый" calcext:value-type="string">
            <text:p>Базовый</text:p>
          </table:table-cell>
          <table:table-cell table:formula="of:=VLOOKUP([.C23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9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4-21" calcext:value-type="date">
            <text:p>2025-04-21</text:p>
          </table:table-cell>
          <table:table-cell office:value-type="float" office:value="66" calcext:value-type="float">
            <text:p>66</text:p>
          </table:table-cell>
          <table:table-cell table:formula="of:=VLOOKUP([.B240];[$Подписки.A:.E];2;0)" office:value-type="string" office:string-value="Базовый" calcext:value-type="string">
            <text:p>Базовый</text:p>
          </table:table-cell>
          <table:table-cell table:formula="of:=VLOOKUP([.C24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0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15" calcext:value-type="date">
            <text:p>2025-03-15</text:p>
          </table:table-cell>
          <table:table-cell office:value-type="float" office:value="112" calcext:value-type="float">
            <text:p>112</text:p>
          </table:table-cell>
          <table:table-cell table:formula="of:=VLOOKUP([.B241];[$Подписки.A:.E];2;0)" office:value-type="string" office:string-value="Стандартный" calcext:value-type="string">
            <text:p>Стандартный</text:p>
          </table:table-cell>
          <table:table-cell table:formula="of:=VLOOKUP([.C24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1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2-24" calcext:value-type="date">
            <text:p>2024-12-24</text:p>
          </table:table-cell>
          <table:table-cell office:value-type="float" office:value="88" calcext:value-type="float">
            <text:p>88</text:p>
          </table:table-cell>
          <table:table-cell table:formula="of:=VLOOKUP([.B242];[$Подписки.A:.E];2;0)" office:value-type="string" office:string-value="Базовый" calcext:value-type="string">
            <text:p>Базовый</text:p>
          </table:table-cell>
          <table:table-cell table:formula="of:=VLOOKUP([.C24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7" calcext:value-type="float">
            <text:p>7</text:p>
          </table:table-cell>
          <table:table-cell table:formula="of:=VLOOKUP([.B243];[$Подписки.A:.E];2;0)" office:value-type="string" office:string-value="Стандартный" calcext:value-type="string">
            <text:p>Стандартный</text:p>
          </table:table-cell>
          <table:table-cell table:formula="of:=VLOOKUP([.C24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3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34" calcext:value-type="float">
            <text:p>34</text:p>
          </table:table-cell>
          <table:table-cell table:formula="of:=VLOOKUP([.B244];[$Подписки.A:.E];2;0)" office:value-type="string" office:string-value="Базовый" calcext:value-type="string">
            <text:p>Базовый</text:p>
          </table:table-cell>
          <table:table-cell table:formula="of:=VLOOKUP([.C24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4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10-19" calcext:value-type="date">
            <text:p>2024-10-19</text:p>
          </table:table-cell>
          <table:table-cell office:value-type="float" office:value="29" calcext:value-type="float">
            <text:p>29</text:p>
          </table:table-cell>
          <table:table-cell table:formula="of:=VLOOKUP([.B245];[$Подписки.A:.E];2;0)" office:value-type="string" office:string-value="Базовый" calcext:value-type="string">
            <text:p>Базовый</text:p>
          </table:table-cell>
          <table:table-cell table:formula="of:=VLOOKUP([.C24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5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8-07" calcext:value-type="date">
            <text:p>2025-08-07</text:p>
          </table:table-cell>
          <table:table-cell office:value-type="float" office:value="19" calcext:value-type="float">
            <text:p>19</text:p>
          </table:table-cell>
          <table:table-cell table:formula="of:=VLOOKUP([.B246];[$Подписки.A:.E];2;0)" office:value-type="string" office:string-value="Премиум" calcext:value-type="string">
            <text:p>Премиум</text:p>
          </table:table-cell>
          <table:table-cell table:formula="of:=VLOOKUP([.C24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5-19" calcext:value-type="date">
            <text:p>2024-05-19</text:p>
          </table:table-cell>
          <table:table-cell office:value-type="float" office:value="63" calcext:value-type="float">
            <text:p>63</text:p>
          </table:table-cell>
          <table:table-cell table:formula="of:=VLOOKUP([.B247];[$Подписки.A:.E];2;0)" office:value-type="string" office:string-value="Базовый" calcext:value-type="string">
            <text:p>Базовый</text:p>
          </table:table-cell>
          <table:table-cell table:formula="of:=VLOOKUP([.C24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7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1-14" calcext:value-type="date">
            <text:p>2025-01-14</text:p>
          </table:table-cell>
          <table:table-cell office:value-type="float" office:value="74" calcext:value-type="float">
            <text:p>74</text:p>
          </table:table-cell>
          <table:table-cell table:formula="of:=VLOOKUP([.B248];[$Подписки.A:.E];2;0)" office:value-type="string" office:string-value="Стандартный" calcext:value-type="string">
            <text:p>Стандартный</text:p>
          </table:table-cell>
          <table:table-cell table:formula="of:=VLOOKUP([.C24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8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11-14" calcext:value-type="date">
            <text:p>2024-11-14</text:p>
          </table:table-cell>
          <table:table-cell office:value-type="float" office:value="50" calcext:value-type="float">
            <text:p>50</text:p>
          </table:table-cell>
          <table:table-cell table:formula="of:=VLOOKUP([.B249];[$Подписки.A:.E];2;0)" office:value-type="string" office:string-value="Стандартный" calcext:value-type="string">
            <text:p>Стандартный</text:p>
          </table:table-cell>
          <table:table-cell table:formula="of:=VLOOKUP([.C24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9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3-02" calcext:value-type="date">
            <text:p>2024-03-02</text:p>
          </table:table-cell>
          <table:table-cell office:value-type="float" office:value="81" calcext:value-type="float">
            <text:p>81</text:p>
          </table:table-cell>
          <table:table-cell table:formula="of:=VLOOKUP([.B250];[$Подписки.A:.E];2;0)" office:value-type="string" office:string-value="Базовый" calcext:value-type="string">
            <text:p>Базовый</text:p>
          </table:table-cell>
          <table:table-cell table:formula="of:=VLOOKUP([.C25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12-11" calcext:value-type="date">
            <text:p>2025-12-11</text:p>
          </table:table-cell>
          <table:table-cell office:value-type="float" office:value="56" calcext:value-type="float">
            <text:p>56</text:p>
          </table:table-cell>
          <table:table-cell table:formula="of:=VLOOKUP([.B251];[$Подписки.A:.E];2;0)" office:value-type="string" office:string-value="Базовый" calcext:value-type="string">
            <text:p>Базовый</text:p>
          </table:table-cell>
          <table:table-cell table:formula="of:=VLOOKUP([.C25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1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24" calcext:value-type="float">
            <text:p>24</text:p>
          </table:table-cell>
          <table:table-cell table:formula="of:=VLOOKUP([.B252];[$Подписки.A:.E];2;0)" office:value-type="string" office:string-value="Базовый" calcext:value-type="string">
            <text:p>Базовый</text:p>
          </table:table-cell>
          <table:table-cell table:formula="of:=VLOOKUP([.C25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2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4-11-05" calcext:value-type="date">
            <text:p>2024-11-05</text:p>
          </table:table-cell>
          <table:table-cell office:value-type="float" office:value="119" calcext:value-type="float">
            <text:p>119</text:p>
          </table:table-cell>
          <table:table-cell table:formula="of:=VLOOKUP([.B253];[$Подписки.A:.E];2;0)" office:value-type="string" office:string-value="Стандартный" calcext:value-type="string">
            <text:p>Стандартный</text:p>
          </table:table-cell>
          <table:table-cell table:formula="of:=VLOOKUP([.C25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3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45" calcext:value-type="float">
            <text:p>45</text:p>
          </table:table-cell>
          <table:table-cell table:formula="of:=VLOOKUP([.B254];[$Подписки.A:.E];2;0)" office:value-type="string" office:string-value="Премиум" calcext:value-type="string">
            <text:p>Премиум</text:p>
          </table:table-cell>
          <table:table-cell table:formula="of:=VLOOKUP([.C25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9" calcext:value-type="float">
            <text:p>9</text:p>
          </table:table-cell>
          <table:table-cell table:formula="of:=VLOOKUP([.B255];[$Подписки.A:.E];2;0)" office:value-type="string" office:string-value="Премиум" calcext:value-type="string">
            <text:p>Премиум</text:p>
          </table:table-cell>
          <table:table-cell table:formula="of:=VLOOKUP([.C25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12-27" calcext:value-type="date">
            <text:p>2025-12-27</text:p>
          </table:table-cell>
          <table:table-cell office:value-type="float" office:value="53" calcext:value-type="float">
            <text:p>53</text:p>
          </table:table-cell>
          <table:table-cell table:formula="of:=VLOOKUP([.B256];[$Подписки.A:.E];2;0)" office:value-type="string" office:string-value="Стандартный" calcext:value-type="string">
            <text:p>Стандартный</text:p>
          </table:table-cell>
          <table:table-cell table:formula="of:=VLOOKUP([.C25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6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1-20" calcext:value-type="date">
            <text:p>2024-01-20</text:p>
          </table:table-cell>
          <table:table-cell office:value-type="float" office:value="117" calcext:value-type="float">
            <text:p>117</text:p>
          </table:table-cell>
          <table:table-cell table:formula="of:=VLOOKUP([.B257];[$Подписки.A:.E];2;0)" office:value-type="string" office:string-value="Базовый" calcext:value-type="string">
            <text:p>Базовый</text:p>
          </table:table-cell>
          <table:table-cell table:formula="of:=VLOOKUP([.C25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7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1-20" calcext:value-type="date">
            <text:p>2025-11-20</text:p>
          </table:table-cell>
          <table:table-cell office:value-type="float" office:value="86" calcext:value-type="float">
            <text:p>86</text:p>
          </table:table-cell>
          <table:table-cell table:formula="of:=VLOOKUP([.B258];[$Подписки.A:.E];2;0)" office:value-type="string" office:string-value="Стандартный" calcext:value-type="string">
            <text:p>Стандартный</text:p>
          </table:table-cell>
          <table:table-cell table:formula="of:=VLOOKUP([.C25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8-03" calcext:value-type="date">
            <text:p>2024-08-03</text:p>
          </table:table-cell>
          <table:table-cell office:value-type="float" office:value="7" calcext:value-type="float">
            <text:p>7</text:p>
          </table:table-cell>
          <table:table-cell table:formula="of:=VLOOKUP([.B259];[$Подписки.A:.E];2;0)" office:value-type="string" office:string-value="Базовый" calcext:value-type="string">
            <text:p>Базовый</text:p>
          </table:table-cell>
          <table:table-cell table:formula="of:=VLOOKUP([.C25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4-29" calcext:value-type="date">
            <text:p>2024-04-29</text:p>
          </table:table-cell>
          <table:table-cell office:value-type="float" office:value="115" calcext:value-type="float">
            <text:p>115</text:p>
          </table:table-cell>
          <table:table-cell table:formula="of:=VLOOKUP([.B260];[$Подписки.A:.E];2;0)" office:value-type="string" office:string-value="Базовый" calcext:value-type="string">
            <text:p>Базовый</text:p>
          </table:table-cell>
          <table:table-cell table:formula="of:=VLOOKUP([.C26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5-08-02" calcext:value-type="date">
            <text:p>2025-08-02</text:p>
          </table:table-cell>
          <table:table-cell office:value-type="float" office:value="18" calcext:value-type="float">
            <text:p>18</text:p>
          </table:table-cell>
          <table:table-cell table:formula="of:=VLOOKUP([.B261];[$Подписки.A:.E];2;0)" office:value-type="string" office:string-value="Премиум" calcext:value-type="string">
            <text:p>Премиум</text:p>
          </table:table-cell>
          <table:table-cell table:formula="of:=VLOOKUP([.C26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1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60" calcext:value-type="float">
            <text:p>60</text:p>
          </table:table-cell>
          <table:table-cell table:formula="of:=VLOOKUP([.B262];[$Подписки.A:.E];2;0)" office:value-type="string" office:string-value="Базовый" calcext:value-type="string">
            <text:p>Базовый</text:p>
          </table:table-cell>
          <table:table-cell table:formula="of:=VLOOKUP([.C26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2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6-24" calcext:value-type="date">
            <text:p>2025-06-24</text:p>
          </table:table-cell>
          <table:table-cell office:value-type="float" office:value="13" calcext:value-type="float">
            <text:p>13</text:p>
          </table:table-cell>
          <table:table-cell table:formula="of:=VLOOKUP([.B263];[$Подписки.A:.E];2;0)" office:value-type="string" office:string-value="Стандартный" calcext:value-type="string">
            <text:p>Стандартный</text:p>
          </table:table-cell>
          <table:table-cell table:formula="of:=VLOOKUP([.C26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3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46" calcext:value-type="float">
            <text:p>46</text:p>
          </table:table-cell>
          <table:table-cell table:formula="of:=VLOOKUP([.B264];[$Подписки.A:.E];2;0)" office:value-type="string" office:string-value="Стандартный" calcext:value-type="string">
            <text:p>Стандартный</text:p>
          </table:table-cell>
          <table:table-cell table:formula="of:=VLOOKUP([.C26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4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02-09" calcext:value-type="date">
            <text:p>2024-02-09</text:p>
          </table:table-cell>
          <table:table-cell office:value-type="float" office:value="29" calcext:value-type="float">
            <text:p>29</text:p>
          </table:table-cell>
          <table:table-cell table:formula="of:=VLOOKUP([.B265];[$Подписки.A:.E];2;0)" office:value-type="string" office:string-value="Базовый" calcext:value-type="string">
            <text:p>Базовый</text:p>
          </table:table-cell>
          <table:table-cell table:formula="of:=VLOOKUP([.C26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5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8-13" calcext:value-type="date">
            <text:p>2024-08-13</text:p>
          </table:table-cell>
          <table:table-cell office:value-type="float" office:value="92" calcext:value-type="float">
            <text:p>92</text:p>
          </table:table-cell>
          <table:table-cell table:formula="of:=VLOOKUP([.B266];[$Подписки.A:.E];2;0)" office:value-type="string" office:string-value="Стандартный" calcext:value-type="string">
            <text:p>Стандартный</text:p>
          </table:table-cell>
          <table:table-cell table:formula="of:=VLOOKUP([.C26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11-23" calcext:value-type="date">
            <text:p>2024-11-23</text:p>
          </table:table-cell>
          <table:table-cell office:value-type="float" office:value="9" calcext:value-type="float">
            <text:p>9</text:p>
          </table:table-cell>
          <table:table-cell table:formula="of:=VLOOKUP([.B267];[$Подписки.A:.E];2;0)" office:value-type="string" office:string-value="Базовый" calcext:value-type="string">
            <text:p>Базовый</text:p>
          </table:table-cell>
          <table:table-cell table:formula="of:=VLOOKUP([.C26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7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3-29" calcext:value-type="date">
            <text:p>2025-03-29</text:p>
          </table:table-cell>
          <table:table-cell office:value-type="float" office:value="41" calcext:value-type="float">
            <text:p>41</text:p>
          </table:table-cell>
          <table:table-cell table:formula="of:=VLOOKUP([.B268];[$Подписки.A:.E];2;0)" office:value-type="string" office:string-value="Премиум" calcext:value-type="string">
            <text:p>Премиум</text:p>
          </table:table-cell>
          <table:table-cell table:formula="of:=VLOOKUP([.C26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8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8-15" calcext:value-type="date">
            <text:p>2025-08-15</text:p>
          </table:table-cell>
          <table:table-cell office:value-type="float" office:value="118" calcext:value-type="float">
            <text:p>118</text:p>
          </table:table-cell>
          <table:table-cell table:formula="of:=VLOOKUP([.B269];[$Подписки.A:.E];2;0)" office:value-type="string" office:string-value="Премиум" calcext:value-type="string">
            <text:p>Премиум</text:p>
          </table:table-cell>
          <table:table-cell table:formula="of:=VLOOKUP([.C26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9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8-11" calcext:value-type="date">
            <text:p>2024-08-11</text:p>
          </table:table-cell>
          <table:table-cell office:value-type="float" office:value="66" calcext:value-type="float">
            <text:p>66</text:p>
          </table:table-cell>
          <table:table-cell table:formula="of:=VLOOKUP([.B270];[$Подписки.A:.E];2;0)" office:value-type="string" office:string-value="Базовый" calcext:value-type="string">
            <text:p>Базовый</text:p>
          </table:table-cell>
          <table:table-cell table:formula="of:=VLOOKUP([.C27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0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11-18" calcext:value-type="date">
            <text:p>2024-11-18</text:p>
          </table:table-cell>
          <table:table-cell office:value-type="float" office:value="60" calcext:value-type="float">
            <text:p>60</text:p>
          </table:table-cell>
          <table:table-cell table:formula="of:=VLOOKUP([.B271];[$Подписки.A:.E];2;0)" office:value-type="string" office:string-value="Стандартный" calcext:value-type="string">
            <text:p>Стандартный</text:p>
          </table:table-cell>
          <table:table-cell table:formula="of:=VLOOKUP([.C27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1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2-09" calcext:value-type="date">
            <text:p>2024-02-09</text:p>
          </table:table-cell>
          <table:table-cell office:value-type="float" office:value="95" calcext:value-type="float">
            <text:p>95</text:p>
          </table:table-cell>
          <table:table-cell table:formula="of:=VLOOKUP([.B272];[$Подписки.A:.E];2;0)" office:value-type="string" office:string-value="Базовый" calcext:value-type="string">
            <text:p>Базовый</text:p>
          </table:table-cell>
          <table:table-cell table:formula="of:=VLOOKUP([.C27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2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9-18" calcext:value-type="date">
            <text:p>2024-09-18</text:p>
          </table:table-cell>
          <table:table-cell office:value-type="float" office:value="92" calcext:value-type="float">
            <text:p>92</text:p>
          </table:table-cell>
          <table:table-cell table:formula="of:=VLOOKUP([.B273];[$Подписки.A:.E];2;0)" office:value-type="string" office:string-value="Базовый" calcext:value-type="string">
            <text:p>Базовый</text:p>
          </table:table-cell>
          <table:table-cell table:formula="of:=VLOOKUP([.C27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3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96" calcext:value-type="float">
            <text:p>96</text:p>
          </table:table-cell>
          <table:table-cell table:formula="of:=VLOOKUP([.B274];[$Подписки.A:.E];2;0)" office:value-type="string" office:string-value="Премиум" calcext:value-type="string">
            <text:p>Премиум</text:p>
          </table:table-cell>
          <table:table-cell table:formula="of:=VLOOKUP([.C27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4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52" calcext:value-type="float">
            <text:p>52</text:p>
          </table:table-cell>
          <table:table-cell table:formula="of:=VLOOKUP([.B275];[$Подписки.A:.E];2;0)" office:value-type="string" office:string-value="Базовый" calcext:value-type="string">
            <text:p>Базовый</text:p>
          </table:table-cell>
          <table:table-cell table:formula="of:=VLOOKUP([.C27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12-28" calcext:value-type="date">
            <text:p>2024-12-28</text:p>
          </table:table-cell>
          <table:table-cell office:value-type="float" office:value="49" calcext:value-type="float">
            <text:p>49</text:p>
          </table:table-cell>
          <table:table-cell table:formula="of:=VLOOKUP([.B276];[$Подписки.A:.E];2;0)" office:value-type="string" office:string-value="Базовый" calcext:value-type="string">
            <text:p>Базовый</text:p>
          </table:table-cell>
          <table:table-cell table:formula="of:=VLOOKUP([.C27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104" calcext:value-type="float">
            <text:p>104</text:p>
          </table:table-cell>
          <table:table-cell table:formula="of:=VLOOKUP([.B277];[$Подписки.A:.E];2;0)" office:value-type="string" office:string-value="Премиум" calcext:value-type="string">
            <text:p>Премиум</text:p>
          </table:table-cell>
          <table:table-cell table:formula="of:=VLOOKUP([.C27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7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2-25" calcext:value-type="date">
            <text:p>2025-02-25</text:p>
          </table:table-cell>
          <table:table-cell office:value-type="float" office:value="64" calcext:value-type="float">
            <text:p>64</text:p>
          </table:table-cell>
          <table:table-cell table:formula="of:=VLOOKUP([.B278];[$Подписки.A:.E];2;0)" office:value-type="string" office:string-value="Базовый" calcext:value-type="string">
            <text:p>Базовый</text:p>
          </table:table-cell>
          <table:table-cell table:formula="of:=VLOOKUP([.C278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8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7-10" calcext:value-type="date">
            <text:p>2025-07-10</text:p>
          </table:table-cell>
          <table:table-cell office:value-type="float" office:value="62" calcext:value-type="float">
            <text:p>62</text:p>
          </table:table-cell>
          <table:table-cell table:formula="of:=VLOOKUP([.B279];[$Подписки.A:.E];2;0)" office:value-type="string" office:string-value="Базовый" calcext:value-type="string">
            <text:p>Базовый</text:p>
          </table:table-cell>
          <table:table-cell table:formula="of:=VLOOKUP([.C27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14" calcext:value-type="float">
            <text:p>14</text:p>
          </table:table-cell>
          <table:table-cell table:formula="of:=VLOOKUP([.B280];[$Подписки.A:.E];2;0)" office:value-type="string" office:string-value="Премиум" calcext:value-type="string">
            <text:p>Премиум</text:p>
          </table:table-cell>
          <table:table-cell table:formula="of:=VLOOKUP([.C28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0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10-31" calcext:value-type="date">
            <text:p>2025-10-31</text:p>
          </table:table-cell>
          <table:table-cell office:value-type="float" office:value="43" calcext:value-type="float">
            <text:p>43</text:p>
          </table:table-cell>
          <table:table-cell table:formula="of:=VLOOKUP([.B281];[$Подписки.A:.E];2;0)" office:value-type="string" office:string-value="Базовый" calcext:value-type="string">
            <text:p>Базовый</text:p>
          </table:table-cell>
          <table:table-cell table:formula="of:=VLOOKUP([.C28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1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12-21" calcext:value-type="date">
            <text:p>2024-12-21</text:p>
          </table:table-cell>
          <table:table-cell office:value-type="float" office:value="6" calcext:value-type="float">
            <text:p>6</text:p>
          </table:table-cell>
          <table:table-cell table:formula="of:=VLOOKUP([.B282];[$Подписки.A:.E];2;0)" office:value-type="string" office:string-value="Премиум" calcext:value-type="string">
            <text:p>Премиум</text:p>
          </table:table-cell>
          <table:table-cell table:formula="of:=VLOOKUP([.C28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2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43" calcext:value-type="float">
            <text:p>43</text:p>
          </table:table-cell>
          <table:table-cell table:formula="of:=VLOOKUP([.B283];[$Подписки.A:.E];2;0)" office:value-type="string" office:string-value="Премиум" calcext:value-type="string">
            <text:p>Премиум</text:p>
          </table:table-cell>
          <table:table-cell table:formula="of:=VLOOKUP([.C28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50" calcext:value-type="float">
            <text:p>50</text:p>
          </table:table-cell>
          <table:table-cell table:formula="of:=VLOOKUP([.B284];[$Подписки.A:.E];2;0)" office:value-type="string" office:string-value="Стандартный" calcext:value-type="string">
            <text:p>Стандартный</text:p>
          </table:table-cell>
          <table:table-cell table:formula="of:=VLOOKUP([.C28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4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12-25" calcext:value-type="date">
            <text:p>2024-12-25</text:p>
          </table:table-cell>
          <table:table-cell office:value-type="float" office:value="99" calcext:value-type="float">
            <text:p>99</text:p>
          </table:table-cell>
          <table:table-cell table:formula="of:=VLOOKUP([.B285];[$Подписки.A:.E];2;0)" office:value-type="string" office:string-value="Стандартный" calcext:value-type="string">
            <text:p>Стандартный</text:p>
          </table:table-cell>
          <table:table-cell table:formula="of:=VLOOKUP([.C28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3-23" calcext:value-type="date">
            <text:p>2025-03-23</text:p>
          </table:table-cell>
          <table:table-cell office:value-type="float" office:value="92" calcext:value-type="float">
            <text:p>92</text:p>
          </table:table-cell>
          <table:table-cell table:formula="of:=VLOOKUP([.B286];[$Подписки.A:.E];2;0)" office:value-type="string" office:string-value="Базовый" calcext:value-type="string">
            <text:p>Базовый</text:p>
          </table:table-cell>
          <table:table-cell table:formula="of:=VLOOKUP([.C28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6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34" calcext:value-type="float">
            <text:p>34</text:p>
          </table:table-cell>
          <table:table-cell table:formula="of:=VLOOKUP([.B287];[$Подписки.A:.E];2;0)" office:value-type="string" office:string-value="Премиум" calcext:value-type="string">
            <text:p>Премиум</text:p>
          </table:table-cell>
          <table:table-cell table:formula="of:=VLOOKUP([.C28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100" calcext:value-type="float">
            <text:p>100</text:p>
          </table:table-cell>
          <table:table-cell table:formula="of:=VLOOKUP([.B288];[$Подписки.A:.E];2;0)" office:value-type="string" office:string-value="Премиум" calcext:value-type="string">
            <text:p>Премиум</text:p>
          </table:table-cell>
          <table:table-cell table:formula="of:=VLOOKUP([.C28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8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64" calcext:value-type="float">
            <text:p>64</text:p>
          </table:table-cell>
          <table:table-cell table:formula="of:=VLOOKUP([.B289];[$Подписки.A:.E];2;0)" office:value-type="string" office:string-value="Базовый" calcext:value-type="string">
            <text:p>Базовый</text:p>
          </table:table-cell>
          <table:table-cell table:formula="of:=VLOOKUP([.C28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9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2-06" calcext:value-type="date">
            <text:p>2024-02-06</text:p>
          </table:table-cell>
          <table:table-cell office:value-type="float" office:value="97" calcext:value-type="float">
            <text:p>97</text:p>
          </table:table-cell>
          <table:table-cell table:formula="of:=VLOOKUP([.B290];[$Подписки.A:.E];2;0)" office:value-type="string" office:string-value="Базовый" calcext:value-type="string">
            <text:p>Базовый</text:p>
          </table:table-cell>
          <table:table-cell table:formula="of:=VLOOKUP([.C29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0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4-28" calcext:value-type="date">
            <text:p>2025-04-28</text:p>
          </table:table-cell>
          <table:table-cell office:value-type="float" office:value="118" calcext:value-type="float">
            <text:p>118</text:p>
          </table:table-cell>
          <table:table-cell table:formula="of:=VLOOKUP([.B291];[$Подписки.A:.E];2;0)" office:value-type="string" office:string-value="Базовый" calcext:value-type="string">
            <text:p>Базовый</text:p>
          </table:table-cell>
          <table:table-cell table:formula="of:=VLOOKUP([.C29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21" calcext:value-type="float">
            <text:p>21</text:p>
          </table:table-cell>
          <table:table-cell table:formula="of:=VLOOKUP([.B292];[$Подписки.A:.E];2;0)" office:value-type="string" office:string-value="Базовый" calcext:value-type="string">
            <text:p>Базовый</text:p>
          </table:table-cell>
          <table:table-cell table:formula="of:=VLOOKUP([.C29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2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14" calcext:value-type="float">
            <text:p>14</text:p>
          </table:table-cell>
          <table:table-cell table:formula="of:=VLOOKUP([.B293];[$Подписки.A:.E];2;0)" office:value-type="string" office:string-value="Базовый" calcext:value-type="string">
            <text:p>Базовый</text:p>
          </table:table-cell>
          <table:table-cell table:formula="of:=VLOOKUP([.C29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3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86" calcext:value-type="float">
            <text:p>86</text:p>
          </table:table-cell>
          <table:table-cell table:formula="of:=VLOOKUP([.B294];[$Подписки.A:.E];2;0)" office:value-type="string" office:string-value="Базовый" calcext:value-type="string">
            <text:p>Базовый</text:p>
          </table:table-cell>
          <table:table-cell table:formula="of:=VLOOKUP([.C29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4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51" calcext:value-type="float">
            <text:p>51</text:p>
          </table:table-cell>
          <table:table-cell table:formula="of:=VLOOKUP([.B295];[$Подписки.A:.E];2;0)" office:value-type="string" office:string-value="Премиум" calcext:value-type="string">
            <text:p>Премиум</text:p>
          </table:table-cell>
          <table:table-cell table:formula="of:=VLOOKUP([.C29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103" calcext:value-type="float">
            <text:p>103</text:p>
          </table:table-cell>
          <table:table-cell table:formula="of:=VLOOKUP([.B296];[$Подписки.A:.E];2;0)" office:value-type="string" office:string-value="Базовый" calcext:value-type="string">
            <text:p>Базовый</text:p>
          </table:table-cell>
          <table:table-cell table:formula="of:=VLOOKUP([.C29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6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33" calcext:value-type="float">
            <text:p>33</text:p>
          </table:table-cell>
          <table:table-cell table:formula="of:=VLOOKUP([.B297];[$Подписки.A:.E];2;0)" office:value-type="string" office:string-value="Базовый" calcext:value-type="string">
            <text:p>Базовый</text:p>
          </table:table-cell>
          <table:table-cell table:formula="of:=VLOOKUP([.C2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7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10-07" calcext:value-type="date">
            <text:p>2025-10-07</text:p>
          </table:table-cell>
          <table:table-cell office:value-type="float" office:value="115" calcext:value-type="float">
            <text:p>115</text:p>
          </table:table-cell>
          <table:table-cell table:formula="of:=VLOOKUP([.B298];[$Подписки.A:.E];2;0)" office:value-type="string" office:string-value="Премиум" calcext:value-type="string">
            <text:p>Премиум</text:p>
          </table:table-cell>
          <table:table-cell table:formula="of:=VLOOKUP([.C29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8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62" calcext:value-type="float">
            <text:p>62</text:p>
          </table:table-cell>
          <table:table-cell table:formula="of:=VLOOKUP([.B299];[$Подписки.A:.E];2;0)" office:value-type="string" office:string-value="Базовый" calcext:value-type="string">
            <text:p>Базовый</text:p>
          </table:table-cell>
          <table:table-cell table:formula="of:=VLOOKUP([.C29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4-26" calcext:value-type="date">
            <text:p>2025-04-26</text:p>
          </table:table-cell>
          <table:table-cell office:value-type="float" office:value="50" calcext:value-type="float">
            <text:p>50</text:p>
          </table:table-cell>
          <table:table-cell table:formula="of:=VLOOKUP([.B300];[$Подписки.A:.E];2;0)" office:value-type="string" office:string-value="Базовый" calcext:value-type="string">
            <text:p>Базовый</text:p>
          </table:table-cell>
          <table:table-cell table:formula="of:=VLOOKUP([.C30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5-30" calcext:value-type="date">
            <text:p>2025-05-30</text:p>
          </table:table-cell>
          <table:table-cell office:value-type="float" office:value="85" calcext:value-type="float">
            <text:p>85</text:p>
          </table:table-cell>
          <table:table-cell table:formula="of:=VLOOKUP([.B301];[$Подписки.A:.E];2;0)" office:value-type="string" office:string-value="Базовый" calcext:value-type="string">
            <text:p>Базовый</text:p>
          </table:table-cell>
          <table:table-cell table:formula="of:=VLOOKUP([.C30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43" calcext:value-type="float">
            <text:p>43</text:p>
          </table:table-cell>
          <table:table-cell table:formula="of:=VLOOKUP([.B302];[$Подписки.A:.E];2;0)" office:value-type="string" office:string-value="Базовый" calcext:value-type="string">
            <text:p>Базовый</text:p>
          </table:table-cell>
          <table:table-cell table:formula="of:=VLOOKUP([.C30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2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79" calcext:value-type="float">
            <text:p>79</text:p>
          </table:table-cell>
          <table:table-cell table:formula="of:=VLOOKUP([.B303];[$Подписки.A:.E];2;0)" office:value-type="string" office:string-value="Стандартный" calcext:value-type="string">
            <text:p>Стандартный</text:p>
          </table:table-cell>
          <table:table-cell table:formula="of:=VLOOKUP([.C30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3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82" calcext:value-type="float">
            <text:p>82</text:p>
          </table:table-cell>
          <table:table-cell table:formula="of:=VLOOKUP([.B304];[$Подписки.A:.E];2;0)" office:value-type="string" office:string-value="Базовый" calcext:value-type="string">
            <text:p>Базовый</text:p>
          </table:table-cell>
          <table:table-cell table:formula="of:=VLOOKUP([.C30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31" calcext:value-type="float">
            <text:p>31</text:p>
          </table:table-cell>
          <table:table-cell table:formula="of:=VLOOKUP([.B305];[$Подписки.A:.E];2;0)" office:value-type="string" office:string-value="Премиум" calcext:value-type="string">
            <text:p>Премиум</text:p>
          </table:table-cell>
          <table:table-cell table:formula="of:=VLOOKUP([.C30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5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1-16" calcext:value-type="date">
            <text:p>2025-01-16</text:p>
          </table:table-cell>
          <table:table-cell office:value-type="float" office:value="112" calcext:value-type="float">
            <text:p>112</text:p>
          </table:table-cell>
          <table:table-cell table:formula="of:=VLOOKUP([.B306];[$Подписки.A:.E];2;0)" office:value-type="string" office:string-value="Стандартный" calcext:value-type="string">
            <text:p>Стандартный</text:p>
          </table:table-cell>
          <table:table-cell table:formula="of:=VLOOKUP([.C30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51" calcext:value-type="float">
            <text:p>51</text:p>
          </table:table-cell>
          <table:table-cell table:formula="of:=VLOOKUP([.B307];[$Подписки.A:.E];2;0)" office:value-type="string" office:string-value="Стандартный" calcext:value-type="string">
            <text:p>Стандартный</text:p>
          </table:table-cell>
          <table:table-cell table:formula="of:=VLOOKUP([.C30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7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0" calcext:value-type="float">
            <text:p>10</text:p>
          </table:table-cell>
          <table:table-cell table:formula="of:=VLOOKUP([.B308];[$Подписки.A:.E];2;0)" office:value-type="string" office:string-value="Базовый" calcext:value-type="string">
            <text:p>Базовый</text:p>
          </table:table-cell>
          <table:table-cell table:formula="of:=VLOOKUP([.C30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8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5-03-28" calcext:value-type="date">
            <text:p>2025-03-28</text:p>
          </table:table-cell>
          <table:table-cell office:value-type="float" office:value="7" calcext:value-type="float">
            <text:p>7</text:p>
          </table:table-cell>
          <table:table-cell table:formula="of:=VLOOKUP([.B309];[$Подписки.A:.E];2;0)" office:value-type="string" office:string-value="Премиум" calcext:value-type="string">
            <text:p>Премиум</text:p>
          </table:table-cell>
          <table:table-cell table:formula="of:=VLOOKUP([.C30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9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6-10" calcext:value-type="date">
            <text:p>2025-06-10</text:p>
          </table:table-cell>
          <table:table-cell office:value-type="float" office:value="38" calcext:value-type="float">
            <text:p>38</text:p>
          </table:table-cell>
          <table:table-cell table:formula="of:=VLOOKUP([.B310];[$Подписки.A:.E];2;0)" office:value-type="string" office:string-value="Базовый" calcext:value-type="string">
            <text:p>Базовый</text:p>
          </table:table-cell>
          <table:table-cell table:formula="of:=VLOOKUP([.C31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0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22" calcext:value-type="float">
            <text:p>22</text:p>
          </table:table-cell>
          <table:table-cell table:formula="of:=VLOOKUP([.B311];[$Подписки.A:.E];2;0)" office:value-type="string" office:string-value="Стандартный" calcext:value-type="string">
            <text:p>Стандартный</text:p>
          </table:table-cell>
          <table:table-cell table:formula="of:=VLOOKUP([.C31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1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float" office:value="76" calcext:value-type="float">
            <text:p>76</text:p>
          </table:table-cell>
          <table:table-cell table:formula="of:=VLOOKUP([.B312];[$Подписки.A:.E];2;0)" office:value-type="string" office:string-value="Стандартный" calcext:value-type="string">
            <text:p>Стандартный</text:p>
          </table:table-cell>
          <table:table-cell table:formula="of:=VLOOKUP([.C31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97" calcext:value-type="float">
            <text:p>97</text:p>
          </table:table-cell>
          <table:table-cell table:formula="of:=VLOOKUP([.B313];[$Подписки.A:.E];2;0)" office:value-type="string" office:string-value="Премиум" calcext:value-type="string">
            <text:p>Премиум</text:p>
          </table:table-cell>
          <table:table-cell table:formula="of:=VLOOKUP([.C31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8-13" calcext:value-type="date">
            <text:p>2025-08-13</text:p>
          </table:table-cell>
          <table:table-cell office:value-type="float" office:value="31" calcext:value-type="float">
            <text:p>31</text:p>
          </table:table-cell>
          <table:table-cell table:formula="of:=VLOOKUP([.B314];[$Подписки.A:.E];2;0)" office:value-type="string" office:string-value="Премиум" calcext:value-type="string">
            <text:p>Премиум</text:p>
          </table:table-cell>
          <table:table-cell table:formula="of:=VLOOKUP([.C31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4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7-17" calcext:value-type="date">
            <text:p>2024-07-17</text:p>
          </table:table-cell>
          <table:table-cell office:value-type="float" office:value="7" calcext:value-type="float">
            <text:p>7</text:p>
          </table:table-cell>
          <table:table-cell table:formula="of:=VLOOKUP([.B315];[$Подписки.A:.E];2;0)" office:value-type="string" office:string-value="Базовый" calcext:value-type="string">
            <text:p>Базовый</text:p>
          </table:table-cell>
          <table:table-cell table:formula="of:=VLOOKUP([.C31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28" calcext:value-type="float">
            <text:p>28</text:p>
          </table:table-cell>
          <table:table-cell table:formula="of:=VLOOKUP([.B316];[$Подписки.A:.E];2;0)" office:value-type="string" office:string-value="Стандартный" calcext:value-type="string">
            <text:p>Стандартный</text:p>
          </table:table-cell>
          <table:table-cell table:formula="of:=VLOOKUP([.C31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19" calcext:value-type="float">
            <text:p>19</text:p>
          </table:table-cell>
          <table:table-cell table:formula="of:=VLOOKUP([.B317];[$Подписки.A:.E];2;0)" office:value-type="string" office:string-value="Премиум" calcext:value-type="string">
            <text:p>Премиум</text:p>
          </table:table-cell>
          <table:table-cell table:formula="of:=VLOOKUP([.C31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7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7-24" calcext:value-type="date">
            <text:p>2024-07-24</text:p>
          </table:table-cell>
          <table:table-cell office:value-type="float" office:value="75" calcext:value-type="float">
            <text:p>75</text:p>
          </table:table-cell>
          <table:table-cell table:formula="of:=VLOOKUP([.B318];[$Подписки.A:.E];2;0)" office:value-type="string" office:string-value="Стандартный" calcext:value-type="string">
            <text:p>Стандартный</text:p>
          </table:table-cell>
          <table:table-cell table:formula="of:=VLOOKUP([.C31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8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6-04" calcext:value-type="date">
            <text:p>2025-06-04</text:p>
          </table:table-cell>
          <table:table-cell office:value-type="float" office:value="42" calcext:value-type="float">
            <text:p>42</text:p>
          </table:table-cell>
          <table:table-cell table:formula="of:=VLOOKUP([.B319];[$Подписки.A:.E];2;0)" office:value-type="string" office:string-value="Базовый" calcext:value-type="string">
            <text:p>Базовый</text:p>
          </table:table-cell>
          <table:table-cell table:formula="of:=VLOOKUP([.C31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9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6" calcext:value-type="float">
            <text:p>6</text:p>
          </table:table-cell>
          <table:table-cell table:formula="of:=VLOOKUP([.B320];[$Подписки.A:.E];2;0)" office:value-type="string" office:string-value="Премиум" calcext:value-type="string">
            <text:p>Премиум</text:p>
          </table:table-cell>
          <table:table-cell table:formula="of:=VLOOKUP([.C32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1-29" calcext:value-type="date">
            <text:p>2025-01-29</text:p>
          </table:table-cell>
          <table:table-cell office:value-type="float" office:value="68" calcext:value-type="float">
            <text:p>68</text:p>
          </table:table-cell>
          <table:table-cell table:formula="of:=VLOOKUP([.B321];[$Подписки.A:.E];2;0)" office:value-type="string" office:string-value="Базовый" calcext:value-type="string">
            <text:p>Базовый</text:p>
          </table:table-cell>
          <table:table-cell table:formula="of:=VLOOKUP([.C32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1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3-12" calcext:value-type="date">
            <text:p>2024-03-12</text:p>
          </table:table-cell>
          <table:table-cell office:value-type="float" office:value="25" calcext:value-type="float">
            <text:p>25</text:p>
          </table:table-cell>
          <table:table-cell table:formula="of:=VLOOKUP([.B322];[$Подписки.A:.E];2;0)" office:value-type="string" office:string-value="Базовый" calcext:value-type="string">
            <text:p>Базовый</text:p>
          </table:table-cell>
          <table:table-cell table:formula="of:=VLOOKUP([.C32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86" calcext:value-type="float">
            <text:p>86</text:p>
          </table:table-cell>
          <table:table-cell table:formula="of:=VLOOKUP([.B323];[$Подписки.A:.E];2;0)" office:value-type="string" office:string-value="Премиум" calcext:value-type="string">
            <text:p>Премиум</text:p>
          </table:table-cell>
          <table:table-cell table:formula="of:=VLOOKUP([.C32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6-27" calcext:value-type="date">
            <text:p>2025-06-27</text:p>
          </table:table-cell>
          <table:table-cell office:value-type="float" office:value="15" calcext:value-type="float">
            <text:p>15</text:p>
          </table:table-cell>
          <table:table-cell table:formula="of:=VLOOKUP([.B324];[$Подписки.A:.E];2;0)" office:value-type="string" office:string-value="Стандартный" calcext:value-type="string">
            <text:p>Стандартный</text:p>
          </table:table-cell>
          <table:table-cell table:formula="of:=VLOOKUP([.C32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45" calcext:value-type="float">
            <text:p>45</text:p>
          </table:table-cell>
          <table:table-cell table:formula="of:=VLOOKUP([.B325];[$Подписки.A:.E];2;0)" office:value-type="string" office:string-value="Базовый" calcext:value-type="string">
            <text:p>Базовый</text:p>
          </table:table-cell>
          <table:table-cell table:formula="of:=VLOOKUP([.C32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8-01" calcext:value-type="date">
            <text:p>2024-08-01</text:p>
          </table:table-cell>
          <table:table-cell office:value-type="float" office:value="55" calcext:value-type="float">
            <text:p>55</text:p>
          </table:table-cell>
          <table:table-cell table:formula="of:=VLOOKUP([.B326];[$Подписки.A:.E];2;0)" office:value-type="string" office:string-value="Премиум" calcext:value-type="string">
            <text:p>Премиум</text:p>
          </table:table-cell>
          <table:table-cell table:formula="of:=VLOOKUP([.C32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80" calcext:value-type="float">
            <text:p>80</text:p>
          </table:table-cell>
          <table:table-cell table:formula="of:=VLOOKUP([.B327];[$Подписки.A:.E];2;0)" office:value-type="string" office:string-value="Базовый" calcext:value-type="string">
            <text:p>Базовый</text:p>
          </table:table-cell>
          <table:table-cell table:formula="of:=VLOOKUP([.C32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7" calcext:value-type="date">
            <text:p>2025-04-07</text:p>
          </table:table-cell>
          <table:table-cell office:value-type="float" office:value="84" calcext:value-type="float">
            <text:p>84</text:p>
          </table:table-cell>
          <table:table-cell table:formula="of:=VLOOKUP([.B328];[$Подписки.A:.E];2;0)" office:value-type="string" office:string-value="Базовый" calcext:value-type="string">
            <text:p>Базовый</text:p>
          </table:table-cell>
          <table:table-cell table:formula="of:=VLOOKUP([.C32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table:formula="of:=VLOOKUP([.B329];[$Подписки.A:.E];2;0)" office:value-type="string" office:string-value="Стандартный" calcext:value-type="string">
            <text:p>Стандартный</text:p>
          </table:table-cell>
          <table:table-cell table:formula="of:=VLOOKUP([.C32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9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101" calcext:value-type="float">
            <text:p>101</text:p>
          </table:table-cell>
          <table:table-cell table:formula="of:=VLOOKUP([.B330];[$Подписки.A:.E];2;0)" office:value-type="string" office:string-value="Базовый" calcext:value-type="string">
            <text:p>Базовый</text:p>
          </table:table-cell>
          <table:table-cell table:formula="of:=VLOOKUP([.C33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08-11" calcext:value-type="date">
            <text:p>2025-08-11</text:p>
          </table:table-cell>
          <table:table-cell office:value-type="float" office:value="30" calcext:value-type="float">
            <text:p>30</text:p>
          </table:table-cell>
          <table:table-cell table:formula="of:=VLOOKUP([.B331];[$Подписки.A:.E];2;0)" office:value-type="string" office:string-value="Базовый" calcext:value-type="string">
            <text:p>Базовый</text:p>
          </table:table-cell>
          <table:table-cell table:formula="of:=VLOOKUP([.C33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1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6-14" calcext:value-type="date">
            <text:p>2024-06-14</text:p>
          </table:table-cell>
          <table:table-cell office:value-type="float" office:value="107" calcext:value-type="float">
            <text:p>107</text:p>
          </table:table-cell>
          <table:table-cell table:formula="of:=VLOOKUP([.B332];[$Подписки.A:.E];2;0)" office:value-type="string" office:string-value="Базовый" calcext:value-type="string">
            <text:p>Базовый</text:p>
          </table:table-cell>
          <table:table-cell table:formula="of:=VLOOKUP([.C33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2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4-05-01" calcext:value-type="date">
            <text:p>2024-05-01</text:p>
          </table:table-cell>
          <table:table-cell office:value-type="float" office:value="118" calcext:value-type="float">
            <text:p>118</text:p>
          </table:table-cell>
          <table:table-cell table:formula="of:=VLOOKUP([.B333];[$Подписки.A:.E];2;0)" office:value-type="string" office:string-value="Базовый" calcext:value-type="string">
            <text:p>Базовый</text:p>
          </table:table-cell>
          <table:table-cell table:formula="of:=VLOOKUP([.C33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3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4-15" calcext:value-type="date">
            <text:p>2024-04-15</text:p>
          </table:table-cell>
          <table:table-cell office:value-type="float" office:value="48" calcext:value-type="float">
            <text:p>48</text:p>
          </table:table-cell>
          <table:table-cell table:formula="of:=VLOOKUP([.B334];[$Подписки.A:.E];2;0)" office:value-type="string" office:string-value="Стандартный" calcext:value-type="string">
            <text:p>Стандартный</text:p>
          </table:table-cell>
          <table:table-cell table:formula="of:=VLOOKUP([.C33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4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11-12" calcext:value-type="date">
            <text:p>2024-11-12</text:p>
          </table:table-cell>
          <table:table-cell office:value-type="float" office:value="71" calcext:value-type="float">
            <text:p>71</text:p>
          </table:table-cell>
          <table:table-cell table:formula="of:=VLOOKUP([.B335];[$Подписки.A:.E];2;0)" office:value-type="string" office:string-value="Базовый" calcext:value-type="string">
            <text:p>Базовый</text:p>
          </table:table-cell>
          <table:table-cell table:formula="of:=VLOOKUP([.C33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5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3-13" calcext:value-type="date">
            <text:p>2024-03-13</text:p>
          </table:table-cell>
          <table:table-cell office:value-type="float" office:value="107" calcext:value-type="float">
            <text:p>107</text:p>
          </table:table-cell>
          <table:table-cell table:formula="of:=VLOOKUP([.B336];[$Подписки.A:.E];2;0)" office:value-type="string" office:string-value="Стандартный" calcext:value-type="string">
            <text:p>Стандартный</text:p>
          </table:table-cell>
          <table:table-cell table:formula="of:=VLOOKUP([.C33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6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118" calcext:value-type="float">
            <text:p>118</text:p>
          </table:table-cell>
          <table:table-cell table:formula="of:=VLOOKUP([.B337];[$Подписки.A:.E];2;0)" office:value-type="string" office:string-value="Стандартный" calcext:value-type="string">
            <text:p>Стандартный</text:p>
          </table:table-cell>
          <table:table-cell table:formula="of:=VLOOKUP([.C33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7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1-20" calcext:value-type="date">
            <text:p>2025-11-20</text:p>
          </table:table-cell>
          <table:table-cell office:value-type="float" office:value="96" calcext:value-type="float">
            <text:p>96</text:p>
          </table:table-cell>
          <table:table-cell table:formula="of:=VLOOKUP([.B338];[$Подписки.A:.E];2;0)" office:value-type="string" office:string-value="Премиум" calcext:value-type="string">
            <text:p>Премиум</text:p>
          </table:table-cell>
          <table:table-cell table:formula="of:=VLOOKUP([.C33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11-13" calcext:value-type="date">
            <text:p>2024-11-13</text:p>
          </table:table-cell>
          <table:table-cell office:value-type="float" office:value="115" calcext:value-type="float">
            <text:p>115</text:p>
          </table:table-cell>
          <table:table-cell table:formula="of:=VLOOKUP([.B339];[$Подписки.A:.E];2;0)" office:value-type="string" office:string-value="Базовый" calcext:value-type="string">
            <text:p>Базовый</text:p>
          </table:table-cell>
          <table:table-cell table:formula="of:=VLOOKUP([.C33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9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84" calcext:value-type="float">
            <text:p>84</text:p>
          </table:table-cell>
          <table:table-cell table:formula="of:=VLOOKUP([.B340];[$Подписки.A:.E];2;0)" office:value-type="string" office:string-value="Базовый" calcext:value-type="string">
            <text:p>Базовый</text:p>
          </table:table-cell>
          <table:table-cell table:formula="of:=VLOOKUP([.C34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26" calcext:value-type="float">
            <text:p>26</text:p>
          </table:table-cell>
          <table:table-cell table:formula="of:=VLOOKUP([.B341];[$Подписки.A:.E];2;0)" office:value-type="string" office:string-value="Базовый" calcext:value-type="string">
            <text:p>Базовый</text:p>
          </table:table-cell>
          <table:table-cell table:formula="of:=VLOOKUP([.C34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1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45" calcext:value-type="float">
            <text:p>45</text:p>
          </table:table-cell>
          <table:table-cell table:formula="of:=VLOOKUP([.B342];[$Подписки.A:.E];2;0)" office:value-type="string" office:string-value="Базовый" calcext:value-type="string">
            <text:p>Базовый</text:p>
          </table:table-cell>
          <table:table-cell table:formula="of:=VLOOKUP([.C34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91" calcext:value-type="float">
            <text:p>91</text:p>
          </table:table-cell>
          <table:table-cell table:formula="of:=VLOOKUP([.B343];[$Подписки.A:.E];2;0)" office:value-type="string" office:string-value="Премиум" calcext:value-type="string">
            <text:p>Премиум</text:p>
          </table:table-cell>
          <table:table-cell table:formula="of:=VLOOKUP([.C34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3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49" calcext:value-type="float">
            <text:p>49</text:p>
          </table:table-cell>
          <table:table-cell table:formula="of:=VLOOKUP([.B344];[$Подписки.A:.E];2;0)" office:value-type="string" office:string-value="Базовый" calcext:value-type="string">
            <text:p>Базовый</text:p>
          </table:table-cell>
          <table:table-cell table:formula="of:=VLOOKUP([.C34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4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12-21" calcext:value-type="date">
            <text:p>2024-12-21</text:p>
          </table:table-cell>
          <table:table-cell office:value-type="float" office:value="49" calcext:value-type="float">
            <text:p>49</text:p>
          </table:table-cell>
          <table:table-cell table:formula="of:=VLOOKUP([.B345];[$Подписки.A:.E];2;0)" office:value-type="string" office:string-value="Премиум" calcext:value-type="string">
            <text:p>Премиум</text:p>
          </table:table-cell>
          <table:table-cell table:formula="of:=VLOOKUP([.C34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57" calcext:value-type="float">
            <text:p>57</text:p>
          </table:table-cell>
          <table:table-cell table:formula="of:=VLOOKUP([.B346];[$Подписки.A:.E];2;0)" office:value-type="string" office:string-value="Премиум" calcext:value-type="string">
            <text:p>Премиум</text:p>
          </table:table-cell>
          <table:table-cell table:formula="of:=VLOOKUP([.C34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6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11-02" calcext:value-type="date">
            <text:p>2024-11-02</text:p>
          </table:table-cell>
          <table:table-cell office:value-type="float" office:value="48" calcext:value-type="float">
            <text:p>48</text:p>
          </table:table-cell>
          <table:table-cell table:formula="of:=VLOOKUP([.B347];[$Подписки.A:.E];2;0)" office:value-type="string" office:string-value="Стандартный" calcext:value-type="string">
            <text:p>Стандартный</text:p>
          </table:table-cell>
          <table:table-cell table:formula="of:=VLOOKUP([.C34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7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26" calcext:value-type="float">
            <text:p>26</text:p>
          </table:table-cell>
          <table:table-cell table:formula="of:=VLOOKUP([.B348];[$Подписки.A:.E];2;0)" office:value-type="string" office:string-value="Базовый" calcext:value-type="string">
            <text:p>Базовый</text:p>
          </table:table-cell>
          <table:table-cell table:formula="of:=VLOOKUP([.C34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8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109" calcext:value-type="float">
            <text:p>109</text:p>
          </table:table-cell>
          <table:table-cell table:formula="of:=VLOOKUP([.B349];[$Подписки.A:.E];2;0)" office:value-type="string" office:string-value="Стандартный" calcext:value-type="string">
            <text:p>Стандартный</text:p>
          </table:table-cell>
          <table:table-cell table:formula="of:=VLOOKUP([.C34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9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12-14" calcext:value-type="date">
            <text:p>2025-12-14</text:p>
          </table:table-cell>
          <table:table-cell office:value-type="float" office:value="119" calcext:value-type="float">
            <text:p>119</text:p>
          </table:table-cell>
          <table:table-cell table:formula="of:=VLOOKUP([.B350];[$Подписки.A:.E];2;0)" office:value-type="string" office:string-value="Премиум" calcext:value-type="string">
            <text:p>Премиум</text:p>
          </table:table-cell>
          <table:table-cell table:formula="of:=VLOOKUP([.C35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0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4-02" calcext:value-type="date">
            <text:p>2024-04-02</text:p>
          </table:table-cell>
          <table:table-cell office:value-type="float" office:value="58" calcext:value-type="float">
            <text:p>58</text:p>
          </table:table-cell>
          <table:table-cell table:formula="of:=VLOOKUP([.B351];[$Подписки.A:.E];2;0)" office:value-type="string" office:string-value="Премиум" calcext:value-type="string">
            <text:p>Премиум</text:p>
          </table:table-cell>
          <table:table-cell table:formula="of:=VLOOKUP([.C35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float" office:value="11" calcext:value-type="float">
            <text:p>11</text:p>
          </table:table-cell>
          <table:table-cell table:formula="of:=VLOOKUP([.B352];[$Подписки.A:.E];2;0)" office:value-type="string" office:string-value="Базовый" calcext:value-type="string">
            <text:p>Базовый</text:p>
          </table:table-cell>
          <table:table-cell table:formula="of:=VLOOKUP([.C35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2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35" calcext:value-type="float">
            <text:p>35</text:p>
          </table:table-cell>
          <table:table-cell table:formula="of:=VLOOKUP([.B353];[$Подписки.A:.E];2;0)" office:value-type="string" office:string-value="Премиум" calcext:value-type="string">
            <text:p>Премиум</text:p>
          </table:table-cell>
          <table:table-cell table:formula="of:=VLOOKUP([.C35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1-24" calcext:value-type="date">
            <text:p>2024-01-24</text:p>
          </table:table-cell>
          <table:table-cell office:value-type="float" office:value="24" calcext:value-type="float">
            <text:p>24</text:p>
          </table:table-cell>
          <table:table-cell table:formula="of:=VLOOKUP([.B354];[$Подписки.A:.E];2;0)" office:value-type="string" office:string-value="Базовый" calcext:value-type="string">
            <text:p>Базовый</text:p>
          </table:table-cell>
          <table:table-cell table:formula="of:=VLOOKUP([.C35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24" calcext:value-type="float">
            <text:p>24</text:p>
          </table:table-cell>
          <table:table-cell table:formula="of:=VLOOKUP([.B355];[$Подписки.A:.E];2;0)" office:value-type="string" office:string-value="Стандартный" calcext:value-type="string">
            <text:p>Стандартный</text:p>
          </table:table-cell>
          <table:table-cell table:formula="of:=VLOOKUP([.C35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5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15" calcext:value-type="date">
            <text:p>2025-07-15</text:p>
          </table:table-cell>
          <table:table-cell office:value-type="float" office:value="53" calcext:value-type="float">
            <text:p>53</text:p>
          </table:table-cell>
          <table:table-cell table:formula="of:=VLOOKUP([.B356];[$Подписки.A:.E];2;0)" office:value-type="string" office:string-value="Премиум" calcext:value-type="string">
            <text:p>Премиум</text:p>
          </table:table-cell>
          <table:table-cell table:formula="of:=VLOOKUP([.C356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6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40" calcext:value-type="float">
            <text:p>40</text:p>
          </table:table-cell>
          <table:table-cell table:formula="of:=VLOOKUP([.B357];[$Подписки.A:.E];2;0)" office:value-type="string" office:string-value="Стандартный" calcext:value-type="string">
            <text:p>Стандартный</text:p>
          </table:table-cell>
          <table:table-cell table:formula="of:=VLOOKUP([.C35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7-31" calcext:value-type="date">
            <text:p>2025-07-31</text:p>
          </table:table-cell>
          <table:table-cell office:value-type="float" office:value="83" calcext:value-type="float">
            <text:p>83</text:p>
          </table:table-cell>
          <table:table-cell table:formula="of:=VLOOKUP([.B358];[$Подписки.A:.E];2;0)" office:value-type="string" office:string-value="Базовый" calcext:value-type="string">
            <text:p>Базовый</text:p>
          </table:table-cell>
          <table:table-cell table:formula="of:=VLOOKUP([.C35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8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10-21" calcext:value-type="date">
            <text:p>2024-10-21</text:p>
          </table:table-cell>
          <table:table-cell office:value-type="float" office:value="46" calcext:value-type="float">
            <text:p>46</text:p>
          </table:table-cell>
          <table:table-cell table:formula="of:=VLOOKUP([.B359];[$Подписки.A:.E];2;0)" office:value-type="string" office:string-value="Стандартный" calcext:value-type="string">
            <text:p>Стандартный</text:p>
          </table:table-cell>
          <table:table-cell table:formula="of:=VLOOKUP([.C35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10-04" calcext:value-type="date">
            <text:p>2025-10-04</text:p>
          </table:table-cell>
          <table:table-cell office:value-type="float" office:value="113" calcext:value-type="float">
            <text:p>113</text:p>
          </table:table-cell>
          <table:table-cell table:formula="of:=VLOOKUP([.B360];[$Подписки.A:.E];2;0)" office:value-type="string" office:string-value="Базовый" calcext:value-type="string">
            <text:p>Базовый</text:p>
          </table:table-cell>
          <table:table-cell table:formula="of:=VLOOKUP([.C36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0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19" calcext:value-type="float">
            <text:p>19</text:p>
          </table:table-cell>
          <table:table-cell table:formula="of:=VLOOKUP([.B361];[$Подписки.A:.E];2;0)" office:value-type="string" office:string-value="Премиум" calcext:value-type="string">
            <text:p>Премиум</text:p>
          </table:table-cell>
          <table:table-cell table:formula="of:=VLOOKUP([.C36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6-03" calcext:value-type="date">
            <text:p>2025-06-03</text:p>
          </table:table-cell>
          <table:table-cell office:value-type="float" office:value="104" calcext:value-type="float">
            <text:p>104</text:p>
          </table:table-cell>
          <table:table-cell table:formula="of:=VLOOKUP([.B362];[$Подписки.A:.E];2;0)" office:value-type="string" office:string-value="Базовый" calcext:value-type="string">
            <text:p>Базовый</text:p>
          </table:table-cell>
          <table:table-cell table:formula="of:=VLOOKUP([.C36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2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10-24" calcext:value-type="date">
            <text:p>2024-10-24</text:p>
          </table:table-cell>
          <table:table-cell office:value-type="float" office:value="48" calcext:value-type="float">
            <text:p>48</text:p>
          </table:table-cell>
          <table:table-cell table:formula="of:=VLOOKUP([.B363];[$Подписки.A:.E];2;0)" office:value-type="string" office:string-value="Премиум" calcext:value-type="string">
            <text:p>Премиум</text:p>
          </table:table-cell>
          <table:table-cell table:formula="of:=VLOOKUP([.C36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3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02" calcext:value-type="date">
            <text:p>2024-01-02</text:p>
          </table:table-cell>
          <table:table-cell office:value-type="float" office:value="41" calcext:value-type="float">
            <text:p>41</text:p>
          </table:table-cell>
          <table:table-cell table:formula="of:=VLOOKUP([.B364];[$Подписки.A:.E];2;0)" office:value-type="string" office:string-value="Стандартный" calcext:value-type="string">
            <text:p>Стандартный</text:p>
          </table:table-cell>
          <table:table-cell table:formula="of:=VLOOKUP([.C36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4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66" calcext:value-type="float">
            <text:p>66</text:p>
          </table:table-cell>
          <table:table-cell table:formula="of:=VLOOKUP([.B365];[$Подписки.A:.E];2;0)" office:value-type="string" office:string-value="Премиум" calcext:value-type="string">
            <text:p>Премиум</text:p>
          </table:table-cell>
          <table:table-cell table:formula="of:=VLOOKUP([.C36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5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5-18" calcext:value-type="date">
            <text:p>2025-05-18</text:p>
          </table:table-cell>
          <table:table-cell office:value-type="float" office:value="107" calcext:value-type="float">
            <text:p>107</text:p>
          </table:table-cell>
          <table:table-cell table:formula="of:=VLOOKUP([.B366];[$Подписки.A:.E];2;0)" office:value-type="string" office:string-value="Премиум" calcext:value-type="string">
            <text:p>Премиум</text:p>
          </table:table-cell>
          <table:table-cell table:formula="of:=VLOOKUP([.C36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107" calcext:value-type="float">
            <text:p>107</text:p>
          </table:table-cell>
          <table:table-cell table:formula="of:=VLOOKUP([.B367];[$Подписки.A:.E];2;0)" office:value-type="string" office:string-value="Премиум" calcext:value-type="string">
            <text:p>Премиум</text:p>
          </table:table-cell>
          <table:table-cell table:formula="of:=VLOOKUP([.C36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1-28" calcext:value-type="date">
            <text:p>2024-01-28</text:p>
          </table:table-cell>
          <table:table-cell office:value-type="float" office:value="70" calcext:value-type="float">
            <text:p>70</text:p>
          </table:table-cell>
          <table:table-cell table:formula="of:=VLOOKUP([.B368];[$Подписки.A:.E];2;0)" office:value-type="string" office:string-value="Стандартный" calcext:value-type="string">
            <text:p>Стандартный</text:p>
          </table:table-cell>
          <table:table-cell table:formula="of:=VLOOKUP([.C36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8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44" calcext:value-type="float">
            <text:p>44</text:p>
          </table:table-cell>
          <table:table-cell table:formula="of:=VLOOKUP([.B369];[$Подписки.A:.E];2;0)" office:value-type="string" office:string-value="Премиум" calcext:value-type="string">
            <text:p>Премиум</text:p>
          </table:table-cell>
          <table:table-cell table:formula="of:=VLOOKUP([.C36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9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49" calcext:value-type="float">
            <text:p>49</text:p>
          </table:table-cell>
          <table:table-cell table:formula="of:=VLOOKUP([.B370];[$Подписки.A:.E];2;0)" office:value-type="string" office:string-value="Премиум" calcext:value-type="string">
            <text:p>Премиум</text:p>
          </table:table-cell>
          <table:table-cell table:formula="of:=VLOOKUP([.C37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0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0-13" calcext:value-type="date">
            <text:p>2024-10-13</text:p>
          </table:table-cell>
          <table:table-cell office:value-type="float" office:value="15" calcext:value-type="float">
            <text:p>15</text:p>
          </table:table-cell>
          <table:table-cell table:formula="of:=VLOOKUP([.B371];[$Подписки.A:.E];2;0)" office:value-type="string" office:string-value="Стандартный" calcext:value-type="string">
            <text:p>Стандартный</text:p>
          </table:table-cell>
          <table:table-cell table:formula="of:=VLOOKUP([.C37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1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9-21" calcext:value-type="date">
            <text:p>2025-09-21</text:p>
          </table:table-cell>
          <table:table-cell office:value-type="float" office:value="18" calcext:value-type="float">
            <text:p>18</text:p>
          </table:table-cell>
          <table:table-cell table:formula="of:=VLOOKUP([.B372];[$Подписки.A:.E];2;0)" office:value-type="string" office:string-value="Базовый" calcext:value-type="string">
            <text:p>Базовый</text:p>
          </table:table-cell>
          <table:table-cell table:formula="of:=VLOOKUP([.C37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2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14" calcext:value-type="float">
            <text:p>14</text:p>
          </table:table-cell>
          <table:table-cell table:formula="of:=VLOOKUP([.B373];[$Подписки.A:.E];2;0)" office:value-type="string" office:string-value="Базовый" calcext:value-type="string">
            <text:p>Базовый</text:p>
          </table:table-cell>
          <table:table-cell table:formula="of:=VLOOKUP([.C37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3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2-26" calcext:value-type="date">
            <text:p>2024-12-26</text:p>
          </table:table-cell>
          <table:table-cell office:value-type="float" office:value="5" calcext:value-type="float">
            <text:p>5</text:p>
          </table:table-cell>
          <table:table-cell table:formula="of:=VLOOKUP([.B374];[$Подписки.A:.E];2;0)" office:value-type="string" office:string-value="Премиум" calcext:value-type="string">
            <text:p>Премиум</text:p>
          </table:table-cell>
          <table:table-cell table:formula="of:=VLOOKUP([.C37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4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11-13" calcext:value-type="date">
            <text:p>2025-11-13</text:p>
          </table:table-cell>
          <table:table-cell office:value-type="float" office:value="80" calcext:value-type="float">
            <text:p>80</text:p>
          </table:table-cell>
          <table:table-cell table:formula="of:=VLOOKUP([.B375];[$Подписки.A:.E];2;0)" office:value-type="string" office:string-value="Стандартный" calcext:value-type="string">
            <text:p>Стандартный</text:p>
          </table:table-cell>
          <table:table-cell table:formula="of:=VLOOKUP([.C37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5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5-07-29" calcext:value-type="date">
            <text:p>2025-07-29</text:p>
          </table:table-cell>
          <table:table-cell office:value-type="float" office:value="88" calcext:value-type="float">
            <text:p>88</text:p>
          </table:table-cell>
          <table:table-cell table:formula="of:=VLOOKUP([.B376];[$Подписки.A:.E];2;0)" office:value-type="string" office:string-value="Базовый" calcext:value-type="string">
            <text:p>Базовый</text:p>
          </table:table-cell>
          <table:table-cell table:formula="of:=VLOOKUP([.C37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6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105" calcext:value-type="float">
            <text:p>105</text:p>
          </table:table-cell>
          <table:table-cell table:formula="of:=VLOOKUP([.B377];[$Подписки.A:.E];2;0)" office:value-type="string" office:string-value="Стандартный" calcext:value-type="string">
            <text:p>Стандартный</text:p>
          </table:table-cell>
          <table:table-cell table:formula="of:=VLOOKUP([.C37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7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10-31" calcext:value-type="date">
            <text:p>2024-10-31</text:p>
          </table:table-cell>
          <table:table-cell office:value-type="float" office:value="117" calcext:value-type="float">
            <text:p>117</text:p>
          </table:table-cell>
          <table:table-cell table:formula="of:=VLOOKUP([.B378];[$Подписки.A:.E];2;0)" office:value-type="string" office:string-value="Премиум" calcext:value-type="string">
            <text:p>Премиум</text:p>
          </table:table-cell>
          <table:table-cell table:formula="of:=VLOOKUP([.C37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8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6-04" calcext:value-type="date">
            <text:p>2024-06-04</text:p>
          </table:table-cell>
          <table:table-cell office:value-type="float" office:value="115" calcext:value-type="float">
            <text:p>115</text:p>
          </table:table-cell>
          <table:table-cell table:formula="of:=VLOOKUP([.B379];[$Подписки.A:.E];2;0)" office:value-type="string" office:string-value="Базовый" calcext:value-type="string">
            <text:p>Базовый</text:p>
          </table:table-cell>
          <table:table-cell table:formula="of:=VLOOKUP([.C37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9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09-11" calcext:value-type="date">
            <text:p>2025-09-11</text:p>
          </table:table-cell>
          <table:table-cell office:value-type="float" office:value="65" calcext:value-type="float">
            <text:p>65</text:p>
          </table:table-cell>
          <table:table-cell table:formula="of:=VLOOKUP([.B380];[$Подписки.A:.E];2;0)" office:value-type="string" office:string-value="Базовый" calcext:value-type="string">
            <text:p>Базовый</text:p>
          </table:table-cell>
          <table:table-cell table:formula="of:=VLOOKUP([.C38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0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10-03" calcext:value-type="date">
            <text:p>2025-10-03</text:p>
          </table:table-cell>
          <table:table-cell office:value-type="float" office:value="77" calcext:value-type="float">
            <text:p>77</text:p>
          </table:table-cell>
          <table:table-cell table:formula="of:=VLOOKUP([.B381];[$Подписки.A:.E];2;0)" office:value-type="string" office:string-value="Базовый" calcext:value-type="string">
            <text:p>Базовый</text:p>
          </table:table-cell>
          <table:table-cell table:formula="of:=VLOOKUP([.C38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1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33" calcext:value-type="float">
            <text:p>33</text:p>
          </table:table-cell>
          <table:table-cell table:formula="of:=VLOOKUP([.B382];[$Подписки.A:.E];2;0)" office:value-type="string" office:string-value="Стандартный" calcext:value-type="string">
            <text:p>Стандартный</text:p>
          </table:table-cell>
          <table:table-cell table:formula="of:=VLOOKUP([.C38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105" calcext:value-type="float">
            <text:p>105</text:p>
          </table:table-cell>
          <table:table-cell table:formula="of:=VLOOKUP([.B383];[$Подписки.A:.E];2;0)" office:value-type="string" office:string-value="Базовый" calcext:value-type="string">
            <text:p>Базовый</text:p>
          </table:table-cell>
          <table:table-cell table:formula="of:=VLOOKUP([.C38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3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117" calcext:value-type="float">
            <text:p>117</text:p>
          </table:table-cell>
          <table:table-cell table:formula="of:=VLOOKUP([.B384];[$Подписки.A:.E];2;0)" office:value-type="string" office:string-value="Премиум" calcext:value-type="string">
            <text:p>Премиум</text:p>
          </table:table-cell>
          <table:table-cell table:formula="of:=VLOOKUP([.C38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4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110" calcext:value-type="float">
            <text:p>110</text:p>
          </table:table-cell>
          <table:table-cell table:formula="of:=VLOOKUP([.B385];[$Подписки.A:.E];2;0)" office:value-type="string" office:string-value="Стандартный" calcext:value-type="string">
            <text:p>Стандартный</text:p>
          </table:table-cell>
          <table:table-cell table:formula="of:=VLOOKUP([.C38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92" calcext:value-type="float">
            <text:p>92</text:p>
          </table:table-cell>
          <table:table-cell table:formula="of:=VLOOKUP([.B386];[$Подписки.A:.E];2;0)" office:value-type="string" office:string-value="Базовый" calcext:value-type="string">
            <text:p>Базовый</text:p>
          </table:table-cell>
          <table:table-cell table:formula="of:=VLOOKUP([.C38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6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8-04" calcext:value-type="date">
            <text:p>2024-08-04</text:p>
          </table:table-cell>
          <table:table-cell office:value-type="float" office:value="54" calcext:value-type="float">
            <text:p>54</text:p>
          </table:table-cell>
          <table:table-cell table:formula="of:=VLOOKUP([.B387];[$Подписки.A:.E];2;0)" office:value-type="string" office:string-value="Стандартный" calcext:value-type="string">
            <text:p>Стандартный</text:p>
          </table:table-cell>
          <table:table-cell table:formula="of:=VLOOKUP([.C38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7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99" calcext:value-type="float">
            <text:p>99</text:p>
          </table:table-cell>
          <table:table-cell table:formula="of:=VLOOKUP([.B388];[$Подписки.A:.E];2;0)" office:value-type="string" office:string-value="Базовый" calcext:value-type="string">
            <text:p>Базовый</text:p>
          </table:table-cell>
          <table:table-cell table:formula="of:=VLOOKUP([.C38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8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27" calcext:value-type="float">
            <text:p>27</text:p>
          </table:table-cell>
          <table:table-cell table:formula="of:=VLOOKUP([.B389];[$Подписки.A:.E];2;0)" office:value-type="string" office:string-value="Стандартный" calcext:value-type="string">
            <text:p>Стандартный</text:p>
          </table:table-cell>
          <table:table-cell table:formula="of:=VLOOKUP([.C38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9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30" calcext:value-type="date">
            <text:p>2024-05-30</text:p>
          </table:table-cell>
          <table:table-cell office:value-type="float" office:value="49" calcext:value-type="float">
            <text:p>49</text:p>
          </table:table-cell>
          <table:table-cell table:formula="of:=VLOOKUP([.B390];[$Подписки.A:.E];2;0)" office:value-type="string" office:string-value="Базовый" calcext:value-type="string">
            <text:p>Базовый</text:p>
          </table:table-cell>
          <table:table-cell table:formula="of:=VLOOKUP([.C39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0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1-09" calcext:value-type="date">
            <text:p>2025-01-09</text:p>
          </table:table-cell>
          <table:table-cell office:value-type="float" office:value="12" calcext:value-type="float">
            <text:p>12</text:p>
          </table:table-cell>
          <table:table-cell table:formula="of:=VLOOKUP([.B391];[$Подписки.A:.E];2;0)" office:value-type="string" office:string-value="Базовый" calcext:value-type="string">
            <text:p>Базовый</text:p>
          </table:table-cell>
          <table:table-cell table:formula="of:=VLOOKUP([.C39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100" calcext:value-type="float">
            <text:p>100</text:p>
          </table:table-cell>
          <table:table-cell table:formula="of:=VLOOKUP([.B392];[$Подписки.A:.E];2;0)" office:value-type="string" office:string-value="Премиум" calcext:value-type="string">
            <text:p>Премиум</text:p>
          </table:table-cell>
          <table:table-cell table:formula="of:=VLOOKUP([.C39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6-23" calcext:value-type="date">
            <text:p>2024-06-23</text:p>
          </table:table-cell>
          <table:table-cell office:value-type="float" office:value="38" calcext:value-type="float">
            <text:p>38</text:p>
          </table:table-cell>
          <table:table-cell table:formula="of:=VLOOKUP([.B393];[$Подписки.A:.E];2;0)" office:value-type="string" office:string-value="Стандартный" calcext:value-type="string">
            <text:p>Стандартный</text:p>
          </table:table-cell>
          <table:table-cell table:formula="of:=VLOOKUP([.C39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3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4-28" calcext:value-type="date">
            <text:p>2024-04-28</text:p>
          </table:table-cell>
          <table:table-cell office:value-type="float" office:value="94" calcext:value-type="float">
            <text:p>94</text:p>
          </table:table-cell>
          <table:table-cell table:formula="of:=VLOOKUP([.B394];[$Подписки.A:.E];2;0)" office:value-type="string" office:string-value="Базовый" calcext:value-type="string">
            <text:p>Базовый</text:p>
          </table:table-cell>
          <table:table-cell table:formula="of:=VLOOKUP([.C39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4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5-02-17" calcext:value-type="date">
            <text:p>2025-02-17</text:p>
          </table:table-cell>
          <table:table-cell office:value-type="float" office:value="118" calcext:value-type="float">
            <text:p>118</text:p>
          </table:table-cell>
          <table:table-cell table:formula="of:=VLOOKUP([.B395];[$Подписки.A:.E];2;0)" office:value-type="string" office:string-value="Стандартный" calcext:value-type="string">
            <text:p>Стандартный</text:p>
          </table:table-cell>
          <table:table-cell table:formula="of:=VLOOKUP([.C39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5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6-21" calcext:value-type="date">
            <text:p>2025-06-21</text:p>
          </table:table-cell>
          <table:table-cell office:value-type="float" office:value="12" calcext:value-type="float">
            <text:p>12</text:p>
          </table:table-cell>
          <table:table-cell table:formula="of:=VLOOKUP([.B396];[$Подписки.A:.E];2;0)" office:value-type="string" office:string-value="Базовый" calcext:value-type="string">
            <text:p>Базовый</text:p>
          </table:table-cell>
          <table:table-cell table:formula="of:=VLOOKUP([.C39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6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12-10" calcext:value-type="date">
            <text:p>2024-12-10</text:p>
          </table:table-cell>
          <table:table-cell office:value-type="float" office:value="50" calcext:value-type="float">
            <text:p>50</text:p>
          </table:table-cell>
          <table:table-cell table:formula="of:=VLOOKUP([.B397];[$Подписки.A:.E];2;0)" office:value-type="string" office:string-value="Премиум" calcext:value-type="string">
            <text:p>Премиум</text:p>
          </table:table-cell>
          <table:table-cell table:formula="of:=VLOOKUP([.C3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23" calcext:value-type="float">
            <text:p>23</text:p>
          </table:table-cell>
          <table:table-cell table:formula="of:=VLOOKUP([.B398];[$Подписки.A:.E];2;0)" office:value-type="string" office:string-value="Базовый" calcext:value-type="string">
            <text:p>Базовый</text:p>
          </table:table-cell>
          <table:table-cell table:formula="of:=VLOOKUP([.C39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0-15" calcext:value-type="date">
            <text:p>2025-10-15</text:p>
          </table:table-cell>
          <table:table-cell office:value-type="float" office:value="57" calcext:value-type="float">
            <text:p>57</text:p>
          </table:table-cell>
          <table:table-cell table:formula="of:=VLOOKUP([.B399];[$Подписки.A:.E];2;0)" office:value-type="string" office:string-value="Премиум" calcext:value-type="string">
            <text:p>Премиум</text:p>
          </table:table-cell>
          <table:table-cell table:formula="of:=VLOOKUP([.C39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9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2-26" calcext:value-type="date">
            <text:p>2024-12-26</text:p>
          </table:table-cell>
          <table:table-cell office:value-type="float" office:value="94" calcext:value-type="float">
            <text:p>94</text:p>
          </table:table-cell>
          <table:table-cell table:formula="of:=VLOOKUP([.B400];[$Подписки.A:.E];2;0)" office:value-type="string" office:string-value="Премиум" calcext:value-type="string">
            <text:p>Премиум</text:p>
          </table:table-cell>
          <table:table-cell table:formula="of:=VLOOKUP([.C40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0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74" calcext:value-type="float">
            <text:p>74</text:p>
          </table:table-cell>
          <table:table-cell table:formula="of:=VLOOKUP([.B401];[$Подписки.A:.E];2;0)" office:value-type="string" office:string-value="Базовый" calcext:value-type="string">
            <text:p>Базовый</text:p>
          </table:table-cell>
          <table:table-cell table:formula="of:=VLOOKUP([.C40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45" calcext:value-type="float">
            <text:p>45</text:p>
          </table:table-cell>
          <table:table-cell table:formula="of:=VLOOKUP([.B402];[$Подписки.A:.E];2;0)" office:value-type="string" office:string-value="Базовый" calcext:value-type="string">
            <text:p>Базовый</text:p>
          </table:table-cell>
          <table:table-cell table:formula="of:=VLOOKUP([.C40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2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8-07" calcext:value-type="date">
            <text:p>2025-08-07</text:p>
          </table:table-cell>
          <table:table-cell office:value-type="float" office:value="81" calcext:value-type="float">
            <text:p>81</text:p>
          </table:table-cell>
          <table:table-cell table:formula="of:=VLOOKUP([.B403];[$Подписки.A:.E];2;0)" office:value-type="string" office:string-value="Премиум" calcext:value-type="string">
            <text:p>Премиум</text:p>
          </table:table-cell>
          <table:table-cell table:formula="of:=VLOOKUP([.C40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3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11-19" calcext:value-type="date">
            <text:p>2024-11-19</text:p>
          </table:table-cell>
          <table:table-cell office:value-type="float" office:value="102" calcext:value-type="float">
            <text:p>102</text:p>
          </table:table-cell>
          <table:table-cell table:formula="of:=VLOOKUP([.B404];[$Подписки.A:.E];2;0)" office:value-type="string" office:string-value="Премиум" calcext:value-type="string">
            <text:p>Премиум</text:p>
          </table:table-cell>
          <table:table-cell table:formula="of:=VLOOKUP([.C40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3-29" calcext:value-type="date">
            <text:p>2025-03-29</text:p>
          </table:table-cell>
          <table:table-cell office:value-type="float" office:value="102" calcext:value-type="float">
            <text:p>102</text:p>
          </table:table-cell>
          <table:table-cell table:formula="of:=VLOOKUP([.B405];[$Подписки.A:.E];2;0)" office:value-type="string" office:string-value="Базовый" calcext:value-type="string">
            <text:p>Базовый</text:p>
          </table:table-cell>
          <table:table-cell table:formula="of:=VLOOKUP([.C40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5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10-05" calcext:value-type="date">
            <text:p>2024-10-05</text:p>
          </table:table-cell>
          <table:table-cell office:value-type="float" office:value="87" calcext:value-type="float">
            <text:p>87</text:p>
          </table:table-cell>
          <table:table-cell table:formula="of:=VLOOKUP([.B406];[$Подписки.A:.E];2;0)" office:value-type="string" office:string-value="Базовый" calcext:value-type="string">
            <text:p>Базовый</text:p>
          </table:table-cell>
          <table:table-cell table:formula="of:=VLOOKUP([.C40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6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58" calcext:value-type="float">
            <text:p>58</text:p>
          </table:table-cell>
          <table:table-cell table:formula="of:=VLOOKUP([.B407];[$Подписки.A:.E];2;0)" office:value-type="string" office:string-value="Стандартный" calcext:value-type="string">
            <text:p>Стандартный</text:p>
          </table:table-cell>
          <table:table-cell table:formula="of:=VLOOKUP([.C40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19" calcext:value-type="float">
            <text:p>19</text:p>
          </table:table-cell>
          <table:table-cell table:formula="of:=VLOOKUP([.B408];[$Подписки.A:.E];2;0)" office:value-type="string" office:string-value="Премиум" calcext:value-type="string">
            <text:p>Премиум</text:p>
          </table:table-cell>
          <table:table-cell table:formula="of:=VLOOKUP([.C40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12-11" calcext:value-type="date">
            <text:p>2025-12-11</text:p>
          </table:table-cell>
          <table:table-cell office:value-type="float" office:value="19" calcext:value-type="float">
            <text:p>19</text:p>
          </table:table-cell>
          <table:table-cell table:formula="of:=VLOOKUP([.B409];[$Подписки.A:.E];2;0)" office:value-type="string" office:string-value="Базовый" calcext:value-type="string">
            <text:p>Базовый</text:p>
          </table:table-cell>
          <table:table-cell table:formula="of:=VLOOKUP([.C40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9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93" calcext:value-type="float">
            <text:p>93</text:p>
          </table:table-cell>
          <table:table-cell table:formula="of:=VLOOKUP([.B410];[$Подписки.A:.E];2;0)" office:value-type="string" office:string-value="Премиум" calcext:value-type="string">
            <text:p>Премиум</text:p>
          </table:table-cell>
          <table:table-cell table:formula="of:=VLOOKUP([.C410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0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39" calcext:value-type="float">
            <text:p>39</text:p>
          </table:table-cell>
          <table:table-cell table:formula="of:=VLOOKUP([.B411];[$Подписки.A:.E];2;0)" office:value-type="string" office:string-value="Базовый" calcext:value-type="string">
            <text:p>Базовый</text:p>
          </table:table-cell>
          <table:table-cell table:formula="of:=VLOOKUP([.C41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1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9-23" calcext:value-type="date">
            <text:p>2024-09-23</text:p>
          </table:table-cell>
          <table:table-cell office:value-type="float" office:value="103" calcext:value-type="float">
            <text:p>103</text:p>
          </table:table-cell>
          <table:table-cell table:formula="of:=VLOOKUP([.B412];[$Подписки.A:.E];2;0)" office:value-type="string" office:string-value="Базовый" calcext:value-type="string">
            <text:p>Базовый</text:p>
          </table:table-cell>
          <table:table-cell table:formula="of:=VLOOKUP([.C41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2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03" calcext:value-type="date">
            <text:p>2024-01-03</text:p>
          </table:table-cell>
          <table:table-cell office:value-type="float" office:value="89" calcext:value-type="float">
            <text:p>89</text:p>
          </table:table-cell>
          <table:table-cell table:formula="of:=VLOOKUP([.B413];[$Подписки.A:.E];2;0)" office:value-type="string" office:string-value="Базовый" calcext:value-type="string">
            <text:p>Базовый</text:p>
          </table:table-cell>
          <table:table-cell table:formula="of:=VLOOKUP([.C41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3-25" calcext:value-type="date">
            <text:p>2025-03-25</text:p>
          </table:table-cell>
          <table:table-cell office:value-type="float" office:value="74" calcext:value-type="float">
            <text:p>74</text:p>
          </table:table-cell>
          <table:table-cell table:formula="of:=VLOOKUP([.B414];[$Подписки.A:.E];2;0)" office:value-type="string" office:string-value="Базовый" calcext:value-type="string">
            <text:p>Базовый</text:p>
          </table:table-cell>
          <table:table-cell table:formula="of:=VLOOKUP([.C41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29" calcext:value-type="float">
            <text:p>29</text:p>
          </table:table-cell>
          <table:table-cell table:formula="of:=VLOOKUP([.B415];[$Подписки.A:.E];2;0)" office:value-type="string" office:string-value="Стандартный" calcext:value-type="string">
            <text:p>Стандартный</text:p>
          </table:table-cell>
          <table:table-cell table:formula="of:=VLOOKUP([.C41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5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10-30" calcext:value-type="date">
            <text:p>2024-10-30</text:p>
          </table:table-cell>
          <table:table-cell office:value-type="float" office:value="41" calcext:value-type="float">
            <text:p>41</text:p>
          </table:table-cell>
          <table:table-cell table:formula="of:=VLOOKUP([.B416];[$Подписки.A:.E];2;0)" office:value-type="string" office:string-value="Базовый" calcext:value-type="string">
            <text:p>Базовый</text:p>
          </table:table-cell>
          <table:table-cell table:formula="of:=VLOOKUP([.C41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52" calcext:value-type="float">
            <text:p>52</text:p>
          </table:table-cell>
          <table:table-cell table:formula="of:=VLOOKUP([.B417];[$Подписки.A:.E];2;0)" office:value-type="string" office:string-value="Базовый" calcext:value-type="string">
            <text:p>Базовый</text:p>
          </table:table-cell>
          <table:table-cell table:formula="of:=VLOOKUP([.C41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7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5-12" calcext:value-type="date">
            <text:p>2025-05-12</text:p>
          </table:table-cell>
          <table:table-cell office:value-type="float" office:value="112" calcext:value-type="float">
            <text:p>112</text:p>
          </table:table-cell>
          <table:table-cell table:formula="of:=VLOOKUP([.B418];[$Подписки.A:.E];2;0)" office:value-type="string" office:string-value="Базовый" calcext:value-type="string">
            <text:p>Базовый</text:p>
          </table:table-cell>
          <table:table-cell table:formula="of:=VLOOKUP([.C41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8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111" calcext:value-type="float">
            <text:p>111</text:p>
          </table:table-cell>
          <table:table-cell table:formula="of:=VLOOKUP([.B419];[$Подписки.A:.E];2;0)" office:value-type="string" office:string-value="Стандартный" calcext:value-type="string">
            <text:p>Стандартный</text:p>
          </table:table-cell>
          <table:table-cell table:formula="of:=VLOOKUP([.C41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table:formula="of:=VLOOKUP([.B420];[$Подписки.A:.E];2;0)" office:value-type="string" office:string-value="Базовый" calcext:value-type="string">
            <text:p>Базовый</text:p>
          </table:table-cell>
          <table:table-cell table:formula="of:=VLOOKUP([.C42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55" calcext:value-type="float">
            <text:p>55</text:p>
          </table:table-cell>
          <table:table-cell table:formula="of:=VLOOKUP([.B421];[$Подписки.A:.E];2;0)" office:value-type="string" office:string-value="Стандартный" calcext:value-type="string">
            <text:p>Стандартный</text:p>
          </table:table-cell>
          <table:table-cell table:formula="of:=VLOOKUP([.C42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1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90" calcext:value-type="float">
            <text:p>90</text:p>
          </table:table-cell>
          <table:table-cell table:formula="of:=VLOOKUP([.B422];[$Подписки.A:.E];2;0)" office:value-type="string" office:string-value="Стандартный" calcext:value-type="string">
            <text:p>Стандартный</text:p>
          </table:table-cell>
          <table:table-cell table:formula="of:=VLOOKUP([.C42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72" calcext:value-type="float">
            <text:p>72</text:p>
          </table:table-cell>
          <table:table-cell table:formula="of:=VLOOKUP([.B423];[$Подписки.A:.E];2;0)" office:value-type="string" office:string-value="Премиум" calcext:value-type="string">
            <text:p>Премиум</text:p>
          </table:table-cell>
          <table:table-cell table:formula="of:=VLOOKUP([.C42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3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115" calcext:value-type="float">
            <text:p>115</text:p>
          </table:table-cell>
          <table:table-cell table:formula="of:=VLOOKUP([.B424];[$Подписки.A:.E];2;0)" office:value-type="string" office:string-value="Базовый" calcext:value-type="string">
            <text:p>Базовый</text:p>
          </table:table-cell>
          <table:table-cell table:formula="of:=VLOOKUP([.C42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0-09" calcext:value-type="date">
            <text:p>2025-10-09</text:p>
          </table:table-cell>
          <table:table-cell office:value-type="float" office:value="20" calcext:value-type="float">
            <text:p>20</text:p>
          </table:table-cell>
          <table:table-cell table:formula="of:=VLOOKUP([.B425];[$Подписки.A:.E];2;0)" office:value-type="string" office:string-value="Стандартный" calcext:value-type="string">
            <text:p>Стандартный</text:p>
          </table:table-cell>
          <table:table-cell table:formula="of:=VLOOKUP([.C42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6" calcext:value-type="float">
            <text:p>6</text:p>
          </table:table-cell>
          <table:table-cell table:formula="of:=VLOOKUP([.B426];[$Подписки.A:.E];2;0)" office:value-type="string" office:string-value="Базовый" calcext:value-type="string">
            <text:p>Базовый</text:p>
          </table:table-cell>
          <table:table-cell table:formula="of:=VLOOKUP([.C42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10-05" calcext:value-type="date">
            <text:p>2025-10-05</text:p>
          </table:table-cell>
          <table:table-cell office:value-type="float" office:value="94" calcext:value-type="float">
            <text:p>94</text:p>
          </table:table-cell>
          <table:table-cell table:formula="of:=VLOOKUP([.B427];[$Подписки.A:.E];2;0)" office:value-type="string" office:string-value="Базовый" calcext:value-type="string">
            <text:p>Базовый</text:p>
          </table:table-cell>
          <table:table-cell table:formula="of:=VLOOKUP([.C42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7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11" calcext:value-type="float">
            <text:p>11</text:p>
          </table:table-cell>
          <table:table-cell table:formula="of:=VLOOKUP([.B428];[$Подписки.A:.E];2;0)" office:value-type="string" office:string-value="Премиум" calcext:value-type="string">
            <text:p>Премиум</text:p>
          </table:table-cell>
          <table:table-cell table:formula="of:=VLOOKUP([.C42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8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17" calcext:value-type="float">
            <text:p>17</text:p>
          </table:table-cell>
          <table:table-cell table:formula="of:=VLOOKUP([.B429];[$Подписки.A:.E];2;0)" office:value-type="string" office:string-value="Стандартный" calcext:value-type="string">
            <text:p>Стандартный</text:p>
          </table:table-cell>
          <table:table-cell table:formula="of:=VLOOKUP([.C42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117" calcext:value-type="float">
            <text:p>117</text:p>
          </table:table-cell>
          <table:table-cell table:formula="of:=VLOOKUP([.B430];[$Подписки.A:.E];2;0)" office:value-type="string" office:string-value="Премиум" calcext:value-type="string">
            <text:p>Премиум</text:p>
          </table:table-cell>
          <table:table-cell table:formula="of:=VLOOKUP([.C43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0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10-24" calcext:value-type="date">
            <text:p>2024-10-24</text:p>
          </table:table-cell>
          <table:table-cell office:value-type="float" office:value="60" calcext:value-type="float">
            <text:p>60</text:p>
          </table:table-cell>
          <table:table-cell table:formula="of:=VLOOKUP([.B431];[$Подписки.A:.E];2;0)" office:value-type="string" office:string-value="Стандартный" calcext:value-type="string">
            <text:p>Стандартный</text:p>
          </table:table-cell>
          <table:table-cell table:formula="of:=VLOOKUP([.C43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1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11" calcext:value-type="float">
            <text:p>11</text:p>
          </table:table-cell>
          <table:table-cell table:formula="of:=VLOOKUP([.B432];[$Подписки.A:.E];2;0)" office:value-type="string" office:string-value="Базовый" calcext:value-type="string">
            <text:p>Базовый</text:p>
          </table:table-cell>
          <table:table-cell table:formula="of:=VLOOKUP([.C43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2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49" calcext:value-type="float">
            <text:p>49</text:p>
          </table:table-cell>
          <table:table-cell table:formula="of:=VLOOKUP([.B433];[$Подписки.A:.E];2;0)" office:value-type="string" office:string-value="Стандартный" calcext:value-type="string">
            <text:p>Стандартный</text:p>
          </table:table-cell>
          <table:table-cell table:formula="of:=VLOOKUP([.C43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25" calcext:value-type="float">
            <text:p>25</text:p>
          </table:table-cell>
          <table:table-cell table:formula="of:=VLOOKUP([.B434];[$Подписки.A:.E];2;0)" office:value-type="string" office:string-value="Премиум" calcext:value-type="string">
            <text:p>Премиум</text:p>
          </table:table-cell>
          <table:table-cell table:formula="of:=VLOOKUP([.C43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4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13" calcext:value-type="float">
            <text:p>13</text:p>
          </table:table-cell>
          <table:table-cell table:formula="of:=VLOOKUP([.B435];[$Подписки.A:.E];2;0)" office:value-type="string" office:string-value="Базовый" calcext:value-type="string">
            <text:p>Базовый</text:p>
          </table:table-cell>
          <table:table-cell table:formula="of:=VLOOKUP([.C43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1-12" calcext:value-type="date">
            <text:p>2025-01-12</text:p>
          </table:table-cell>
          <table:table-cell office:value-type="float" office:value="46" calcext:value-type="float">
            <text:p>46</text:p>
          </table:table-cell>
          <table:table-cell table:formula="of:=VLOOKUP([.B436];[$Подписки.A:.E];2;0)" office:value-type="string" office:string-value="Стандартный" calcext:value-type="string">
            <text:p>Стандартный</text:p>
          </table:table-cell>
          <table:table-cell table:formula="of:=VLOOKUP([.C43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6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12-20" calcext:value-type="date">
            <text:p>2025-12-20</text:p>
          </table:table-cell>
          <table:table-cell office:value-type="float" office:value="53" calcext:value-type="float">
            <text:p>53</text:p>
          </table:table-cell>
          <table:table-cell table:formula="of:=VLOOKUP([.B437];[$Подписки.A:.E];2;0)" office:value-type="string" office:string-value="Базовый" calcext:value-type="string">
            <text:p>Базовый</text:p>
          </table:table-cell>
          <table:table-cell table:formula="of:=VLOOKUP([.C43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7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10-19" calcext:value-type="date">
            <text:p>2024-10-19</text:p>
          </table:table-cell>
          <table:table-cell office:value-type="float" office:value="72" calcext:value-type="float">
            <text:p>72</text:p>
          </table:table-cell>
          <table:table-cell table:formula="of:=VLOOKUP([.B438];[$Подписки.A:.E];2;0)" office:value-type="string" office:string-value="Базовый" calcext:value-type="string">
            <text:p>Базовый</text:p>
          </table:table-cell>
          <table:table-cell table:formula="of:=VLOOKUP([.C43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6-14" calcext:value-type="date">
            <text:p>2025-06-14</text:p>
          </table:table-cell>
          <table:table-cell office:value-type="float" office:value="104" calcext:value-type="float">
            <text:p>104</text:p>
          </table:table-cell>
          <table:table-cell table:formula="of:=VLOOKUP([.B439];[$Подписки.A:.E];2;0)" office:value-type="string" office:string-value="Премиум" calcext:value-type="string">
            <text:p>Премиум</text:p>
          </table:table-cell>
          <table:table-cell table:formula="of:=VLOOKUP([.C43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9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7-20" calcext:value-type="date">
            <text:p>2024-07-20</text:p>
          </table:table-cell>
          <table:table-cell office:value-type="float" office:value="93" calcext:value-type="float">
            <text:p>93</text:p>
          </table:table-cell>
          <table:table-cell table:formula="of:=VLOOKUP([.B440];[$Подписки.A:.E];2;0)" office:value-type="string" office:string-value="Премиум" calcext:value-type="string">
            <text:p>Премиум</text:p>
          </table:table-cell>
          <table:table-cell table:formula="of:=VLOOKUP([.C44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0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78" calcext:value-type="float">
            <text:p>78</text:p>
          </table:table-cell>
          <table:table-cell table:formula="of:=VLOOKUP([.B441];[$Подписки.A:.E];2;0)" office:value-type="string" office:string-value="Премиум" calcext:value-type="string">
            <text:p>Премиум</text:p>
          </table:table-cell>
          <table:table-cell table:formula="of:=VLOOKUP([.C44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73" calcext:value-type="float">
            <text:p>73</text:p>
          </table:table-cell>
          <table:table-cell table:formula="of:=VLOOKUP([.B442];[$Подписки.A:.E];2;0)" office:value-type="string" office:string-value="Базовый" calcext:value-type="string">
            <text:p>Базовый</text:p>
          </table:table-cell>
          <table:table-cell table:formula="of:=VLOOKUP([.C44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04-27" calcext:value-type="date">
            <text:p>2025-04-27</text:p>
          </table:table-cell>
          <table:table-cell office:value-type="float" office:value="112" calcext:value-type="float">
            <text:p>112</text:p>
          </table:table-cell>
          <table:table-cell table:formula="of:=VLOOKUP([.B443];[$Подписки.A:.E];2;0)" office:value-type="string" office:string-value="Премиум" calcext:value-type="string">
            <text:p>Премиум</text:p>
          </table:table-cell>
          <table:table-cell table:formula="of:=VLOOKUP([.C44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3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25" calcext:value-type="float">
            <text:p>25</text:p>
          </table:table-cell>
          <table:table-cell table:formula="of:=VLOOKUP([.B444];[$Подписки.A:.E];2;0)" office:value-type="string" office:string-value="Базовый" calcext:value-type="string">
            <text:p>Базовый</text:p>
          </table:table-cell>
          <table:table-cell table:formula="of:=VLOOKUP([.C44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4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3-07" calcext:value-type="date">
            <text:p>2025-03-07</text:p>
          </table:table-cell>
          <table:table-cell office:value-type="float" office:value="41" calcext:value-type="float">
            <text:p>41</text:p>
          </table:table-cell>
          <table:table-cell table:formula="of:=VLOOKUP([.B445];[$Подписки.A:.E];2;0)" office:value-type="string" office:string-value="Премиум" calcext:value-type="string">
            <text:p>Премиум</text:p>
          </table:table-cell>
          <table:table-cell table:formula="of:=VLOOKUP([.C44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3-30" calcext:value-type="date">
            <text:p>2025-03-30</text:p>
          </table:table-cell>
          <table:table-cell office:value-type="float" office:value="36" calcext:value-type="float">
            <text:p>36</text:p>
          </table:table-cell>
          <table:table-cell table:formula="of:=VLOOKUP([.B446];[$Подписки.A:.E];2;0)" office:value-type="string" office:string-value="Стандартный" calcext:value-type="string">
            <text:p>Стандартный</text:p>
          </table:table-cell>
          <table:table-cell table:formula="of:=VLOOKUP([.C44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6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8-12" calcext:value-type="date">
            <text:p>2025-08-12</text:p>
          </table:table-cell>
          <table:table-cell office:value-type="float" office:value="81" calcext:value-type="float">
            <text:p>81</text:p>
          </table:table-cell>
          <table:table-cell table:formula="of:=VLOOKUP([.B447];[$Подписки.A:.E];2;0)" office:value-type="string" office:string-value="Премиум" calcext:value-type="string">
            <text:p>Премиум</text:p>
          </table:table-cell>
          <table:table-cell table:formula="of:=VLOOKUP([.C44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39" calcext:value-type="float">
            <text:p>39</text:p>
          </table:table-cell>
          <table:table-cell table:formula="of:=VLOOKUP([.B448];[$Подписки.A:.E];2;0)" office:value-type="string" office:string-value="Стандартный" calcext:value-type="string">
            <text:p>Стандартный</text:p>
          </table:table-cell>
          <table:table-cell table:formula="of:=VLOOKUP([.C44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8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71" calcext:value-type="float">
            <text:p>71</text:p>
          </table:table-cell>
          <table:table-cell table:formula="of:=VLOOKUP([.B449];[$Подписки.A:.E];2;0)" office:value-type="string" office:string-value="Базовый" calcext:value-type="string">
            <text:p>Базовый</text:p>
          </table:table-cell>
          <table:table-cell table:formula="of:=VLOOKUP([.C44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9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107" calcext:value-type="float">
            <text:p>107</text:p>
          </table:table-cell>
          <table:table-cell table:formula="of:=VLOOKUP([.B450];[$Подписки.A:.E];2;0)" office:value-type="string" office:string-value="Стандартный" calcext:value-type="string">
            <text:p>Стандартный</text:p>
          </table:table-cell>
          <table:table-cell table:formula="of:=VLOOKUP([.C45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0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23" calcext:value-type="float">
            <text:p>23</text:p>
          </table:table-cell>
          <table:table-cell table:formula="of:=VLOOKUP([.B451];[$Подписки.A:.E];2;0)" office:value-type="string" office:string-value="Премиум" calcext:value-type="string">
            <text:p>Премиум</text:p>
          </table:table-cell>
          <table:table-cell table:formula="of:=VLOOKUP([.C45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46" calcext:value-type="float">
            <text:p>46</text:p>
          </table:table-cell>
          <table:table-cell table:formula="of:=VLOOKUP([.B452];[$Подписки.A:.E];2;0)" office:value-type="string" office:string-value="Базовый" calcext:value-type="string">
            <text:p>Базовый</text:p>
          </table:table-cell>
          <table:table-cell table:formula="of:=VLOOKUP([.C45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2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9-12" calcext:value-type="date">
            <text:p>2025-09-12</text:p>
          </table:table-cell>
          <table:table-cell office:value-type="float" office:value="114" calcext:value-type="float">
            <text:p>114</text:p>
          </table:table-cell>
          <table:table-cell table:formula="of:=VLOOKUP([.B453];[$Подписки.A:.E];2;0)" office:value-type="string" office:string-value="Базовый" calcext:value-type="string">
            <text:p>Базовый</text:p>
          </table:table-cell>
          <table:table-cell table:formula="of:=VLOOKUP([.C45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3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7" calcext:value-type="float">
            <text:p>7</text:p>
          </table:table-cell>
          <table:table-cell table:formula="of:=VLOOKUP([.B454];[$Подписки.A:.E];2;0)" office:value-type="string" office:string-value="Базовый" calcext:value-type="string">
            <text:p>Базовый</text:p>
          </table:table-cell>
          <table:table-cell table:formula="of:=VLOOKUP([.C45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4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float" office:value="74" calcext:value-type="float">
            <text:p>74</text:p>
          </table:table-cell>
          <table:table-cell table:formula="of:=VLOOKUP([.B455];[$Подписки.A:.E];2;0)" office:value-type="string" office:string-value="Стандартный" calcext:value-type="string">
            <text:p>Стандартный</text:p>
          </table:table-cell>
          <table:table-cell table:formula="of:=VLOOKUP([.C45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64" calcext:value-type="float">
            <text:p>64</text:p>
          </table:table-cell>
          <table:table-cell table:formula="of:=VLOOKUP([.B456];[$Подписки.A:.E];2;0)" office:value-type="string" office:string-value="Базовый" calcext:value-type="string">
            <text:p>Базовый</text:p>
          </table:table-cell>
          <table:table-cell table:formula="of:=VLOOKUP([.C45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6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48" calcext:value-type="float">
            <text:p>48</text:p>
          </table:table-cell>
          <table:table-cell table:formula="of:=VLOOKUP([.B457];[$Подписки.A:.E];2;0)" office:value-type="string" office:string-value="Базовый" calcext:value-type="string">
            <text:p>Базовый</text:p>
          </table:table-cell>
          <table:table-cell table:formula="of:=VLOOKUP([.C45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7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2" calcext:value-type="float">
            <text:p>12</text:p>
          </table:table-cell>
          <table:table-cell table:formula="of:=VLOOKUP([.B458];[$Подписки.A:.E];2;0)" office:value-type="string" office:string-value="Стандартный" calcext:value-type="string">
            <text:p>Стандартный</text:p>
          </table:table-cell>
          <table:table-cell table:formula="of:=VLOOKUP([.C45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8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3-07" calcext:value-type="date">
            <text:p>2024-03-07</text:p>
          </table:table-cell>
          <table:table-cell office:value-type="float" office:value="48" calcext:value-type="float">
            <text:p>48</text:p>
          </table:table-cell>
          <table:table-cell table:formula="of:=VLOOKUP([.B459];[$Подписки.A:.E];2;0)" office:value-type="string" office:string-value="Базовый" calcext:value-type="string">
            <text:p>Базовый</text:p>
          </table:table-cell>
          <table:table-cell table:formula="of:=VLOOKUP([.C45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12-07" calcext:value-type="date">
            <text:p>2024-12-07</text:p>
          </table:table-cell>
          <table:table-cell office:value-type="float" office:value="74" calcext:value-type="float">
            <text:p>74</text:p>
          </table:table-cell>
          <table:table-cell table:formula="of:=VLOOKUP([.B460];[$Подписки.A:.E];2;0)" office:value-type="string" office:string-value="Базовый" calcext:value-type="string">
            <text:p>Базовый</text:p>
          </table:table-cell>
          <table:table-cell table:formula="of:=VLOOKUP([.C46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6" calcext:value-type="float">
            <text:p>6</text:p>
          </table:table-cell>
          <table:table-cell table:formula="of:=VLOOKUP([.B461];[$Подписки.A:.E];2;0)" office:value-type="string" office:string-value="Базовый" calcext:value-type="string">
            <text:p>Базовый</text:p>
          </table:table-cell>
          <table:table-cell table:formula="of:=VLOOKUP([.C46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1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12-19" calcext:value-type="date">
            <text:p>2024-12-19</text:p>
          </table:table-cell>
          <table:table-cell office:value-type="float" office:value="91" calcext:value-type="float">
            <text:p>91</text:p>
          </table:table-cell>
          <table:table-cell table:formula="of:=VLOOKUP([.B462];[$Подписки.A:.E];2;0)" office:value-type="string" office:string-value="Премиум" calcext:value-type="string">
            <text:p>Премиум</text:p>
          </table:table-cell>
          <table:table-cell table:formula="of:=VLOOKUP([.C46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2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0-23" calcext:value-type="date">
            <text:p>2025-10-23</text:p>
          </table:table-cell>
          <table:table-cell office:value-type="float" office:value="48" calcext:value-type="float">
            <text:p>48</text:p>
          </table:table-cell>
          <table:table-cell table:formula="of:=VLOOKUP([.B463];[$Подписки.A:.E];2;0)" office:value-type="string" office:string-value="Стандартный" calcext:value-type="string">
            <text:p>Стандартный</text:p>
          </table:table-cell>
          <table:table-cell table:formula="of:=VLOOKUP([.C46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3-28" calcext:value-type="date">
            <text:p>2025-03-28</text:p>
          </table:table-cell>
          <table:table-cell office:value-type="float" office:value="81" calcext:value-type="float">
            <text:p>81</text:p>
          </table:table-cell>
          <table:table-cell table:formula="of:=VLOOKUP([.B464];[$Подписки.A:.E];2;0)" office:value-type="string" office:string-value="Базовый" calcext:value-type="string">
            <text:p>Базовый</text:p>
          </table:table-cell>
          <table:table-cell table:formula="of:=VLOOKUP([.C46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4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59" calcext:value-type="float">
            <text:p>59</text:p>
          </table:table-cell>
          <table:table-cell table:formula="of:=VLOOKUP([.B465];[$Подписки.A:.E];2;0)" office:value-type="string" office:string-value="Стандартный" calcext:value-type="string">
            <text:p>Стандартный</text:p>
          </table:table-cell>
          <table:table-cell table:formula="of:=VLOOKUP([.C46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5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10-31" calcext:value-type="date">
            <text:p>2025-10-31</text:p>
          </table:table-cell>
          <table:table-cell office:value-type="float" office:value="59" calcext:value-type="float">
            <text:p>59</text:p>
          </table:table-cell>
          <table:table-cell table:formula="of:=VLOOKUP([.B466];[$Подписки.A:.E];2;0)" office:value-type="string" office:string-value="Базовый" calcext:value-type="string">
            <text:p>Базовый</text:p>
          </table:table-cell>
          <table:table-cell table:formula="of:=VLOOKUP([.C46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6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20" calcext:value-type="float">
            <text:p>20</text:p>
          </table:table-cell>
          <table:table-cell table:formula="of:=VLOOKUP([.B467];[$Подписки.A:.E];2;0)" office:value-type="string" office:string-value="Стандартный" calcext:value-type="string">
            <text:p>Стандартный</text:p>
          </table:table-cell>
          <table:table-cell table:formula="of:=VLOOKUP([.C46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7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20" calcext:value-type="float">
            <text:p>20</text:p>
          </table:table-cell>
          <table:table-cell table:formula="of:=VLOOKUP([.B468];[$Подписки.A:.E];2;0)" office:value-type="string" office:string-value="Базовый" calcext:value-type="string">
            <text:p>Базовый</text:p>
          </table:table-cell>
          <table:table-cell table:formula="of:=VLOOKUP([.C46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12-13" calcext:value-type="date">
            <text:p>2024-12-13</text:p>
          </table:table-cell>
          <table:table-cell office:value-type="float" office:value="119" calcext:value-type="float">
            <text:p>119</text:p>
          </table:table-cell>
          <table:table-cell table:formula="of:=VLOOKUP([.B469];[$Подписки.A:.E];2;0)" office:value-type="string" office:string-value="Стандартный" calcext:value-type="string">
            <text:p>Стандартный</text:p>
          </table:table-cell>
          <table:table-cell table:formula="of:=VLOOKUP([.C46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9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9-04" calcext:value-type="date">
            <text:p>2024-09-04</text:p>
          </table:table-cell>
          <table:table-cell office:value-type="float" office:value="112" calcext:value-type="float">
            <text:p>112</text:p>
          </table:table-cell>
          <table:table-cell table:formula="of:=VLOOKUP([.B470];[$Подписки.A:.E];2;0)" office:value-type="string" office:string-value="Стандартный" calcext:value-type="string">
            <text:p>Стандартный</text:p>
          </table:table-cell>
          <table:table-cell table:formula="of:=VLOOKUP([.C47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0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88" calcext:value-type="float">
            <text:p>88</text:p>
          </table:table-cell>
          <table:table-cell table:formula="of:=VLOOKUP([.B471];[$Подписки.A:.E];2;0)" office:value-type="string" office:string-value="Базовый" calcext:value-type="string">
            <text:p>Базовый</text:p>
          </table:table-cell>
          <table:table-cell table:formula="of:=VLOOKUP([.C47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1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107" calcext:value-type="float">
            <text:p>107</text:p>
          </table:table-cell>
          <table:table-cell table:formula="of:=VLOOKUP([.B472];[$Подписки.A:.E];2;0)" office:value-type="string" office:string-value="Стандартный" calcext:value-type="string">
            <text:p>Стандартный</text:p>
          </table:table-cell>
          <table:table-cell table:formula="of:=VLOOKUP([.C47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2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42" calcext:value-type="float">
            <text:p>42</text:p>
          </table:table-cell>
          <table:table-cell table:formula="of:=VLOOKUP([.B473];[$Подписки.A:.E];2;0)" office:value-type="string" office:string-value="Базовый" calcext:value-type="string">
            <text:p>Базовый</text:p>
          </table:table-cell>
          <table:table-cell table:formula="of:=VLOOKUP([.C47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3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4-25" calcext:value-type="date">
            <text:p>2025-04-25</text:p>
          </table:table-cell>
          <table:table-cell office:value-type="float" office:value="27" calcext:value-type="float">
            <text:p>27</text:p>
          </table:table-cell>
          <table:table-cell table:formula="of:=VLOOKUP([.B474];[$Подписки.A:.E];2;0)" office:value-type="string" office:string-value="Базовый" calcext:value-type="string">
            <text:p>Базовый</text:p>
          </table:table-cell>
          <table:table-cell table:formula="of:=VLOOKUP([.C47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79" calcext:value-type="float">
            <text:p>79</text:p>
          </table:table-cell>
          <table:table-cell table:formula="of:=VLOOKUP([.B475];[$Подписки.A:.E];2;0)" office:value-type="string" office:string-value="Стандартный" calcext:value-type="string">
            <text:p>Стандартный</text:p>
          </table:table-cell>
          <table:table-cell table:formula="of:=VLOOKUP([.C47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5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12-02" calcext:value-type="date">
            <text:p>2025-12-02</text:p>
          </table:table-cell>
          <table:table-cell office:value-type="float" office:value="27" calcext:value-type="float">
            <text:p>27</text:p>
          </table:table-cell>
          <table:table-cell table:formula="of:=VLOOKUP([.B476];[$Подписки.A:.E];2;0)" office:value-type="string" office:string-value="Стандартный" calcext:value-type="string">
            <text:p>Стандартный</text:p>
          </table:table-cell>
          <table:table-cell table:formula="of:=VLOOKUP([.C47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59" calcext:value-type="float">
            <text:p>59</text:p>
          </table:table-cell>
          <table:table-cell table:formula="of:=VLOOKUP([.B477];[$Подписки.A:.E];2;0)" office:value-type="string" office:string-value="Базовый" calcext:value-type="string">
            <text:p>Базовый</text:p>
          </table:table-cell>
          <table:table-cell table:formula="of:=VLOOKUP([.C47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2-09" calcext:value-type="date">
            <text:p>2025-02-09</text:p>
          </table:table-cell>
          <table:table-cell office:value-type="float" office:value="47" calcext:value-type="float">
            <text:p>47</text:p>
          </table:table-cell>
          <table:table-cell table:formula="of:=VLOOKUP([.B478];[$Подписки.A:.E];2;0)" office:value-type="string" office:string-value="Стандартный" calcext:value-type="string">
            <text:p>Стандартный</text:p>
          </table:table-cell>
          <table:table-cell table:formula="of:=VLOOKUP([.C47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8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11-11" calcext:value-type="date">
            <text:p>2024-11-11</text:p>
          </table:table-cell>
          <table:table-cell office:value-type="float" office:value="105" calcext:value-type="float">
            <text:p>105</text:p>
          </table:table-cell>
          <table:table-cell table:formula="of:=VLOOKUP([.B479];[$Подписки.A:.E];2;0)" office:value-type="string" office:string-value="Стандартный" calcext:value-type="string">
            <text:p>Стандартный</text:p>
          </table:table-cell>
          <table:table-cell table:formula="of:=VLOOKUP([.C47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2-11" calcext:value-type="date">
            <text:p>2024-02-11</text:p>
          </table:table-cell>
          <table:table-cell office:value-type="float" office:value="42" calcext:value-type="float">
            <text:p>42</text:p>
          </table:table-cell>
          <table:table-cell table:formula="of:=VLOOKUP([.B480];[$Подписки.A:.E];2;0)" office:value-type="string" office:string-value="Базовый" calcext:value-type="string">
            <text:p>Базовый</text:p>
          </table:table-cell>
          <table:table-cell table:formula="of:=VLOOKUP([.C48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0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6-06" calcext:value-type="date">
            <text:p>2024-06-06</text:p>
          </table:table-cell>
          <table:table-cell office:value-type="float" office:value="92" calcext:value-type="float">
            <text:p>92</text:p>
          </table:table-cell>
          <table:table-cell table:formula="of:=VLOOKUP([.B481];[$Подписки.A:.E];2;0)" office:value-type="string" office:string-value="Базовый" calcext:value-type="string">
            <text:p>Базовый</text:p>
          </table:table-cell>
          <table:table-cell table:formula="of:=VLOOKUP([.C48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1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5-13" calcext:value-type="date">
            <text:p>2024-05-13</text:p>
          </table:table-cell>
          <table:table-cell office:value-type="float" office:value="71" calcext:value-type="float">
            <text:p>71</text:p>
          </table:table-cell>
          <table:table-cell table:formula="of:=VLOOKUP([.B482];[$Подписки.A:.E];2;0)" office:value-type="string" office:string-value="Стандартный" calcext:value-type="string">
            <text:p>Стандартный</text:p>
          </table:table-cell>
          <table:table-cell table:formula="of:=VLOOKUP([.C48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2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77" calcext:value-type="float">
            <text:p>77</text:p>
          </table:table-cell>
          <table:table-cell table:formula="of:=VLOOKUP([.B483];[$Подписки.A:.E];2;0)" office:value-type="string" office:string-value="Базовый" calcext:value-type="string">
            <text:p>Базовый</text:p>
          </table:table-cell>
          <table:table-cell table:formula="of:=VLOOKUP([.C48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3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11-05" calcext:value-type="date">
            <text:p>2025-11-05</text:p>
          </table:table-cell>
          <table:table-cell office:value-type="float" office:value="70" calcext:value-type="float">
            <text:p>70</text:p>
          </table:table-cell>
          <table:table-cell table:formula="of:=VLOOKUP([.B484];[$Подписки.A:.E];2;0)" office:value-type="string" office:string-value="Стандартный" calcext:value-type="string">
            <text:p>Стандартный</text:p>
          </table:table-cell>
          <table:table-cell table:formula="of:=VLOOKUP([.C48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4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82" calcext:value-type="float">
            <text:p>82</text:p>
          </table:table-cell>
          <table:table-cell table:formula="of:=VLOOKUP([.B485];[$Подписки.A:.E];2;0)" office:value-type="string" office:string-value="Базовый" calcext:value-type="string">
            <text:p>Базовый</text:p>
          </table:table-cell>
          <table:table-cell table:formula="of:=VLOOKUP([.C48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22" calcext:value-type="date">
            <text:p>2024-09-22</text:p>
          </table:table-cell>
          <table:table-cell office:value-type="float" office:value="29" calcext:value-type="float">
            <text:p>29</text:p>
          </table:table-cell>
          <table:table-cell table:formula="of:=VLOOKUP([.B486];[$Подписки.A:.E];2;0)" office:value-type="string" office:string-value="Базовый" calcext:value-type="string">
            <text:p>Базовый</text:p>
          </table:table-cell>
          <table:table-cell table:formula="of:=VLOOKUP([.C48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9-09" calcext:value-type="date">
            <text:p>2024-09-09</text:p>
          </table:table-cell>
          <table:table-cell office:value-type="float" office:value="58" calcext:value-type="float">
            <text:p>58</text:p>
          </table:table-cell>
          <table:table-cell table:formula="of:=VLOOKUP([.B487];[$Подписки.A:.E];2;0)" office:value-type="string" office:string-value="Стандартный" calcext:value-type="string">
            <text:p>Стандартный</text:p>
          </table:table-cell>
          <table:table-cell table:formula="of:=VLOOKUP([.C48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table:formula="of:=VLOOKUP([.B488];[$Подписки.A:.E];2;0)" office:value-type="string" office:string-value="Базовый" calcext:value-type="string">
            <text:p>Базовый</text:p>
          </table:table-cell>
          <table:table-cell table:formula="of:=VLOOKUP([.C488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8-25" calcext:value-type="date">
            <text:p>2024-08-25</text:p>
          </table:table-cell>
          <table:table-cell office:value-type="float" office:value="56" calcext:value-type="float">
            <text:p>56</text:p>
          </table:table-cell>
          <table:table-cell table:formula="of:=VLOOKUP([.B489];[$Подписки.A:.E];2;0)" office:value-type="string" office:string-value="Базовый" calcext:value-type="string">
            <text:p>Базовый</text:p>
          </table:table-cell>
          <table:table-cell table:formula="of:=VLOOKUP([.C48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9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1-25" calcext:value-type="date">
            <text:p>2024-01-25</text:p>
          </table:table-cell>
          <table:table-cell office:value-type="float" office:value="17" calcext:value-type="float">
            <text:p>17</text:p>
          </table:table-cell>
          <table:table-cell table:formula="of:=VLOOKUP([.B490];[$Подписки.A:.E];2;0)" office:value-type="string" office:string-value="Премиум" calcext:value-type="string">
            <text:p>Премиум</text:p>
          </table:table-cell>
          <table:table-cell table:formula="of:=VLOOKUP([.C49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83" calcext:value-type="float">
            <text:p>83</text:p>
          </table:table-cell>
          <table:table-cell table:formula="of:=VLOOKUP([.B491];[$Подписки.A:.E];2;0)" office:value-type="string" office:string-value="Базовый" calcext:value-type="string">
            <text:p>Базовый</text:p>
          </table:table-cell>
          <table:table-cell table:formula="of:=VLOOKUP([.C49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36" calcext:value-type="float">
            <text:p>36</text:p>
          </table:table-cell>
          <table:table-cell table:formula="of:=VLOOKUP([.B492];[$Подписки.A:.E];2;0)" office:value-type="string" office:string-value="Базовый" calcext:value-type="string">
            <text:p>Базовый</text:p>
          </table:table-cell>
          <table:table-cell table:formula="of:=VLOOKUP([.C49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2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10-14" calcext:value-type="date">
            <text:p>2025-10-14</text:p>
          </table:table-cell>
          <table:table-cell office:value-type="float" office:value="35" calcext:value-type="float">
            <text:p>35</text:p>
          </table:table-cell>
          <table:table-cell table:formula="of:=VLOOKUP([.B493];[$Подписки.A:.E];2;0)" office:value-type="string" office:string-value="Стандартный" calcext:value-type="string">
            <text:p>Стандартный</text:p>
          </table:table-cell>
          <table:table-cell table:formula="of:=VLOOKUP([.C49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3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97" calcext:value-type="float">
            <text:p>97</text:p>
          </table:table-cell>
          <table:table-cell table:formula="of:=VLOOKUP([.B494];[$Подписки.A:.E];2;0)" office:value-type="string" office:string-value="Премиум" calcext:value-type="string">
            <text:p>Премиум</text:p>
          </table:table-cell>
          <table:table-cell table:formula="of:=VLOOKUP([.C49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1-24" calcext:value-type="date">
            <text:p>2025-01-24</text:p>
          </table:table-cell>
          <table:table-cell office:value-type="float" office:value="36" calcext:value-type="float">
            <text:p>36</text:p>
          </table:table-cell>
          <table:table-cell table:formula="of:=VLOOKUP([.B495];[$Подписки.A:.E];2;0)" office:value-type="string" office:string-value="Премиум" calcext:value-type="string">
            <text:p>Премиум</text:p>
          </table:table-cell>
          <table:table-cell table:formula="of:=VLOOKUP([.C49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6" calcext:value-type="float">
            <text:p>6</text:p>
          </table:table-cell>
          <table:table-cell table:formula="of:=VLOOKUP([.B496];[$Подписки.A:.E];2;0)" office:value-type="string" office:string-value="Стандартный" calcext:value-type="string">
            <text:p>Стандартный</text:p>
          </table:table-cell>
          <table:table-cell table:formula="of:=VLOOKUP([.C49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35" calcext:value-type="float">
            <text:p>35</text:p>
          </table:table-cell>
          <table:table-cell table:formula="of:=VLOOKUP([.B497];[$Подписки.A:.E];2;0)" office:value-type="string" office:string-value="Премиум" calcext:value-type="string">
            <text:p>Премиум</text:p>
          </table:table-cell>
          <table:table-cell table:formula="of:=VLOOKUP([.C4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7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12-10" calcext:value-type="date">
            <text:p>2024-12-10</text:p>
          </table:table-cell>
          <table:table-cell office:value-type="float" office:value="6" calcext:value-type="float">
            <text:p>6</text:p>
          </table:table-cell>
          <table:table-cell table:formula="of:=VLOOKUP([.B498];[$Подписки.A:.E];2;0)" office:value-type="string" office:string-value="Стандартный" calcext:value-type="string">
            <text:p>Стандартный</text:p>
          </table:table-cell>
          <table:table-cell table:formula="of:=VLOOKUP([.C49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8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9-09" calcext:value-type="date">
            <text:p>2024-09-09</text:p>
          </table:table-cell>
          <table:table-cell office:value-type="float" office:value="35" calcext:value-type="float">
            <text:p>35</text:p>
          </table:table-cell>
          <table:table-cell table:formula="of:=VLOOKUP([.B499];[$Подписки.A:.E];2;0)" office:value-type="string" office:string-value="Премиум" calcext:value-type="string">
            <text:p>Премиум</text:p>
          </table:table-cell>
          <table:table-cell table:formula="of:=VLOOKUP([.C49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9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float" office:value="91" calcext:value-type="float">
            <text:p>91</text:p>
          </table:table-cell>
          <table:table-cell table:formula="of:=VLOOKUP([.B500];[$Подписки.A:.E];2;0)" office:value-type="string" office:string-value="Стандартный" calcext:value-type="string">
            <text:p>Стандартный</text:p>
          </table:table-cell>
          <table:table-cell table:formula="of:=VLOOKUP([.C50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0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4-08" calcext:value-type="date">
            <text:p>2024-04-08</text:p>
          </table:table-cell>
          <table:table-cell office:value-type="float" office:value="25" calcext:value-type="float">
            <text:p>25</text:p>
          </table:table-cell>
          <table:table-cell table:formula="of:=VLOOKUP([.B501];[$Подписки.A:.E];2;0)" office:value-type="string" office:string-value="Базовый" calcext:value-type="string">
            <text:p>Базовый</text:p>
          </table:table-cell>
          <table:table-cell table:formula="of:=VLOOKUP([.C50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7-08" calcext:value-type="date">
            <text:p>2024-07-08</text:p>
          </table:table-cell>
          <table:table-cell office:value-type="float" office:value="114" calcext:value-type="float">
            <text:p>114</text:p>
          </table:table-cell>
          <table:table-cell table:formula="of:=VLOOKUP([.B502];[$Подписки.A:.E];2;0)" office:value-type="string" office:string-value="Стандартный" calcext:value-type="string">
            <text:p>Стандартный</text:p>
          </table:table-cell>
          <table:table-cell table:formula="of:=VLOOKUP([.C50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2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2-03" calcext:value-type="date">
            <text:p>2025-02-03</text:p>
          </table:table-cell>
          <table:table-cell office:value-type="float" office:value="101" calcext:value-type="float">
            <text:p>101</text:p>
          </table:table-cell>
          <table:table-cell table:formula="of:=VLOOKUP([.B503];[$Подписки.A:.E];2;0)" office:value-type="string" office:string-value="Базовый" calcext:value-type="string">
            <text:p>Базовый</text:p>
          </table:table-cell>
          <table:table-cell table:formula="of:=VLOOKUP([.C50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3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9-06" calcext:value-type="date">
            <text:p>2025-09-06</text:p>
          </table:table-cell>
          <table:table-cell office:value-type="float" office:value="44" calcext:value-type="float">
            <text:p>44</text:p>
          </table:table-cell>
          <table:table-cell table:formula="of:=VLOOKUP([.B504];[$Подписки.A:.E];2;0)" office:value-type="string" office:string-value="Базовый" calcext:value-type="string">
            <text:p>Базовый</text:p>
          </table:table-cell>
          <table:table-cell table:formula="of:=VLOOKUP([.C50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4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8-08" calcext:value-type="date">
            <text:p>2024-08-08</text:p>
          </table:table-cell>
          <table:table-cell office:value-type="float" office:value="56" calcext:value-type="float">
            <text:p>56</text:p>
          </table:table-cell>
          <table:table-cell table:formula="of:=VLOOKUP([.B505];[$Подписки.A:.E];2;0)" office:value-type="string" office:string-value="Базовый" calcext:value-type="string">
            <text:p>Базовый</text:p>
          </table:table-cell>
          <table:table-cell table:formula="of:=VLOOKUP([.C50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8-18" calcext:value-type="date">
            <text:p>2024-08-18</text:p>
          </table:table-cell>
          <table:table-cell office:value-type="float" office:value="54" calcext:value-type="float">
            <text:p>54</text:p>
          </table:table-cell>
          <table:table-cell table:formula="of:=VLOOKUP([.B506];[$Подписки.A:.E];2;0)" office:value-type="string" office:string-value="Базовый" calcext:value-type="string">
            <text:p>Базовый</text:p>
          </table:table-cell>
          <table:table-cell table:formula="of:=VLOOKUP([.C50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6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103" calcext:value-type="float">
            <text:p>103</text:p>
          </table:table-cell>
          <table:table-cell table:formula="of:=VLOOKUP([.B507];[$Подписки.A:.E];2;0)" office:value-type="string" office:string-value="Базовый" calcext:value-type="string">
            <text:p>Базовый</text:p>
          </table:table-cell>
          <table:table-cell table:formula="of:=VLOOKUP([.C50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7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4-01" calcext:value-type="date">
            <text:p>2024-04-01</text:p>
          </table:table-cell>
          <table:table-cell office:value-type="float" office:value="90" calcext:value-type="float">
            <text:p>90</text:p>
          </table:table-cell>
          <table:table-cell table:formula="of:=VLOOKUP([.B508];[$Подписки.A:.E];2;0)" office:value-type="string" office:string-value="Базовый" calcext:value-type="string">
            <text:p>Базовый</text:p>
          </table:table-cell>
          <table:table-cell table:formula="of:=VLOOKUP([.C508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9" calcext:value-type="float">
            <text:p>9</text:p>
          </table:table-cell>
          <table:table-cell table:formula="of:=VLOOKUP([.B509];[$Подписки.A:.E];2;0)" office:value-type="string" office:string-value="Стандартный" calcext:value-type="string">
            <text:p>Стандартный</text:p>
          </table:table-cell>
          <table:table-cell table:formula="of:=VLOOKUP([.C50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9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95" calcext:value-type="float">
            <text:p>95</text:p>
          </table:table-cell>
          <table:table-cell table:formula="of:=VLOOKUP([.B510];[$Подписки.A:.E];2;0)" office:value-type="string" office:string-value="Стандартный" calcext:value-type="string">
            <text:p>Стандартный</text:p>
          </table:table-cell>
          <table:table-cell table:formula="of:=VLOOKUP([.C51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14" calcext:value-type="float">
            <text:p>14</text:p>
          </table:table-cell>
          <table:table-cell table:formula="of:=VLOOKUP([.B511];[$Подписки.A:.E];2;0)" office:value-type="string" office:string-value="Премиум" calcext:value-type="string">
            <text:p>Премиум</text:p>
          </table:table-cell>
          <table:table-cell table:formula="of:=VLOOKUP([.C51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1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float" office:value="9" calcext:value-type="float">
            <text:p>9</text:p>
          </table:table-cell>
          <table:table-cell table:formula="of:=VLOOKUP([.B512];[$Подписки.A:.E];2;0)" office:value-type="string" office:string-value="Базовый" calcext:value-type="string">
            <text:p>Базовый</text:p>
          </table:table-cell>
          <table:table-cell table:formula="of:=VLOOKUP([.C51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31" calcext:value-type="date">
            <text:p>2024-07-31</text:p>
          </table:table-cell>
          <table:table-cell office:value-type="float" office:value="94" calcext:value-type="float">
            <text:p>94</text:p>
          </table:table-cell>
          <table:table-cell table:formula="of:=VLOOKUP([.B513];[$Подписки.A:.E];2;0)" office:value-type="string" office:string-value="Базовый" calcext:value-type="string">
            <text:p>Базовый</text:p>
          </table:table-cell>
          <table:table-cell table:formula="of:=VLOOKUP([.C51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3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12-03" calcext:value-type="date">
            <text:p>2024-12-03</text:p>
          </table:table-cell>
          <table:table-cell office:value-type="float" office:value="105" calcext:value-type="float">
            <text:p>105</text:p>
          </table:table-cell>
          <table:table-cell table:formula="of:=VLOOKUP([.B514];[$Подписки.A:.E];2;0)" office:value-type="string" office:string-value="Премиум" calcext:value-type="string">
            <text:p>Премиум</text:p>
          </table:table-cell>
          <table:table-cell table:formula="of:=VLOOKUP([.C51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6-12" calcext:value-type="date">
            <text:p>2024-06-12</text:p>
          </table:table-cell>
          <table:table-cell office:value-type="float" office:value="85" calcext:value-type="float">
            <text:p>85</text:p>
          </table:table-cell>
          <table:table-cell table:formula="of:=VLOOKUP([.B515];[$Подписки.A:.E];2;0)" office:value-type="string" office:string-value="Базовый" calcext:value-type="string">
            <text:p>Базовый</text:p>
          </table:table-cell>
          <table:table-cell table:formula="of:=VLOOKUP([.C51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5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1-29" calcext:value-type="date">
            <text:p>2025-01-29</text:p>
          </table:table-cell>
          <table:table-cell office:value-type="float" office:value="67" calcext:value-type="float">
            <text:p>67</text:p>
          </table:table-cell>
          <table:table-cell table:formula="of:=VLOOKUP([.B516];[$Подписки.A:.E];2;0)" office:value-type="string" office:string-value="Базовый" calcext:value-type="string">
            <text:p>Базовый</text:p>
          </table:table-cell>
          <table:table-cell table:formula="of:=VLOOKUP([.C51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6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7-01" calcext:value-type="date">
            <text:p>2024-07-01</text:p>
          </table:table-cell>
          <table:table-cell office:value-type="float" office:value="30" calcext:value-type="float">
            <text:p>30</text:p>
          </table:table-cell>
          <table:table-cell table:formula="of:=VLOOKUP([.B517];[$Подписки.A:.E];2;0)" office:value-type="string" office:string-value="Премиум" calcext:value-type="string">
            <text:p>Премиум</text:p>
          </table:table-cell>
          <table:table-cell table:formula="of:=VLOOKUP([.C51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7-17" calcext:value-type="date">
            <text:p>2025-07-17</text:p>
          </table:table-cell>
          <table:table-cell office:value-type="float" office:value="116" calcext:value-type="float">
            <text:p>116</text:p>
          </table:table-cell>
          <table:table-cell table:formula="of:=VLOOKUP([.B518];[$Подписки.A:.E];2;0)" office:value-type="string" office:string-value="Базовый" calcext:value-type="string">
            <text:p>Базовый</text:p>
          </table:table-cell>
          <table:table-cell table:formula="of:=VLOOKUP([.C51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8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3-11" calcext:value-type="date">
            <text:p>2025-03-11</text:p>
          </table:table-cell>
          <table:table-cell office:value-type="float" office:value="33" calcext:value-type="float">
            <text:p>33</text:p>
          </table:table-cell>
          <table:table-cell table:formula="of:=VLOOKUP([.B519];[$Подписки.A:.E];2;0)" office:value-type="string" office:string-value="Базовый" calcext:value-type="string">
            <text:p>Базовый</text:p>
          </table:table-cell>
          <table:table-cell table:formula="of:=VLOOKUP([.C51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9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46" calcext:value-type="float">
            <text:p>46</text:p>
          </table:table-cell>
          <table:table-cell table:formula="of:=VLOOKUP([.B520];[$Подписки.A:.E];2;0)" office:value-type="string" office:string-value="Премиум" calcext:value-type="string">
            <text:p>Премиум</text:p>
          </table:table-cell>
          <table:table-cell table:formula="of:=VLOOKUP([.C52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0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1-17" calcext:value-type="date">
            <text:p>2024-01-17</text:p>
          </table:table-cell>
          <table:table-cell office:value-type="float" office:value="13" calcext:value-type="float">
            <text:p>13</text:p>
          </table:table-cell>
          <table:table-cell table:formula="of:=VLOOKUP([.B521];[$Подписки.A:.E];2;0)" office:value-type="string" office:string-value="Стандартный" calcext:value-type="string">
            <text:p>Стандартный</text:p>
          </table:table-cell>
          <table:table-cell table:formula="of:=VLOOKUP([.C52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1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64" calcext:value-type="float">
            <text:p>64</text:p>
          </table:table-cell>
          <table:table-cell table:formula="of:=VLOOKUP([.B522];[$Подписки.A:.E];2;0)" office:value-type="string" office:string-value="Базовый" calcext:value-type="string">
            <text:p>Базовый</text:p>
          </table:table-cell>
          <table:table-cell table:formula="of:=VLOOKUP([.C52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2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table:formula="of:=VLOOKUP([.B523];[$Подписки.A:.E];2;0)" office:value-type="string" office:string-value="Премиум" calcext:value-type="string">
            <text:p>Премиум</text:p>
          </table:table-cell>
          <table:table-cell table:formula="of:=VLOOKUP([.C52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8-19" calcext:value-type="date">
            <text:p>2024-08-19</text:p>
          </table:table-cell>
          <table:table-cell office:value-type="float" office:value="25" calcext:value-type="float">
            <text:p>25</text:p>
          </table:table-cell>
          <table:table-cell table:formula="of:=VLOOKUP([.B524];[$Подписки.A:.E];2;0)" office:value-type="string" office:string-value="Базовый" calcext:value-type="string">
            <text:p>Базовый</text:p>
          </table:table-cell>
          <table:table-cell table:formula="of:=VLOOKUP([.C52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76" calcext:value-type="float">
            <text:p>76</text:p>
          </table:table-cell>
          <table:table-cell table:formula="of:=VLOOKUP([.B525];[$Подписки.A:.E];2;0)" office:value-type="string" office:string-value="Стандартный" calcext:value-type="string">
            <text:p>Стандартный</text:p>
          </table:table-cell>
          <table:table-cell table:formula="of:=VLOOKUP([.C52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5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87" calcext:value-type="float">
            <text:p>87</text:p>
          </table:table-cell>
          <table:table-cell table:formula="of:=VLOOKUP([.B526];[$Подписки.A:.E];2;0)" office:value-type="string" office:string-value="Базовый" calcext:value-type="string">
            <text:p>Базовый</text:p>
          </table:table-cell>
          <table:table-cell table:formula="of:=VLOOKUP([.C52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6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91" calcext:value-type="float">
            <text:p>91</text:p>
          </table:table-cell>
          <table:table-cell table:formula="of:=VLOOKUP([.B527];[$Подписки.A:.E];2;0)" office:value-type="string" office:string-value="Премиум" calcext:value-type="string">
            <text:p>Премиум</text:p>
          </table:table-cell>
          <table:table-cell table:formula="of:=VLOOKUP([.C52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7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7-18" calcext:value-type="date">
            <text:p>2024-07-18</text:p>
          </table:table-cell>
          <table:table-cell office:value-type="float" office:value="91" calcext:value-type="float">
            <text:p>91</text:p>
          </table:table-cell>
          <table:table-cell table:formula="of:=VLOOKUP([.B528];[$Подписки.A:.E];2;0)" office:value-type="string" office:string-value="Премиум" calcext:value-type="string">
            <text:p>Премиум</text:p>
          </table:table-cell>
          <table:table-cell table:formula="of:=VLOOKUP([.C52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8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9-12" calcext:value-type="date">
            <text:p>2025-09-12</text:p>
          </table:table-cell>
          <table:table-cell office:value-type="float" office:value="55" calcext:value-type="float">
            <text:p>55</text:p>
          </table:table-cell>
          <table:table-cell table:formula="of:=VLOOKUP([.B529];[$Подписки.A:.E];2;0)" office:value-type="string" office:string-value="Стандартный" calcext:value-type="string">
            <text:p>Стандартный</text:p>
          </table:table-cell>
          <table:table-cell table:formula="of:=VLOOKUP([.C52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9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21" calcext:value-type="float">
            <text:p>21</text:p>
          </table:table-cell>
          <table:table-cell table:formula="of:=VLOOKUP([.B530];[$Подписки.A:.E];2;0)" office:value-type="string" office:string-value="Премиум" calcext:value-type="string">
            <text:p>Премиум</text:p>
          </table:table-cell>
          <table:table-cell table:formula="of:=VLOOKUP([.C53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0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10-03" calcext:value-type="date">
            <text:p>2024-10-03</text:p>
          </table:table-cell>
          <table:table-cell office:value-type="float" office:value="108" calcext:value-type="float">
            <text:p>108</text:p>
          </table:table-cell>
          <table:table-cell table:formula="of:=VLOOKUP([.B531];[$Подписки.A:.E];2;0)" office:value-type="string" office:string-value="Стандартный" calcext:value-type="string">
            <text:p>Стандартный</text:p>
          </table:table-cell>
          <table:table-cell table:formula="of:=VLOOKUP([.C53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1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2-31" calcext:value-type="date">
            <text:p>2024-12-31</text:p>
          </table:table-cell>
          <table:table-cell office:value-type="float" office:value="104" calcext:value-type="float">
            <text:p>104</text:p>
          </table:table-cell>
          <table:table-cell table:formula="of:=VLOOKUP([.B532];[$Подписки.A:.E];2;0)" office:value-type="string" office:string-value="Базовый" calcext:value-type="string">
            <text:p>Базовый</text:p>
          </table:table-cell>
          <table:table-cell table:formula="of:=VLOOKUP([.C53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87" calcext:value-type="float">
            <text:p>87</text:p>
          </table:table-cell>
          <table:table-cell table:formula="of:=VLOOKUP([.B533];[$Подписки.A:.E];2;0)" office:value-type="string" office:string-value="Премиум" calcext:value-type="string">
            <text:p>Премиум</text:p>
          </table:table-cell>
          <table:table-cell table:formula="of:=VLOOKUP([.C53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3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07-16" calcext:value-type="date">
            <text:p>2025-07-16</text:p>
          </table:table-cell>
          <table:table-cell office:value-type="float" office:value="111" calcext:value-type="float">
            <text:p>111</text:p>
          </table:table-cell>
          <table:table-cell table:formula="of:=VLOOKUP([.B534];[$Подписки.A:.E];2;0)" office:value-type="string" office:string-value="Базовый" calcext:value-type="string">
            <text:p>Базовый</text:p>
          </table:table-cell>
          <table:table-cell table:formula="of:=VLOOKUP([.C53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4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100" calcext:value-type="float">
            <text:p>100</text:p>
          </table:table-cell>
          <table:table-cell table:formula="of:=VLOOKUP([.B535];[$Подписки.A:.E];2;0)" office:value-type="string" office:string-value="Базовый" calcext:value-type="string">
            <text:p>Базовый</text:p>
          </table:table-cell>
          <table:table-cell table:formula="of:=VLOOKUP([.C53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5-17" calcext:value-type="date">
            <text:p>2024-05-17</text:p>
          </table:table-cell>
          <table:table-cell office:value-type="float" office:value="42" calcext:value-type="float">
            <text:p>42</text:p>
          </table:table-cell>
          <table:table-cell table:formula="of:=VLOOKUP([.B536];[$Подписки.A:.E];2;0)" office:value-type="string" office:string-value="Премиум" calcext:value-type="string">
            <text:p>Премиум</text:p>
          </table:table-cell>
          <table:table-cell table:formula="of:=VLOOKUP([.C53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6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12-02" calcext:value-type="date">
            <text:p>2024-12-02</text:p>
          </table:table-cell>
          <table:table-cell office:value-type="float" office:value="99" calcext:value-type="float">
            <text:p>99</text:p>
          </table:table-cell>
          <table:table-cell table:formula="of:=VLOOKUP([.B537];[$Подписки.A:.E];2;0)" office:value-type="string" office:string-value="Стандартный" calcext:value-type="string">
            <text:p>Стандартный</text:p>
          </table:table-cell>
          <table:table-cell table:formula="of:=VLOOKUP([.C53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7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24" calcext:value-type="date">
            <text:p>2024-11-24</text:p>
          </table:table-cell>
          <table:table-cell office:value-type="float" office:value="70" calcext:value-type="float">
            <text:p>70</text:p>
          </table:table-cell>
          <table:table-cell table:formula="of:=VLOOKUP([.B538];[$Подписки.A:.E];2;0)" office:value-type="string" office:string-value="Премиум" calcext:value-type="string">
            <text:p>Премиум</text:p>
          </table:table-cell>
          <table:table-cell table:formula="of:=VLOOKUP([.C53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8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40" calcext:value-type="float">
            <text:p>40</text:p>
          </table:table-cell>
          <table:table-cell table:formula="of:=VLOOKUP([.B539];[$Подписки.A:.E];2;0)" office:value-type="string" office:string-value="Базовый" calcext:value-type="string">
            <text:p>Базовый</text:p>
          </table:table-cell>
          <table:table-cell table:formula="of:=VLOOKUP([.C53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45" calcext:value-type="float">
            <text:p>45</text:p>
          </table:table-cell>
          <table:table-cell table:formula="of:=VLOOKUP([.B540];[$Подписки.A:.E];2;0)" office:value-type="string" office:string-value="Базовый" calcext:value-type="string">
            <text:p>Базовый</text:p>
          </table:table-cell>
          <table:table-cell table:formula="of:=VLOOKUP([.C54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1-04" calcext:value-type="date">
            <text:p>2025-01-04</text:p>
          </table:table-cell>
          <table:table-cell office:value-type="float" office:value="14" calcext:value-type="float">
            <text:p>14</text:p>
          </table:table-cell>
          <table:table-cell table:formula="of:=VLOOKUP([.B541];[$Подписки.A:.E];2;0)" office:value-type="string" office:string-value="Премиум" calcext:value-type="string">
            <text:p>Премиум</text:p>
          </table:table-cell>
          <table:table-cell table:formula="of:=VLOOKUP([.C54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1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0-13" calcext:value-type="date">
            <text:p>2025-10-13</text:p>
          </table:table-cell>
          <table:table-cell office:value-type="float" office:value="95" calcext:value-type="float">
            <text:p>95</text:p>
          </table:table-cell>
          <table:table-cell table:formula="of:=VLOOKUP([.B542];[$Подписки.A:.E];2;0)" office:value-type="string" office:string-value="Премиум" calcext:value-type="string">
            <text:p>Премиум</text:p>
          </table:table-cell>
          <table:table-cell table:formula="of:=VLOOKUP([.C54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2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36" calcext:value-type="float">
            <text:p>36</text:p>
          </table:table-cell>
          <table:table-cell table:formula="of:=VLOOKUP([.B543];[$Подписки.A:.E];2;0)" office:value-type="string" office:string-value="Базовый" calcext:value-type="string">
            <text:p>Базовый</text:p>
          </table:table-cell>
          <table:table-cell table:formula="of:=VLOOKUP([.C54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0-14" calcext:value-type="date">
            <text:p>2024-10-14</text:p>
          </table:table-cell>
          <table:table-cell office:value-type="float" office:value="36" calcext:value-type="float">
            <text:p>36</text:p>
          </table:table-cell>
          <table:table-cell table:formula="of:=VLOOKUP([.B544];[$Подписки.A:.E];2;0)" office:value-type="string" office:string-value="Стандартный" calcext:value-type="string">
            <text:p>Стандартный</text:p>
          </table:table-cell>
          <table:table-cell table:formula="of:=VLOOKUP([.C54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4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6-05" calcext:value-type="date">
            <text:p>2025-06-05</text:p>
          </table:table-cell>
          <table:table-cell office:value-type="float" office:value="19" calcext:value-type="float">
            <text:p>19</text:p>
          </table:table-cell>
          <table:table-cell table:formula="of:=VLOOKUP([.B545];[$Подписки.A:.E];2;0)" office:value-type="string" office:string-value="Базовый" calcext:value-type="string">
            <text:p>Базовый</text:p>
          </table:table-cell>
          <table:table-cell table:formula="of:=VLOOKUP([.C54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5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59" calcext:value-type="float">
            <text:p>59</text:p>
          </table:table-cell>
          <table:table-cell table:formula="of:=VLOOKUP([.B546];[$Подписки.A:.E];2;0)" office:value-type="string" office:string-value="Базовый" calcext:value-type="string">
            <text:p>Базовый</text:p>
          </table:table-cell>
          <table:table-cell table:formula="of:=VLOOKUP([.C54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6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5-02" calcext:value-type="date">
            <text:p>2025-05-02</text:p>
          </table:table-cell>
          <table:table-cell office:value-type="float" office:value="63" calcext:value-type="float">
            <text:p>63</text:p>
          </table:table-cell>
          <table:table-cell table:formula="of:=VLOOKUP([.B547];[$Подписки.A:.E];2;0)" office:value-type="string" office:string-value="Стандартный" calcext:value-type="string">
            <text:p>Стандартный</text:p>
          </table:table-cell>
          <table:table-cell table:formula="of:=VLOOKUP([.C54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7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9-17" calcext:value-type="date">
            <text:p>2025-09-17</text:p>
          </table:table-cell>
          <table:table-cell office:value-type="float" office:value="26" calcext:value-type="float">
            <text:p>26</text:p>
          </table:table-cell>
          <table:table-cell table:formula="of:=VLOOKUP([.B548];[$Подписки.A:.E];2;0)" office:value-type="string" office:string-value="Премиум" calcext:value-type="string">
            <text:p>Премиум</text:p>
          </table:table-cell>
          <table:table-cell table:formula="of:=VLOOKUP([.C54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48" calcext:value-type="float">
            <text:p>48</text:p>
          </table:table-cell>
          <table:table-cell table:formula="of:=VLOOKUP([.B549];[$Подписки.A:.E];2;0)" office:value-type="string" office:string-value="Стандартный" calcext:value-type="string">
            <text:p>Стандартный</text:p>
          </table:table-cell>
          <table:table-cell table:formula="of:=VLOOKUP([.C54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1-16" calcext:value-type="date">
            <text:p>2025-11-16</text:p>
          </table:table-cell>
          <table:table-cell office:value-type="float" office:value="117" calcext:value-type="float">
            <text:p>117</text:p>
          </table:table-cell>
          <table:table-cell table:formula="of:=VLOOKUP([.B550];[$Подписки.A:.E];2;0)" office:value-type="string" office:string-value="Базовый" calcext:value-type="string">
            <text:p>Базовый</text:p>
          </table:table-cell>
          <table:table-cell table:formula="of:=VLOOKUP([.C55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5-01" calcext:value-type="date">
            <text:p>2024-05-01</text:p>
          </table:table-cell>
          <table:table-cell office:value-type="float" office:value="36" calcext:value-type="float">
            <text:p>36</text:p>
          </table:table-cell>
          <table:table-cell table:formula="of:=VLOOKUP([.B551];[$Подписки.A:.E];2;0)" office:value-type="string" office:string-value="Премиум" calcext:value-type="string">
            <text:p>Премиум</text:p>
          </table:table-cell>
          <table:table-cell table:formula="of:=VLOOKUP([.C55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1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16" calcext:value-type="float">
            <text:p>16</text:p>
          </table:table-cell>
          <table:table-cell table:formula="of:=VLOOKUP([.B552];[$Подписки.A:.E];2;0)" office:value-type="string" office:string-value="Премиум" calcext:value-type="string">
            <text:p>Премиум</text:p>
          </table:table-cell>
          <table:table-cell table:formula="of:=VLOOKUP([.C55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7" calcext:value-type="float">
            <text:p>17</text:p>
          </table:table-cell>
          <table:table-cell table:formula="of:=VLOOKUP([.B553];[$Подписки.A:.E];2;0)" office:value-type="string" office:string-value="Премиум" calcext:value-type="string">
            <text:p>Премиум</text:p>
          </table:table-cell>
          <table:table-cell table:formula="of:=VLOOKUP([.C55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3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08" calcext:value-type="float">
            <text:p>108</text:p>
          </table:table-cell>
          <table:table-cell table:formula="of:=VLOOKUP([.B554];[$Подписки.A:.E];2;0)" office:value-type="string" office:string-value="Премиум" calcext:value-type="string">
            <text:p>Премиум</text:p>
          </table:table-cell>
          <table:table-cell table:formula="of:=VLOOKUP([.C55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4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8-23" calcext:value-type="date">
            <text:p>2024-08-23</text:p>
          </table:table-cell>
          <table:table-cell office:value-type="float" office:value="100" calcext:value-type="float">
            <text:p>100</text:p>
          </table:table-cell>
          <table:table-cell table:formula="of:=VLOOKUP([.B555];[$Подписки.A:.E];2;0)" office:value-type="string" office:string-value="Базовый" calcext:value-type="string">
            <text:p>Базовый</text:p>
          </table:table-cell>
          <table:table-cell table:formula="of:=VLOOKUP([.C55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5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10-23" calcext:value-type="date">
            <text:p>2025-10-23</text:p>
          </table:table-cell>
          <table:table-cell office:value-type="float" office:value="111" calcext:value-type="float">
            <text:p>111</text:p>
          </table:table-cell>
          <table:table-cell table:formula="of:=VLOOKUP([.B556];[$Подписки.A:.E];2;0)" office:value-type="string" office:string-value="Стандартный" calcext:value-type="string">
            <text:p>Стандартный</text:p>
          </table:table-cell>
          <table:table-cell table:formula="of:=VLOOKUP([.C55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6" calcext:value-type="float">
            <text:p>6</text:p>
          </table:table-cell>
          <table:table-cell table:formula="of:=VLOOKUP([.B557];[$Подписки.A:.E];2;0)" office:value-type="string" office:string-value="Премиум" calcext:value-type="string">
            <text:p>Премиум</text:p>
          </table:table-cell>
          <table:table-cell table:formula="of:=VLOOKUP([.C55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7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4-07" calcext:value-type="date">
            <text:p>2025-04-07</text:p>
          </table:table-cell>
          <table:table-cell office:value-type="float" office:value="56" calcext:value-type="float">
            <text:p>56</text:p>
          </table:table-cell>
          <table:table-cell table:formula="of:=VLOOKUP([.B558];[$Подписки.A:.E];2;0)" office:value-type="string" office:string-value="Базовый" calcext:value-type="string">
            <text:p>Базовый</text:p>
          </table:table-cell>
          <table:table-cell table:formula="of:=VLOOKUP([.C55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8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8-29" calcext:value-type="date">
            <text:p>2025-08-29</text:p>
          </table:table-cell>
          <table:table-cell office:value-type="float" office:value="83" calcext:value-type="float">
            <text:p>83</text:p>
          </table:table-cell>
          <table:table-cell table:formula="of:=VLOOKUP([.B559];[$Подписки.A:.E];2;0)" office:value-type="string" office:string-value="Стандартный" calcext:value-type="string">
            <text:p>Стандартный</text:p>
          </table:table-cell>
          <table:table-cell table:formula="of:=VLOOKUP([.C55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9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2-13" calcext:value-type="date">
            <text:p>2024-02-13</text:p>
          </table:table-cell>
          <table:table-cell office:value-type="float" office:value="81" calcext:value-type="float">
            <text:p>81</text:p>
          </table:table-cell>
          <table:table-cell table:formula="of:=VLOOKUP([.B560];[$Подписки.A:.E];2;0)" office:value-type="string" office:string-value="Стандартный" calcext:value-type="string">
            <text:p>Стандартный</text:p>
          </table:table-cell>
          <table:table-cell table:formula="of:=VLOOKUP([.C56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0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65" calcext:value-type="float">
            <text:p>65</text:p>
          </table:table-cell>
          <table:table-cell table:formula="of:=VLOOKUP([.B561];[$Подписки.A:.E];2;0)" office:value-type="string" office:string-value="Базовый" calcext:value-type="string">
            <text:p>Базовый</text:p>
          </table:table-cell>
          <table:table-cell table:formula="of:=VLOOKUP([.C56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67" calcext:value-type="float">
            <text:p>67</text:p>
          </table:table-cell>
          <table:table-cell table:formula="of:=VLOOKUP([.B562];[$Подписки.A:.E];2;0)" office:value-type="string" office:string-value="Базовый" calcext:value-type="string">
            <text:p>Базовый</text:p>
          </table:table-cell>
          <table:table-cell table:formula="of:=VLOOKUP([.C56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16" calcext:value-type="date">
            <text:p>2025-02-16</text:p>
          </table:table-cell>
          <table:table-cell office:value-type="float" office:value="34" calcext:value-type="float">
            <text:p>34</text:p>
          </table:table-cell>
          <table:table-cell table:formula="of:=VLOOKUP([.B563];[$Подписки.A:.E];2;0)" office:value-type="string" office:string-value="Премиум" calcext:value-type="string">
            <text:p>Премиум</text:p>
          </table:table-cell>
          <table:table-cell table:formula="of:=VLOOKUP([.C56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3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5-07" calcext:value-type="date">
            <text:p>2024-05-07</text:p>
          </table:table-cell>
          <table:table-cell office:value-type="float" office:value="105" calcext:value-type="float">
            <text:p>105</text:p>
          </table:table-cell>
          <table:table-cell table:formula="of:=VLOOKUP([.B564];[$Подписки.A:.E];2;0)" office:value-type="string" office:string-value="Стандартный" calcext:value-type="string">
            <text:p>Стандартный</text:p>
          </table:table-cell>
          <table:table-cell table:formula="of:=VLOOKUP([.C56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4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10-17" calcext:value-type="date">
            <text:p>2025-10-17</text:p>
          </table:table-cell>
          <table:table-cell office:value-type="float" office:value="76" calcext:value-type="float">
            <text:p>76</text:p>
          </table:table-cell>
          <table:table-cell table:formula="of:=VLOOKUP([.B565];[$Подписки.A:.E];2;0)" office:value-type="string" office:string-value="Премиум" calcext:value-type="string">
            <text:p>Премиум</text:p>
          </table:table-cell>
          <table:table-cell table:formula="of:=VLOOKUP([.C56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5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69" calcext:value-type="float">
            <text:p>69</text:p>
          </table:table-cell>
          <table:table-cell table:formula="of:=VLOOKUP([.B566];[$Подписки.A:.E];2;0)" office:value-type="string" office:string-value="Базовый" calcext:value-type="string">
            <text:p>Базовый</text:p>
          </table:table-cell>
          <table:table-cell table:formula="of:=VLOOKUP([.C56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6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8-11" calcext:value-type="date">
            <text:p>2024-08-11</text:p>
          </table:table-cell>
          <table:table-cell office:value-type="float" office:value="68" calcext:value-type="float">
            <text:p>68</text:p>
          </table:table-cell>
          <table:table-cell table:formula="of:=VLOOKUP([.B567];[$Подписки.A:.E];2;0)" office:value-type="string" office:string-value="Базовый" calcext:value-type="string">
            <text:p>Базовый</text:p>
          </table:table-cell>
          <table:table-cell table:formula="of:=VLOOKUP([.C56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1-10" calcext:value-type="date">
            <text:p>2024-01-10</text:p>
          </table:table-cell>
          <table:table-cell office:value-type="float" office:value="25" calcext:value-type="float">
            <text:p>25</text:p>
          </table:table-cell>
          <table:table-cell table:formula="of:=VLOOKUP([.B568];[$Подписки.A:.E];2;0)" office:value-type="string" office:string-value="Базовый" calcext:value-type="string">
            <text:p>Базовый</text:p>
          </table:table-cell>
          <table:table-cell table:formula="of:=VLOOKUP([.C56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8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45" calcext:value-type="float">
            <text:p>45</text:p>
          </table:table-cell>
          <table:table-cell table:formula="of:=VLOOKUP([.B569];[$Подписки.A:.E];2;0)" office:value-type="string" office:string-value="Базовый" calcext:value-type="string">
            <text:p>Базовый</text:p>
          </table:table-cell>
          <table:table-cell table:formula="of:=VLOOKUP([.C56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9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5-14" calcext:value-type="date">
            <text:p>2025-05-14</text:p>
          </table:table-cell>
          <table:table-cell office:value-type="float" office:value="40" calcext:value-type="float">
            <text:p>40</text:p>
          </table:table-cell>
          <table:table-cell table:formula="of:=VLOOKUP([.B570];[$Подписки.A:.E];2;0)" office:value-type="string" office:string-value="Стандартный" calcext:value-type="string">
            <text:p>Стандартный</text:p>
          </table:table-cell>
          <table:table-cell table:formula="of:=VLOOKUP([.C57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58" calcext:value-type="float">
            <text:p>58</text:p>
          </table:table-cell>
          <table:table-cell table:formula="of:=VLOOKUP([.B571];[$Подписки.A:.E];2;0)" office:value-type="string" office:string-value="Базовый" calcext:value-type="string">
            <text:p>Базовый</text:p>
          </table:table-cell>
          <table:table-cell table:formula="of:=VLOOKUP([.C57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1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1-14" calcext:value-type="date">
            <text:p>2024-01-14</text:p>
          </table:table-cell>
          <table:table-cell office:value-type="float" office:value="38" calcext:value-type="float">
            <text:p>38</text:p>
          </table:table-cell>
          <table:table-cell table:formula="of:=VLOOKUP([.B572];[$Подписки.A:.E];2;0)" office:value-type="string" office:string-value="Базовый" calcext:value-type="string">
            <text:p>Базовый</text:p>
          </table:table-cell>
          <table:table-cell table:formula="of:=VLOOKUP([.C57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2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8-09" calcext:value-type="date">
            <text:p>2025-08-09</text:p>
          </table:table-cell>
          <table:table-cell office:value-type="float" office:value="20" calcext:value-type="float">
            <text:p>20</text:p>
          </table:table-cell>
          <table:table-cell table:formula="of:=VLOOKUP([.B573];[$Подписки.A:.E];2;0)" office:value-type="string" office:string-value="Премиум" calcext:value-type="string">
            <text:p>Премиум</text:p>
          </table:table-cell>
          <table:table-cell table:formula="of:=VLOOKUP([.C57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07-29" calcext:value-type="date">
            <text:p>2024-07-29</text:p>
          </table:table-cell>
          <table:table-cell office:value-type="float" office:value="105" calcext:value-type="float">
            <text:p>105</text:p>
          </table:table-cell>
          <table:table-cell table:formula="of:=VLOOKUP([.B574];[$Подписки.A:.E];2;0)" office:value-type="string" office:string-value="Стандартный" calcext:value-type="string">
            <text:p>Стандартный</text:p>
          </table:table-cell>
          <table:table-cell table:formula="of:=VLOOKUP([.C57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4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8" calcext:value-type="float">
            <text:p>8</text:p>
          </table:table-cell>
          <table:table-cell table:formula="of:=VLOOKUP([.B575];[$Подписки.A:.E];2;0)" office:value-type="string" office:string-value="Базовый" calcext:value-type="string">
            <text:p>Базовый</text:p>
          </table:table-cell>
          <table:table-cell table:formula="of:=VLOOKUP([.C57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6-19" calcext:value-type="date">
            <text:p>2025-06-19</text:p>
          </table:table-cell>
          <table:table-cell office:value-type="float" office:value="103" calcext:value-type="float">
            <text:p>103</text:p>
          </table:table-cell>
          <table:table-cell table:formula="of:=VLOOKUP([.B576];[$Подписки.A:.E];2;0)" office:value-type="string" office:string-value="Базовый" calcext:value-type="string">
            <text:p>Базовый</text:p>
          </table:table-cell>
          <table:table-cell table:formula="of:=VLOOKUP([.C57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04-13" calcext:value-type="date">
            <text:p>2025-04-13</text:p>
          </table:table-cell>
          <table:table-cell office:value-type="float" office:value="58" calcext:value-type="float">
            <text:p>58</text:p>
          </table:table-cell>
          <table:table-cell table:formula="of:=VLOOKUP([.B577];[$Подписки.A:.E];2;0)" office:value-type="string" office:string-value="Базовый" calcext:value-type="string">
            <text:p>Базовый</text:p>
          </table:table-cell>
          <table:table-cell table:formula="of:=VLOOKUP([.C57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7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7" calcext:value-type="date">
            <text:p>2024-02-07</text:p>
          </table:table-cell>
          <table:table-cell office:value-type="float" office:value="50" calcext:value-type="float">
            <text:p>50</text:p>
          </table:table-cell>
          <table:table-cell table:formula="of:=VLOOKUP([.B578];[$Подписки.A:.E];2;0)" office:value-type="string" office:string-value="Премиум" calcext:value-type="string">
            <text:p>Премиум</text:p>
          </table:table-cell>
          <table:table-cell table:formula="of:=VLOOKUP([.C57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8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2-26" calcext:value-type="date">
            <text:p>2024-02-26</text:p>
          </table:table-cell>
          <table:table-cell office:value-type="float" office:value="49" calcext:value-type="float">
            <text:p>49</text:p>
          </table:table-cell>
          <table:table-cell table:formula="of:=VLOOKUP([.B579];[$Подписки.A:.E];2;0)" office:value-type="string" office:string-value="Базовый" calcext:value-type="string">
            <text:p>Базовый</text:p>
          </table:table-cell>
          <table:table-cell table:formula="of:=VLOOKUP([.C57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9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4-28" calcext:value-type="date">
            <text:p>2024-04-28</text:p>
          </table:table-cell>
          <table:table-cell office:value-type="float" office:value="75" calcext:value-type="float">
            <text:p>75</text:p>
          </table:table-cell>
          <table:table-cell table:formula="of:=VLOOKUP([.B580];[$Подписки.A:.E];2;0)" office:value-type="string" office:string-value="Базовый" calcext:value-type="string">
            <text:p>Базовый</text:p>
          </table:table-cell>
          <table:table-cell table:formula="of:=VLOOKUP([.C58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7" calcext:value-type="float">
            <text:p>7</text:p>
          </table:table-cell>
          <table:table-cell table:formula="of:=VLOOKUP([.B581];[$Подписки.A:.E];2;0)" office:value-type="string" office:string-value="Базовый" calcext:value-type="string">
            <text:p>Базовый</text:p>
          </table:table-cell>
          <table:table-cell table:formula="of:=VLOOKUP([.C58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1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1-28" calcext:value-type="date">
            <text:p>2025-11-28</text:p>
          </table:table-cell>
          <table:table-cell office:value-type="float" office:value="59" calcext:value-type="float">
            <text:p>59</text:p>
          </table:table-cell>
          <table:table-cell table:formula="of:=VLOOKUP([.B582];[$Подписки.A:.E];2;0)" office:value-type="string" office:string-value="Базовый" calcext:value-type="string">
            <text:p>Базовый</text:p>
          </table:table-cell>
          <table:table-cell table:formula="of:=VLOOKUP([.C58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2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34" calcext:value-type="float">
            <text:p>34</text:p>
          </table:table-cell>
          <table:table-cell table:formula="of:=VLOOKUP([.B583];[$Подписки.A:.E];2;0)" office:value-type="string" office:string-value="Базовый" calcext:value-type="string">
            <text:p>Базовый</text:p>
          </table:table-cell>
          <table:table-cell table:formula="of:=VLOOKUP([.C58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64" calcext:value-type="float">
            <text:p>64</text:p>
          </table:table-cell>
          <table:table-cell table:formula="of:=VLOOKUP([.B584];[$Подписки.A:.E];2;0)" office:value-type="string" office:string-value="Базовый" calcext:value-type="string">
            <text:p>Базовый</text:p>
          </table:table-cell>
          <table:table-cell table:formula="of:=VLOOKUP([.C58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11-14" calcext:value-type="date">
            <text:p>2024-11-14</text:p>
          </table:table-cell>
          <table:table-cell office:value-type="float" office:value="114" calcext:value-type="float">
            <text:p>114</text:p>
          </table:table-cell>
          <table:table-cell table:formula="of:=VLOOKUP([.B585];[$Подписки.A:.E];2;0)" office:value-type="string" office:string-value="Премиум" calcext:value-type="string">
            <text:p>Премиум</text:p>
          </table:table-cell>
          <table:table-cell table:formula="of:=VLOOKUP([.C58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5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113" calcext:value-type="float">
            <text:p>113</text:p>
          </table:table-cell>
          <table:table-cell table:formula="of:=VLOOKUP([.B586];[$Подписки.A:.E];2;0)" office:value-type="string" office:string-value="Базовый" calcext:value-type="string">
            <text:p>Базовый</text:p>
          </table:table-cell>
          <table:table-cell table:formula="of:=VLOOKUP([.C58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6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106" calcext:value-type="float">
            <text:p>106</text:p>
          </table:table-cell>
          <table:table-cell table:formula="of:=VLOOKUP([.B587];[$Подписки.A:.E];2;0)" office:value-type="string" office:string-value="Премиум" calcext:value-type="string">
            <text:p>Премиум</text:p>
          </table:table-cell>
          <table:table-cell table:formula="of:=VLOOKUP([.C58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7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23" calcext:value-type="float">
            <text:p>23</text:p>
          </table:table-cell>
          <table:table-cell table:formula="of:=VLOOKUP([.B588];[$Подписки.A:.E];2;0)" office:value-type="string" office:string-value="Премиум" calcext:value-type="string">
            <text:p>Премиум</text:p>
          </table:table-cell>
          <table:table-cell table:formula="of:=VLOOKUP([.C58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8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59" calcext:value-type="float">
            <text:p>59</text:p>
          </table:table-cell>
          <table:table-cell table:formula="of:=VLOOKUP([.B589];[$Подписки.A:.E];2;0)" office:value-type="string" office:string-value="Премиум" calcext:value-type="string">
            <text:p>Премиум</text:p>
          </table:table-cell>
          <table:table-cell table:formula="of:=VLOOKUP([.C58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9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05-25" calcext:value-type="date">
            <text:p>2024-05-25</text:p>
          </table:table-cell>
          <table:table-cell office:value-type="float" office:value="67" calcext:value-type="float">
            <text:p>67</text:p>
          </table:table-cell>
          <table:table-cell table:formula="of:=VLOOKUP([.B590];[$Подписки.A:.E];2;0)" office:value-type="string" office:string-value="Стандартный" calcext:value-type="string">
            <text:p>Стандартный</text:p>
          </table:table-cell>
          <table:table-cell table:formula="of:=VLOOKUP([.C59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0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49" calcext:value-type="float">
            <text:p>49</text:p>
          </table:table-cell>
          <table:table-cell table:formula="of:=VLOOKUP([.B591];[$Подписки.A:.E];2;0)" office:value-type="string" office:string-value="Премиум" calcext:value-type="string">
            <text:p>Премиум</text:p>
          </table:table-cell>
          <table:table-cell table:formula="of:=VLOOKUP([.C59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1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8" calcext:value-type="float">
            <text:p>8</text:p>
          </table:table-cell>
          <table:table-cell table:formula="of:=VLOOKUP([.B592];[$Подписки.A:.E];2;0)" office:value-type="string" office:string-value="Базовый" calcext:value-type="string">
            <text:p>Базовый</text:p>
          </table:table-cell>
          <table:table-cell table:formula="of:=VLOOKUP([.C59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2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74" calcext:value-type="float">
            <text:p>74</text:p>
          </table:table-cell>
          <table:table-cell table:formula="of:=VLOOKUP([.B593];[$Подписки.A:.E];2;0)" office:value-type="string" office:string-value="Базовый" calcext:value-type="string">
            <text:p>Базовый</text:p>
          </table:table-cell>
          <table:table-cell table:formula="of:=VLOOKUP([.C59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5-03" calcext:value-type="date">
            <text:p>2024-05-03</text:p>
          </table:table-cell>
          <table:table-cell office:value-type="float" office:value="79" calcext:value-type="float">
            <text:p>79</text:p>
          </table:table-cell>
          <table:table-cell table:formula="of:=VLOOKUP([.B594];[$Подписки.A:.E];2;0)" office:value-type="string" office:string-value="Премиум" calcext:value-type="string">
            <text:p>Премиум</text:p>
          </table:table-cell>
          <table:table-cell table:formula="of:=VLOOKUP([.C59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4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2-03" calcext:value-type="date">
            <text:p>2025-02-03</text:p>
          </table:table-cell>
          <table:table-cell office:value-type="float" office:value="73" calcext:value-type="float">
            <text:p>73</text:p>
          </table:table-cell>
          <table:table-cell table:formula="of:=VLOOKUP([.B595];[$Подписки.A:.E];2;0)" office:value-type="string" office:string-value="Базовый" calcext:value-type="string">
            <text:p>Базовый</text:p>
          </table:table-cell>
          <table:table-cell table:formula="of:=VLOOKUP([.C59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5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2-19" calcext:value-type="date">
            <text:p>2024-02-19</text:p>
          </table:table-cell>
          <table:table-cell office:value-type="float" office:value="7" calcext:value-type="float">
            <text:p>7</text:p>
          </table:table-cell>
          <table:table-cell table:formula="of:=VLOOKUP([.B596];[$Подписки.A:.E];2;0)" office:value-type="string" office:string-value="Стандартный" calcext:value-type="string">
            <text:p>Стандартный</text:p>
          </table:table-cell>
          <table:table-cell table:formula="of:=VLOOKUP([.C59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6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113" calcext:value-type="float">
            <text:p>113</text:p>
          </table:table-cell>
          <table:table-cell table:formula="of:=VLOOKUP([.B597];[$Подписки.A:.E];2;0)" office:value-type="string" office:string-value="Базовый" calcext:value-type="string">
            <text:p>Базовый</text:p>
          </table:table-cell>
          <table:table-cell table:formula="of:=VLOOKUP([.C59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7-16" calcext:value-type="date">
            <text:p>2025-07-16</text:p>
          </table:table-cell>
          <table:table-cell office:value-type="float" office:value="23" calcext:value-type="float">
            <text:p>23</text:p>
          </table:table-cell>
          <table:table-cell table:formula="of:=VLOOKUP([.B598];[$Подписки.A:.E];2;0)" office:value-type="string" office:string-value="Стандартный" calcext:value-type="string">
            <text:p>Стандартный</text:p>
          </table:table-cell>
          <table:table-cell table:formula="of:=VLOOKUP([.C59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8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30" calcext:value-type="float">
            <text:p>30</text:p>
          </table:table-cell>
          <table:table-cell table:formula="of:=VLOOKUP([.B599];[$Подписки.A:.E];2;0)" office:value-type="string" office:string-value="Стандартный" calcext:value-type="string">
            <text:p>Стандартный</text:p>
          </table:table-cell>
          <table:table-cell table:formula="of:=VLOOKUP([.C59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9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2-18" calcext:value-type="date">
            <text:p>2024-02-18</text:p>
          </table:table-cell>
          <table:table-cell office:value-type="float" office:value="25" calcext:value-type="float">
            <text:p>25</text:p>
          </table:table-cell>
          <table:table-cell table:formula="of:=VLOOKUP([.B600];[$Подписки.A:.E];2;0)" office:value-type="string" office:string-value="Премиум" calcext:value-type="string">
            <text:p>Премиум</text:p>
          </table:table-cell>
          <table:table-cell table:formula="of:=VLOOKUP([.C60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0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9-17" calcext:value-type="date">
            <text:p>2024-09-17</text:p>
          </table:table-cell>
          <table:table-cell office:value-type="float" office:value="104" calcext:value-type="float">
            <text:p>104</text:p>
          </table:table-cell>
          <table:table-cell table:formula="of:=VLOOKUP([.B601];[$Подписки.A:.E];2;0)" office:value-type="string" office:string-value="Премиум" calcext:value-type="string">
            <text:p>Премиум</text:p>
          </table:table-cell>
          <table:table-cell table:formula="of:=VLOOKUP([.C60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1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9-16" calcext:value-type="date">
            <text:p>2024-09-16</text:p>
          </table:table-cell>
          <table:table-cell office:value-type="float" office:value="107" calcext:value-type="float">
            <text:p>107</text:p>
          </table:table-cell>
          <table:table-cell table:formula="of:=VLOOKUP([.B602];[$Подписки.A:.E];2;0)" office:value-type="string" office:string-value="Стандартный" calcext:value-type="string">
            <text:p>Стандартный</text:p>
          </table:table-cell>
          <table:table-cell table:formula="of:=VLOOKUP([.C60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0-02" calcext:value-type="date">
            <text:p>2025-10-02</text:p>
          </table:table-cell>
          <table:table-cell office:value-type="float" office:value="28" calcext:value-type="float">
            <text:p>28</text:p>
          </table:table-cell>
          <table:table-cell table:formula="of:=VLOOKUP([.B603];[$Подписки.A:.E];2;0)" office:value-type="string" office:string-value="Стандартный" calcext:value-type="string">
            <text:p>Стандартный</text:p>
          </table:table-cell>
          <table:table-cell table:formula="of:=VLOOKUP([.C60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50" calcext:value-type="float">
            <text:p>50</text:p>
          </table:table-cell>
          <table:table-cell table:formula="of:=VLOOKUP([.B604];[$Подписки.A:.E];2;0)" office:value-type="string" office:string-value="Стандартный" calcext:value-type="string">
            <text:p>Стандартный</text:p>
          </table:table-cell>
          <table:table-cell table:formula="of:=VLOOKUP([.C60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7-22" calcext:value-type="date">
            <text:p>2025-07-22</text:p>
          </table:table-cell>
          <table:table-cell office:value-type="float" office:value="35" calcext:value-type="float">
            <text:p>35</text:p>
          </table:table-cell>
          <table:table-cell table:formula="of:=VLOOKUP([.B605];[$Подписки.A:.E];2;0)" office:value-type="string" office:string-value="Премиум" calcext:value-type="string">
            <text:p>Премиум</text:p>
          </table:table-cell>
          <table:table-cell table:formula="of:=VLOOKUP([.C60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5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01" calcext:value-type="date">
            <text:p>2025-07-01</text:p>
          </table:table-cell>
          <table:table-cell office:value-type="float" office:value="89" calcext:value-type="float">
            <text:p>89</text:p>
          </table:table-cell>
          <table:table-cell table:formula="of:=VLOOKUP([.B606];[$Подписки.A:.E];2;0)" office:value-type="string" office:string-value="Премиум" calcext:value-type="string">
            <text:p>Премиум</text:p>
          </table:table-cell>
          <table:table-cell table:formula="of:=VLOOKUP([.C606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6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9-09" calcext:value-type="date">
            <text:p>2025-09-09</text:p>
          </table:table-cell>
          <table:table-cell office:value-type="float" office:value="34" calcext:value-type="float">
            <text:p>34</text:p>
          </table:table-cell>
          <table:table-cell table:formula="of:=VLOOKUP([.B607];[$Подписки.A:.E];2;0)" office:value-type="string" office:string-value="Стандартный" calcext:value-type="string">
            <text:p>Стандартный</text:p>
          </table:table-cell>
          <table:table-cell table:formula="of:=VLOOKUP([.C60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7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6-11" calcext:value-type="date">
            <text:p>2024-06-11</text:p>
          </table:table-cell>
          <table:table-cell office:value-type="float" office:value="59" calcext:value-type="float">
            <text:p>59</text:p>
          </table:table-cell>
          <table:table-cell table:formula="of:=VLOOKUP([.B608];[$Подписки.A:.E];2;0)" office:value-type="string" office:string-value="Базовый" calcext:value-type="string">
            <text:p>Базовый</text:p>
          </table:table-cell>
          <table:table-cell table:formula="of:=VLOOKUP([.C60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8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14" calcext:value-type="float">
            <text:p>14</text:p>
          </table:table-cell>
          <table:table-cell table:formula="of:=VLOOKUP([.B609];[$Подписки.A:.E];2;0)" office:value-type="string" office:string-value="Премиум" calcext:value-type="string">
            <text:p>Премиум</text:p>
          </table:table-cell>
          <table:table-cell table:formula="of:=VLOOKUP([.C60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99" calcext:value-type="float">
            <text:p>99</text:p>
          </table:table-cell>
          <table:table-cell table:formula="of:=VLOOKUP([.B610];[$Подписки.A:.E];2;0)" office:value-type="string" office:string-value="Базовый" calcext:value-type="string">
            <text:p>Базовый</text:p>
          </table:table-cell>
          <table:table-cell table:formula="of:=VLOOKUP([.C61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48" calcext:value-type="float">
            <text:p>48</text:p>
          </table:table-cell>
          <table:table-cell table:formula="of:=VLOOKUP([.B611];[$Подписки.A:.E];2;0)" office:value-type="string" office:string-value="Премиум" calcext:value-type="string">
            <text:p>Премиум</text:p>
          </table:table-cell>
          <table:table-cell table:formula="of:=VLOOKUP([.C61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8-15" calcext:value-type="date">
            <text:p>2024-08-15</text:p>
          </table:table-cell>
          <table:table-cell office:value-type="float" office:value="60" calcext:value-type="float">
            <text:p>60</text:p>
          </table:table-cell>
          <table:table-cell table:formula="of:=VLOOKUP([.B612];[$Подписки.A:.E];2;0)" office:value-type="string" office:string-value="Стандартный" calcext:value-type="string">
            <text:p>Стандартный</text:p>
          </table:table-cell>
          <table:table-cell table:formula="of:=VLOOKUP([.C61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2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06" calcext:value-type="date">
            <text:p>2024-09-06</text:p>
          </table:table-cell>
          <table:table-cell office:value-type="float" office:value="111" calcext:value-type="float">
            <text:p>111</text:p>
          </table:table-cell>
          <table:table-cell table:formula="of:=VLOOKUP([.B613];[$Подписки.A:.E];2;0)" office:value-type="string" office:string-value="Премиум" calcext:value-type="string">
            <text:p>Премиум</text:p>
          </table:table-cell>
          <table:table-cell table:formula="of:=VLOOKUP([.C61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7-14" calcext:value-type="date">
            <text:p>2024-07-14</text:p>
          </table:table-cell>
          <table:table-cell office:value-type="float" office:value="54" calcext:value-type="float">
            <text:p>54</text:p>
          </table:table-cell>
          <table:table-cell table:formula="of:=VLOOKUP([.B614];[$Подписки.A:.E];2;0)" office:value-type="string" office:string-value="Стандартный" calcext:value-type="string">
            <text:p>Стандартный</text:p>
          </table:table-cell>
          <table:table-cell table:formula="of:=VLOOKUP([.C61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4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5-06-02" calcext:value-type="date">
            <text:p>2025-06-02</text:p>
          </table:table-cell>
          <table:table-cell office:value-type="float" office:value="74" calcext:value-type="float">
            <text:p>74</text:p>
          </table:table-cell>
          <table:table-cell table:formula="of:=VLOOKUP([.B615];[$Подписки.A:.E];2;0)" office:value-type="string" office:string-value="Базовый" calcext:value-type="string">
            <text:p>Базовый</text:p>
          </table:table-cell>
          <table:table-cell table:formula="of:=VLOOKUP([.C61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11-02" calcext:value-type="date">
            <text:p>2025-11-02</text:p>
          </table:table-cell>
          <table:table-cell office:value-type="float" office:value="79" calcext:value-type="float">
            <text:p>79</text:p>
          </table:table-cell>
          <table:table-cell table:formula="of:=VLOOKUP([.B616];[$Подписки.A:.E];2;0)" office:value-type="string" office:string-value="Стандартный" calcext:value-type="string">
            <text:p>Стандартный</text:p>
          </table:table-cell>
          <table:table-cell table:formula="of:=VLOOKUP([.C61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6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5-10-16" calcext:value-type="date">
            <text:p>2025-10-16</text:p>
          </table:table-cell>
          <table:table-cell office:value-type="float" office:value="52" calcext:value-type="float">
            <text:p>52</text:p>
          </table:table-cell>
          <table:table-cell table:formula="of:=VLOOKUP([.B617];[$Подписки.A:.E];2;0)" office:value-type="string" office:string-value="Базовый" calcext:value-type="string">
            <text:p>Базовый</text:p>
          </table:table-cell>
          <table:table-cell table:formula="of:=VLOOKUP([.C61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30" calcext:value-type="float">
            <text:p>30</text:p>
          </table:table-cell>
          <table:table-cell table:formula="of:=VLOOKUP([.B618];[$Подписки.A:.E];2;0)" office:value-type="string" office:string-value="Премиум" calcext:value-type="string">
            <text:p>Премиум</text:p>
          </table:table-cell>
          <table:table-cell table:formula="of:=VLOOKUP([.C61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6-13" calcext:value-type="date">
            <text:p>2024-06-13</text:p>
          </table:table-cell>
          <table:table-cell office:value-type="float" office:value="62" calcext:value-type="float">
            <text:p>62</text:p>
          </table:table-cell>
          <table:table-cell table:formula="of:=VLOOKUP([.B619];[$Подписки.A:.E];2;0)" office:value-type="string" office:string-value="Стандартный" calcext:value-type="string">
            <text:p>Стандартный</text:p>
          </table:table-cell>
          <table:table-cell table:formula="of:=VLOOKUP([.C61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9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8-03" calcext:value-type="date">
            <text:p>2025-08-03</text:p>
          </table:table-cell>
          <table:table-cell office:value-type="float" office:value="7" calcext:value-type="float">
            <text:p>7</text:p>
          </table:table-cell>
          <table:table-cell table:formula="of:=VLOOKUP([.B620];[$Подписки.A:.E];2;0)" office:value-type="string" office:string-value="Премиум" calcext:value-type="string">
            <text:p>Премиум</text:p>
          </table:table-cell>
          <table:table-cell table:formula="of:=VLOOKUP([.C62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0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31" calcext:value-type="date">
            <text:p>2024-10-31</text:p>
          </table:table-cell>
          <table:table-cell office:value-type="float" office:value="23" calcext:value-type="float">
            <text:p>23</text:p>
          </table:table-cell>
          <table:table-cell table:formula="of:=VLOOKUP([.B621];[$Подписки.A:.E];2;0)" office:value-type="string" office:string-value="Базовый" calcext:value-type="string">
            <text:p>Базовый</text:p>
          </table:table-cell>
          <table:table-cell table:formula="of:=VLOOKUP([.C62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1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1-18" calcext:value-type="date">
            <text:p>2025-01-18</text:p>
          </table:table-cell>
          <table:table-cell office:value-type="float" office:value="16" calcext:value-type="float">
            <text:p>16</text:p>
          </table:table-cell>
          <table:table-cell table:formula="of:=VLOOKUP([.B622];[$Подписки.A:.E];2;0)" office:value-type="string" office:string-value="Премиум" calcext:value-type="string">
            <text:p>Премиум</text:p>
          </table:table-cell>
          <table:table-cell table:formula="of:=VLOOKUP([.C62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2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54" calcext:value-type="float">
            <text:p>54</text:p>
          </table:table-cell>
          <table:table-cell table:formula="of:=VLOOKUP([.B623];[$Подписки.A:.E];2;0)" office:value-type="string" office:string-value="Стандартный" calcext:value-type="string">
            <text:p>Стандартный</text:p>
          </table:table-cell>
          <table:table-cell table:formula="of:=VLOOKUP([.C62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3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37" calcext:value-type="float">
            <text:p>37</text:p>
          </table:table-cell>
          <table:table-cell table:formula="of:=VLOOKUP([.B624];[$Подписки.A:.E];2;0)" office:value-type="string" office:string-value="Базовый" calcext:value-type="string">
            <text:p>Базовый</text:p>
          </table:table-cell>
          <table:table-cell table:formula="of:=VLOOKUP([.C62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4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65" calcext:value-type="float">
            <text:p>65</text:p>
          </table:table-cell>
          <table:table-cell table:formula="of:=VLOOKUP([.B625];[$Подписки.A:.E];2;0)" office:value-type="string" office:string-value="Премиум" calcext:value-type="string">
            <text:p>Премиум</text:p>
          </table:table-cell>
          <table:table-cell table:formula="of:=VLOOKUP([.C62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45" calcext:value-type="float">
            <text:p>45</text:p>
          </table:table-cell>
          <table:table-cell table:formula="of:=VLOOKUP([.B626];[$Подписки.A:.E];2;0)" office:value-type="string" office:string-value="Базовый" calcext:value-type="string">
            <text:p>Базовый</text:p>
          </table:table-cell>
          <table:table-cell table:formula="of:=VLOOKUP([.C62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6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6-25" calcext:value-type="date">
            <text:p>2024-06-25</text:p>
          </table:table-cell>
          <table:table-cell office:value-type="float" office:value="21" calcext:value-type="float">
            <text:p>21</text:p>
          </table:table-cell>
          <table:table-cell table:formula="of:=VLOOKUP([.B627];[$Подписки.A:.E];2;0)" office:value-type="string" office:string-value="Стандартный" calcext:value-type="string">
            <text:p>Стандартный</text:p>
          </table:table-cell>
          <table:table-cell table:formula="of:=VLOOKUP([.C62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74" calcext:value-type="float">
            <text:p>74</text:p>
          </table:table-cell>
          <table:table-cell table:formula="of:=VLOOKUP([.B628];[$Подписки.A:.E];2;0)" office:value-type="string" office:string-value="Базовый" calcext:value-type="string">
            <text:p>Базовый</text:p>
          </table:table-cell>
          <table:table-cell table:formula="of:=VLOOKUP([.C62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8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6" calcext:value-type="float">
            <text:p>6</text:p>
          </table:table-cell>
          <table:table-cell table:formula="of:=VLOOKUP([.B629];[$Подписки.A:.E];2;0)" office:value-type="string" office:string-value="Базовый" calcext:value-type="string">
            <text:p>Базовый</text:p>
          </table:table-cell>
          <table:table-cell table:formula="of:=VLOOKUP([.C62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9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78" calcext:value-type="float">
            <text:p>78</text:p>
          </table:table-cell>
          <table:table-cell table:formula="of:=VLOOKUP([.B630];[$Подписки.A:.E];2;0)" office:value-type="string" office:string-value="Базовый" calcext:value-type="string">
            <text:p>Базовый</text:p>
          </table:table-cell>
          <table:table-cell table:formula="of:=VLOOKUP([.C63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43" calcext:value-type="float">
            <text:p>43</text:p>
          </table:table-cell>
          <table:table-cell table:formula="of:=VLOOKUP([.B631];[$Подписки.A:.E];2;0)" office:value-type="string" office:string-value="Базовый" calcext:value-type="string">
            <text:p>Базовый</text:p>
          </table:table-cell>
          <table:table-cell table:formula="of:=VLOOKUP([.C63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1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115" calcext:value-type="float">
            <text:p>115</text:p>
          </table:table-cell>
          <table:table-cell table:formula="of:=VLOOKUP([.B632];[$Подписки.A:.E];2;0)" office:value-type="string" office:string-value="Базовый" calcext:value-type="string">
            <text:p>Базовый</text:p>
          </table:table-cell>
          <table:table-cell table:formula="of:=VLOOKUP([.C63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14" calcext:value-type="float">
            <text:p>14</text:p>
          </table:table-cell>
          <table:table-cell table:formula="of:=VLOOKUP([.B633];[$Подписки.A:.E];2;0)" office:value-type="string" office:string-value="Базовый" calcext:value-type="string">
            <text:p>Базовый</text:p>
          </table:table-cell>
          <table:table-cell table:formula="of:=VLOOKUP([.C63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3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8-30" calcext:value-type="date">
            <text:p>2024-08-30</text:p>
          </table:table-cell>
          <table:table-cell office:value-type="float" office:value="67" calcext:value-type="float">
            <text:p>67</text:p>
          </table:table-cell>
          <table:table-cell table:formula="of:=VLOOKUP([.B634];[$Подписки.A:.E];2;0)" office:value-type="string" office:string-value="Базовый" calcext:value-type="string">
            <text:p>Базовый</text:p>
          </table:table-cell>
          <table:table-cell table:formula="of:=VLOOKUP([.C63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4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2-01" calcext:value-type="date">
            <text:p>2024-02-01</text:p>
          </table:table-cell>
          <table:table-cell office:value-type="float" office:value="11" calcext:value-type="float">
            <text:p>11</text:p>
          </table:table-cell>
          <table:table-cell table:formula="of:=VLOOKUP([.B635];[$Подписки.A:.E];2;0)" office:value-type="string" office:string-value="Базовый" calcext:value-type="string">
            <text:p>Базовый</text:p>
          </table:table-cell>
          <table:table-cell table:formula="of:=VLOOKUP([.C63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5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72" calcext:value-type="float">
            <text:p>72</text:p>
          </table:table-cell>
          <table:table-cell table:formula="of:=VLOOKUP([.B636];[$Подписки.A:.E];2;0)" office:value-type="string" office:string-value="Премиум" calcext:value-type="string">
            <text:p>Премиум</text:p>
          </table:table-cell>
          <table:table-cell table:formula="of:=VLOOKUP([.C63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6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108" calcext:value-type="float">
            <text:p>108</text:p>
          </table:table-cell>
          <table:table-cell table:formula="of:=VLOOKUP([.B637];[$Подписки.A:.E];2;0)" office:value-type="string" office:string-value="Базовый" calcext:value-type="string">
            <text:p>Базовый</text:p>
          </table:table-cell>
          <table:table-cell table:formula="of:=VLOOKUP([.C63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7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96" calcext:value-type="float">
            <text:p>96</text:p>
          </table:table-cell>
          <table:table-cell table:formula="of:=VLOOKUP([.B638];[$Подписки.A:.E];2;0)" office:value-type="string" office:string-value="Премиум" calcext:value-type="string">
            <text:p>Премиум</text:p>
          </table:table-cell>
          <table:table-cell table:formula="of:=VLOOKUP([.C63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1-15" calcext:value-type="date">
            <text:p>2025-01-15</text:p>
          </table:table-cell>
          <table:table-cell office:value-type="float" office:value="109" calcext:value-type="float">
            <text:p>109</text:p>
          </table:table-cell>
          <table:table-cell table:formula="of:=VLOOKUP([.B639];[$Подписки.A:.E];2;0)" office:value-type="string" office:string-value="Стандартный" calcext:value-type="string">
            <text:p>Стандартный</text:p>
          </table:table-cell>
          <table:table-cell table:formula="of:=VLOOKUP([.C63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9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117" calcext:value-type="float">
            <text:p>117</text:p>
          </table:table-cell>
          <table:table-cell table:formula="of:=VLOOKUP([.B640];[$Подписки.A:.E];2;0)" office:value-type="string" office:string-value="Базовый" calcext:value-type="string">
            <text:p>Базовый</text:p>
          </table:table-cell>
          <table:table-cell table:formula="of:=VLOOKUP([.C64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0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7" calcext:value-type="float">
            <text:p>7</text:p>
          </table:table-cell>
          <table:table-cell table:formula="of:=VLOOKUP([.B641];[$Подписки.A:.E];2;0)" office:value-type="string" office:string-value="Базовый" calcext:value-type="string">
            <text:p>Базовый</text:p>
          </table:table-cell>
          <table:table-cell table:formula="of:=VLOOKUP([.C64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1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4-06" calcext:value-type="date">
            <text:p>2024-04-06</text:p>
          </table:table-cell>
          <table:table-cell office:value-type="float" office:value="46" calcext:value-type="float">
            <text:p>46</text:p>
          </table:table-cell>
          <table:table-cell table:formula="of:=VLOOKUP([.B642];[$Подписки.A:.E];2;0)" office:value-type="string" office:string-value="Базовый" calcext:value-type="string">
            <text:p>Базовый</text:p>
          </table:table-cell>
          <table:table-cell table:formula="of:=VLOOKUP([.C64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11-09" calcext:value-type="date">
            <text:p>2025-11-09</text:p>
          </table:table-cell>
          <table:table-cell office:value-type="float" office:value="56" calcext:value-type="float">
            <text:p>56</text:p>
          </table:table-cell>
          <table:table-cell table:formula="of:=VLOOKUP([.B643];[$Подписки.A:.E];2;0)" office:value-type="string" office:string-value="Базовый" calcext:value-type="string">
            <text:p>Базовый</text:p>
          </table:table-cell>
          <table:table-cell table:formula="of:=VLOOKUP([.C64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3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1-13" calcext:value-type="date">
            <text:p>2025-01-13</text:p>
          </table:table-cell>
          <table:table-cell office:value-type="float" office:value="54" calcext:value-type="float">
            <text:p>54</text:p>
          </table:table-cell>
          <table:table-cell table:formula="of:=VLOOKUP([.B644];[$Подписки.A:.E];2;0)" office:value-type="string" office:string-value="Стандартный" calcext:value-type="string">
            <text:p>Стандартный</text:p>
          </table:table-cell>
          <table:table-cell table:formula="of:=VLOOKUP([.C64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4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2-09" calcext:value-type="date">
            <text:p>2025-12-09</text:p>
          </table:table-cell>
          <table:table-cell office:value-type="float" office:value="55" calcext:value-type="float">
            <text:p>55</text:p>
          </table:table-cell>
          <table:table-cell table:formula="of:=VLOOKUP([.B645];[$Подписки.A:.E];2;0)" office:value-type="string" office:string-value="Стандартный" calcext:value-type="string">
            <text:p>Стандартный</text:p>
          </table:table-cell>
          <table:table-cell table:formula="of:=VLOOKUP([.C64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5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08-08" calcext:value-type="date">
            <text:p>2025-08-08</text:p>
          </table:table-cell>
          <table:table-cell office:value-type="float" office:value="12" calcext:value-type="float">
            <text:p>12</text:p>
          </table:table-cell>
          <table:table-cell table:formula="of:=VLOOKUP([.B646];[$Подписки.A:.E];2;0)" office:value-type="string" office:string-value="Премиум" calcext:value-type="string">
            <text:p>Премиум</text:p>
          </table:table-cell>
          <table:table-cell table:formula="of:=VLOOKUP([.C64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6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10-23" calcext:value-type="date">
            <text:p>2024-10-23</text:p>
          </table:table-cell>
          <table:table-cell office:value-type="float" office:value="40" calcext:value-type="float">
            <text:p>40</text:p>
          </table:table-cell>
          <table:table-cell table:formula="of:=VLOOKUP([.B647];[$Подписки.A:.E];2;0)" office:value-type="string" office:string-value="Премиум" calcext:value-type="string">
            <text:p>Премиум</text:p>
          </table:table-cell>
          <table:table-cell table:formula="of:=VLOOKUP([.C64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7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7-20" calcext:value-type="date">
            <text:p>2025-07-20</text:p>
          </table:table-cell>
          <table:table-cell office:value-type="float" office:value="13" calcext:value-type="float">
            <text:p>13</text:p>
          </table:table-cell>
          <table:table-cell table:formula="of:=VLOOKUP([.B648];[$Подписки.A:.E];2;0)" office:value-type="string" office:string-value="Премиум" calcext:value-type="string">
            <text:p>Премиум</text:p>
          </table:table-cell>
          <table:table-cell table:formula="of:=VLOOKUP([.C64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8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8-25" calcext:value-type="date">
            <text:p>2024-08-25</text:p>
          </table:table-cell>
          <table:table-cell office:value-type="float" office:value="108" calcext:value-type="float">
            <text:p>108</text:p>
          </table:table-cell>
          <table:table-cell table:formula="of:=VLOOKUP([.B649];[$Подписки.A:.E];2;0)" office:value-type="string" office:string-value="Премиум" calcext:value-type="string">
            <text:p>Премиум</text:p>
          </table:table-cell>
          <table:table-cell table:formula="of:=VLOOKUP([.C64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9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4-12" calcext:value-type="date">
            <text:p>2025-04-12</text:p>
          </table:table-cell>
          <table:table-cell office:value-type="float" office:value="74" calcext:value-type="float">
            <text:p>74</text:p>
          </table:table-cell>
          <table:table-cell table:formula="of:=VLOOKUP([.B650];[$Подписки.A:.E];2;0)" office:value-type="string" office:string-value="Базовый" calcext:value-type="string">
            <text:p>Базовый</text:p>
          </table:table-cell>
          <table:table-cell table:formula="of:=VLOOKUP([.C65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0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113" calcext:value-type="float">
            <text:p>113</text:p>
          </table:table-cell>
          <table:table-cell table:formula="of:=VLOOKUP([.B651];[$Подписки.A:.E];2;0)" office:value-type="string" office:string-value="Базовый" calcext:value-type="string">
            <text:p>Базовый</text:p>
          </table:table-cell>
          <table:table-cell table:formula="of:=VLOOKUP([.C65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1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9-17" calcext:value-type="date">
            <text:p>2025-09-17</text:p>
          </table:table-cell>
          <table:table-cell office:value-type="float" office:value="111" calcext:value-type="float">
            <text:p>111</text:p>
          </table:table-cell>
          <table:table-cell table:formula="of:=VLOOKUP([.B652];[$Подписки.A:.E];2;0)" office:value-type="string" office:string-value="Премиум" calcext:value-type="string">
            <text:p>Премиум</text:p>
          </table:table-cell>
          <table:table-cell table:formula="of:=VLOOKUP([.C65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8-07" calcext:value-type="date">
            <text:p>2024-08-07</text:p>
          </table:table-cell>
          <table:table-cell office:value-type="float" office:value="5" calcext:value-type="float">
            <text:p>5</text:p>
          </table:table-cell>
          <table:table-cell table:formula="of:=VLOOKUP([.B653];[$Подписки.A:.E];2;0)" office:value-type="string" office:string-value="Базовый" calcext:value-type="string">
            <text:p>Базовый</text:p>
          </table:table-cell>
          <table:table-cell table:formula="of:=VLOOKUP([.C65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3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11-18" calcext:value-type="date">
            <text:p>2025-11-18</text:p>
          </table:table-cell>
          <table:table-cell office:value-type="float" office:value="111" calcext:value-type="float">
            <text:p>111</text:p>
          </table:table-cell>
          <table:table-cell table:formula="of:=VLOOKUP([.B654];[$Подписки.A:.E];2;0)" office:value-type="string" office:string-value="Премиум" calcext:value-type="string">
            <text:p>Премиум</text:p>
          </table:table-cell>
          <table:table-cell table:formula="of:=VLOOKUP([.C65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2-31" calcext:value-type="date">
            <text:p>2024-12-31</text:p>
          </table:table-cell>
          <table:table-cell office:value-type="float" office:value="23" calcext:value-type="float">
            <text:p>23</text:p>
          </table:table-cell>
          <table:table-cell table:formula="of:=VLOOKUP([.B655];[$Подписки.A:.E];2;0)" office:value-type="string" office:string-value="Базовый" calcext:value-type="string">
            <text:p>Базовый</text:p>
          </table:table-cell>
          <table:table-cell table:formula="of:=VLOOKUP([.C65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5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15" calcext:value-type="float">
            <text:p>15</text:p>
          </table:table-cell>
          <table:table-cell table:formula="of:=VLOOKUP([.B656];[$Подписки.A:.E];2;0)" office:value-type="string" office:string-value="Базовый" calcext:value-type="string">
            <text:p>Базовый</text:p>
          </table:table-cell>
          <table:table-cell table:formula="of:=VLOOKUP([.C65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6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05-08" calcext:value-type="date">
            <text:p>2024-05-08</text:p>
          </table:table-cell>
          <table:table-cell office:value-type="float" office:value="67" calcext:value-type="float">
            <text:p>67</text:p>
          </table:table-cell>
          <table:table-cell table:formula="of:=VLOOKUP([.B657];[$Подписки.A:.E];2;0)" office:value-type="string" office:string-value="Базовый" calcext:value-type="string">
            <text:p>Базовый</text:p>
          </table:table-cell>
          <table:table-cell table:formula="of:=VLOOKUP([.C65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7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5" calcext:value-type="date">
            <text:p>2024-09-25</text:p>
          </table:table-cell>
          <table:table-cell office:value-type="float" office:value="38" calcext:value-type="float">
            <text:p>38</text:p>
          </table:table-cell>
          <table:table-cell table:formula="of:=VLOOKUP([.B658];[$Подписки.A:.E];2;0)" office:value-type="string" office:string-value="Премиум" calcext:value-type="string">
            <text:p>Премиум</text:p>
          </table:table-cell>
          <table:table-cell table:formula="of:=VLOOKUP([.C65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8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99" calcext:value-type="float">
            <text:p>99</text:p>
          </table:table-cell>
          <table:table-cell table:formula="of:=VLOOKUP([.B659];[$Подписки.A:.E];2;0)" office:value-type="string" office:string-value="Базовый" calcext:value-type="string">
            <text:p>Базовый</text:p>
          </table:table-cell>
          <table:table-cell table:formula="of:=VLOOKUP([.C65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9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7" calcext:value-type="float">
            <text:p>7</text:p>
          </table:table-cell>
          <table:table-cell table:formula="of:=VLOOKUP([.B660];[$Подписки.A:.E];2;0)" office:value-type="string" office:string-value="Премиум" calcext:value-type="string">
            <text:p>Премиум</text:p>
          </table:table-cell>
          <table:table-cell table:formula="of:=VLOOKUP([.C66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9" calcext:value-type="float">
            <text:p>9</text:p>
          </table:table-cell>
          <table:table-cell table:formula="of:=VLOOKUP([.B661];[$Подписки.A:.E];2;0)" office:value-type="string" office:string-value="Базовый" calcext:value-type="string">
            <text:p>Базовый</text:p>
          </table:table-cell>
          <table:table-cell table:formula="of:=VLOOKUP([.C66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4-20" calcext:value-type="date">
            <text:p>2025-04-20</text:p>
          </table:table-cell>
          <table:table-cell office:value-type="float" office:value="97" calcext:value-type="float">
            <text:p>97</text:p>
          </table:table-cell>
          <table:table-cell table:formula="of:=VLOOKUP([.B662];[$Подписки.A:.E];2;0)" office:value-type="string" office:string-value="Базовый" calcext:value-type="string">
            <text:p>Базовый</text:p>
          </table:table-cell>
          <table:table-cell table:formula="of:=VLOOKUP([.C66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2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10-07" calcext:value-type="date">
            <text:p>2025-10-07</text:p>
          </table:table-cell>
          <table:table-cell office:value-type="float" office:value="87" calcext:value-type="float">
            <text:p>87</text:p>
          </table:table-cell>
          <table:table-cell table:formula="of:=VLOOKUP([.B663];[$Подписки.A:.E];2;0)" office:value-type="string" office:string-value="Базовый" calcext:value-type="string">
            <text:p>Базовый</text:p>
          </table:table-cell>
          <table:table-cell table:formula="of:=VLOOKUP([.C66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3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1-11" calcext:value-type="date">
            <text:p>2025-01-11</text:p>
          </table:table-cell>
          <table:table-cell office:value-type="float" office:value="15" calcext:value-type="float">
            <text:p>15</text:p>
          </table:table-cell>
          <table:table-cell table:formula="of:=VLOOKUP([.B664];[$Подписки.A:.E];2;0)" office:value-type="string" office:string-value="Премиум" calcext:value-type="string">
            <text:p>Премиум</text:p>
          </table:table-cell>
          <table:table-cell table:formula="of:=VLOOKUP([.C66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112" calcext:value-type="float">
            <text:p>112</text:p>
          </table:table-cell>
          <table:table-cell table:formula="of:=VLOOKUP([.B665];[$Подписки.A:.E];2;0)" office:value-type="string" office:string-value="Стандартный" calcext:value-type="string">
            <text:p>Стандартный</text:p>
          </table:table-cell>
          <table:table-cell table:formula="of:=VLOOKUP([.C66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5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102" calcext:value-type="float">
            <text:p>102</text:p>
          </table:table-cell>
          <table:table-cell table:formula="of:=VLOOKUP([.B666];[$Подписки.A:.E];2;0)" office:value-type="string" office:string-value="Стандартный" calcext:value-type="string">
            <text:p>Стандартный</text:p>
          </table:table-cell>
          <table:table-cell table:formula="of:=VLOOKUP([.C66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6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8-10" calcext:value-type="date">
            <text:p>2025-08-10</text:p>
          </table:table-cell>
          <table:table-cell office:value-type="float" office:value="96" calcext:value-type="float">
            <text:p>96</text:p>
          </table:table-cell>
          <table:table-cell table:formula="of:=VLOOKUP([.B667];[$Подписки.A:.E];2;0)" office:value-type="string" office:string-value="Базовый" calcext:value-type="string">
            <text:p>Базовый</text:p>
          </table:table-cell>
          <table:table-cell table:formula="of:=VLOOKUP([.C66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03" calcext:value-type="date">
            <text:p>2024-10-03</text:p>
          </table:table-cell>
          <table:table-cell office:value-type="float" office:value="32" calcext:value-type="float">
            <text:p>32</text:p>
          </table:table-cell>
          <table:table-cell table:formula="of:=VLOOKUP([.B668];[$Подписки.A:.E];2;0)" office:value-type="string" office:string-value="Стандартный" calcext:value-type="string">
            <text:p>Стандартный</text:p>
          </table:table-cell>
          <table:table-cell table:formula="of:=VLOOKUP([.C66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8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2-20" calcext:value-type="date">
            <text:p>2025-02-20</text:p>
          </table:table-cell>
          <table:table-cell office:value-type="float" office:value="89" calcext:value-type="float">
            <text:p>89</text:p>
          </table:table-cell>
          <table:table-cell table:formula="of:=VLOOKUP([.B669];[$Подписки.A:.E];2;0)" office:value-type="string" office:string-value="Базовый" calcext:value-type="string">
            <text:p>Базовый</text:p>
          </table:table-cell>
          <table:table-cell table:formula="of:=VLOOKUP([.C66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9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6-29" calcext:value-type="date">
            <text:p>2025-06-29</text:p>
          </table:table-cell>
          <table:table-cell office:value-type="float" office:value="45" calcext:value-type="float">
            <text:p>45</text:p>
          </table:table-cell>
          <table:table-cell table:formula="of:=VLOOKUP([.B670];[$Подписки.A:.E];2;0)" office:value-type="string" office:string-value="Премиум" calcext:value-type="string">
            <text:p>Премиум</text:p>
          </table:table-cell>
          <table:table-cell table:formula="of:=VLOOKUP([.C67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0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03" calcext:value-type="date">
            <text:p>2024-12-03</text:p>
          </table:table-cell>
          <table:table-cell office:value-type="float" office:value="62" calcext:value-type="float">
            <text:p>62</text:p>
          </table:table-cell>
          <table:table-cell table:formula="of:=VLOOKUP([.B671];[$Подписки.A:.E];2;0)" office:value-type="string" office:string-value="Стандартный" calcext:value-type="string">
            <text:p>Стандартный</text:p>
          </table:table-cell>
          <table:table-cell table:formula="of:=VLOOKUP([.C67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1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10-05" calcext:value-type="date">
            <text:p>2024-10-05</text:p>
          </table:table-cell>
          <table:table-cell office:value-type="float" office:value="52" calcext:value-type="float">
            <text:p>52</text:p>
          </table:table-cell>
          <table:table-cell table:formula="of:=VLOOKUP([.B672];[$Подписки.A:.E];2;0)" office:value-type="string" office:string-value="Стандартный" calcext:value-type="string">
            <text:p>Стандартный</text:p>
          </table:table-cell>
          <table:table-cell table:formula="of:=VLOOKUP([.C67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2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9-11" calcext:value-type="date">
            <text:p>2025-09-11</text:p>
          </table:table-cell>
          <table:table-cell office:value-type="float" office:value="15" calcext:value-type="float">
            <text:p>15</text:p>
          </table:table-cell>
          <table:table-cell table:formula="of:=VLOOKUP([.B673];[$Подписки.A:.E];2;0)" office:value-type="string" office:string-value="Базовый" calcext:value-type="string">
            <text:p>Базовый</text:p>
          </table:table-cell>
          <table:table-cell table:formula="of:=VLOOKUP([.C67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3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10-15" calcext:value-type="date">
            <text:p>2024-10-15</text:p>
          </table:table-cell>
          <table:table-cell office:value-type="float" office:value="88" calcext:value-type="float">
            <text:p>88</text:p>
          </table:table-cell>
          <table:table-cell table:formula="of:=VLOOKUP([.B674];[$Подписки.A:.E];2;0)" office:value-type="string" office:string-value="Премиум" calcext:value-type="string">
            <text:p>Премиум</text:p>
          </table:table-cell>
          <table:table-cell table:formula="of:=VLOOKUP([.C67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4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103" calcext:value-type="float">
            <text:p>103</text:p>
          </table:table-cell>
          <table:table-cell table:formula="of:=VLOOKUP([.B675];[$Подписки.A:.E];2;0)" office:value-type="string" office:string-value="Стандартный" calcext:value-type="string">
            <text:p>Стандартный</text:p>
          </table:table-cell>
          <table:table-cell table:formula="of:=VLOOKUP([.C67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5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2-16" calcext:value-type="date">
            <text:p>2024-02-16</text:p>
          </table:table-cell>
          <table:table-cell office:value-type="float" office:value="43" calcext:value-type="float">
            <text:p>43</text:p>
          </table:table-cell>
          <table:table-cell table:formula="of:=VLOOKUP([.B676];[$Подписки.A:.E];2;0)" office:value-type="string" office:string-value="Базовый" calcext:value-type="string">
            <text:p>Базовый</text:p>
          </table:table-cell>
          <table:table-cell table:formula="of:=VLOOKUP([.C67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6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5-10-21" calcext:value-type="date">
            <text:p>2025-10-21</text:p>
          </table:table-cell>
          <table:table-cell office:value-type="float" office:value="5" calcext:value-type="float">
            <text:p>5</text:p>
          </table:table-cell>
          <table:table-cell table:formula="of:=VLOOKUP([.B677];[$Подписки.A:.E];2;0)" office:value-type="string" office:string-value="Стандартный" calcext:value-type="string">
            <text:p>Стандартный</text:p>
          </table:table-cell>
          <table:table-cell table:formula="of:=VLOOKUP([.C67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7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10-01" calcext:value-type="date">
            <text:p>2025-10-01</text:p>
          </table:table-cell>
          <table:table-cell office:value-type="float" office:value="67" calcext:value-type="float">
            <text:p>67</text:p>
          </table:table-cell>
          <table:table-cell table:formula="of:=VLOOKUP([.B678];[$Подписки.A:.E];2;0)" office:value-type="string" office:string-value="Базовый" calcext:value-type="string">
            <text:p>Базовый</text:p>
          </table:table-cell>
          <table:table-cell table:formula="of:=VLOOKUP([.C67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8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3-17" calcext:value-type="date">
            <text:p>2025-03-17</text:p>
          </table:table-cell>
          <table:table-cell office:value-type="float" office:value="29" calcext:value-type="float">
            <text:p>29</text:p>
          </table:table-cell>
          <table:table-cell table:formula="of:=VLOOKUP([.B679];[$Подписки.A:.E];2;0)" office:value-type="string" office:string-value="Стандартный" calcext:value-type="string">
            <text:p>Стандартный</text:p>
          </table:table-cell>
          <table:table-cell table:formula="of:=VLOOKUP([.C67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22" calcext:value-type="date">
            <text:p>2024-05-22</text:p>
          </table:table-cell>
          <table:table-cell office:value-type="float" office:value="67" calcext:value-type="float">
            <text:p>67</text:p>
          </table:table-cell>
          <table:table-cell table:formula="of:=VLOOKUP([.B680];[$Подписки.A:.E];2;0)" office:value-type="string" office:string-value="Премиум" calcext:value-type="string">
            <text:p>Премиум</text:p>
          </table:table-cell>
          <table:table-cell table:formula="of:=VLOOKUP([.C68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57" calcext:value-type="float">
            <text:p>57</text:p>
          </table:table-cell>
          <table:table-cell table:formula="of:=VLOOKUP([.B681];[$Подписки.A:.E];2;0)" office:value-type="string" office:string-value="Премиум" calcext:value-type="string">
            <text:p>Премиум</text:p>
          </table:table-cell>
          <table:table-cell table:formula="of:=VLOOKUP([.C68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21" calcext:value-type="float">
            <text:p>21</text:p>
          </table:table-cell>
          <table:table-cell table:formula="of:=VLOOKUP([.B682];[$Подписки.A:.E];2;0)" office:value-type="string" office:string-value="Базовый" calcext:value-type="string">
            <text:p>Базовый</text:p>
          </table:table-cell>
          <table:table-cell table:formula="of:=VLOOKUP([.C68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7-25" calcext:value-type="date">
            <text:p>2024-07-25</text:p>
          </table:table-cell>
          <table:table-cell office:value-type="float" office:value="86" calcext:value-type="float">
            <text:p>86</text:p>
          </table:table-cell>
          <table:table-cell table:formula="of:=VLOOKUP([.B683];[$Подписки.A:.E];2;0)" office:value-type="string" office:string-value="Стандартный" calcext:value-type="string">
            <text:p>Стандартный</text:p>
          </table:table-cell>
          <table:table-cell table:formula="of:=VLOOKUP([.C68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3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9-07" calcext:value-type="date">
            <text:p>2024-09-07</text:p>
          </table:table-cell>
          <table:table-cell office:value-type="float" office:value="95" calcext:value-type="float">
            <text:p>95</text:p>
          </table:table-cell>
          <table:table-cell table:formula="of:=VLOOKUP([.B684];[$Подписки.A:.E];2;0)" office:value-type="string" office:string-value="Базовый" calcext:value-type="string">
            <text:p>Базовый</text:p>
          </table:table-cell>
          <table:table-cell table:formula="of:=VLOOKUP([.C68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4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25" calcext:value-type="date">
            <text:p>2025-08-25</text:p>
          </table:table-cell>
          <table:table-cell office:value-type="float" office:value="102" calcext:value-type="float">
            <text:p>102</text:p>
          </table:table-cell>
          <table:table-cell table:formula="of:=VLOOKUP([.B685];[$Подписки.A:.E];2;0)" office:value-type="string" office:string-value="Стандартный" calcext:value-type="string">
            <text:p>Стандартный</text:p>
          </table:table-cell>
          <table:table-cell table:formula="of:=VLOOKUP([.C68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5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21" calcext:value-type="date">
            <text:p>2024-05-21</text:p>
          </table:table-cell>
          <table:table-cell office:value-type="float" office:value="104" calcext:value-type="float">
            <text:p>104</text:p>
          </table:table-cell>
          <table:table-cell table:formula="of:=VLOOKUP([.B686];[$Подписки.A:.E];2;0)" office:value-type="string" office:string-value="Базовый" calcext:value-type="string">
            <text:p>Базовый</text:p>
          </table:table-cell>
          <table:table-cell table:formula="of:=VLOOKUP([.C68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6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6-30" calcext:value-type="date">
            <text:p>2025-06-30</text:p>
          </table:table-cell>
          <table:table-cell office:value-type="float" office:value="23" calcext:value-type="float">
            <text:p>23</text:p>
          </table:table-cell>
          <table:table-cell table:formula="of:=VLOOKUP([.B687];[$Подписки.A:.E];2;0)" office:value-type="string" office:string-value="Базовый" calcext:value-type="string">
            <text:p>Базовый</text:p>
          </table:table-cell>
          <table:table-cell table:formula="of:=VLOOKUP([.C68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5-21" calcext:value-type="date">
            <text:p>2025-05-21</text:p>
          </table:table-cell>
          <table:table-cell office:value-type="float" office:value="88" calcext:value-type="float">
            <text:p>88</text:p>
          </table:table-cell>
          <table:table-cell table:formula="of:=VLOOKUP([.B688];[$Подписки.A:.E];2;0)" office:value-type="string" office:string-value="Стандартный" calcext:value-type="string">
            <text:p>Стандартный</text:p>
          </table:table-cell>
          <table:table-cell table:formula="of:=VLOOKUP([.C68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8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9-26" calcext:value-type="date">
            <text:p>2024-09-26</text:p>
          </table:table-cell>
          <table:table-cell office:value-type="float" office:value="30" calcext:value-type="float">
            <text:p>30</text:p>
          </table:table-cell>
          <table:table-cell table:formula="of:=VLOOKUP([.B689];[$Подписки.A:.E];2;0)" office:value-type="string" office:string-value="Стандартный" calcext:value-type="string">
            <text:p>Стандартный</text:p>
          </table:table-cell>
          <table:table-cell table:formula="of:=VLOOKUP([.C68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4-03-23" calcext:value-type="date">
            <text:p>2024-03-23</text:p>
          </table:table-cell>
          <table:table-cell office:value-type="float" office:value="114" calcext:value-type="float">
            <text:p>114</text:p>
          </table:table-cell>
          <table:table-cell table:formula="of:=VLOOKUP([.B690];[$Подписки.A:.E];2;0)" office:value-type="string" office:string-value="Базовый" calcext:value-type="string">
            <text:p>Базовый</text:p>
          </table:table-cell>
          <table:table-cell table:formula="of:=VLOOKUP([.C69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0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23" calcext:value-type="float">
            <text:p>23</text:p>
          </table:table-cell>
          <table:table-cell table:formula="of:=VLOOKUP([.B691];[$Подписки.A:.E];2;0)" office:value-type="string" office:string-value="Стандартный" calcext:value-type="string">
            <text:p>Стандартный</text:p>
          </table:table-cell>
          <table:table-cell table:formula="of:=VLOOKUP([.C69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75" calcext:value-type="float">
            <text:p>75</text:p>
          </table:table-cell>
          <table:table-cell table:formula="of:=VLOOKUP([.B692];[$Подписки.A:.E];2;0)" office:value-type="string" office:string-value="Стандартный" calcext:value-type="string">
            <text:p>Стандартный</text:p>
          </table:table-cell>
          <table:table-cell table:formula="of:=VLOOKUP([.C69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2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4-03-13" calcext:value-type="date">
            <text:p>2024-03-13</text:p>
          </table:table-cell>
          <table:table-cell office:value-type="float" office:value="23" calcext:value-type="float">
            <text:p>23</text:p>
          </table:table-cell>
          <table:table-cell table:formula="of:=VLOOKUP([.B693];[$Подписки.A:.E];2;0)" office:value-type="string" office:string-value="Премиум" calcext:value-type="string">
            <text:p>Премиум</text:p>
          </table:table-cell>
          <table:table-cell table:formula="of:=VLOOKUP([.C69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4-29" calcext:value-type="date">
            <text:p>2024-04-29</text:p>
          </table:table-cell>
          <table:table-cell office:value-type="float" office:value="42" calcext:value-type="float">
            <text:p>42</text:p>
          </table:table-cell>
          <table:table-cell table:formula="of:=VLOOKUP([.B694];[$Подписки.A:.E];2;0)" office:value-type="string" office:string-value="Премиум" calcext:value-type="string">
            <text:p>Премиум</text:p>
          </table:table-cell>
          <table:table-cell table:formula="of:=VLOOKUP([.C69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4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44" calcext:value-type="float">
            <text:p>44</text:p>
          </table:table-cell>
          <table:table-cell table:formula="of:=VLOOKUP([.B695];[$Подписки.A:.E];2;0)" office:value-type="string" office:string-value="Премиум" calcext:value-type="string">
            <text:p>Премиум</text:p>
          </table:table-cell>
          <table:table-cell table:formula="of:=VLOOKUP([.C69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5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68" calcext:value-type="float">
            <text:p>68</text:p>
          </table:table-cell>
          <table:table-cell table:formula="of:=VLOOKUP([.B696];[$Подписки.A:.E];2;0)" office:value-type="string" office:string-value="Премиум" calcext:value-type="string">
            <text:p>Премиум</text:p>
          </table:table-cell>
          <table:table-cell table:formula="of:=VLOOKUP([.C69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6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3-29" calcext:value-type="date">
            <text:p>2024-03-29</text:p>
          </table:table-cell>
          <table:table-cell office:value-type="float" office:value="18" calcext:value-type="float">
            <text:p>18</text:p>
          </table:table-cell>
          <table:table-cell table:formula="of:=VLOOKUP([.B697];[$Подписки.A:.E];2;0)" office:value-type="string" office:string-value="Базовый" calcext:value-type="string">
            <text:p>Базовый</text:p>
          </table:table-cell>
          <table:table-cell table:formula="of:=VLOOKUP([.C69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7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98" calcext:value-type="float">
            <text:p>98</text:p>
          </table:table-cell>
          <table:table-cell table:formula="of:=VLOOKUP([.B698];[$Подписки.A:.E];2;0)" office:value-type="string" office:string-value="Стандартный" calcext:value-type="string">
            <text:p>Стандартный</text:p>
          </table:table-cell>
          <table:table-cell table:formula="of:=VLOOKUP([.C69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8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3-08" calcext:value-type="date">
            <text:p>2024-03-08</text:p>
          </table:table-cell>
          <table:table-cell office:value-type="float" office:value="96" calcext:value-type="float">
            <text:p>96</text:p>
          </table:table-cell>
          <table:table-cell table:formula="of:=VLOOKUP([.B699];[$Подписки.A:.E];2;0)" office:value-type="string" office:string-value="Базовый" calcext:value-type="string">
            <text:p>Базовый</text:p>
          </table:table-cell>
          <table:table-cell table:formula="of:=VLOOKUP([.C69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9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9-28" calcext:value-type="date">
            <text:p>2025-09-28</text:p>
          </table:table-cell>
          <table:table-cell office:value-type="float" office:value="114" calcext:value-type="float">
            <text:p>114</text:p>
          </table:table-cell>
          <table:table-cell table:formula="of:=VLOOKUP([.B700];[$Подписки.A:.E];2;0)" office:value-type="string" office:string-value="Премиум" calcext:value-type="string">
            <text:p>Премиум</text:p>
          </table:table-cell>
          <table:table-cell table:formula="of:=VLOOKUP([.C70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59" calcext:value-type="float">
            <text:p>59</text:p>
          </table:table-cell>
          <table:table-cell table:formula="of:=VLOOKUP([.B701];[$Подписки.A:.E];2;0)" office:value-type="string" office:string-value="Базовый" calcext:value-type="string">
            <text:p>Базовый</text:p>
          </table:table-cell>
          <table:table-cell table:formula="of:=VLOOKUP([.C70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1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3-02" calcext:value-type="date">
            <text:p>2024-03-02</text:p>
          </table:table-cell>
          <table:table-cell office:value-type="float" office:value="117" calcext:value-type="float">
            <text:p>117</text:p>
          </table:table-cell>
          <table:table-cell table:formula="of:=VLOOKUP([.B702];[$Подписки.A:.E];2;0)" office:value-type="string" office:string-value="Стандартный" calcext:value-type="string">
            <text:p>Стандартный</text:p>
          </table:table-cell>
          <table:table-cell table:formula="of:=VLOOKUP([.C70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2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4" calcext:value-type="date">
            <text:p>2024-09-24</text:p>
          </table:table-cell>
          <table:table-cell office:value-type="float" office:value="39" calcext:value-type="float">
            <text:p>39</text:p>
          </table:table-cell>
          <table:table-cell table:formula="of:=VLOOKUP([.B703];[$Подписки.A:.E];2;0)" office:value-type="string" office:string-value="Премиум" calcext:value-type="string">
            <text:p>Премиум</text:p>
          </table:table-cell>
          <table:table-cell table:formula="of:=VLOOKUP([.C70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54" calcext:value-type="float">
            <text:p>54</text:p>
          </table:table-cell>
          <table:table-cell table:formula="of:=VLOOKUP([.B704];[$Подписки.A:.E];2;0)" office:value-type="string" office:string-value="Премиум" calcext:value-type="string">
            <text:p>Премиум</text:p>
          </table:table-cell>
          <table:table-cell table:formula="of:=VLOOKUP([.C70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4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1-20" calcext:value-type="date">
            <text:p>2024-11-20</text:p>
          </table:table-cell>
          <table:table-cell office:value-type="float" office:value="52" calcext:value-type="float">
            <text:p>52</text:p>
          </table:table-cell>
          <table:table-cell table:formula="of:=VLOOKUP([.B705];[$Подписки.A:.E];2;0)" office:value-type="string" office:string-value="Премиум" calcext:value-type="string">
            <text:p>Премиум</text:p>
          </table:table-cell>
          <table:table-cell table:formula="of:=VLOOKUP([.C70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11-14" calcext:value-type="date">
            <text:p>2025-11-14</text:p>
          </table:table-cell>
          <table:table-cell office:value-type="float" office:value="37" calcext:value-type="float">
            <text:p>37</text:p>
          </table:table-cell>
          <table:table-cell table:formula="of:=VLOOKUP([.B706];[$Подписки.A:.E];2;0)" office:value-type="string" office:string-value="Базовый" calcext:value-type="string">
            <text:p>Базовый</text:p>
          </table:table-cell>
          <table:table-cell table:formula="of:=VLOOKUP([.C70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6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11-19" calcext:value-type="date">
            <text:p>2024-11-19</text:p>
          </table:table-cell>
          <table:table-cell office:value-type="float" office:value="39" calcext:value-type="float">
            <text:p>39</text:p>
          </table:table-cell>
          <table:table-cell table:formula="of:=VLOOKUP([.B707];[$Подписки.A:.E];2;0)" office:value-type="string" office:string-value="Стандартный" calcext:value-type="string">
            <text:p>Стандартный</text:p>
          </table:table-cell>
          <table:table-cell table:formula="of:=VLOOKUP([.C70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7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100" calcext:value-type="float">
            <text:p>100</text:p>
          </table:table-cell>
          <table:table-cell table:formula="of:=VLOOKUP([.B708];[$Подписки.A:.E];2;0)" office:value-type="string" office:string-value="Премиум" calcext:value-type="string">
            <text:p>Премиум</text:p>
          </table:table-cell>
          <table:table-cell table:formula="of:=VLOOKUP([.C70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27" calcext:value-type="date">
            <text:p>2024-10-27</text:p>
          </table:table-cell>
          <table:table-cell office:value-type="float" office:value="91" calcext:value-type="float">
            <text:p>91</text:p>
          </table:table-cell>
          <table:table-cell table:formula="of:=VLOOKUP([.B709];[$Подписки.A:.E];2;0)" office:value-type="string" office:string-value="Базовый" calcext:value-type="string">
            <text:p>Базовый</text:p>
          </table:table-cell>
          <table:table-cell table:formula="of:=VLOOKUP([.C70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58" calcext:value-type="float">
            <text:p>58</text:p>
          </table:table-cell>
          <table:table-cell table:formula="of:=VLOOKUP([.B710];[$Подписки.A:.E];2;0)" office:value-type="string" office:string-value="Премиум" calcext:value-type="string">
            <text:p>Премиум</text:p>
          </table:table-cell>
          <table:table-cell table:formula="of:=VLOOKUP([.C71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0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07-12" calcext:value-type="date">
            <text:p>2025-07-12</text:p>
          </table:table-cell>
          <table:table-cell office:value-type="float" office:value="19" calcext:value-type="float">
            <text:p>19</text:p>
          </table:table-cell>
          <table:table-cell table:formula="of:=VLOOKUP([.B711];[$Подписки.A:.E];2;0)" office:value-type="string" office:string-value="Премиум" calcext:value-type="string">
            <text:p>Премиум</text:p>
          </table:table-cell>
          <table:table-cell table:formula="of:=VLOOKUP([.C71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1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26" calcext:value-type="float">
            <text:p>26</text:p>
          </table:table-cell>
          <table:table-cell table:formula="of:=VLOOKUP([.B712];[$Подписки.A:.E];2;0)" office:value-type="string" office:string-value="Премиум" calcext:value-type="string">
            <text:p>Премиум</text:p>
          </table:table-cell>
          <table:table-cell table:formula="of:=VLOOKUP([.C71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2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24" calcext:value-type="float">
            <text:p>24</text:p>
          </table:table-cell>
          <table:table-cell table:formula="of:=VLOOKUP([.B713];[$Подписки.A:.E];2;0)" office:value-type="string" office:string-value="Премиум" calcext:value-type="string">
            <text:p>Премиум</text:p>
          </table:table-cell>
          <table:table-cell table:formula="of:=VLOOKUP([.C71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3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5-11" calcext:value-type="date">
            <text:p>2024-05-11</text:p>
          </table:table-cell>
          <table:table-cell office:value-type="float" office:value="59" calcext:value-type="float">
            <text:p>59</text:p>
          </table:table-cell>
          <table:table-cell table:formula="of:=VLOOKUP([.B714];[$Подписки.A:.E];2;0)" office:value-type="string" office:string-value="Базовый" calcext:value-type="string">
            <text:p>Базовый</text:p>
          </table:table-cell>
          <table:table-cell table:formula="of:=VLOOKUP([.C71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4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8" calcext:value-type="float">
            <text:p>8</text:p>
          </table:table-cell>
          <table:table-cell table:formula="of:=VLOOKUP([.B715];[$Подписки.A:.E];2;0)" office:value-type="string" office:string-value="Премиум" calcext:value-type="string">
            <text:p>Премиум</text:p>
          </table:table-cell>
          <table:table-cell table:formula="of:=VLOOKUP([.C71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5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08-01" calcext:value-type="date">
            <text:p>2025-08-01</text:p>
          </table:table-cell>
          <table:table-cell office:value-type="float" office:value="90" calcext:value-type="float">
            <text:p>90</text:p>
          </table:table-cell>
          <table:table-cell table:formula="of:=VLOOKUP([.B716];[$Подписки.A:.E];2;0)" office:value-type="string" office:string-value="Базовый" calcext:value-type="string">
            <text:p>Базовый</text:p>
          </table:table-cell>
          <table:table-cell table:formula="of:=VLOOKUP([.C71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95" calcext:value-type="float">
            <text:p>95</text:p>
          </table:table-cell>
          <table:table-cell table:formula="of:=VLOOKUP([.B717];[$Подписки.A:.E];2;0)" office:value-type="string" office:string-value="Стандартный" calcext:value-type="string">
            <text:p>Стандартный</text:p>
          </table:table-cell>
          <table:table-cell table:formula="of:=VLOOKUP([.C71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7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91" calcext:value-type="float">
            <text:p>91</text:p>
          </table:table-cell>
          <table:table-cell table:formula="of:=VLOOKUP([.B718];[$Подписки.A:.E];2;0)" office:value-type="string" office:string-value="Стандартный" calcext:value-type="string">
            <text:p>Стандартный</text:p>
          </table:table-cell>
          <table:table-cell table:formula="of:=VLOOKUP([.C718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8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8-01" calcext:value-type="date">
            <text:p>2024-08-01</text:p>
          </table:table-cell>
          <table:table-cell office:value-type="float" office:value="29" calcext:value-type="float">
            <text:p>29</text:p>
          </table:table-cell>
          <table:table-cell table:formula="of:=VLOOKUP([.B719];[$Подписки.A:.E];2;0)" office:value-type="string" office:string-value="Премиум" calcext:value-type="string">
            <text:p>Премиум</text:p>
          </table:table-cell>
          <table:table-cell table:formula="of:=VLOOKUP([.C71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9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16" calcext:value-type="float">
            <text:p>16</text:p>
          </table:table-cell>
          <table:table-cell table:formula="of:=VLOOKUP([.B720];[$Подписки.A:.E];2;0)" office:value-type="string" office:string-value="Базовый" calcext:value-type="string">
            <text:p>Базовый</text:p>
          </table:table-cell>
          <table:table-cell table:formula="of:=VLOOKUP([.C72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0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12" calcext:value-type="float">
            <text:p>12</text:p>
          </table:table-cell>
          <table:table-cell table:formula="of:=VLOOKUP([.B721];[$Подписки.A:.E];2;0)" office:value-type="string" office:string-value="Стандартный" calcext:value-type="string">
            <text:p>Стандартный</text:p>
          </table:table-cell>
          <table:table-cell table:formula="of:=VLOOKUP([.C72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1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3-16" calcext:value-type="date">
            <text:p>2025-03-16</text:p>
          </table:table-cell>
          <table:table-cell office:value-type="float" office:value="97" calcext:value-type="float">
            <text:p>97</text:p>
          </table:table-cell>
          <table:table-cell table:formula="of:=VLOOKUP([.B722];[$Подписки.A:.E];2;0)" office:value-type="string" office:string-value="Базовый" calcext:value-type="string">
            <text:p>Базовый</text:p>
          </table:table-cell>
          <table:table-cell table:formula="of:=VLOOKUP([.C72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5-21" calcext:value-type="date">
            <text:p>2024-05-21</text:p>
          </table:table-cell>
          <table:table-cell office:value-type="float" office:value="39" calcext:value-type="float">
            <text:p>39</text:p>
          </table:table-cell>
          <table:table-cell table:formula="of:=VLOOKUP([.B723];[$Подписки.A:.E];2;0)" office:value-type="string" office:string-value="Базовый" calcext:value-type="string">
            <text:p>Базовый</text:p>
          </table:table-cell>
          <table:table-cell table:formula="of:=VLOOKUP([.C72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3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17" calcext:value-type="float">
            <text:p>17</text:p>
          </table:table-cell>
          <table:table-cell table:formula="of:=VLOOKUP([.B724];[$Подписки.A:.E];2;0)" office:value-type="string" office:string-value="Премиум" calcext:value-type="string">
            <text:p>Премиум</text:p>
          </table:table-cell>
          <table:table-cell table:formula="of:=VLOOKUP([.C72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4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17" calcext:value-type="float">
            <text:p>117</text:p>
          </table:table-cell>
          <table:table-cell table:formula="of:=VLOOKUP([.B725];[$Подписки.A:.E];2;0)" office:value-type="string" office:string-value="Стандартный" calcext:value-type="string">
            <text:p>Стандартный</text:p>
          </table:table-cell>
          <table:table-cell table:formula="of:=VLOOKUP([.C72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5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7-08" calcext:value-type="date">
            <text:p>2025-07-08</text:p>
          </table:table-cell>
          <table:table-cell office:value-type="float" office:value="24" calcext:value-type="float">
            <text:p>24</text:p>
          </table:table-cell>
          <table:table-cell table:formula="of:=VLOOKUP([.B726];[$Подписки.A:.E];2;0)" office:value-type="string" office:string-value="Базовый" calcext:value-type="string">
            <text:p>Базовый</text:p>
          </table:table-cell>
          <table:table-cell table:formula="of:=VLOOKUP([.C72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6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2-06" calcext:value-type="date">
            <text:p>2024-12-06</text:p>
          </table:table-cell>
          <table:table-cell office:value-type="float" office:value="53" calcext:value-type="float">
            <text:p>53</text:p>
          </table:table-cell>
          <table:table-cell table:formula="of:=VLOOKUP([.B727];[$Подписки.A:.E];2;0)" office:value-type="string" office:string-value="Базовый" calcext:value-type="string">
            <text:p>Базовый</text:p>
          </table:table-cell>
          <table:table-cell table:formula="of:=VLOOKUP([.C72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7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9-09" calcext:value-type="date">
            <text:p>2025-09-09</text:p>
          </table:table-cell>
          <table:table-cell office:value-type="float" office:value="111" calcext:value-type="float">
            <text:p>111</text:p>
          </table:table-cell>
          <table:table-cell table:formula="of:=VLOOKUP([.B728];[$Подписки.A:.E];2;0)" office:value-type="string" office:string-value="Базовый" calcext:value-type="string">
            <text:p>Базовый</text:p>
          </table:table-cell>
          <table:table-cell table:formula="of:=VLOOKUP([.C72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41" calcext:value-type="float">
            <text:p>41</text:p>
          </table:table-cell>
          <table:table-cell table:formula="of:=VLOOKUP([.B729];[$Подписки.A:.E];2;0)" office:value-type="string" office:string-value="Стандартный" calcext:value-type="string">
            <text:p>Стандартный</text:p>
          </table:table-cell>
          <table:table-cell table:formula="of:=VLOOKUP([.C72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9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6-12" calcext:value-type="date">
            <text:p>2025-06-12</text:p>
          </table:table-cell>
          <table:table-cell office:value-type="float" office:value="92" calcext:value-type="float">
            <text:p>92</text:p>
          </table:table-cell>
          <table:table-cell table:formula="of:=VLOOKUP([.B730];[$Подписки.A:.E];2;0)" office:value-type="string" office:string-value="Базовый" calcext:value-type="string">
            <text:p>Базовый</text:p>
          </table:table-cell>
          <table:table-cell table:formula="of:=VLOOKUP([.C73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43" calcext:value-type="float">
            <text:p>43</text:p>
          </table:table-cell>
          <table:table-cell table:formula="of:=VLOOKUP([.B731];[$Подписки.A:.E];2;0)" office:value-type="string" office:string-value="Премиум" calcext:value-type="string">
            <text:p>Премиум</text:p>
          </table:table-cell>
          <table:table-cell table:formula="of:=VLOOKUP([.C73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1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7-04" calcext:value-type="date">
            <text:p>2025-07-04</text:p>
          </table:table-cell>
          <table:table-cell office:value-type="float" office:value="17" calcext:value-type="float">
            <text:p>17</text:p>
          </table:table-cell>
          <table:table-cell table:formula="of:=VLOOKUP([.B732];[$Подписки.A:.E];2;0)" office:value-type="string" office:string-value="Стандартный" calcext:value-type="string">
            <text:p>Стандартный</text:p>
          </table:table-cell>
          <table:table-cell table:formula="of:=VLOOKUP([.C73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2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23" calcext:value-type="float">
            <text:p>23</text:p>
          </table:table-cell>
          <table:table-cell table:formula="of:=VLOOKUP([.B733];[$Подписки.A:.E];2;0)" office:value-type="string" office:string-value="Базовый" calcext:value-type="string">
            <text:p>Базовый</text:p>
          </table:table-cell>
          <table:table-cell table:formula="of:=VLOOKUP([.C73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50" calcext:value-type="float">
            <text:p>50</text:p>
          </table:table-cell>
          <table:table-cell table:formula="of:=VLOOKUP([.B734];[$Подписки.A:.E];2;0)" office:value-type="string" office:string-value="Премиум" calcext:value-type="string">
            <text:p>Премиум</text:p>
          </table:table-cell>
          <table:table-cell table:formula="of:=VLOOKUP([.C73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112" calcext:value-type="float">
            <text:p>112</text:p>
          </table:table-cell>
          <table:table-cell table:formula="of:=VLOOKUP([.B735];[$Подписки.A:.E];2;0)" office:value-type="string" office:string-value="Базовый" calcext:value-type="string">
            <text:p>Базовый</text:p>
          </table:table-cell>
          <table:table-cell table:formula="of:=VLOOKUP([.C73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5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76" calcext:value-type="float">
            <text:p>76</text:p>
          </table:table-cell>
          <table:table-cell table:formula="of:=VLOOKUP([.B736];[$Подписки.A:.E];2;0)" office:value-type="string" office:string-value="Премиум" calcext:value-type="string">
            <text:p>Премиум</text:p>
          </table:table-cell>
          <table:table-cell table:formula="of:=VLOOKUP([.C73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6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03-20" calcext:value-type="date">
            <text:p>2025-03-20</text:p>
          </table:table-cell>
          <table:table-cell office:value-type="float" office:value="116" calcext:value-type="float">
            <text:p>116</text:p>
          </table:table-cell>
          <table:table-cell table:formula="of:=VLOOKUP([.B737];[$Подписки.A:.E];2;0)" office:value-type="string" office:string-value="Стандартный" calcext:value-type="string">
            <text:p>Стандартный</text:p>
          </table:table-cell>
          <table:table-cell table:formula="of:=VLOOKUP([.C73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5-08-24" calcext:value-type="date">
            <text:p>2025-08-24</text:p>
          </table:table-cell>
          <table:table-cell office:value-type="float" office:value="107" calcext:value-type="float">
            <text:p>107</text:p>
          </table:table-cell>
          <table:table-cell table:formula="of:=VLOOKUP([.B738];[$Подписки.A:.E];2;0)" office:value-type="string" office:string-value="Базовый" calcext:value-type="string">
            <text:p>Базовый</text:p>
          </table:table-cell>
          <table:table-cell table:formula="of:=VLOOKUP([.C738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8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03" calcext:value-type="date">
            <text:p>2025-06-03</text:p>
          </table:table-cell>
          <table:table-cell office:value-type="float" office:value="29" calcext:value-type="float">
            <text:p>29</text:p>
          </table:table-cell>
          <table:table-cell table:formula="of:=VLOOKUP([.B739];[$Подписки.A:.E];2;0)" office:value-type="string" office:string-value="Премиум" calcext:value-type="string">
            <text:p>Премиум</text:p>
          </table:table-cell>
          <table:table-cell table:formula="of:=VLOOKUP([.C73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9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34" calcext:value-type="float">
            <text:p>34</text:p>
          </table:table-cell>
          <table:table-cell table:formula="of:=VLOOKUP([.B740];[$Подписки.A:.E];2;0)" office:value-type="string" office:string-value="Базовый" calcext:value-type="string">
            <text:p>Базовый</text:p>
          </table:table-cell>
          <table:table-cell table:formula="of:=VLOOKUP([.C74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0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51" calcext:value-type="float">
            <text:p>51</text:p>
          </table:table-cell>
          <table:table-cell table:formula="of:=VLOOKUP([.B741];[$Подписки.A:.E];2;0)" office:value-type="string" office:string-value="Премиум" calcext:value-type="string">
            <text:p>Премиум</text:p>
          </table:table-cell>
          <table:table-cell table:formula="of:=VLOOKUP([.C74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1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70" calcext:value-type="float">
            <text:p>70</text:p>
          </table:table-cell>
          <table:table-cell table:formula="of:=VLOOKUP([.B742];[$Подписки.A:.E];2;0)" office:value-type="string" office:string-value="Премиум" calcext:value-type="string">
            <text:p>Премиум</text:p>
          </table:table-cell>
          <table:table-cell table:formula="of:=VLOOKUP([.C74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2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11-03" calcext:value-type="date">
            <text:p>2025-11-03</text:p>
          </table:table-cell>
          <table:table-cell office:value-type="float" office:value="40" calcext:value-type="float">
            <text:p>40</text:p>
          </table:table-cell>
          <table:table-cell table:formula="of:=VLOOKUP([.B743];[$Подписки.A:.E];2;0)" office:value-type="string" office:string-value="Базовый" calcext:value-type="string">
            <text:p>Базовый</text:p>
          </table:table-cell>
          <table:table-cell table:formula="of:=VLOOKUP([.C74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44" calcext:value-type="float">
            <text:p>44</text:p>
          </table:table-cell>
          <table:table-cell table:formula="of:=VLOOKUP([.B744];[$Подписки.A:.E];2;0)" office:value-type="string" office:string-value="Базовый" calcext:value-type="string">
            <text:p>Базовый</text:p>
          </table:table-cell>
          <table:table-cell table:formula="of:=VLOOKUP([.C74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119" calcext:value-type="float">
            <text:p>119</text:p>
          </table:table-cell>
          <table:table-cell table:formula="of:=VLOOKUP([.B745];[$Подписки.A:.E];2;0)" office:value-type="string" office:string-value="Премиум" calcext:value-type="string">
            <text:p>Премиум</text:p>
          </table:table-cell>
          <table:table-cell table:formula="of:=VLOOKUP([.C74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4-14" calcext:value-type="date">
            <text:p>2024-04-14</text:p>
          </table:table-cell>
          <table:table-cell office:value-type="float" office:value="78" calcext:value-type="float">
            <text:p>78</text:p>
          </table:table-cell>
          <table:table-cell table:formula="of:=VLOOKUP([.B746];[$Подписки.A:.E];2;0)" office:value-type="string" office:string-value="Стандартный" calcext:value-type="string">
            <text:p>Стандартный</text:p>
          </table:table-cell>
          <table:table-cell table:formula="of:=VLOOKUP([.C74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9-22" calcext:value-type="date">
            <text:p>2024-09-22</text:p>
          </table:table-cell>
          <table:table-cell office:value-type="float" office:value="18" calcext:value-type="float">
            <text:p>18</text:p>
          </table:table-cell>
          <table:table-cell table:formula="of:=VLOOKUP([.B747];[$Подписки.A:.E];2;0)" office:value-type="string" office:string-value="Стандартный" calcext:value-type="string">
            <text:p>Стандартный</text:p>
          </table:table-cell>
          <table:table-cell table:formula="of:=VLOOKUP([.C747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7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77" calcext:value-type="float">
            <text:p>77</text:p>
          </table:table-cell>
          <table:table-cell table:formula="of:=VLOOKUP([.B748];[$Подписки.A:.E];2;0)" office:value-type="string" office:string-value="Базовый" calcext:value-type="string">
            <text:p>Базовый</text:p>
          </table:table-cell>
          <table:table-cell table:formula="of:=VLOOKUP([.C74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8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74" calcext:value-type="float">
            <text:p>74</text:p>
          </table:table-cell>
          <table:table-cell table:formula="of:=VLOOKUP([.B749];[$Подписки.A:.E];2;0)" office:value-type="string" office:string-value="Стандартный" calcext:value-type="string">
            <text:p>Стандартный</text:p>
          </table:table-cell>
          <table:table-cell table:formula="of:=VLOOKUP([.C74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9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42" calcext:value-type="float">
            <text:p>42</text:p>
          </table:table-cell>
          <table:table-cell table:formula="of:=VLOOKUP([.B750];[$Подписки.A:.E];2;0)" office:value-type="string" office:string-value="Стандартный" calcext:value-type="string">
            <text:p>Стандартный</text:p>
          </table:table-cell>
          <table:table-cell table:formula="of:=VLOOKUP([.C75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0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44" calcext:value-type="float">
            <text:p>44</text:p>
          </table:table-cell>
          <table:table-cell table:formula="of:=VLOOKUP([.B751];[$Подписки.A:.E];2;0)" office:value-type="string" office:string-value="Премиум" calcext:value-type="string">
            <text:p>Премиум</text:p>
          </table:table-cell>
          <table:table-cell table:formula="of:=VLOOKUP([.C75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1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9-24" calcext:value-type="date">
            <text:p>2024-09-24</text:p>
          </table:table-cell>
          <table:table-cell office:value-type="float" office:value="39" calcext:value-type="float">
            <text:p>39</text:p>
          </table:table-cell>
          <table:table-cell table:formula="of:=VLOOKUP([.B752];[$Подписки.A:.E];2;0)" office:value-type="string" office:string-value="Базовый" calcext:value-type="string">
            <text:p>Базовый</text:p>
          </table:table-cell>
          <table:table-cell table:formula="of:=VLOOKUP([.C75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12-22" calcext:value-type="date">
            <text:p>2024-12-22</text:p>
          </table:table-cell>
          <table:table-cell office:value-type="float" office:value="89" calcext:value-type="float">
            <text:p>89</text:p>
          </table:table-cell>
          <table:table-cell table:formula="of:=VLOOKUP([.B753];[$Подписки.A:.E];2;0)" office:value-type="string" office:string-value="Базовый" calcext:value-type="string">
            <text:p>Базовый</text:p>
          </table:table-cell>
          <table:table-cell table:formula="of:=VLOOKUP([.C75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3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99" calcext:value-type="float">
            <text:p>99</text:p>
          </table:table-cell>
          <table:table-cell table:formula="of:=VLOOKUP([.B754];[$Подписки.A:.E];2;0)" office:value-type="string" office:string-value="Базовый" calcext:value-type="string">
            <text:p>Базовый</text:p>
          </table:table-cell>
          <table:table-cell table:formula="of:=VLOOKUP([.C75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4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11" calcext:value-type="date">
            <text:p>2025-02-11</text:p>
          </table:table-cell>
          <table:table-cell office:value-type="float" office:value="42" calcext:value-type="float">
            <text:p>42</text:p>
          </table:table-cell>
          <table:table-cell table:formula="of:=VLOOKUP([.B755];[$Подписки.A:.E];2;0)" office:value-type="string" office:string-value="Стандартный" calcext:value-type="string">
            <text:p>Стандартный</text:p>
          </table:table-cell>
          <table:table-cell table:formula="of:=VLOOKUP([.C75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5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13" calcext:value-type="date">
            <text:p>2025-03-13</text:p>
          </table:table-cell>
          <table:table-cell office:value-type="float" office:value="111" calcext:value-type="float">
            <text:p>111</text:p>
          </table:table-cell>
          <table:table-cell table:formula="of:=VLOOKUP([.B756];[$Подписки.A:.E];2;0)" office:value-type="string" office:string-value="Стандартный" calcext:value-type="string">
            <text:p>Стандартный</text:p>
          </table:table-cell>
          <table:table-cell table:formula="of:=VLOOKUP([.C756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6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9-02" calcext:value-type="date">
            <text:p>2025-09-02</text:p>
          </table:table-cell>
          <table:table-cell office:value-type="float" office:value="49" calcext:value-type="float">
            <text:p>49</text:p>
          </table:table-cell>
          <table:table-cell table:formula="of:=VLOOKUP([.B757];[$Подписки.A:.E];2;0)" office:value-type="string" office:string-value="Премиум" calcext:value-type="string">
            <text:p>Премиум</text:p>
          </table:table-cell>
          <table:table-cell table:formula="of:=VLOOKUP([.C75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7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9-25" calcext:value-type="date">
            <text:p>2025-09-25</text:p>
          </table:table-cell>
          <table:table-cell office:value-type="float" office:value="34" calcext:value-type="float">
            <text:p>34</text:p>
          </table:table-cell>
          <table:table-cell table:formula="of:=VLOOKUP([.B758];[$Подписки.A:.E];2;0)" office:value-type="string" office:string-value="Стандартный" calcext:value-type="string">
            <text:p>Стандартный</text:p>
          </table:table-cell>
          <table:table-cell table:formula="of:=VLOOKUP([.C75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8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03-26" calcext:value-type="date">
            <text:p>2025-03-26</text:p>
          </table:table-cell>
          <table:table-cell office:value-type="float" office:value="71" calcext:value-type="float">
            <text:p>71</text:p>
          </table:table-cell>
          <table:table-cell table:formula="of:=VLOOKUP([.B759];[$Подписки.A:.E];2;0)" office:value-type="string" office:string-value="Премиум" calcext:value-type="string">
            <text:p>Премиум</text:p>
          </table:table-cell>
          <table:table-cell table:formula="of:=VLOOKUP([.C75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9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2-10" calcext:value-type="date">
            <text:p>2024-02-10</text:p>
          </table:table-cell>
          <table:table-cell office:value-type="float" office:value="67" calcext:value-type="float">
            <text:p>67</text:p>
          </table:table-cell>
          <table:table-cell table:formula="of:=VLOOKUP([.B760];[$Подписки.A:.E];2;0)" office:value-type="string" office:string-value="Стандартный" calcext:value-type="string">
            <text:p>Стандартный</text:p>
          </table:table-cell>
          <table:table-cell table:formula="of:=VLOOKUP([.C76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0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7-13" calcext:value-type="date">
            <text:p>2025-07-13</text:p>
          </table:table-cell>
          <table:table-cell office:value-type="float" office:value="36" calcext:value-type="float">
            <text:p>36</text:p>
          </table:table-cell>
          <table:table-cell table:formula="of:=VLOOKUP([.B761];[$Подписки.A:.E];2;0)" office:value-type="string" office:string-value="Стандартный" calcext:value-type="string">
            <text:p>Стандартный</text:p>
          </table:table-cell>
          <table:table-cell table:formula="of:=VLOOKUP([.C76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1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1-14" calcext:value-type="date">
            <text:p>2025-01-14</text:p>
          </table:table-cell>
          <table:table-cell office:value-type="float" office:value="37" calcext:value-type="float">
            <text:p>37</text:p>
          </table:table-cell>
          <table:table-cell table:formula="of:=VLOOKUP([.B762];[$Подписки.A:.E];2;0)" office:value-type="string" office:string-value="Стандартный" calcext:value-type="string">
            <text:p>Стандартный</text:p>
          </table:table-cell>
          <table:table-cell table:formula="of:=VLOOKUP([.C76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2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60" calcext:value-type="float">
            <text:p>60</text:p>
          </table:table-cell>
          <table:table-cell table:formula="of:=VLOOKUP([.B763];[$Подписки.A:.E];2;0)" office:value-type="string" office:string-value="Премиум" calcext:value-type="string">
            <text:p>Премиум</text:p>
          </table:table-cell>
          <table:table-cell table:formula="of:=VLOOKUP([.C76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72" calcext:value-type="float">
            <text:p>72</text:p>
          </table:table-cell>
          <table:table-cell table:formula="of:=VLOOKUP([.B764];[$Подписки.A:.E];2;0)" office:value-type="string" office:string-value="Стандартный" calcext:value-type="string">
            <text:p>Стандартный</text:p>
          </table:table-cell>
          <table:table-cell table:formula="of:=VLOOKUP([.C76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7-11" calcext:value-type="date">
            <text:p>2024-07-11</text:p>
          </table:table-cell>
          <table:table-cell office:value-type="float" office:value="51" calcext:value-type="float">
            <text:p>51</text:p>
          </table:table-cell>
          <table:table-cell table:formula="of:=VLOOKUP([.B765];[$Подписки.A:.E];2;0)" office:value-type="string" office:string-value="Стандартный" calcext:value-type="string">
            <text:p>Стандартный</text:p>
          </table:table-cell>
          <table:table-cell table:formula="of:=VLOOKUP([.C76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78" calcext:value-type="float">
            <text:p>78</text:p>
          </table:table-cell>
          <table:table-cell table:formula="of:=VLOOKUP([.B766];[$Подписки.A:.E];2;0)" office:value-type="string" office:string-value="Базовый" calcext:value-type="string">
            <text:p>Базовый</text:p>
          </table:table-cell>
          <table:table-cell table:formula="of:=VLOOKUP([.C766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5-02-22" calcext:value-type="date">
            <text:p>2025-02-22</text:p>
          </table:table-cell>
          <table:table-cell office:value-type="float" office:value="47" calcext:value-type="float">
            <text:p>47</text:p>
          </table:table-cell>
          <table:table-cell table:formula="of:=VLOOKUP([.B767];[$Подписки.A:.E];2;0)" office:value-type="string" office:string-value="Премиум" calcext:value-type="string">
            <text:p>Премиум</text:p>
          </table:table-cell>
          <table:table-cell table:formula="of:=VLOOKUP([.C76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7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5-05" calcext:value-type="date">
            <text:p>2024-05-05</text:p>
          </table:table-cell>
          <table:table-cell office:value-type="float" office:value="15" calcext:value-type="float">
            <text:p>15</text:p>
          </table:table-cell>
          <table:table-cell table:formula="of:=VLOOKUP([.B768];[$Подписки.A:.E];2;0)" office:value-type="string" office:string-value="Стандартный" calcext:value-type="string">
            <text:p>Стандартный</text:p>
          </table:table-cell>
          <table:table-cell table:formula="of:=VLOOKUP([.C76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8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9" calcext:value-type="date">
            <text:p>2025-07-29</text:p>
          </table:table-cell>
          <table:table-cell office:value-type="float" office:value="73" calcext:value-type="float">
            <text:p>73</text:p>
          </table:table-cell>
          <table:table-cell table:formula="of:=VLOOKUP([.B769];[$Подписки.A:.E];2;0)" office:value-type="string" office:string-value="Базовый" calcext:value-type="string">
            <text:p>Базовый</text:p>
          </table:table-cell>
          <table:table-cell table:formula="of:=VLOOKUP([.C76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9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11-18" calcext:value-type="date">
            <text:p>2025-11-18</text:p>
          </table:table-cell>
          <table:table-cell office:value-type="float" office:value="60" calcext:value-type="float">
            <text:p>60</text:p>
          </table:table-cell>
          <table:table-cell table:formula="of:=VLOOKUP([.B770];[$Подписки.A:.E];2;0)" office:value-type="string" office:string-value="Премиум" calcext:value-type="string">
            <text:p>Премиум</text:p>
          </table:table-cell>
          <table:table-cell table:formula="of:=VLOOKUP([.C77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0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1-31" calcext:value-type="date">
            <text:p>2024-01-31</text:p>
          </table:table-cell>
          <table:table-cell office:value-type="float" office:value="8" calcext:value-type="float">
            <text:p>8</text:p>
          </table:table-cell>
          <table:table-cell table:formula="of:=VLOOKUP([.B771];[$Подписки.A:.E];2;0)" office:value-type="string" office:string-value="Премиум" calcext:value-type="string">
            <text:p>Премиум</text:p>
          </table:table-cell>
          <table:table-cell table:formula="of:=VLOOKUP([.C77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92" calcext:value-type="float">
            <text:p>92</text:p>
          </table:table-cell>
          <table:table-cell table:formula="of:=VLOOKUP([.B772];[$Подписки.A:.E];2;0)" office:value-type="string" office:string-value="Премиум" calcext:value-type="string">
            <text:p>Премиум</text:p>
          </table:table-cell>
          <table:table-cell table:formula="of:=VLOOKUP([.C77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2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03-15" calcext:value-type="date">
            <text:p>2024-03-15</text:p>
          </table:table-cell>
          <table:table-cell office:value-type="float" office:value="49" calcext:value-type="float">
            <text:p>49</text:p>
          </table:table-cell>
          <table:table-cell table:formula="of:=VLOOKUP([.B773];[$Подписки.A:.E];2;0)" office:value-type="string" office:string-value="Премиум" calcext:value-type="string">
            <text:p>Премиум</text:p>
          </table:table-cell>
          <table:table-cell table:formula="of:=VLOOKUP([.C77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3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4-06-03" calcext:value-type="date">
            <text:p>2024-06-03</text:p>
          </table:table-cell>
          <table:table-cell office:value-type="float" office:value="50" calcext:value-type="float">
            <text:p>50</text:p>
          </table:table-cell>
          <table:table-cell table:formula="of:=VLOOKUP([.B774];[$Подписки.A:.E];2;0)" office:value-type="string" office:string-value="Базовый" calcext:value-type="string">
            <text:p>Базовый</text:p>
          </table:table-cell>
          <table:table-cell table:formula="of:=VLOOKUP([.C77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4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8-21" calcext:value-type="date">
            <text:p>2024-08-21</text:p>
          </table:table-cell>
          <table:table-cell office:value-type="float" office:value="55" calcext:value-type="float">
            <text:p>55</text:p>
          </table:table-cell>
          <table:table-cell table:formula="of:=VLOOKUP([.B775];[$Подписки.A:.E];2;0)" office:value-type="string" office:string-value="Базовый" calcext:value-type="string">
            <text:p>Базовый</text:p>
          </table:table-cell>
          <table:table-cell table:formula="of:=VLOOKUP([.C77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5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5-04" calcext:value-type="date">
            <text:p>2024-05-04</text:p>
          </table:table-cell>
          <table:table-cell office:value-type="float" office:value="19" calcext:value-type="float">
            <text:p>19</text:p>
          </table:table-cell>
          <table:table-cell table:formula="of:=VLOOKUP([.B776];[$Подписки.A:.E];2;0)" office:value-type="string" office:string-value="Премиум" calcext:value-type="string">
            <text:p>Премиум</text:p>
          </table:table-cell>
          <table:table-cell table:formula="of:=VLOOKUP([.C77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6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4-29" calcext:value-type="date">
            <text:p>2025-04-29</text:p>
          </table:table-cell>
          <table:table-cell office:value-type="float" office:value="41" calcext:value-type="float">
            <text:p>41</text:p>
          </table:table-cell>
          <table:table-cell table:formula="of:=VLOOKUP([.B777];[$Подписки.A:.E];2;0)" office:value-type="string" office:string-value="Стандартный" calcext:value-type="string">
            <text:p>Стандартный</text:p>
          </table:table-cell>
          <table:table-cell table:formula="of:=VLOOKUP([.C77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7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03-27" calcext:value-type="date">
            <text:p>2024-03-27</text:p>
          </table:table-cell>
          <table:table-cell office:value-type="float" office:value="10" calcext:value-type="float">
            <text:p>10</text:p>
          </table:table-cell>
          <table:table-cell table:formula="of:=VLOOKUP([.B778];[$Подписки.A:.E];2;0)" office:value-type="string" office:string-value="Стандартный" calcext:value-type="string">
            <text:p>Стандартный</text:p>
          </table:table-cell>
          <table:table-cell table:formula="of:=VLOOKUP([.C77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8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7-19" calcext:value-type="date">
            <text:p>2024-07-19</text:p>
          </table:table-cell>
          <table:table-cell office:value-type="float" office:value="117" calcext:value-type="float">
            <text:p>117</text:p>
          </table:table-cell>
          <table:table-cell table:formula="of:=VLOOKUP([.B779];[$Подписки.A:.E];2;0)" office:value-type="string" office:string-value="Базовый" calcext:value-type="string">
            <text:p>Базовый</text:p>
          </table:table-cell>
          <table:table-cell table:formula="of:=VLOOKUP([.C77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9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2-28" calcext:value-type="date">
            <text:p>2024-02-28</text:p>
          </table:table-cell>
          <table:table-cell office:value-type="float" office:value="51" calcext:value-type="float">
            <text:p>51</text:p>
          </table:table-cell>
          <table:table-cell table:formula="of:=VLOOKUP([.B780];[$Подписки.A:.E];2;0)" office:value-type="string" office:string-value="Базовый" calcext:value-type="string">
            <text:p>Базовый</text:p>
          </table:table-cell>
          <table:table-cell table:formula="of:=VLOOKUP([.C78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0-04" calcext:value-type="date">
            <text:p>2024-10-04</text:p>
          </table:table-cell>
          <table:table-cell office:value-type="float" office:value="72" calcext:value-type="float">
            <text:p>72</text:p>
          </table:table-cell>
          <table:table-cell table:formula="of:=VLOOKUP([.B781];[$Подписки.A:.E];2;0)" office:value-type="string" office:string-value="Базовый" calcext:value-type="string">
            <text:p>Базовый</text:p>
          </table:table-cell>
          <table:table-cell table:formula="of:=VLOOKUP([.C78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1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53" calcext:value-type="float">
            <text:p>53</text:p>
          </table:table-cell>
          <table:table-cell table:formula="of:=VLOOKUP([.B782];[$Подписки.A:.E];2;0)" office:value-type="string" office:string-value="Премиум" calcext:value-type="string">
            <text:p>Премиум</text:p>
          </table:table-cell>
          <table:table-cell table:formula="of:=VLOOKUP([.C78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2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2-30" calcext:value-type="date">
            <text:p>2024-12-30</text:p>
          </table:table-cell>
          <table:table-cell office:value-type="float" office:value="90" calcext:value-type="float">
            <text:p>90</text:p>
          </table:table-cell>
          <table:table-cell table:formula="of:=VLOOKUP([.B783];[$Подписки.A:.E];2;0)" office:value-type="string" office:string-value="Стандартный" calcext:value-type="string">
            <text:p>Стандартный</text:p>
          </table:table-cell>
          <table:table-cell table:formula="of:=VLOOKUP([.C78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7-07" calcext:value-type="date">
            <text:p>2025-07-07</text:p>
          </table:table-cell>
          <table:table-cell office:value-type="float" office:value="102" calcext:value-type="float">
            <text:p>102</text:p>
          </table:table-cell>
          <table:table-cell table:formula="of:=VLOOKUP([.B784];[$Подписки.A:.E];2;0)" office:value-type="string" office:string-value="Премиум" calcext:value-type="string">
            <text:p>Премиум</text:p>
          </table:table-cell>
          <table:table-cell table:formula="of:=VLOOKUP([.C78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4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89" calcext:value-type="float">
            <text:p>89</text:p>
          </table:table-cell>
          <table:table-cell table:formula="of:=VLOOKUP([.B785];[$Подписки.A:.E];2;0)" office:value-type="string" office:string-value="Базовый" calcext:value-type="string">
            <text:p>Базовый</text:p>
          </table:table-cell>
          <table:table-cell table:formula="of:=VLOOKUP([.C78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5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0-26" calcext:value-type="date">
            <text:p>2024-10-26</text:p>
          </table:table-cell>
          <table:table-cell office:value-type="float" office:value="15" calcext:value-type="float">
            <text:p>15</text:p>
          </table:table-cell>
          <table:table-cell table:formula="of:=VLOOKUP([.B786];[$Подписки.A:.E];2;0)" office:value-type="string" office:string-value="Базовый" calcext:value-type="string">
            <text:p>Базовый</text:p>
          </table:table-cell>
          <table:table-cell table:formula="of:=VLOOKUP([.C786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6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8-26" calcext:value-type="date">
            <text:p>2025-08-26</text:p>
          </table:table-cell>
          <table:table-cell office:value-type="float" office:value="67" calcext:value-type="float">
            <text:p>67</text:p>
          </table:table-cell>
          <table:table-cell table:formula="of:=VLOOKUP([.B787];[$Подписки.A:.E];2;0)" office:value-type="string" office:string-value="Базовый" calcext:value-type="string">
            <text:p>Базовый</text:p>
          </table:table-cell>
          <table:table-cell table:formula="of:=VLOOKUP([.C78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7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102" calcext:value-type="float">
            <text:p>102</text:p>
          </table:table-cell>
          <table:table-cell table:formula="of:=VLOOKUP([.B788];[$Подписки.A:.E];2;0)" office:value-type="string" office:string-value="Премиум" calcext:value-type="string">
            <text:p>Премиум</text:p>
          </table:table-cell>
          <table:table-cell table:formula="of:=VLOOKUP([.C78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8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21" calcext:value-type="float">
            <text:p>21</text:p>
          </table:table-cell>
          <table:table-cell table:formula="of:=VLOOKUP([.B789];[$Подписки.A:.E];2;0)" office:value-type="string" office:string-value="Премиум" calcext:value-type="string">
            <text:p>Премиум</text:p>
          </table:table-cell>
          <table:table-cell table:formula="of:=VLOOKUP([.C78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9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4-13" calcext:value-type="date">
            <text:p>2024-04-13</text:p>
          </table:table-cell>
          <table:table-cell office:value-type="float" office:value="90" calcext:value-type="float">
            <text:p>90</text:p>
          </table:table-cell>
          <table:table-cell table:formula="of:=VLOOKUP([.B790];[$Подписки.A:.E];2;0)" office:value-type="string" office:string-value="Базовый" calcext:value-type="string">
            <text:p>Базовый</text:p>
          </table:table-cell>
          <table:table-cell table:formula="of:=VLOOKUP([.C79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0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6-13" calcext:value-type="date">
            <text:p>2024-06-13</text:p>
          </table:table-cell>
          <table:table-cell office:value-type="float" office:value="107" calcext:value-type="float">
            <text:p>107</text:p>
          </table:table-cell>
          <table:table-cell table:formula="of:=VLOOKUP([.B791];[$Подписки.A:.E];2;0)" office:value-type="string" office:string-value="Премиум" calcext:value-type="string">
            <text:p>Премиум</text:p>
          </table:table-cell>
          <table:table-cell table:formula="of:=VLOOKUP([.C79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10" calcext:value-type="date">
            <text:p>2024-10-10</text:p>
          </table:table-cell>
          <table:table-cell office:value-type="float" office:value="9" calcext:value-type="float">
            <text:p>9</text:p>
          </table:table-cell>
          <table:table-cell table:formula="of:=VLOOKUP([.B792];[$Подписки.A:.E];2;0)" office:value-type="string" office:string-value="Премиум" calcext:value-type="string">
            <text:p>Премиум</text:p>
          </table:table-cell>
          <table:table-cell table:formula="of:=VLOOKUP([.C79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2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0-20" calcext:value-type="date">
            <text:p>2025-10-20</text:p>
          </table:table-cell>
          <table:table-cell office:value-type="float" office:value="68" calcext:value-type="float">
            <text:p>68</text:p>
          </table:table-cell>
          <table:table-cell table:formula="of:=VLOOKUP([.B793];[$Подписки.A:.E];2;0)" office:value-type="string" office:string-value="Базовый" calcext:value-type="string">
            <text:p>Базовый</text:p>
          </table:table-cell>
          <table:table-cell table:formula="of:=VLOOKUP([.C79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3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9-23" calcext:value-type="date">
            <text:p>2024-09-23</text:p>
          </table:table-cell>
          <table:table-cell office:value-type="float" office:value="58" calcext:value-type="float">
            <text:p>58</text:p>
          </table:table-cell>
          <table:table-cell table:formula="of:=VLOOKUP([.B794];[$Подписки.A:.E];2;0)" office:value-type="string" office:string-value="Базовый" calcext:value-type="string">
            <text:p>Базовый</text:p>
          </table:table-cell>
          <table:table-cell table:formula="of:=VLOOKUP([.C79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5-19" calcext:value-type="date">
            <text:p>2024-05-19</text:p>
          </table:table-cell>
          <table:table-cell office:value-type="float" office:value="25" calcext:value-type="float">
            <text:p>25</text:p>
          </table:table-cell>
          <table:table-cell table:formula="of:=VLOOKUP([.B795];[$Подписки.A:.E];2;0)" office:value-type="string" office:string-value="Базовый" calcext:value-type="string">
            <text:p>Базовый</text:p>
          </table:table-cell>
          <table:table-cell table:formula="of:=VLOOKUP([.C79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5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85" calcext:value-type="float">
            <text:p>85</text:p>
          </table:table-cell>
          <table:table-cell table:formula="of:=VLOOKUP([.B796];[$Подписки.A:.E];2;0)" office:value-type="string" office:string-value="Премиум" calcext:value-type="string">
            <text:p>Премиум</text:p>
          </table:table-cell>
          <table:table-cell table:formula="of:=VLOOKUP([.C79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16" calcext:value-type="float">
            <text:p>16</text:p>
          </table:table-cell>
          <table:table-cell table:formula="of:=VLOOKUP([.B797];[$Подписки.A:.E];2;0)" office:value-type="string" office:string-value="Стандартный" calcext:value-type="string">
            <text:p>Стандартный</text:p>
          </table:table-cell>
          <table:table-cell table:formula="of:=VLOOKUP([.C7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5-26" calcext:value-type="date">
            <text:p>2024-05-26</text:p>
          </table:table-cell>
          <table:table-cell office:value-type="float" office:value="30" calcext:value-type="float">
            <text:p>30</text:p>
          </table:table-cell>
          <table:table-cell table:formula="of:=VLOOKUP([.B798];[$Подписки.A:.E];2;0)" office:value-type="string" office:string-value="Стандартный" calcext:value-type="string">
            <text:p>Стандартный</text:p>
          </table:table-cell>
          <table:table-cell table:formula="of:=VLOOKUP([.C79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8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59" calcext:value-type="float">
            <text:p>59</text:p>
          </table:table-cell>
          <table:table-cell table:formula="of:=VLOOKUP([.B799];[$Подписки.A:.E];2;0)" office:value-type="string" office:string-value="Премиум" calcext:value-type="string">
            <text:p>Премиум</text:p>
          </table:table-cell>
          <table:table-cell table:formula="of:=VLOOKUP([.C79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9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2-20" calcext:value-type="date">
            <text:p>2025-02-20</text:p>
          </table:table-cell>
          <table:table-cell office:value-type="float" office:value="66" calcext:value-type="float">
            <text:p>66</text:p>
          </table:table-cell>
          <table:table-cell table:formula="of:=VLOOKUP([.B800];[$Подписки.A:.E];2;0)" office:value-type="string" office:string-value="Базовый" calcext:value-type="string">
            <text:p>Базовый</text:p>
          </table:table-cell>
          <table:table-cell table:formula="of:=VLOOKUP([.C80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31" calcext:value-type="float">
            <text:p>31</text:p>
          </table:table-cell>
          <table:table-cell table:formula="of:=VLOOKUP([.B801];[$Подписки.A:.E];2;0)" office:value-type="string" office:string-value="Базовый" calcext:value-type="string">
            <text:p>Базовый</text:p>
          </table:table-cell>
          <table:table-cell table:formula="of:=VLOOKUP([.C80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1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13" calcext:value-type="date">
            <text:p>2025-05-13</text:p>
          </table:table-cell>
          <table:table-cell office:value-type="float" office:value="118" calcext:value-type="float">
            <text:p>118</text:p>
          </table:table-cell>
          <table:table-cell table:formula="of:=VLOOKUP([.B802];[$Подписки.A:.E];2;0)" office:value-type="string" office:string-value="Стандартный" calcext:value-type="string">
            <text:p>Стандартный</text:p>
          </table:table-cell>
          <table:table-cell table:formula="of:=VLOOKUP([.C80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2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3-22" calcext:value-type="date">
            <text:p>2024-03-22</text:p>
          </table:table-cell>
          <table:table-cell office:value-type="float" office:value="96" calcext:value-type="float">
            <text:p>96</text:p>
          </table:table-cell>
          <table:table-cell table:formula="of:=VLOOKUP([.B803];[$Подписки.A:.E];2;0)" office:value-type="string" office:string-value="Премиум" calcext:value-type="string">
            <text:p>Премиум</text:p>
          </table:table-cell>
          <table:table-cell table:formula="of:=VLOOKUP([.C80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3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30" calcext:value-type="date">
            <text:p>2024-12-30</text:p>
          </table:table-cell>
          <table:table-cell office:value-type="float" office:value="39" calcext:value-type="float">
            <text:p>39</text:p>
          </table:table-cell>
          <table:table-cell table:formula="of:=VLOOKUP([.B804];[$Подписки.A:.E];2;0)" office:value-type="string" office:string-value="Стандартный" calcext:value-type="string">
            <text:p>Стандартный</text:p>
          </table:table-cell>
          <table:table-cell table:formula="of:=VLOOKUP([.C80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4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4-25" calcext:value-type="date">
            <text:p>2024-04-25</text:p>
          </table:table-cell>
          <table:table-cell office:value-type="float" office:value="49" calcext:value-type="float">
            <text:p>49</text:p>
          </table:table-cell>
          <table:table-cell table:formula="of:=VLOOKUP([.B805];[$Подписки.A:.E];2;0)" office:value-type="string" office:string-value="Премиум" calcext:value-type="string">
            <text:p>Премиум</text:p>
          </table:table-cell>
          <table:table-cell table:formula="of:=VLOOKUP([.C80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5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5-26" calcext:value-type="date">
            <text:p>2024-05-26</text:p>
          </table:table-cell>
          <table:table-cell office:value-type="float" office:value="67" calcext:value-type="float">
            <text:p>67</text:p>
          </table:table-cell>
          <table:table-cell table:formula="of:=VLOOKUP([.B806];[$Подписки.A:.E];2;0)" office:value-type="string" office:string-value="Премиум" calcext:value-type="string">
            <text:p>Премиум</text:p>
          </table:table-cell>
          <table:table-cell table:formula="of:=VLOOKUP([.C80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6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3-18" calcext:value-type="date">
            <text:p>2025-03-18</text:p>
          </table:table-cell>
          <table:table-cell office:value-type="float" office:value="73" calcext:value-type="float">
            <text:p>73</text:p>
          </table:table-cell>
          <table:table-cell table:formula="of:=VLOOKUP([.B807];[$Подписки.A:.E];2;0)" office:value-type="string" office:string-value="Премиум" calcext:value-type="string">
            <text:p>Премиум</text:p>
          </table:table-cell>
          <table:table-cell table:formula="of:=VLOOKUP([.C80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7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65" calcext:value-type="float">
            <text:p>65</text:p>
          </table:table-cell>
          <table:table-cell table:formula="of:=VLOOKUP([.B808];[$Подписки.A:.E];2;0)" office:value-type="string" office:string-value="Стандартный" calcext:value-type="string">
            <text:p>Стандартный</text:p>
          </table:table-cell>
          <table:table-cell table:formula="of:=VLOOKUP([.C80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4-23" calcext:value-type="date">
            <text:p>2024-04-23</text:p>
          </table:table-cell>
          <table:table-cell office:value-type="float" office:value="100" calcext:value-type="float">
            <text:p>100</text:p>
          </table:table-cell>
          <table:table-cell table:formula="of:=VLOOKUP([.B809];[$Подписки.A:.E];2;0)" office:value-type="string" office:string-value="Премиум" calcext:value-type="string">
            <text:p>Премиум</text:p>
          </table:table-cell>
          <table:table-cell table:formula="of:=VLOOKUP([.C80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9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47" calcext:value-type="float">
            <text:p>47</text:p>
          </table:table-cell>
          <table:table-cell table:formula="of:=VLOOKUP([.B810];[$Подписки.A:.E];2;0)" office:value-type="string" office:string-value="Базовый" calcext:value-type="string">
            <text:p>Базовый</text:p>
          </table:table-cell>
          <table:table-cell table:formula="of:=VLOOKUP([.C81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25" calcext:value-type="float">
            <text:p>25</text:p>
          </table:table-cell>
          <table:table-cell table:formula="of:=VLOOKUP([.B811];[$Подписки.A:.E];2;0)" office:value-type="string" office:string-value="Стандартный" calcext:value-type="string">
            <text:p>Стандартный</text:p>
          </table:table-cell>
          <table:table-cell table:formula="of:=VLOOKUP([.C81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1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07-12" calcext:value-type="date">
            <text:p>2024-07-12</text:p>
          </table:table-cell>
          <table:table-cell office:value-type="float" office:value="45" calcext:value-type="float">
            <text:p>45</text:p>
          </table:table-cell>
          <table:table-cell table:formula="of:=VLOOKUP([.B812];[$Подписки.A:.E];2;0)" office:value-type="string" office:string-value="Базовый" calcext:value-type="string">
            <text:p>Базовый</text:p>
          </table:table-cell>
          <table:table-cell table:formula="of:=VLOOKUP([.C81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2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34" calcext:value-type="float">
            <text:p>34</text:p>
          </table:table-cell>
          <table:table-cell table:formula="of:=VLOOKUP([.B813];[$Подписки.A:.E];2;0)" office:value-type="string" office:string-value="Премиум" calcext:value-type="string">
            <text:p>Премиум</text:p>
          </table:table-cell>
          <table:table-cell table:formula="of:=VLOOKUP([.C81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39" calcext:value-type="float">
            <text:p>39</text:p>
          </table:table-cell>
          <table:table-cell table:formula="of:=VLOOKUP([.B814];[$Подписки.A:.E];2;0)" office:value-type="string" office:string-value="Стандартный" calcext:value-type="string">
            <text:p>Стандартный</text:p>
          </table:table-cell>
          <table:table-cell table:formula="of:=VLOOKUP([.C814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4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4-22" calcext:value-type="date">
            <text:p>2024-04-22</text:p>
          </table:table-cell>
          <table:table-cell office:value-type="float" office:value="108" calcext:value-type="float">
            <text:p>108</text:p>
          </table:table-cell>
          <table:table-cell table:formula="of:=VLOOKUP([.B815];[$Подписки.A:.E];2;0)" office:value-type="string" office:string-value="Премиум" calcext:value-type="string">
            <text:p>Премиум</text:p>
          </table:table-cell>
          <table:table-cell table:formula="of:=VLOOKUP([.C81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5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0-08" calcext:value-type="date">
            <text:p>2025-10-08</text:p>
          </table:table-cell>
          <table:table-cell office:value-type="float" office:value="71" calcext:value-type="float">
            <text:p>71</text:p>
          </table:table-cell>
          <table:table-cell table:formula="of:=VLOOKUP([.B816];[$Подписки.A:.E];2;0)" office:value-type="string" office:string-value="Премиум" calcext:value-type="string">
            <text:p>Премиум</text:p>
          </table:table-cell>
          <table:table-cell table:formula="of:=VLOOKUP([.C81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1-25" calcext:value-type="date">
            <text:p>2024-01-25</text:p>
          </table:table-cell>
          <table:table-cell office:value-type="float" office:value="41" calcext:value-type="float">
            <text:p>41</text:p>
          </table:table-cell>
          <table:table-cell table:formula="of:=VLOOKUP([.B817];[$Подписки.A:.E];2;0)" office:value-type="string" office:string-value="Базовый" calcext:value-type="string">
            <text:p>Базовый</text:p>
          </table:table-cell>
          <table:table-cell table:formula="of:=VLOOKUP([.C81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7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7-02" calcext:value-type="date">
            <text:p>2025-07-02</text:p>
          </table:table-cell>
          <table:table-cell office:value-type="float" office:value="17" calcext:value-type="float">
            <text:p>17</text:p>
          </table:table-cell>
          <table:table-cell table:formula="of:=VLOOKUP([.B818];[$Подписки.A:.E];2;0)" office:value-type="string" office:string-value="Базовый" calcext:value-type="string">
            <text:p>Базовый</text:p>
          </table:table-cell>
          <table:table-cell table:formula="of:=VLOOKUP([.C81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8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07-06" calcext:value-type="date">
            <text:p>2024-07-06</text:p>
          </table:table-cell>
          <table:table-cell office:value-type="float" office:value="77" calcext:value-type="float">
            <text:p>77</text:p>
          </table:table-cell>
          <table:table-cell table:formula="of:=VLOOKUP([.B819];[$Подписки.A:.E];2;0)" office:value-type="string" office:string-value="Премиум" calcext:value-type="string">
            <text:p>Премиум</text:p>
          </table:table-cell>
          <table:table-cell table:formula="of:=VLOOKUP([.C81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9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6-30" calcext:value-type="date">
            <text:p>2025-06-30</text:p>
          </table:table-cell>
          <table:table-cell office:value-type="float" office:value="70" calcext:value-type="float">
            <text:p>70</text:p>
          </table:table-cell>
          <table:table-cell table:formula="of:=VLOOKUP([.B820];[$Подписки.A:.E];2;0)" office:value-type="string" office:string-value="Базовый" calcext:value-type="string">
            <text:p>Базовый</text:p>
          </table:table-cell>
          <table:table-cell table:formula="of:=VLOOKUP([.C82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0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38" calcext:value-type="float">
            <text:p>38</text:p>
          </table:table-cell>
          <table:table-cell table:formula="of:=VLOOKUP([.B821];[$Подписки.A:.E];2;0)" office:value-type="string" office:string-value="Базовый" calcext:value-type="string">
            <text:p>Базовый</text:p>
          </table:table-cell>
          <table:table-cell table:formula="of:=VLOOKUP([.C82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1-18" calcext:value-type="date">
            <text:p>2025-01-18</text:p>
          </table:table-cell>
          <table:table-cell office:value-type="float" office:value="8" calcext:value-type="float">
            <text:p>8</text:p>
          </table:table-cell>
          <table:table-cell table:formula="of:=VLOOKUP([.B822];[$Подписки.A:.E];2;0)" office:value-type="string" office:string-value="Базовый" calcext:value-type="string">
            <text:p>Базовый</text:p>
          </table:table-cell>
          <table:table-cell table:formula="of:=VLOOKUP([.C82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2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4-12-23" calcext:value-type="date">
            <text:p>2024-12-23</text:p>
          </table:table-cell>
          <table:table-cell office:value-type="float" office:value="79" calcext:value-type="float">
            <text:p>79</text:p>
          </table:table-cell>
          <table:table-cell table:formula="of:=VLOOKUP([.B823];[$Подписки.A:.E];2;0)" office:value-type="string" office:string-value="Стандартный" calcext:value-type="string">
            <text:p>Стандартный</text:p>
          </table:table-cell>
          <table:table-cell table:formula="of:=VLOOKUP([.C82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3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4-07-06" calcext:value-type="date">
            <text:p>2024-07-06</text:p>
          </table:table-cell>
          <table:table-cell office:value-type="float" office:value="81" calcext:value-type="float">
            <text:p>81</text:p>
          </table:table-cell>
          <table:table-cell table:formula="of:=VLOOKUP([.B824];[$Подписки.A:.E];2;0)" office:value-type="string" office:string-value="Базовый" calcext:value-type="string">
            <text:p>Базовый</text:p>
          </table:table-cell>
          <table:table-cell table:formula="of:=VLOOKUP([.C82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49" calcext:value-type="float">
            <text:p>49</text:p>
          </table:table-cell>
          <table:table-cell table:formula="of:=VLOOKUP([.B825];[$Подписки.A:.E];2;0)" office:value-type="string" office:string-value="Базовый" calcext:value-type="string">
            <text:p>Базовый</text:p>
          </table:table-cell>
          <table:table-cell table:formula="of:=VLOOKUP([.C82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5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5-02" calcext:value-type="date">
            <text:p>2024-05-02</text:p>
          </table:table-cell>
          <table:table-cell office:value-type="float" office:value="106" calcext:value-type="float">
            <text:p>106</text:p>
          </table:table-cell>
          <table:table-cell table:formula="of:=VLOOKUP([.B826];[$Подписки.A:.E];2;0)" office:value-type="string" office:string-value="Стандартный" calcext:value-type="string">
            <text:p>Стандартный</text:p>
          </table:table-cell>
          <table:table-cell table:formula="of:=VLOOKUP([.C82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6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38" calcext:value-type="float">
            <text:p>38</text:p>
          </table:table-cell>
          <table:table-cell table:formula="of:=VLOOKUP([.B827];[$Подписки.A:.E];2;0)" office:value-type="string" office:string-value="Стандартный" calcext:value-type="string">
            <text:p>Стандартный</text:p>
          </table:table-cell>
          <table:table-cell table:formula="of:=VLOOKUP([.C82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7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1-17" calcext:value-type="date">
            <text:p>2024-11-17</text:p>
          </table:table-cell>
          <table:table-cell office:value-type="float" office:value="70" calcext:value-type="float">
            <text:p>70</text:p>
          </table:table-cell>
          <table:table-cell table:formula="of:=VLOOKUP([.B828];[$Подписки.A:.E];2;0)" office:value-type="string" office:string-value="Стандартный" calcext:value-type="string">
            <text:p>Стандартный</text:p>
          </table:table-cell>
          <table:table-cell table:formula="of:=VLOOKUP([.C82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8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02" calcext:value-type="date">
            <text:p>2024-07-02</text:p>
          </table:table-cell>
          <table:table-cell office:value-type="float" office:value="115" calcext:value-type="float">
            <text:p>115</text:p>
          </table:table-cell>
          <table:table-cell table:formula="of:=VLOOKUP([.B829];[$Подписки.A:.E];2;0)" office:value-type="string" office:string-value="Базовый" calcext:value-type="string">
            <text:p>Базовый</text:p>
          </table:table-cell>
          <table:table-cell table:formula="of:=VLOOKUP([.C82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0-21" calcext:value-type="date">
            <text:p>2024-10-21</text:p>
          </table:table-cell>
          <table:table-cell office:value-type="float" office:value="71" calcext:value-type="float">
            <text:p>71</text:p>
          </table:table-cell>
          <table:table-cell table:formula="of:=VLOOKUP([.B830];[$Подписки.A:.E];2;0)" office:value-type="string" office:string-value="Премиум" calcext:value-type="string">
            <text:p>Премиум</text:p>
          </table:table-cell>
          <table:table-cell table:formula="of:=VLOOKUP([.C83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0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59" calcext:value-type="float">
            <text:p>59</text:p>
          </table:table-cell>
          <table:table-cell table:formula="of:=VLOOKUP([.B831];[$Подписки.A:.E];2;0)" office:value-type="string" office:string-value="Премиум" calcext:value-type="string">
            <text:p>Премиум</text:p>
          </table:table-cell>
          <table:table-cell table:formula="of:=VLOOKUP([.C83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1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8-18" calcext:value-type="date">
            <text:p>2024-08-18</text:p>
          </table:table-cell>
          <table:table-cell office:value-type="float" office:value="57" calcext:value-type="float">
            <text:p>57</text:p>
          </table:table-cell>
          <table:table-cell table:formula="of:=VLOOKUP([.B832];[$Подписки.A:.E];2;0)" office:value-type="string" office:string-value="Стандартный" calcext:value-type="string">
            <text:p>Стандартный</text:p>
          </table:table-cell>
          <table:table-cell table:formula="of:=VLOOKUP([.C83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34" calcext:value-type="float">
            <text:p>34</text:p>
          </table:table-cell>
          <table:table-cell table:formula="of:=VLOOKUP([.B833];[$Подписки.A:.E];2;0)" office:value-type="string" office:string-value="Стандартный" calcext:value-type="string">
            <text:p>Стандартный</text:p>
          </table:table-cell>
          <table:table-cell table:formula="of:=VLOOKUP([.C83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6-16" calcext:value-type="date">
            <text:p>2025-06-16</text:p>
          </table:table-cell>
          <table:table-cell office:value-type="float" office:value="23" calcext:value-type="float">
            <text:p>23</text:p>
          </table:table-cell>
          <table:table-cell table:formula="of:=VLOOKUP([.B834];[$Подписки.A:.E];2;0)" office:value-type="string" office:string-value="Премиум" calcext:value-type="string">
            <text:p>Премиум</text:p>
          </table:table-cell>
          <table:table-cell table:formula="of:=VLOOKUP([.C83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4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29" calcext:value-type="float">
            <text:p>29</text:p>
          </table:table-cell>
          <table:table-cell table:formula="of:=VLOOKUP([.B835];[$Подписки.A:.E];2;0)" office:value-type="string" office:string-value="Премиум" calcext:value-type="string">
            <text:p>Премиум</text:p>
          </table:table-cell>
          <table:table-cell table:formula="of:=VLOOKUP([.C835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5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2-02" calcext:value-type="date">
            <text:p>2024-12-02</text:p>
          </table:table-cell>
          <table:table-cell office:value-type="float" office:value="59" calcext:value-type="float">
            <text:p>59</text:p>
          </table:table-cell>
          <table:table-cell table:formula="of:=VLOOKUP([.B836];[$Подписки.A:.E];2;0)" office:value-type="string" office:string-value="Базовый" calcext:value-type="string">
            <text:p>Базовый</text:p>
          </table:table-cell>
          <table:table-cell table:formula="of:=VLOOKUP([.C83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6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78" calcext:value-type="float">
            <text:p>78</text:p>
          </table:table-cell>
          <table:table-cell table:formula="of:=VLOOKUP([.B837];[$Подписки.A:.E];2;0)" office:value-type="string" office:string-value="Стандартный" calcext:value-type="string">
            <text:p>Стандартный</text:p>
          </table:table-cell>
          <table:table-cell table:formula="of:=VLOOKUP([.C83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58" calcext:value-type="float">
            <text:p>58</text:p>
          </table:table-cell>
          <table:table-cell table:formula="of:=VLOOKUP([.B838];[$Подписки.A:.E];2;0)" office:value-type="string" office:string-value="Базовый" calcext:value-type="string">
            <text:p>Базовый</text:p>
          </table:table-cell>
          <table:table-cell table:formula="of:=VLOOKUP([.C83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8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06-08" calcext:value-type="date">
            <text:p>2024-06-08</text:p>
          </table:table-cell>
          <table:table-cell office:value-type="float" office:value="118" calcext:value-type="float">
            <text:p>118</text:p>
          </table:table-cell>
          <table:table-cell table:formula="of:=VLOOKUP([.B839];[$Подписки.A:.E];2;0)" office:value-type="string" office:string-value="Базовый" calcext:value-type="string">
            <text:p>Базовый</text:p>
          </table:table-cell>
          <table:table-cell table:formula="of:=VLOOKUP([.C83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9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114" calcext:value-type="float">
            <text:p>114</text:p>
          </table:table-cell>
          <table:table-cell table:formula="of:=VLOOKUP([.B840];[$Подписки.A:.E];2;0)" office:value-type="string" office:string-value="Стандартный" calcext:value-type="string">
            <text:p>Стандартный</text:p>
          </table:table-cell>
          <table:table-cell table:formula="of:=VLOOKUP([.C84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0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01-22" calcext:value-type="date">
            <text:p>2024-01-22</text:p>
          </table:table-cell>
          <table:table-cell office:value-type="float" office:value="34" calcext:value-type="float">
            <text:p>34</text:p>
          </table:table-cell>
          <table:table-cell table:formula="of:=VLOOKUP([.B841];[$Подписки.A:.E];2;0)" office:value-type="string" office:string-value="Премиум" calcext:value-type="string">
            <text:p>Премиум</text:p>
          </table:table-cell>
          <table:table-cell table:formula="of:=VLOOKUP([.C84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07-23" calcext:value-type="date">
            <text:p>2024-07-23</text:p>
          </table:table-cell>
          <table:table-cell office:value-type="float" office:value="63" calcext:value-type="float">
            <text:p>63</text:p>
          </table:table-cell>
          <table:table-cell table:formula="of:=VLOOKUP([.B842];[$Подписки.A:.E];2;0)" office:value-type="string" office:string-value="Базовый" calcext:value-type="string">
            <text:p>Базовый</text:p>
          </table:table-cell>
          <table:table-cell table:formula="of:=VLOOKUP([.C84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2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16" calcext:value-type="float">
            <text:p>16</text:p>
          </table:table-cell>
          <table:table-cell table:formula="of:=VLOOKUP([.B843];[$Подписки.A:.E];2;0)" office:value-type="string" office:string-value="Базовый" calcext:value-type="string">
            <text:p>Базовый</text:p>
          </table:table-cell>
          <table:table-cell table:formula="of:=VLOOKUP([.C84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3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86" calcext:value-type="float">
            <text:p>86</text:p>
          </table:table-cell>
          <table:table-cell table:formula="of:=VLOOKUP([.B844];[$Подписки.A:.E];2;0)" office:value-type="string" office:string-value="Премиум" calcext:value-type="string">
            <text:p>Премиум</text:p>
          </table:table-cell>
          <table:table-cell table:formula="of:=VLOOKUP([.C84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4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12-16" calcext:value-type="date">
            <text:p>2025-12-16</text:p>
          </table:table-cell>
          <table:table-cell office:value-type="float" office:value="53" calcext:value-type="float">
            <text:p>53</text:p>
          </table:table-cell>
          <table:table-cell table:formula="of:=VLOOKUP([.B845];[$Подписки.A:.E];2;0)" office:value-type="string" office:string-value="Базовый" calcext:value-type="string">
            <text:p>Базовый</text:p>
          </table:table-cell>
          <table:table-cell table:formula="of:=VLOOKUP([.C84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5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8-28" calcext:value-type="date">
            <text:p>2024-08-28</text:p>
          </table:table-cell>
          <table:table-cell office:value-type="float" office:value="97" calcext:value-type="float">
            <text:p>97</text:p>
          </table:table-cell>
          <table:table-cell table:formula="of:=VLOOKUP([.B846];[$Подписки.A:.E];2;0)" office:value-type="string" office:string-value="Базовый" calcext:value-type="string">
            <text:p>Базовый</text:p>
          </table:table-cell>
          <table:table-cell table:formula="of:=VLOOKUP([.C84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4-05" calcext:value-type="date">
            <text:p>2024-04-05</text:p>
          </table:table-cell>
          <table:table-cell office:value-type="float" office:value="90" calcext:value-type="float">
            <text:p>90</text:p>
          </table:table-cell>
          <table:table-cell table:formula="of:=VLOOKUP([.B847];[$Подписки.A:.E];2;0)" office:value-type="string" office:string-value="Базовый" calcext:value-type="string">
            <text:p>Базовый</text:p>
          </table:table-cell>
          <table:table-cell table:formula="of:=VLOOKUP([.C84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92" calcext:value-type="float">
            <text:p>92</text:p>
          </table:table-cell>
          <table:table-cell table:formula="of:=VLOOKUP([.B848];[$Подписки.A:.E];2;0)" office:value-type="string" office:string-value="Премиум" calcext:value-type="string">
            <text:p>Премиум</text:p>
          </table:table-cell>
          <table:table-cell table:formula="of:=VLOOKUP([.C84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1-24" calcext:value-type="date">
            <text:p>2025-01-24</text:p>
          </table:table-cell>
          <table:table-cell office:value-type="float" office:value="73" calcext:value-type="float">
            <text:p>73</text:p>
          </table:table-cell>
          <table:table-cell table:formula="of:=VLOOKUP([.B849];[$Подписки.A:.E];2;0)" office:value-type="string" office:string-value="Премиум" calcext:value-type="string">
            <text:p>Премиум</text:p>
          </table:table-cell>
          <table:table-cell table:formula="of:=VLOOKUP([.C84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9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32" calcext:value-type="float">
            <text:p>32</text:p>
          </table:table-cell>
          <table:table-cell table:formula="of:=VLOOKUP([.B850];[$Подписки.A:.E];2;0)" office:value-type="string" office:string-value="Базовый" calcext:value-type="string">
            <text:p>Базовый</text:p>
          </table:table-cell>
          <table:table-cell table:formula="of:=VLOOKUP([.C85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0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9-10" calcext:value-type="date">
            <text:p>2025-09-10</text:p>
          </table:table-cell>
          <table:table-cell office:value-type="float" office:value="23" calcext:value-type="float">
            <text:p>23</text:p>
          </table:table-cell>
          <table:table-cell table:formula="of:=VLOOKUP([.B851];[$Подписки.A:.E];2;0)" office:value-type="string" office:string-value="Премиум" calcext:value-type="string">
            <text:p>Премиум</text:p>
          </table:table-cell>
          <table:table-cell table:formula="of:=VLOOKUP([.C85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11-04" calcext:value-type="date">
            <text:p>2025-11-04</text:p>
          </table:table-cell>
          <table:table-cell office:value-type="float" office:value="48" calcext:value-type="float">
            <text:p>48</text:p>
          </table:table-cell>
          <table:table-cell table:formula="of:=VLOOKUP([.B852];[$Подписки.A:.E];2;0)" office:value-type="string" office:string-value="Базовый" calcext:value-type="string">
            <text:p>Базовый</text:p>
          </table:table-cell>
          <table:table-cell table:formula="of:=VLOOKUP([.C852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2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87" calcext:value-type="float">
            <text:p>87</text:p>
          </table:table-cell>
          <table:table-cell table:formula="of:=VLOOKUP([.B853];[$Подписки.A:.E];2;0)" office:value-type="string" office:string-value="Базовый" calcext:value-type="string">
            <text:p>Базовый</text:p>
          </table:table-cell>
          <table:table-cell table:formula="of:=VLOOKUP([.C85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3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9-15" calcext:value-type="date">
            <text:p>2025-09-15</text:p>
          </table:table-cell>
          <table:table-cell office:value-type="float" office:value="60" calcext:value-type="float">
            <text:p>60</text:p>
          </table:table-cell>
          <table:table-cell table:formula="of:=VLOOKUP([.B854];[$Подписки.A:.E];2;0)" office:value-type="string" office:string-value="Базовый" calcext:value-type="string">
            <text:p>Базовый</text:p>
          </table:table-cell>
          <table:table-cell table:formula="of:=VLOOKUP([.C85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4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21" calcext:value-type="float">
            <text:p>21</text:p>
          </table:table-cell>
          <table:table-cell table:formula="of:=VLOOKUP([.B855];[$Подписки.A:.E];2;0)" office:value-type="string" office:string-value="Премиум" calcext:value-type="string">
            <text:p>Премиум</text:p>
          </table:table-cell>
          <table:table-cell table:formula="of:=VLOOKUP([.C85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5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33" calcext:value-type="float">
            <text:p>33</text:p>
          </table:table-cell>
          <table:table-cell table:formula="of:=VLOOKUP([.B856];[$Подписки.A:.E];2;0)" office:value-type="string" office:string-value="Базовый" calcext:value-type="string">
            <text:p>Базовый</text:p>
          </table:table-cell>
          <table:table-cell table:formula="of:=VLOOKUP([.C85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6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59" calcext:value-type="float">
            <text:p>59</text:p>
          </table:table-cell>
          <table:table-cell table:formula="of:=VLOOKUP([.B857];[$Подписки.A:.E];2;0)" office:value-type="string" office:string-value="Базовый" calcext:value-type="string">
            <text:p>Базовый</text:p>
          </table:table-cell>
          <table:table-cell table:formula="of:=VLOOKUP([.C85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1-23" calcext:value-type="date">
            <text:p>2024-01-23</text:p>
          </table:table-cell>
          <table:table-cell office:value-type="float" office:value="89" calcext:value-type="float">
            <text:p>89</text:p>
          </table:table-cell>
          <table:table-cell table:formula="of:=VLOOKUP([.B858];[$Подписки.A:.E];2;0)" office:value-type="string" office:string-value="Базовый" calcext:value-type="string">
            <text:p>Базовый</text:p>
          </table:table-cell>
          <table:table-cell table:formula="of:=VLOOKUP([.C85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8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4-10" calcext:value-type="date">
            <text:p>2024-04-10</text:p>
          </table:table-cell>
          <table:table-cell office:value-type="float" office:value="37" calcext:value-type="float">
            <text:p>37</text:p>
          </table:table-cell>
          <table:table-cell table:formula="of:=VLOOKUP([.B859];[$Подписки.A:.E];2;0)" office:value-type="string" office:string-value="Премиум" calcext:value-type="string">
            <text:p>Премиум</text:p>
          </table:table-cell>
          <table:table-cell table:formula="of:=VLOOKUP([.C859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9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51" calcext:value-type="float">
            <text:p>51</text:p>
          </table:table-cell>
          <table:table-cell table:formula="of:=VLOOKUP([.B860];[$Подписки.A:.E];2;0)" office:value-type="string" office:string-value="Премиум" calcext:value-type="string">
            <text:p>Премиум</text:p>
          </table:table-cell>
          <table:table-cell table:formula="of:=VLOOKUP([.C86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12-13" calcext:value-type="date">
            <text:p>2025-12-13</text:p>
          </table:table-cell>
          <table:table-cell office:value-type="float" office:value="25" calcext:value-type="float">
            <text:p>25</text:p>
          </table:table-cell>
          <table:table-cell table:formula="of:=VLOOKUP([.B861];[$Подписки.A:.E];2;0)" office:value-type="string" office:string-value="Стандартный" calcext:value-type="string">
            <text:p>Стандартный</text:p>
          </table:table-cell>
          <table:table-cell table:formula="of:=VLOOKUP([.C86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1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16" calcext:value-type="float">
            <text:p>16</text:p>
          </table:table-cell>
          <table:table-cell table:formula="of:=VLOOKUP([.B862];[$Подписки.A:.E];2;0)" office:value-type="string" office:string-value="Премиум" calcext:value-type="string">
            <text:p>Премиум</text:p>
          </table:table-cell>
          <table:table-cell table:formula="of:=VLOOKUP([.C86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2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4-04-10" calcext:value-type="date">
            <text:p>2024-04-10</text:p>
          </table:table-cell>
          <table:table-cell office:value-type="float" office:value="52" calcext:value-type="float">
            <text:p>52</text:p>
          </table:table-cell>
          <table:table-cell table:formula="of:=VLOOKUP([.B863];[$Подписки.A:.E];2;0)" office:value-type="string" office:string-value="Стандартный" calcext:value-type="string">
            <text:p>Стандартный</text:p>
          </table:table-cell>
          <table:table-cell table:formula="of:=VLOOKUP([.C86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12-20" calcext:value-type="date">
            <text:p>2024-12-20</text:p>
          </table:table-cell>
          <table:table-cell office:value-type="float" office:value="51" calcext:value-type="float">
            <text:p>51</text:p>
          </table:table-cell>
          <table:table-cell table:formula="of:=VLOOKUP([.B864];[$Подписки.A:.E];2;0)" office:value-type="string" office:string-value="Стандартный" calcext:value-type="string">
            <text:p>Стандартный</text:p>
          </table:table-cell>
          <table:table-cell table:formula="of:=VLOOKUP([.C86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4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8-14" calcext:value-type="date">
            <text:p>2024-08-14</text:p>
          </table:table-cell>
          <table:table-cell office:value-type="float" office:value="112" calcext:value-type="float">
            <text:p>112</text:p>
          </table:table-cell>
          <table:table-cell table:formula="of:=VLOOKUP([.B865];[$Подписки.A:.E];2;0)" office:value-type="string" office:string-value="Премиум" calcext:value-type="string">
            <text:p>Премиум</text:p>
          </table:table-cell>
          <table:table-cell table:formula="of:=VLOOKUP([.C86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5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28" calcext:value-type="date">
            <text:p>2024-07-28</text:p>
          </table:table-cell>
          <table:table-cell office:value-type="float" office:value="105" calcext:value-type="float">
            <text:p>105</text:p>
          </table:table-cell>
          <table:table-cell table:formula="of:=VLOOKUP([.B866];[$Подписки.A:.E];2;0)" office:value-type="string" office:string-value="Премиум" calcext:value-type="string">
            <text:p>Премиум</text:p>
          </table:table-cell>
          <table:table-cell table:formula="of:=VLOOKUP([.C866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6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1-31" calcext:value-type="date">
            <text:p>2024-01-31</text:p>
          </table:table-cell>
          <table:table-cell office:value-type="float" office:value="6" calcext:value-type="float">
            <text:p>6</text:p>
          </table:table-cell>
          <table:table-cell table:formula="of:=VLOOKUP([.B867];[$Подписки.A:.E];2;0)" office:value-type="string" office:string-value="Стандартный" calcext:value-type="string">
            <text:p>Стандартный</text:p>
          </table:table-cell>
          <table:table-cell table:formula="of:=VLOOKUP([.C867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7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11-24" calcext:value-type="date">
            <text:p>2024-11-24</text:p>
          </table:table-cell>
          <table:table-cell office:value-type="float" office:value="42" calcext:value-type="float">
            <text:p>42</text:p>
          </table:table-cell>
          <table:table-cell table:formula="of:=VLOOKUP([.B868];[$Подписки.A:.E];2;0)" office:value-type="string" office:string-value="Стандартный" calcext:value-type="string">
            <text:p>Стандартный</text:p>
          </table:table-cell>
          <table:table-cell table:formula="of:=VLOOKUP([.C86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8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4-09" calcext:value-type="date">
            <text:p>2024-04-09</text:p>
          </table:table-cell>
          <table:table-cell office:value-type="float" office:value="113" calcext:value-type="float">
            <text:p>113</text:p>
          </table:table-cell>
          <table:table-cell table:formula="of:=VLOOKUP([.B869];[$Подписки.A:.E];2;0)" office:value-type="string" office:string-value="Стандартный" calcext:value-type="string">
            <text:p>Стандартный</text:p>
          </table:table-cell>
          <table:table-cell table:formula="of:=VLOOKUP([.C86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13" calcext:value-type="float">
            <text:p>13</text:p>
          </table:table-cell>
          <table:table-cell table:formula="of:=VLOOKUP([.B870];[$Подписки.A:.E];2;0)" office:value-type="string" office:string-value="Базовый" calcext:value-type="string">
            <text:p>Базовый</text:p>
          </table:table-cell>
          <table:table-cell table:formula="of:=VLOOKUP([.C870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9-19" calcext:value-type="date">
            <text:p>2024-09-19</text:p>
          </table:table-cell>
          <table:table-cell office:value-type="float" office:value="40" calcext:value-type="float">
            <text:p>40</text:p>
          </table:table-cell>
          <table:table-cell table:formula="of:=VLOOKUP([.B871];[$Подписки.A:.E];2;0)" office:value-type="string" office:string-value="Базовый" calcext:value-type="string">
            <text:p>Базовый</text:p>
          </table:table-cell>
          <table:table-cell table:formula="of:=VLOOKUP([.C87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1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1-28" calcext:value-type="date">
            <text:p>2024-01-28</text:p>
          </table:table-cell>
          <table:table-cell office:value-type="float" office:value="74" calcext:value-type="float">
            <text:p>74</text:p>
          </table:table-cell>
          <table:table-cell table:formula="of:=VLOOKUP([.B872];[$Подписки.A:.E];2;0)" office:value-type="string" office:string-value="Премиум" calcext:value-type="string">
            <text:p>Премиум</text:p>
          </table:table-cell>
          <table:table-cell table:formula="of:=VLOOKUP([.C872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2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108" calcext:value-type="float">
            <text:p>108</text:p>
          </table:table-cell>
          <table:table-cell table:formula="of:=VLOOKUP([.B873];[$Подписки.A:.E];2;0)" office:value-type="string" office:string-value="Базовый" calcext:value-type="string">
            <text:p>Базовый</text:p>
          </table:table-cell>
          <table:table-cell table:formula="of:=VLOOKUP([.C873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3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3-05" calcext:value-type="date">
            <text:p>2024-03-05</text:p>
          </table:table-cell>
          <table:table-cell office:value-type="float" office:value="104" calcext:value-type="float">
            <text:p>104</text:p>
          </table:table-cell>
          <table:table-cell table:formula="of:=VLOOKUP([.B874];[$Подписки.A:.E];2;0)" office:value-type="string" office:string-value="Стандартный" calcext:value-type="string">
            <text:p>Стандартный</text:p>
          </table:table-cell>
          <table:table-cell table:formula="of:=VLOOKUP([.C87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4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61" calcext:value-type="float">
            <text:p>61</text:p>
          </table:table-cell>
          <table:table-cell table:formula="of:=VLOOKUP([.B875];[$Подписки.A:.E];2;0)" office:value-type="string" office:string-value="Премиум" calcext:value-type="string">
            <text:p>Премиум</text:p>
          </table:table-cell>
          <table:table-cell table:formula="of:=VLOOKUP([.C875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5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0-11" calcext:value-type="date">
            <text:p>2025-10-11</text:p>
          </table:table-cell>
          <table:table-cell office:value-type="float" office:value="57" calcext:value-type="float">
            <text:p>57</text:p>
          </table:table-cell>
          <table:table-cell table:formula="of:=VLOOKUP([.B876];[$Подписки.A:.E];2;0)" office:value-type="string" office:string-value="Базовый" calcext:value-type="string">
            <text:p>Базовый</text:p>
          </table:table-cell>
          <table:table-cell table:formula="of:=VLOOKUP([.C876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6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2-22" calcext:value-type="date">
            <text:p>2024-02-22</text:p>
          </table:table-cell>
          <table:table-cell office:value-type="float" office:value="78" calcext:value-type="float">
            <text:p>78</text:p>
          </table:table-cell>
          <table:table-cell table:formula="of:=VLOOKUP([.B877];[$Подписки.A:.E];2;0)" office:value-type="string" office:string-value="Базовый" calcext:value-type="string">
            <text:p>Базовый</text:p>
          </table:table-cell>
          <table:table-cell table:formula="of:=VLOOKUP([.C87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11-07" calcext:value-type="date">
            <text:p>2025-11-07</text:p>
          </table:table-cell>
          <table:table-cell office:value-type="float" office:value="106" calcext:value-type="float">
            <text:p>106</text:p>
          </table:table-cell>
          <table:table-cell table:formula="of:=VLOOKUP([.B878];[$Подписки.A:.E];2;0)" office:value-type="string" office:string-value="Базовый" calcext:value-type="string">
            <text:p>Базовый</text:p>
          </table:table-cell>
          <table:table-cell table:formula="of:=VLOOKUP([.C87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8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2-01" calcext:value-type="date">
            <text:p>2025-02-01</text:p>
          </table:table-cell>
          <table:table-cell office:value-type="float" office:value="14" calcext:value-type="float">
            <text:p>14</text:p>
          </table:table-cell>
          <table:table-cell table:formula="of:=VLOOKUP([.B879];[$Подписки.A:.E];2;0)" office:value-type="string" office:string-value="Премиум" calcext:value-type="string">
            <text:p>Премиум</text:p>
          </table:table-cell>
          <table:table-cell table:formula="of:=VLOOKUP([.C87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9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115" calcext:value-type="float">
            <text:p>115</text:p>
          </table:table-cell>
          <table:table-cell table:formula="of:=VLOOKUP([.B880];[$Подписки.A:.E];2;0)" office:value-type="string" office:string-value="Премиум" calcext:value-type="string">
            <text:p>Премиум</text:p>
          </table:table-cell>
          <table:table-cell table:formula="of:=VLOOKUP([.C880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28" calcext:value-type="float">
            <text:p>28</text:p>
          </table:table-cell>
          <table:table-cell table:formula="of:=VLOOKUP([.B881];[$Подписки.A:.E];2;0)" office:value-type="string" office:string-value="Базовый" calcext:value-type="string">
            <text:p>Базовый</text:p>
          </table:table-cell>
          <table:table-cell table:formula="of:=VLOOKUP([.C881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1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2-12" calcext:value-type="date">
            <text:p>2025-02-12</text:p>
          </table:table-cell>
          <table:table-cell office:value-type="float" office:value="104" calcext:value-type="float">
            <text:p>104</text:p>
          </table:table-cell>
          <table:table-cell table:formula="of:=VLOOKUP([.B882];[$Подписки.A:.E];2;0)" office:value-type="string" office:string-value="Базовый" calcext:value-type="string">
            <text:p>Базовый</text:p>
          </table:table-cell>
          <table:table-cell table:formula="of:=VLOOKUP([.C88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8-17" calcext:value-type="date">
            <text:p>2024-08-17</text:p>
          </table:table-cell>
          <table:table-cell office:value-type="float" office:value="69" calcext:value-type="float">
            <text:p>69</text:p>
          </table:table-cell>
          <table:table-cell table:formula="of:=VLOOKUP([.B883];[$Подписки.A:.E];2;0)" office:value-type="string" office:string-value="Премиум" calcext:value-type="string">
            <text:p>Премиум</text:p>
          </table:table-cell>
          <table:table-cell table:formula="of:=VLOOKUP([.C88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3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85" calcext:value-type="float">
            <text:p>85</text:p>
          </table:table-cell>
          <table:table-cell table:formula="of:=VLOOKUP([.B884];[$Подписки.A:.E];2;0)" office:value-type="string" office:string-value="Премиум" calcext:value-type="string">
            <text:p>Премиум</text:p>
          </table:table-cell>
          <table:table-cell table:formula="of:=VLOOKUP([.C88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4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5-16" calcext:value-type="date">
            <text:p>2025-05-16</text:p>
          </table:table-cell>
          <table:table-cell office:value-type="float" office:value="57" calcext:value-type="float">
            <text:p>57</text:p>
          </table:table-cell>
          <table:table-cell table:formula="of:=VLOOKUP([.B885];[$Подписки.A:.E];2;0)" office:value-type="string" office:string-value="Премиум" calcext:value-type="string">
            <text:p>Премиум</text:p>
          </table:table-cell>
          <table:table-cell table:formula="of:=VLOOKUP([.C88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5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6-23" calcext:value-type="date">
            <text:p>2024-06-23</text:p>
          </table:table-cell>
          <table:table-cell office:value-type="float" office:value="98" calcext:value-type="float">
            <text:p>98</text:p>
          </table:table-cell>
          <table:table-cell table:formula="of:=VLOOKUP([.B886];[$Подписки.A:.E];2;0)" office:value-type="string" office:string-value="Стандартный" calcext:value-type="string">
            <text:p>Стандартный</text:p>
          </table:table-cell>
          <table:table-cell table:formula="of:=VLOOKUP([.C88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6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5-13" calcext:value-type="date">
            <text:p>2024-05-13</text:p>
          </table:table-cell>
          <table:table-cell office:value-type="float" office:value="11" calcext:value-type="float">
            <text:p>11</text:p>
          </table:table-cell>
          <table:table-cell table:formula="of:=VLOOKUP([.B887];[$Подписки.A:.E];2;0)" office:value-type="string" office:string-value="Стандартный" calcext:value-type="string">
            <text:p>Стандартный</text:p>
          </table:table-cell>
          <table:table-cell table:formula="of:=VLOOKUP([.C88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7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5-15" calcext:value-type="date">
            <text:p>2025-05-15</text:p>
          </table:table-cell>
          <table:table-cell office:value-type="float" office:value="29" calcext:value-type="float">
            <text:p>29</text:p>
          </table:table-cell>
          <table:table-cell table:formula="of:=VLOOKUP([.B888];[$Подписки.A:.E];2;0)" office:value-type="string" office:string-value="Стандартный" calcext:value-type="string">
            <text:p>Стандартный</text:p>
          </table:table-cell>
          <table:table-cell table:formula="of:=VLOOKUP([.C88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8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6-02" calcext:value-type="date">
            <text:p>2025-06-02</text:p>
          </table:table-cell>
          <table:table-cell office:value-type="float" office:value="61" calcext:value-type="float">
            <text:p>61</text:p>
          </table:table-cell>
          <table:table-cell table:formula="of:=VLOOKUP([.B889];[$Подписки.A:.E];2;0)" office:value-type="string" office:string-value="Базовый" calcext:value-type="string">
            <text:p>Базовый</text:p>
          </table:table-cell>
          <table:table-cell table:formula="of:=VLOOKUP([.C88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12-20" calcext:value-type="date">
            <text:p>2025-12-20</text:p>
          </table:table-cell>
          <table:table-cell office:value-type="float" office:value="47" calcext:value-type="float">
            <text:p>47</text:p>
          </table:table-cell>
          <table:table-cell table:formula="of:=VLOOKUP([.B890];[$Подписки.A:.E];2;0)" office:value-type="string" office:string-value="Базовый" calcext:value-type="string">
            <text:p>Базовый</text:p>
          </table:table-cell>
          <table:table-cell table:formula="of:=VLOOKUP([.C890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0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10-08" calcext:value-type="date">
            <text:p>2025-10-08</text:p>
          </table:table-cell>
          <table:table-cell office:value-type="float" office:value="104" calcext:value-type="float">
            <text:p>104</text:p>
          </table:table-cell>
          <table:table-cell table:formula="of:=VLOOKUP([.B891];[$Подписки.A:.E];2;0)" office:value-type="string" office:string-value="Базовый" calcext:value-type="string">
            <text:p>Базовый</text:p>
          </table:table-cell>
          <table:table-cell table:formula="of:=VLOOKUP([.C891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1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8" calcext:value-type="date">
            <text:p>2024-06-08</text:p>
          </table:table-cell>
          <table:table-cell office:value-type="float" office:value="79" calcext:value-type="float">
            <text:p>79</text:p>
          </table:table-cell>
          <table:table-cell table:formula="of:=VLOOKUP([.B892];[$Подписки.A:.E];2;0)" office:value-type="string" office:string-value="Стандартный" calcext:value-type="string">
            <text:p>Стандартный</text:p>
          </table:table-cell>
          <table:table-cell table:formula="of:=VLOOKUP([.C89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2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76" calcext:value-type="float">
            <text:p>76</text:p>
          </table:table-cell>
          <table:table-cell table:formula="of:=VLOOKUP([.B893];[$Подписки.A:.E];2;0)" office:value-type="string" office:string-value="Премиум" calcext:value-type="string">
            <text:p>Премиум</text:p>
          </table:table-cell>
          <table:table-cell table:formula="of:=VLOOKUP([.C893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3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2-28" calcext:value-type="date">
            <text:p>2024-02-28</text:p>
          </table:table-cell>
          <table:table-cell office:value-type="float" office:value="8" calcext:value-type="float">
            <text:p>8</text:p>
          </table:table-cell>
          <table:table-cell table:formula="of:=VLOOKUP([.B894];[$Подписки.A:.E];2;0)" office:value-type="string" office:string-value="Базовый" calcext:value-type="string">
            <text:p>Базовый</text:p>
          </table:table-cell>
          <table:table-cell table:formula="of:=VLOOKUP([.C894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4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33" calcext:value-type="float">
            <text:p>33</text:p>
          </table:table-cell>
          <table:table-cell table:formula="of:=VLOOKUP([.B895];[$Подписки.A:.E];2;0)" office:value-type="string" office:string-value="Стандартный" calcext:value-type="string">
            <text:p>Стандартный</text:p>
          </table:table-cell>
          <table:table-cell table:formula="of:=VLOOKUP([.C89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81" calcext:value-type="float">
            <text:p>81</text:p>
          </table:table-cell>
          <table:table-cell table:formula="of:=VLOOKUP([.B896];[$Подписки.A:.E];2;0)" office:value-type="string" office:string-value="Базовый" calcext:value-type="string">
            <text:p>Базовый</text:p>
          </table:table-cell>
          <table:table-cell table:formula="of:=VLOOKUP([.C89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8" calcext:value-type="float">
            <text:p>8</text:p>
          </table:table-cell>
          <table:table-cell table:formula="of:=VLOOKUP([.B897];[$Подписки.A:.E];2;0)" office:value-type="string" office:string-value="Базовый" calcext:value-type="string">
            <text:p>Базовый</text:p>
          </table:table-cell>
          <table:table-cell table:formula="of:=VLOOKUP([.C89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7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9" calcext:value-type="float">
            <text:p>9</text:p>
          </table:table-cell>
          <table:table-cell table:formula="of:=VLOOKUP([.B898];[$Подписки.A:.E];2;0)" office:value-type="string" office:string-value="Базовый" calcext:value-type="string">
            <text:p>Базовый</text:p>
          </table:table-cell>
          <table:table-cell table:formula="of:=VLOOKUP([.C89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8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3-09" calcext:value-type="date">
            <text:p>2025-03-09</text:p>
          </table:table-cell>
          <table:table-cell office:value-type="float" office:value="79" calcext:value-type="float">
            <text:p>79</text:p>
          </table:table-cell>
          <table:table-cell table:formula="of:=VLOOKUP([.B899];[$Подписки.A:.E];2;0)" office:value-type="string" office:string-value="Стандартный" calcext:value-type="string">
            <text:p>Стандартный</text:p>
          </table:table-cell>
          <table:table-cell table:formula="of:=VLOOKUP([.C89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9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26" calcext:value-type="float">
            <text:p>26</text:p>
          </table:table-cell>
          <table:table-cell table:formula="of:=VLOOKUP([.B900];[$Подписки.A:.E];2;0)" office:value-type="string" office:string-value="Стандартный" calcext:value-type="string">
            <text:p>Стандартный</text:p>
          </table:table-cell>
          <table:table-cell table:formula="of:=VLOOKUP([.C900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3-30" calcext:value-type="date">
            <text:p>2024-03-30</text:p>
          </table:table-cell>
          <table:table-cell office:value-type="float" office:value="112" calcext:value-type="float">
            <text:p>112</text:p>
          </table:table-cell>
          <table:table-cell table:formula="of:=VLOOKUP([.B901];[$Подписки.A:.E];2;0)" office:value-type="string" office:string-value="Базовый" calcext:value-type="string">
            <text:p>Базовый</text:p>
          </table:table-cell>
          <table:table-cell table:formula="of:=VLOOKUP([.C90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1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29" calcext:value-type="float">
            <text:p>29</text:p>
          </table:table-cell>
          <table:table-cell table:formula="of:=VLOOKUP([.B902];[$Подписки.A:.E];2;0)" office:value-type="string" office:string-value="Премиум" calcext:value-type="string">
            <text:p>Премиум</text:p>
          </table:table-cell>
          <table:table-cell table:formula="of:=VLOOKUP([.C902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2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12-04" calcext:value-type="date">
            <text:p>2024-12-04</text:p>
          </table:table-cell>
          <table:table-cell office:value-type="float" office:value="15" calcext:value-type="float">
            <text:p>15</text:p>
          </table:table-cell>
          <table:table-cell table:formula="of:=VLOOKUP([.B903];[$Подписки.A:.E];2;0)" office:value-type="string" office:string-value="Базовый" calcext:value-type="string">
            <text:p>Базовый</text:p>
          </table:table-cell>
          <table:table-cell table:formula="of:=VLOOKUP([.C90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3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108" calcext:value-type="float">
            <text:p>108</text:p>
          </table:table-cell>
          <table:table-cell table:formula="of:=VLOOKUP([.B904];[$Подписки.A:.E];2;0)" office:value-type="string" office:string-value="Базовый" calcext:value-type="string">
            <text:p>Базовый</text:p>
          </table:table-cell>
          <table:table-cell table:formula="of:=VLOOKUP([.C90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4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79" calcext:value-type="float">
            <text:p>79</text:p>
          </table:table-cell>
          <table:table-cell table:formula="of:=VLOOKUP([.B905];[$Подписки.A:.E];2;0)" office:value-type="string" office:string-value="Базовый" calcext:value-type="string">
            <text:p>Базовый</text:p>
          </table:table-cell>
          <table:table-cell table:formula="of:=VLOOKUP([.C90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5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56" calcext:value-type="float">
            <text:p>56</text:p>
          </table:table-cell>
          <table:table-cell table:formula="of:=VLOOKUP([.B906];[$Подписки.A:.E];2;0)" office:value-type="string" office:string-value="Базовый" calcext:value-type="string">
            <text:p>Базовый</text:p>
          </table:table-cell>
          <table:table-cell table:formula="of:=VLOOKUP([.C90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1-30" calcext:value-type="date">
            <text:p>2025-11-30</text:p>
          </table:table-cell>
          <table:table-cell office:value-type="float" office:value="61" calcext:value-type="float">
            <text:p>61</text:p>
          </table:table-cell>
          <table:table-cell table:formula="of:=VLOOKUP([.B907];[$Подписки.A:.E];2;0)" office:value-type="string" office:string-value="Базовый" calcext:value-type="string">
            <text:p>Базовый</text:p>
          </table:table-cell>
          <table:table-cell table:formula="of:=VLOOKUP([.C90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7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50" calcext:value-type="float">
            <text:p>50</text:p>
          </table:table-cell>
          <table:table-cell table:formula="of:=VLOOKUP([.B908];[$Подписки.A:.E];2;0)" office:value-type="string" office:string-value="Премиум" calcext:value-type="string">
            <text:p>Премиум</text:p>
          </table:table-cell>
          <table:table-cell table:formula="of:=VLOOKUP([.C90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8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8-18" calcext:value-type="date">
            <text:p>2025-08-18</text:p>
          </table:table-cell>
          <table:table-cell office:value-type="float" office:value="56" calcext:value-type="float">
            <text:p>56</text:p>
          </table:table-cell>
          <table:table-cell table:formula="of:=VLOOKUP([.B909];[$Подписки.A:.E];2;0)" office:value-type="string" office:string-value="Базовый" calcext:value-type="string">
            <text:p>Базовый</text:p>
          </table:table-cell>
          <table:table-cell table:formula="of:=VLOOKUP([.C909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9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1-03" calcext:value-type="date">
            <text:p>2025-11-03</text:p>
          </table:table-cell>
          <table:table-cell office:value-type="float" office:value="54" calcext:value-type="float">
            <text:p>54</text:p>
          </table:table-cell>
          <table:table-cell table:formula="of:=VLOOKUP([.B910];[$Подписки.A:.E];2;0)" office:value-type="string" office:string-value="Стандартный" calcext:value-type="string">
            <text:p>Стандартный</text:p>
          </table:table-cell>
          <table:table-cell table:formula="of:=VLOOKUP([.C91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0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1-15" calcext:value-type="date">
            <text:p>2024-01-15</text:p>
          </table:table-cell>
          <table:table-cell office:value-type="float" office:value="100" calcext:value-type="float">
            <text:p>100</text:p>
          </table:table-cell>
          <table:table-cell table:formula="of:=VLOOKUP([.B911];[$Подписки.A:.E];2;0)" office:value-type="string" office:string-value="Премиум" calcext:value-type="string">
            <text:p>Премиум</text:p>
          </table:table-cell>
          <table:table-cell table:formula="of:=VLOOKUP([.C91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1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73" calcext:value-type="float">
            <text:p>73</text:p>
          </table:table-cell>
          <table:table-cell table:formula="of:=VLOOKUP([.B912];[$Подписки.A:.E];2;0)" office:value-type="string" office:string-value="Стандартный" calcext:value-type="string">
            <text:p>Стандартный</text:p>
          </table:table-cell>
          <table:table-cell table:formula="of:=VLOOKUP([.C91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2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90" calcext:value-type="float">
            <text:p>90</text:p>
          </table:table-cell>
          <table:table-cell table:formula="of:=VLOOKUP([.B913];[$Подписки.A:.E];2;0)" office:value-type="string" office:string-value="Стандартный" calcext:value-type="string">
            <text:p>Стандартный</text:p>
          </table:table-cell>
          <table:table-cell table:formula="of:=VLOOKUP([.C913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3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8-12" calcext:value-type="date">
            <text:p>2025-08-12</text:p>
          </table:table-cell>
          <table:table-cell office:value-type="float" office:value="78" calcext:value-type="float">
            <text:p>78</text:p>
          </table:table-cell>
          <table:table-cell table:formula="of:=VLOOKUP([.B914];[$Подписки.A:.E];2;0)" office:value-type="string" office:string-value="Базовый" calcext:value-type="string">
            <text:p>Базовый</text:p>
          </table:table-cell>
          <table:table-cell table:formula="of:=VLOOKUP([.C91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4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10" calcext:value-type="date">
            <text:p>2024-08-10</text:p>
          </table:table-cell>
          <table:table-cell office:value-type="float" office:value="98" calcext:value-type="float">
            <text:p>98</text:p>
          </table:table-cell>
          <table:table-cell table:formula="of:=VLOOKUP([.B915];[$Подписки.A:.E];2;0)" office:value-type="string" office:string-value="Базовый" calcext:value-type="string">
            <text:p>Базовый</text:p>
          </table:table-cell>
          <table:table-cell table:formula="of:=VLOOKUP([.C91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5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6-01" calcext:value-type="date">
            <text:p>2025-06-01</text:p>
          </table:table-cell>
          <table:table-cell office:value-type="float" office:value="97" calcext:value-type="float">
            <text:p>97</text:p>
          </table:table-cell>
          <table:table-cell table:formula="of:=VLOOKUP([.B916];[$Подписки.A:.E];2;0)" office:value-type="string" office:string-value="Премиум" calcext:value-type="string">
            <text:p>Премиум</text:p>
          </table:table-cell>
          <table:table-cell table:formula="of:=VLOOKUP([.C91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6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5-07" calcext:value-type="date">
            <text:p>2025-05-07</text:p>
          </table:table-cell>
          <table:table-cell office:value-type="float" office:value="111" calcext:value-type="float">
            <text:p>111</text:p>
          </table:table-cell>
          <table:table-cell table:formula="of:=VLOOKUP([.B917];[$Подписки.A:.E];2;0)" office:value-type="string" office:string-value="Премиум" calcext:value-type="string">
            <text:p>Премиум</text:p>
          </table:table-cell>
          <table:table-cell table:formula="of:=VLOOKUP([.C917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11-26" calcext:value-type="date">
            <text:p>2024-11-26</text:p>
          </table:table-cell>
          <table:table-cell office:value-type="float" office:value="81" calcext:value-type="float">
            <text:p>81</text:p>
          </table:table-cell>
          <table:table-cell table:formula="of:=VLOOKUP([.B918];[$Подписки.A:.E];2;0)" office:value-type="string" office:string-value="Базовый" calcext:value-type="string">
            <text:p>Базовый</text:p>
          </table:table-cell>
          <table:table-cell table:formula="of:=VLOOKUP([.C918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10-29" calcext:value-type="date">
            <text:p>2025-10-29</text:p>
          </table:table-cell>
          <table:table-cell office:value-type="float" office:value="112" calcext:value-type="float">
            <text:p>112</text:p>
          </table:table-cell>
          <table:table-cell table:formula="of:=VLOOKUP([.B919];[$Подписки.A:.E];2;0)" office:value-type="string" office:string-value="Премиум" calcext:value-type="string">
            <text:p>Премиум</text:p>
          </table:table-cell>
          <table:table-cell table:formula="of:=VLOOKUP([.C91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9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9-28" calcext:value-type="date">
            <text:p>2024-09-28</text:p>
          </table:table-cell>
          <table:table-cell office:value-type="float" office:value="72" calcext:value-type="float">
            <text:p>72</text:p>
          </table:table-cell>
          <table:table-cell table:formula="of:=VLOOKUP([.B920];[$Подписки.A:.E];2;0)" office:value-type="string" office:string-value="Стандартный" calcext:value-type="string">
            <text:p>Стандартный</text:p>
          </table:table-cell>
          <table:table-cell table:formula="of:=VLOOKUP([.C92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0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68" calcext:value-type="float">
            <text:p>68</text:p>
          </table:table-cell>
          <table:table-cell table:formula="of:=VLOOKUP([.B921];[$Подписки.A:.E];2;0)" office:value-type="string" office:string-value="Базовый" calcext:value-type="string">
            <text:p>Базовый</text:p>
          </table:table-cell>
          <table:table-cell table:formula="of:=VLOOKUP([.C921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1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80" calcext:value-type="float">
            <text:p>80</text:p>
          </table:table-cell>
          <table:table-cell table:formula="of:=VLOOKUP([.B922];[$Подписки.A:.E];2;0)" office:value-type="string" office:string-value="Премиум" calcext:value-type="string">
            <text:p>Премиум</text:p>
          </table:table-cell>
          <table:table-cell table:formula="of:=VLOOKUP([.C922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9-30" calcext:value-type="date">
            <text:p>2024-09-30</text:p>
          </table:table-cell>
          <table:table-cell office:value-type="float" office:value="23" calcext:value-type="float">
            <text:p>23</text:p>
          </table:table-cell>
          <table:table-cell table:formula="of:=VLOOKUP([.B923];[$Подписки.A:.E];2;0)" office:value-type="string" office:string-value="Премиум" calcext:value-type="string">
            <text:p>Премиум</text:p>
          </table:table-cell>
          <table:table-cell table:formula="of:=VLOOKUP([.C923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3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10" calcext:value-type="float">
            <text:p>10</text:p>
          </table:table-cell>
          <table:table-cell table:formula="of:=VLOOKUP([.B924];[$Подписки.A:.E];2;0)" office:value-type="string" office:string-value="Базовый" calcext:value-type="string">
            <text:p>Базовый</text:p>
          </table:table-cell>
          <table:table-cell table:formula="of:=VLOOKUP([.C924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102" calcext:value-type="float">
            <text:p>102</text:p>
          </table:table-cell>
          <table:table-cell table:formula="of:=VLOOKUP([.B925];[$Подписки.A:.E];2;0)" office:value-type="string" office:string-value="Базовый" calcext:value-type="string">
            <text:p>Базовый</text:p>
          </table:table-cell>
          <table:table-cell table:formula="of:=VLOOKUP([.C925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5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9-01" calcext:value-type="date">
            <text:p>2024-09-01</text:p>
          </table:table-cell>
          <table:table-cell office:value-type="float" office:value="84" calcext:value-type="float">
            <text:p>84</text:p>
          </table:table-cell>
          <table:table-cell table:formula="of:=VLOOKUP([.B926];[$Подписки.A:.E];2;0)" office:value-type="string" office:string-value="Базовый" calcext:value-type="string">
            <text:p>Базовый</text:p>
          </table:table-cell>
          <table:table-cell table:formula="of:=VLOOKUP([.C926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09-03" calcext:value-type="date">
            <text:p>2024-09-03</text:p>
          </table:table-cell>
          <table:table-cell office:value-type="float" office:value="12" calcext:value-type="float">
            <text:p>12</text:p>
          </table:table-cell>
          <table:table-cell table:formula="of:=VLOOKUP([.B927];[$Подписки.A:.E];2;0)" office:value-type="string" office:string-value="Стандартный" calcext:value-type="string">
            <text:p>Стандартный</text:p>
          </table:table-cell>
          <table:table-cell table:formula="of:=VLOOKUP([.C92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7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4-22" calcext:value-type="date">
            <text:p>2025-04-22</text:p>
          </table:table-cell>
          <table:table-cell office:value-type="float" office:value="100" calcext:value-type="float">
            <text:p>100</text:p>
          </table:table-cell>
          <table:table-cell table:formula="of:=VLOOKUP([.B928];[$Подписки.A:.E];2;0)" office:value-type="string" office:string-value="Стандартный" calcext:value-type="string">
            <text:p>Стандартный</text:p>
          </table:table-cell>
          <table:table-cell table:formula="of:=VLOOKUP([.C928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8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3-02" calcext:value-type="date">
            <text:p>2025-03-02</text:p>
          </table:table-cell>
          <table:table-cell office:value-type="float" office:value="43" calcext:value-type="float">
            <text:p>43</text:p>
          </table:table-cell>
          <table:table-cell table:formula="of:=VLOOKUP([.B929];[$Подписки.A:.E];2;0)" office:value-type="string" office:string-value="Базовый" calcext:value-type="string">
            <text:p>Базовый</text:p>
          </table:table-cell>
          <table:table-cell table:formula="of:=VLOOKUP([.C929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18" calcext:value-type="date">
            <text:p>2025-08-18</text:p>
          </table:table-cell>
          <table:table-cell office:value-type="float" office:value="92" calcext:value-type="float">
            <text:p>92</text:p>
          </table:table-cell>
          <table:table-cell table:formula="of:=VLOOKUP([.B930];[$Подписки.A:.E];2;0)" office:value-type="string" office:string-value="Премиум" calcext:value-type="string">
            <text:p>Премиум</text:p>
          </table:table-cell>
          <table:table-cell table:formula="of:=VLOOKUP([.C93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3-26" calcext:value-type="date">
            <text:p>2024-03-26</text:p>
          </table:table-cell>
          <table:table-cell office:value-type="float" office:value="48" calcext:value-type="float">
            <text:p>48</text:p>
          </table:table-cell>
          <table:table-cell table:formula="of:=VLOOKUP([.B931];[$Подписки.A:.E];2;0)" office:value-type="string" office:string-value="Базовый" calcext:value-type="string">
            <text:p>Базовый</text:p>
          </table:table-cell>
          <table:table-cell table:formula="of:=VLOOKUP([.C93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3-14" calcext:value-type="date">
            <text:p>2024-03-14</text:p>
          </table:table-cell>
          <table:table-cell office:value-type="float" office:value="40" calcext:value-type="float">
            <text:p>40</text:p>
          </table:table-cell>
          <table:table-cell table:formula="of:=VLOOKUP([.B932];[$Подписки.A:.E];2;0)" office:value-type="string" office:string-value="Базовый" calcext:value-type="string">
            <text:p>Базовый</text:p>
          </table:table-cell>
          <table:table-cell table:formula="of:=VLOOKUP([.C93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2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9-11" calcext:value-type="date">
            <text:p>2024-09-11</text:p>
          </table:table-cell>
          <table:table-cell office:value-type="float" office:value="47" calcext:value-type="float">
            <text:p>47</text:p>
          </table:table-cell>
          <table:table-cell table:formula="of:=VLOOKUP([.B933];[$Подписки.A:.E];2;0)" office:value-type="string" office:string-value="Премиум" calcext:value-type="string">
            <text:p>Премиум</text:p>
          </table:table-cell>
          <table:table-cell table:formula="of:=VLOOKUP([.C93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3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108" calcext:value-type="float">
            <text:p>108</text:p>
          </table:table-cell>
          <table:table-cell table:formula="of:=VLOOKUP([.B934];[$Подписки.A:.E];2;0)" office:value-type="string" office:string-value="Премиум" calcext:value-type="string">
            <text:p>Премиум</text:p>
          </table:table-cell>
          <table:table-cell table:formula="of:=VLOOKUP([.C934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52" calcext:value-type="float">
            <text:p>52</text:p>
          </table:table-cell>
          <table:table-cell table:formula="of:=VLOOKUP([.B935];[$Подписки.A:.E];2;0)" office:value-type="string" office:string-value="Стандартный" calcext:value-type="string">
            <text:p>Стандартный</text:p>
          </table:table-cell>
          <table:table-cell table:formula="of:=VLOOKUP([.C93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5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9-04" calcext:value-type="date">
            <text:p>2025-09-04</text:p>
          </table:table-cell>
          <table:table-cell office:value-type="float" office:value="31" calcext:value-type="float">
            <text:p>31</text:p>
          </table:table-cell>
          <table:table-cell table:formula="of:=VLOOKUP([.B936];[$Подписки.A:.E];2;0)" office:value-type="string" office:string-value="Базовый" calcext:value-type="string">
            <text:p>Базовый</text:p>
          </table:table-cell>
          <table:table-cell table:formula="of:=VLOOKUP([.C93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6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10-14" calcext:value-type="date">
            <text:p>2025-10-14</text:p>
          </table:table-cell>
          <table:table-cell office:value-type="float" office:value="49" calcext:value-type="float">
            <text:p>49</text:p>
          </table:table-cell>
          <table:table-cell table:formula="of:=VLOOKUP([.B937];[$Подписки.A:.E];2;0)" office:value-type="string" office:string-value="Стандартный" calcext:value-type="string">
            <text:p>Стандартный</text:p>
          </table:table-cell>
          <table:table-cell table:formula="of:=VLOOKUP([.C93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58" calcext:value-type="float">
            <text:p>58</text:p>
          </table:table-cell>
          <table:table-cell table:formula="of:=VLOOKUP([.B938];[$Подписки.A:.E];2;0)" office:value-type="string" office:string-value="Базовый" calcext:value-type="string">
            <text:p>Базовый</text:p>
          </table:table-cell>
          <table:table-cell table:formula="of:=VLOOKUP([.C93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8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5-13" calcext:value-type="date">
            <text:p>2025-05-13</text:p>
          </table:table-cell>
          <table:table-cell office:value-type="float" office:value="5" calcext:value-type="float">
            <text:p>5</text:p>
          </table:table-cell>
          <table:table-cell table:formula="of:=VLOOKUP([.B939];[$Подписки.A:.E];2;0)" office:value-type="string" office:string-value="Стандартный" calcext:value-type="string">
            <text:p>Стандартный</text:p>
          </table:table-cell>
          <table:table-cell table:formula="of:=VLOOKUP([.C939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75" calcext:value-type="float">
            <text:p>75</text:p>
          </table:table-cell>
          <table:table-cell table:formula="of:=VLOOKUP([.B940];[$Подписки.A:.E];2;0)" office:value-type="string" office:string-value="Базовый" calcext:value-type="string">
            <text:p>Базовый</text:p>
          </table:table-cell>
          <table:table-cell table:formula="of:=VLOOKUP([.C94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2-07" calcext:value-type="date">
            <text:p>2025-02-07</text:p>
          </table:table-cell>
          <table:table-cell office:value-type="float" office:value="98" calcext:value-type="float">
            <text:p>98</text:p>
          </table:table-cell>
          <table:table-cell table:formula="of:=VLOOKUP([.B941];[$Подписки.A:.E];2;0)" office:value-type="string" office:string-value="Стандартный" calcext:value-type="string">
            <text:p>Стандартный</text:p>
          </table:table-cell>
          <table:table-cell table:formula="of:=VLOOKUP([.C94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1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9-16" calcext:value-type="date">
            <text:p>2025-09-16</text:p>
          </table:table-cell>
          <table:table-cell office:value-type="float" office:value="107" calcext:value-type="float">
            <text:p>107</text:p>
          </table:table-cell>
          <table:table-cell table:formula="of:=VLOOKUP([.B942];[$Подписки.A:.E];2;0)" office:value-type="string" office:string-value="Премиум" calcext:value-type="string">
            <text:p>Премиум</text:p>
          </table:table-cell>
          <table:table-cell table:formula="of:=VLOOKUP([.C942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2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12-18" calcext:value-type="date">
            <text:p>2025-12-18</text:p>
          </table:table-cell>
          <table:table-cell office:value-type="float" office:value="21" calcext:value-type="float">
            <text:p>21</text:p>
          </table:table-cell>
          <table:table-cell table:formula="of:=VLOOKUP([.B943];[$Подписки.A:.E];2;0)" office:value-type="string" office:string-value="Базовый" calcext:value-type="string">
            <text:p>Базовый</text:p>
          </table:table-cell>
          <table:table-cell table:formula="of:=VLOOKUP([.C943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3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4-25" calcext:value-type="date">
            <text:p>2024-04-25</text:p>
          </table:table-cell>
          <table:table-cell office:value-type="float" office:value="97" calcext:value-type="float">
            <text:p>97</text:p>
          </table:table-cell>
          <table:table-cell table:formula="of:=VLOOKUP([.B944];[$Подписки.A:.E];2;0)" office:value-type="string" office:string-value="Премиум" calcext:value-type="string">
            <text:p>Премиум</text:p>
          </table:table-cell>
          <table:table-cell table:formula="of:=VLOOKUP([.C944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3-31" calcext:value-type="date">
            <text:p>2024-03-31</text:p>
          </table:table-cell>
          <table:table-cell office:value-type="float" office:value="86" calcext:value-type="float">
            <text:p>86</text:p>
          </table:table-cell>
          <table:table-cell table:formula="of:=VLOOKUP([.B945];[$Подписки.A:.E];2;0)" office:value-type="string" office:string-value="Премиум" calcext:value-type="string">
            <text:p>Премиум</text:p>
          </table:table-cell>
          <table:table-cell table:formula="of:=VLOOKUP([.C945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5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table:formula="of:=VLOOKUP([.B946];[$Подписки.A:.E];2;0)" office:value-type="string" office:string-value="Базовый" calcext:value-type="string">
            <text:p>Базовый</text:p>
          </table:table-cell>
          <table:table-cell table:formula="of:=VLOOKUP([.C94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6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2-07" calcext:value-type="date">
            <text:p>2025-02-07</text:p>
          </table:table-cell>
          <table:table-cell office:value-type="float" office:value="91" calcext:value-type="float">
            <text:p>91</text:p>
          </table:table-cell>
          <table:table-cell table:formula="of:=VLOOKUP([.B947];[$Подписки.A:.E];2;0)" office:value-type="string" office:string-value="Базовый" calcext:value-type="string">
            <text:p>Базовый</text:p>
          </table:table-cell>
          <table:table-cell table:formula="of:=VLOOKUP([.C94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45" calcext:value-type="float">
            <text:p>45</text:p>
          </table:table-cell>
          <table:table-cell table:formula="of:=VLOOKUP([.B948];[$Подписки.A:.E];2;0)" office:value-type="string" office:string-value="Базовый" calcext:value-type="string">
            <text:p>Базовый</text:p>
          </table:table-cell>
          <table:table-cell table:formula="of:=VLOOKUP([.C948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8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26" calcext:value-type="float">
            <text:p>26</text:p>
          </table:table-cell>
          <table:table-cell table:formula="of:=VLOOKUP([.B949];[$Подписки.A:.E];2;0)" office:value-type="string" office:string-value="Стандартный" calcext:value-type="string">
            <text:p>Стандартный</text:p>
          </table:table-cell>
          <table:table-cell table:formula="of:=VLOOKUP([.C94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9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8-02" calcext:value-type="date">
            <text:p>2025-08-02</text:p>
          </table:table-cell>
          <table:table-cell office:value-type="float" office:value="73" calcext:value-type="float">
            <text:p>73</text:p>
          </table:table-cell>
          <table:table-cell table:formula="of:=VLOOKUP([.B950];[$Подписки.A:.E];2;0)" office:value-type="string" office:string-value="Базовый" calcext:value-type="string">
            <text:p>Базовый</text:p>
          </table:table-cell>
          <table:table-cell table:formula="of:=VLOOKUP([.C950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0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103" calcext:value-type="float">
            <text:p>103</text:p>
          </table:table-cell>
          <table:table-cell table:formula="of:=VLOOKUP([.B951];[$Подписки.A:.E];2;0)" office:value-type="string" office:string-value="Премиум" calcext:value-type="string">
            <text:p>Премиум</text:p>
          </table:table-cell>
          <table:table-cell table:formula="of:=VLOOKUP([.C951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1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2-06" calcext:value-type="date">
            <text:p>2025-02-06</text:p>
          </table:table-cell>
          <table:table-cell office:value-type="float" office:value="113" calcext:value-type="float">
            <text:p>113</text:p>
          </table:table-cell>
          <table:table-cell table:formula="of:=VLOOKUP([.B952];[$Подписки.A:.E];2;0)" office:value-type="string" office:string-value="Премиум" calcext:value-type="string">
            <text:p>Премиум</text:p>
          </table:table-cell>
          <table:table-cell table:formula="of:=VLOOKUP([.C95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75" calcext:value-type="float">
            <text:p>75</text:p>
          </table:table-cell>
          <table:table-cell table:formula="of:=VLOOKUP([.B953];[$Подписки.A:.E];2;0)" office:value-type="string" office:string-value="Премиум" calcext:value-type="string">
            <text:p>Премиум</text:p>
          </table:table-cell>
          <table:table-cell table:formula="of:=VLOOKUP([.C95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25" calcext:value-type="float">
            <text:p>25</text:p>
          </table:table-cell>
          <table:table-cell table:formula="of:=VLOOKUP([.B954];[$Подписки.A:.E];2;0)" office:value-type="string" office:string-value="Базовый" calcext:value-type="string">
            <text:p>Базовый</text:p>
          </table:table-cell>
          <table:table-cell table:formula="of:=VLOOKUP([.C95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4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9" calcext:value-type="float">
            <text:p>19</text:p>
          </table:table-cell>
          <table:table-cell table:formula="of:=VLOOKUP([.B955];[$Подписки.A:.E];2;0)" office:value-type="string" office:string-value="Премиум" calcext:value-type="string">
            <text:p>Премиум</text:p>
          </table:table-cell>
          <table:table-cell table:formula="of:=VLOOKUP([.C95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116" calcext:value-type="float">
            <text:p>116</text:p>
          </table:table-cell>
          <table:table-cell table:formula="of:=VLOOKUP([.B956];[$Подписки.A:.E];2;0)" office:value-type="string" office:string-value="Стандартный" calcext:value-type="string">
            <text:p>Стандартный</text:p>
          </table:table-cell>
          <table:table-cell table:formula="of:=VLOOKUP([.C95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6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95" calcext:value-type="float">
            <text:p>95</text:p>
          </table:table-cell>
          <table:table-cell table:formula="of:=VLOOKUP([.B957];[$Подписки.A:.E];2;0)" office:value-type="string" office:string-value="Премиум" calcext:value-type="string">
            <text:p>Премиум</text:p>
          </table:table-cell>
          <table:table-cell table:formula="of:=VLOOKUP([.C957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5" calcext:value-type="float">
            <text:p>5</text:p>
          </table:table-cell>
          <table:table-cell table:formula="of:=VLOOKUP([.B958];[$Подписки.A:.E];2;0)" office:value-type="string" office:string-value="Базовый" calcext:value-type="string">
            <text:p>Базовый</text:p>
          </table:table-cell>
          <table:table-cell table:formula="of:=VLOOKUP([.C958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8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44" calcext:value-type="float">
            <text:p>44</text:p>
          </table:table-cell>
          <table:table-cell table:formula="of:=VLOOKUP([.B959];[$Подписки.A:.E];2;0)" office:value-type="string" office:string-value="Стандартный" calcext:value-type="string">
            <text:p>Стандартный</text:p>
          </table:table-cell>
          <table:table-cell table:formula="of:=VLOOKUP([.C959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9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6-12" calcext:value-type="date">
            <text:p>2024-06-12</text:p>
          </table:table-cell>
          <table:table-cell office:value-type="float" office:value="102" calcext:value-type="float">
            <text:p>102</text:p>
          </table:table-cell>
          <table:table-cell table:formula="of:=VLOOKUP([.B960];[$Подписки.A:.E];2;0)" office:value-type="string" office:string-value="Базовый" calcext:value-type="string">
            <text:p>Базовый</text:p>
          </table:table-cell>
          <table:table-cell table:formula="of:=VLOOKUP([.C96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0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6-19" calcext:value-type="date">
            <text:p>2025-06-19</text:p>
          </table:table-cell>
          <table:table-cell office:value-type="float" office:value="110" calcext:value-type="float">
            <text:p>110</text:p>
          </table:table-cell>
          <table:table-cell table:formula="of:=VLOOKUP([.B961];[$Подписки.A:.E];2;0)" office:value-type="string" office:string-value="Стандартный" calcext:value-type="string">
            <text:p>Стандартный</text:p>
          </table:table-cell>
          <table:table-cell table:formula="of:=VLOOKUP([.C961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1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61" calcext:value-type="float">
            <text:p>61</text:p>
          </table:table-cell>
          <table:table-cell table:formula="of:=VLOOKUP([.B962];[$Подписки.A:.E];2;0)" office:value-type="string" office:string-value="Базовый" calcext:value-type="string">
            <text:p>Базовый</text:p>
          </table:table-cell>
          <table:table-cell table:formula="of:=VLOOKUP([.C962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2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6-29" calcext:value-type="date">
            <text:p>2024-06-29</text:p>
          </table:table-cell>
          <table:table-cell office:value-type="float" office:value="27" calcext:value-type="float">
            <text:p>27</text:p>
          </table:table-cell>
          <table:table-cell table:formula="of:=VLOOKUP([.B963];[$Подписки.A:.E];2;0)" office:value-type="string" office:string-value="Базовый" calcext:value-type="string">
            <text:p>Базовый</text:p>
          </table:table-cell>
          <table:table-cell table:formula="of:=VLOOKUP([.C963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3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57" calcext:value-type="float">
            <text:p>57</text:p>
          </table:table-cell>
          <table:table-cell table:formula="of:=VLOOKUP([.B964];[$Подписки.A:.E];2;0)" office:value-type="string" office:string-value="Премиум" calcext:value-type="string">
            <text:p>Премиум</text:p>
          </table:table-cell>
          <table:table-cell table:formula="of:=VLOOKUP([.C964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4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5-23" calcext:value-type="date">
            <text:p>2025-05-23</text:p>
          </table:table-cell>
          <table:table-cell office:value-type="float" office:value="64" calcext:value-type="float">
            <text:p>64</text:p>
          </table:table-cell>
          <table:table-cell table:formula="of:=VLOOKUP([.B965];[$Подписки.A:.E];2;0)" office:value-type="string" office:string-value="Базовый" calcext:value-type="string">
            <text:p>Базовый</text:p>
          </table:table-cell>
          <table:table-cell table:formula="of:=VLOOKUP([.C965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12-22" calcext:value-type="date">
            <text:p>2024-12-22</text:p>
          </table:table-cell>
          <table:table-cell office:value-type="float" office:value="61" calcext:value-type="float">
            <text:p>61</text:p>
          </table:table-cell>
          <table:table-cell table:formula="of:=VLOOKUP([.B966];[$Подписки.A:.E];2;0)" office:value-type="string" office:string-value="Стандартный" calcext:value-type="string">
            <text:p>Стандартный</text:p>
          </table:table-cell>
          <table:table-cell table:formula="of:=VLOOKUP([.C966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6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01-25" calcext:value-type="date">
            <text:p>2025-01-25</text:p>
          </table:table-cell>
          <table:table-cell office:value-type="float" office:value="107" calcext:value-type="float">
            <text:p>107</text:p>
          </table:table-cell>
          <table:table-cell table:formula="of:=VLOOKUP([.B967];[$Подписки.A:.E];2;0)" office:value-type="string" office:string-value="Базовый" calcext:value-type="string">
            <text:p>Базовый</text:p>
          </table:table-cell>
          <table:table-cell table:formula="of:=VLOOKUP([.C967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1-12" calcext:value-type="date">
            <text:p>2024-11-12</text:p>
          </table:table-cell>
          <table:table-cell office:value-type="float" office:value="88" calcext:value-type="float">
            <text:p>88</text:p>
          </table:table-cell>
          <table:table-cell table:formula="of:=VLOOKUP([.B968];[$Подписки.A:.E];2;0)" office:value-type="string" office:string-value="Премиум" calcext:value-type="string">
            <text:p>Премиум</text:p>
          </table:table-cell>
          <table:table-cell table:formula="of:=VLOOKUP([.C96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8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12-07" calcext:value-type="date">
            <text:p>2024-12-07</text:p>
          </table:table-cell>
          <table:table-cell office:value-type="float" office:value="51" calcext:value-type="float">
            <text:p>51</text:p>
          </table:table-cell>
          <table:table-cell table:formula="of:=VLOOKUP([.B969];[$Подписки.A:.E];2;0)" office:value-type="string" office:string-value="Премиум" calcext:value-type="string">
            <text:p>Премиум</text:p>
          </table:table-cell>
          <table:table-cell table:formula="of:=VLOOKUP([.C969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2-07" calcext:value-type="date">
            <text:p>2024-02-07</text:p>
          </table:table-cell>
          <table:table-cell office:value-type="float" office:value="119" calcext:value-type="float">
            <text:p>119</text:p>
          </table:table-cell>
          <table:table-cell table:formula="of:=VLOOKUP([.B970];[$Подписки.A:.E];2;0)" office:value-type="string" office:string-value="Базовый" calcext:value-type="string">
            <text:p>Базовый</text:p>
          </table:table-cell>
          <table:table-cell table:formula="of:=VLOOKUP([.C97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0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62" calcext:value-type="float">
            <text:p>62</text:p>
          </table:table-cell>
          <table:table-cell table:formula="of:=VLOOKUP([.B971];[$Подписки.A:.E];2;0)" office:value-type="string" office:string-value="Базовый" calcext:value-type="string">
            <text:p>Базовый</text:p>
          </table:table-cell>
          <table:table-cell table:formula="of:=VLOOKUP([.C97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2-02" calcext:value-type="date">
            <text:p>2025-12-02</text:p>
          </table:table-cell>
          <table:table-cell office:value-type="float" office:value="105" calcext:value-type="float">
            <text:p>105</text:p>
          </table:table-cell>
          <table:table-cell table:formula="of:=VLOOKUP([.B972];[$Подписки.A:.E];2;0)" office:value-type="string" office:string-value="Премиум" calcext:value-type="string">
            <text:p>Премиум</text:p>
          </table:table-cell>
          <table:table-cell table:formula="of:=VLOOKUP([.C972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2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7-24" calcext:value-type="date">
            <text:p>2024-07-24</text:p>
          </table:table-cell>
          <table:table-cell office:value-type="float" office:value="61" calcext:value-type="float">
            <text:p>61</text:p>
          </table:table-cell>
          <table:table-cell table:formula="of:=VLOOKUP([.B973];[$Подписки.A:.E];2;0)" office:value-type="string" office:string-value="Стандартный" calcext:value-type="string">
            <text:p>Стандартный</text:p>
          </table:table-cell>
          <table:table-cell table:formula="of:=VLOOKUP([.C973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7-04" calcext:value-type="date">
            <text:p>2025-07-04</text:p>
          </table:table-cell>
          <table:table-cell office:value-type="float" office:value="20" calcext:value-type="float">
            <text:p>20</text:p>
          </table:table-cell>
          <table:table-cell table:formula="of:=VLOOKUP([.B974];[$Подписки.A:.E];2;0)" office:value-type="string" office:string-value="Премиум" calcext:value-type="string">
            <text:p>Премиум</text:p>
          </table:table-cell>
          <table:table-cell table:formula="of:=VLOOKUP([.C97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4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1-05" calcext:value-type="date">
            <text:p>2024-11-05</text:p>
          </table:table-cell>
          <table:table-cell office:value-type="float" office:value="25" calcext:value-type="float">
            <text:p>25</text:p>
          </table:table-cell>
          <table:table-cell table:formula="of:=VLOOKUP([.B975];[$Подписки.A:.E];2;0)" office:value-type="string" office:string-value="Базовый" calcext:value-type="string">
            <text:p>Базовый</text:p>
          </table:table-cell>
          <table:table-cell table:formula="of:=VLOOKUP([.C975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5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35" calcext:value-type="float">
            <text:p>35</text:p>
          </table:table-cell>
          <table:table-cell table:formula="of:=VLOOKUP([.B976];[$Подписки.A:.E];2;0)" office:value-type="string" office:string-value="Базовый" calcext:value-type="string">
            <text:p>Базовый</text:p>
          </table:table-cell>
          <table:table-cell table:formula="of:=VLOOKUP([.C976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6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1" calcext:value-type="date">
            <text:p>2024-02-01</text:p>
          </table:table-cell>
          <table:table-cell office:value-type="float" office:value="63" calcext:value-type="float">
            <text:p>63</text:p>
          </table:table-cell>
          <table:table-cell table:formula="of:=VLOOKUP([.B977];[$Подписки.A:.E];2;0)" office:value-type="string" office:string-value="Стандартный" calcext:value-type="string">
            <text:p>Стандартный</text:p>
          </table:table-cell>
          <table:table-cell table:formula="of:=VLOOKUP([.C977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7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10-12" calcext:value-type="date">
            <text:p>2025-10-12</text:p>
          </table:table-cell>
          <table:table-cell office:value-type="float" office:value="100" calcext:value-type="float">
            <text:p>100</text:p>
          </table:table-cell>
          <table:table-cell table:formula="of:=VLOOKUP([.B978];[$Подписки.A:.E];2;0)" office:value-type="string" office:string-value="Стандартный" calcext:value-type="string">
            <text:p>Стандартный</text:p>
          </table:table-cell>
          <table:table-cell table:formula="of:=VLOOKUP([.C978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8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5-19" calcext:value-type="date">
            <text:p>2025-05-19</text:p>
          </table:table-cell>
          <table:table-cell office:value-type="float" office:value="21" calcext:value-type="float">
            <text:p>21</text:p>
          </table:table-cell>
          <table:table-cell table:formula="of:=VLOOKUP([.B979];[$Подписки.A:.E];2;0)" office:value-type="string" office:string-value="Базовый" calcext:value-type="string">
            <text:p>Базовый</text:p>
          </table:table-cell>
          <table:table-cell table:formula="of:=VLOOKUP([.C97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3-11" calcext:value-type="date">
            <text:p>2025-03-11</text:p>
          </table:table-cell>
          <table:table-cell office:value-type="float" office:value="115" calcext:value-type="float">
            <text:p>115</text:p>
          </table:table-cell>
          <table:table-cell table:formula="of:=VLOOKUP([.B980];[$Подписки.A:.E];2;0)" office:value-type="string" office:string-value="Базовый" calcext:value-type="string">
            <text:p>Базовый</text:p>
          </table:table-cell>
          <table:table-cell table:formula="of:=VLOOKUP([.C980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117" calcext:value-type="float">
            <text:p>117</text:p>
          </table:table-cell>
          <table:table-cell table:formula="of:=VLOOKUP([.B981];[$Подписки.A:.E];2;0)" office:value-type="string" office:string-value="Стандартный" calcext:value-type="string">
            <text:p>Стандартный</text:p>
          </table:table-cell>
          <table:table-cell table:formula="of:=VLOOKUP([.C981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1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55" calcext:value-type="float">
            <text:p>55</text:p>
          </table:table-cell>
          <table:table-cell table:formula="of:=VLOOKUP([.B982];[$Подписки.A:.E];2;0)" office:value-type="string" office:string-value="Базовый" calcext:value-type="string">
            <text:p>Базовый</text:p>
          </table:table-cell>
          <table:table-cell table:formula="of:=VLOOKUP([.C98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2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92" calcext:value-type="float">
            <text:p>92</text:p>
          </table:table-cell>
          <table:table-cell table:formula="of:=VLOOKUP([.B983];[$Подписки.A:.E];2;0)" office:value-type="string" office:string-value="Базовый" calcext:value-type="string">
            <text:p>Базовый</text:p>
          </table:table-cell>
          <table:table-cell table:formula="of:=VLOOKUP([.C98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4-05" calcext:value-type="date">
            <text:p>2024-04-05</text:p>
          </table:table-cell>
          <table:table-cell office:value-type="float" office:value="43" calcext:value-type="float">
            <text:p>43</text:p>
          </table:table-cell>
          <table:table-cell table:formula="of:=VLOOKUP([.B984];[$Подписки.A:.E];2;0)" office:value-type="string" office:string-value="Стандартный" calcext:value-type="string">
            <text:p>Стандартный</text:p>
          </table:table-cell>
          <table:table-cell table:formula="of:=VLOOKUP([.C984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4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43" calcext:value-type="float">
            <text:p>43</text:p>
          </table:table-cell>
          <table:table-cell table:formula="of:=VLOOKUP([.B985];[$Подписки.A:.E];2;0)" office:value-type="string" office:string-value="Стандартный" calcext:value-type="string">
            <text:p>Стандартный</text:p>
          </table:table-cell>
          <table:table-cell table:formula="of:=VLOOKUP([.C985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5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45" calcext:value-type="float">
            <text:p>45</text:p>
          </table:table-cell>
          <table:table-cell table:formula="of:=VLOOKUP([.B986];[$Подписки.A:.E];2;0)" office:value-type="string" office:string-value="Стандартный" calcext:value-type="string">
            <text:p>Стандартный</text:p>
          </table:table-cell>
          <table:table-cell table:formula="of:=VLOOKUP([.C98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6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74" calcext:value-type="float">
            <text:p>74</text:p>
          </table:table-cell>
          <table:table-cell table:formula="of:=VLOOKUP([.B987];[$Подписки.A:.E];2;0)" office:value-type="string" office:string-value="Стандартный" calcext:value-type="string">
            <text:p>Стандартный</text:p>
          </table:table-cell>
          <table:table-cell table:formula="of:=VLOOKUP([.C987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11-03" calcext:value-type="date">
            <text:p>2024-11-03</text:p>
          </table:table-cell>
          <table:table-cell office:value-type="float" office:value="7" calcext:value-type="float">
            <text:p>7</text:p>
          </table:table-cell>
          <table:table-cell table:formula="of:=VLOOKUP([.B988];[$Подписки.A:.E];2;0)" office:value-type="string" office:string-value="Стандартный" calcext:value-type="string">
            <text:p>Стандартный</text:p>
          </table:table-cell>
          <table:table-cell table:formula="of:=VLOOKUP([.C98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8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80" calcext:value-type="float">
            <text:p>80</text:p>
          </table:table-cell>
          <table:table-cell table:formula="of:=VLOOKUP([.B989];[$Подписки.A:.E];2;0)" office:value-type="string" office:string-value="Премиум" calcext:value-type="string">
            <text:p>Премиум</text:p>
          </table:table-cell>
          <table:table-cell table:formula="of:=VLOOKUP([.C989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69" calcext:value-type="float">
            <text:p>69</text:p>
          </table:table-cell>
          <table:table-cell table:formula="of:=VLOOKUP([.B990];[$Подписки.A:.E];2;0)" office:value-type="string" office:string-value="Премиум" calcext:value-type="string">
            <text:p>Премиум</text:p>
          </table:table-cell>
          <table:table-cell table:formula="of:=VLOOKUP([.C990];[$Сериалы.A:.E];3;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0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19" calcext:value-type="float">
            <text:p>19</text:p>
          </table:table-cell>
          <table:table-cell table:formula="of:=VLOOKUP([.B991];[$Подписки.A:.E];2;0)" office:value-type="string" office:string-value="Премиум" calcext:value-type="string">
            <text:p>Премиум</text:p>
          </table:table-cell>
          <table:table-cell table:formula="of:=VLOOKUP([.C991];[$Сериалы.A:.E];3;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1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5-07" calcext:value-type="date">
            <text:p>2024-05-07</text:p>
          </table:table-cell>
          <table:table-cell office:value-type="float" office:value="72" calcext:value-type="float">
            <text:p>72</text:p>
          </table:table-cell>
          <table:table-cell table:formula="of:=VLOOKUP([.B992];[$Подписки.A:.E];2;0)" office:value-type="string" office:string-value="Базовый" calcext:value-type="string">
            <text:p>Базовый</text:p>
          </table:table-cell>
          <table:table-cell table:formula="of:=VLOOKUP([.C992];[$Сериалы.A:.E];3;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39" calcext:value-type="float">
            <text:p>39</text:p>
          </table:table-cell>
          <table:table-cell table:formula="of:=VLOOKUP([.B993];[$Подписки.A:.E];2;0)" office:value-type="string" office:string-value="Премиум" calcext:value-type="string">
            <text:p>Премиум</text:p>
          </table:table-cell>
          <table:table-cell table:formula="of:=VLOOKUP([.C993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3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09-26" calcext:value-type="date">
            <text:p>2024-09-26</text:p>
          </table:table-cell>
          <table:table-cell office:value-type="float" office:value="38" calcext:value-type="float">
            <text:p>38</text:p>
          </table:table-cell>
          <table:table-cell table:formula="of:=VLOOKUP([.B994];[$Подписки.A:.E];2;0)" office:value-type="string" office:string-value="Премиум" calcext:value-type="string">
            <text:p>Премиум</text:p>
          </table:table-cell>
          <table:table-cell table:formula="of:=VLOOKUP([.C994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4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63" calcext:value-type="float">
            <text:p>63</text:p>
          </table:table-cell>
          <table:table-cell table:formula="of:=VLOOKUP([.B995];[$Подписки.A:.E];2;0)" office:value-type="string" office:string-value="Стандартный" calcext:value-type="string">
            <text:p>Стандартный</text:p>
          </table:table-cell>
          <table:table-cell table:formula="of:=VLOOKUP([.C995];[$Сериалы.A:.E];3;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87" calcext:value-type="float">
            <text:p>87</text:p>
          </table:table-cell>
          <table:table-cell table:formula="of:=VLOOKUP([.B996];[$Подписки.A:.E];2;0)" office:value-type="string" office:string-value="Базовый" calcext:value-type="string">
            <text:p>Базовый</text:p>
          </table:table-cell>
          <table:table-cell table:formula="of:=VLOOKUP([.C996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84" calcext:value-type="float">
            <text:p>84</text:p>
          </table:table-cell>
          <table:table-cell table:formula="of:=VLOOKUP([.B997];[$Подписки.A:.E];2;0)" office:value-type="string" office:string-value="Базовый" calcext:value-type="string">
            <text:p>Базовый</text:p>
          </table:table-cell>
          <table:table-cell table:formula="of:=VLOOKUP([.C997];[$Сериалы.A:.E];3;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27" calcext:value-type="date">
            <text:p>2024-08-27</text:p>
          </table:table-cell>
          <table:table-cell office:value-type="float" office:value="68" calcext:value-type="float">
            <text:p>68</text:p>
          </table:table-cell>
          <table:table-cell table:formula="of:=VLOOKUP([.B998];[$Подписки.A:.E];2;0)" office:value-type="string" office:string-value="Стандартный" calcext:value-type="string">
            <text:p>Стандартный</text:p>
          </table:table-cell>
          <table:table-cell table:formula="of:=VLOOKUP([.C998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10-20" calcext:value-type="date">
            <text:p>2025-10-20</text:p>
          </table:table-cell>
          <table:table-cell office:value-type="float" office:value="80" calcext:value-type="float">
            <text:p>80</text:p>
          </table:table-cell>
          <table:table-cell table:formula="of:=VLOOKUP([.B999];[$Подписки.A:.E];2;0)" office:value-type="string" office:string-value="Базовый" calcext:value-type="string">
            <text:p>Базовый</text:p>
          </table:table-cell>
          <table:table-cell table:formula="of:=VLOOKUP([.C999];[$Сериалы.A:.E];3;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4-02" calcext:value-type="date">
            <text:p>2025-04-02</text:p>
          </table:table-cell>
          <table:table-cell office:value-type="float" office:value="93" calcext:value-type="float">
            <text:p>93</text:p>
          </table:table-cell>
          <table:table-cell table:formula="of:=VLOOKUP([.B1000];[$Подписки.A:.E];2;0)" office:value-type="string" office:string-value="Базовый" calcext:value-type="string">
            <text:p>Базовый</text:p>
          </table:table-cell>
          <table:table-cell table:formula="of:=VLOOKUP([.C1000];[$Сериалы.A:.E];3;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1000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48" calcext:value-type="float">
            <text:p>48</text:p>
          </table:table-cell>
          <table:table-cell table:formula="of:=VLOOKUP([.B1001];[$Подписки.A:.E];2;0)" office:value-type="string" office:string-value="Базовый" calcext:value-type="string">
            <text:p>Базовый</text:p>
          </table:table-cell>
          <table:table-cell table:formula="of:=VLOOKUP([.C1001];[$Сериалы.A:.E];3;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2" table:number-rows-repeated="1047574">
          <table:table-cell table:number-columns-repeated="7"/>
          <table:table-cell table:style-name="ce4" table:number-columns-repeated="16377"/>
        </table:table-row>
        <table:table-row table:style-name="ro2">
          <table:table-cell table:number-columns-repeated="7"/>
          <table:table-cell table:style-name="ce4" table:number-columns-repeated="16377"/>
        </table:table-row>
      </table:table>
      <table:table table:name="Сводная таблица_Просмотры_1" table:style-name="ta2">
        <table:table-column table:style-name="co17" table:default-cell-style-name="ce40"/>
        <table:table-column table:style-name="co17" table:default-cell-style-name="ce46"/>
        <table:table-column table:style-name="co17" table:number-columns-repeated="6" table:default-cell-style-name="Pivot_20_Table_20_Value"/>
        <table:table-column table:style-name="co17" table:default-cell-style-name="ce55"/>
        <table:table-column table:style-name="co17" table:default-cell-style-name="ce61"/>
        <table:table-row table:style-name="ro3">
          <table:table-cell table:style-name="Pivot_20_Table_20_Field" office:value-type="string" calcext:value-type="string">
            <text:p>Тариф</text:p>
          </table:table-cell>
          <table:table-cell table:style-name="ce42" office:value-type="string" calcext:value-type="string">
            <text:p>Премиум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ce6" office:value-type="string" calcext:value-type="string">
            <text:p>Сумма - Минут просмотрено</text:p>
          </table:table-cell>
          <table:table-cell table:style-name="ce43" office:value-type="string" calcext:value-type="string">
            <text:p>Жанр</text:p>
          </table:table-cell>
          <table:table-cell table:style-name="ce49" table:number-columns-repeated="7"/>
          <table:table-cell table:style-name="ce58"/>
        </table:table-row>
        <table:table-row table:style-name="ro3">
          <table:table-cell table:style-name="ce38" office:value-type="string" calcext:value-type="string">
            <text:p>Минут просмотрено</text:p>
          </table:table-cell>
          <table:table-cell table:style-name="ce44" office:value-type="string" calcext:value-type="string">
            <text:p>Action</text:p>
          </table:table-cell>
          <table:table-cell table:style-name="ce50" office:value-type="string" calcext:value-type="string">
            <text:p>Comedy</text:p>
          </table:table-cell>
          <table:table-cell table:style-name="ce50" office:value-type="string" calcext:value-type="string">
            <text:p>Crime</text:p>
          </table:table-cell>
          <table:table-cell table:style-name="ce50" office:value-type="string" calcext:value-type="string">
            <text:p>Documentary</text:p>
          </table:table-cell>
          <table:table-cell table:style-name="ce50" office:value-type="string" calcext:value-type="string">
            <text:p>Drama</text:p>
          </table:table-cell>
          <table:table-cell table:style-name="ce50" office:value-type="string" calcext:value-type="string">
            <text:p>Fantasy</text:p>
          </table:table-cell>
          <table:table-cell table:style-name="ce50" office:value-type="string" calcext:value-type="string">
            <text:p>Romance</text:p>
          </table:table-cell>
          <table:table-cell table:style-name="ce50" office:value-type="string" calcext:value-type="string">
            <text:p>Thriller</text:p>
          </table:table-cell>
          <table:table-cell table:style-name="ce59" office:value-type="string" calcext:value-type="string">
            <text:p>Итог Результат</text:p>
          </table:table-cell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45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1"/>
          <table:table-cell table:number-columns-repeated="2" table:style-name="ce51" office:value-type="float" office:value="5" calcext:value-type="float">
            <text:p>5</text:p>
          </table:table-cell>
          <table:table-cell table:style-name="ce54"/>
          <table:table-cell table:style-name="ce60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7"/>
          <table:table-cell table:number-columns-repeated="2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table:number-columns-repeated="5"/>
          <table:table-cell table:number-columns-repeated="2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6"/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table:number-columns-repeated="5"/>
          <table:table-cell table:number-columns-repeated="2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table:number-columns-repeated="3" office:value-type="float" office:value="37" calcext:value-type="float">
            <text:p>37</text:p>
          </table:table-cell>
          <table:table-cell table:number-columns-repeated="6"/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float" office:value="43" calcext:value-type="float">
            <text:p>43</text:p>
          </table:table-cell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94" calcext:value-type="float">
            <text:p>294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53" calcext:value-type="float">
            <text:p>5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3"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5"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number-columns-repeated="5"/>
          <table:table-cell table:number-columns-repeated="2" office:value-type="float" office:value="68" calcext:value-type="float">
            <text:p>68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number-columns-repeated="4"/>
          <table:table-cell table:number-columns-repeated="2" office:value-type="float" office:value="69" calcext:value-type="float">
            <text:p>69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5"/>
          <table:table-cell table:number-columns-repeated="3"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number-columns-repeated="6"/>
          <table:table-cell table:number-columns-repeated="2"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number-columns-repeated="4"/>
          <table:table-cell table:number-columns-repeated="3" office:value-type="float" office:value="79" calcext:value-type="float">
            <text:p>79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number-columns-repeated="4"/>
          <table:table-cell table:number-columns-repeated="2" office:value-type="float" office:value="85" calcext:value-type="float">
            <text:p>85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64" calcext:value-type="float">
            <text:p>264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3"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76" calcext:value-type="float">
            <text:p>276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number-columns-repeated="7"/>
          <table:table-cell table:number-columns-repeated="2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number-columns-repeated="2"/>
          <table:table-cell table:number-columns-repeated="3" office:value-type="float" office:value="104" calcext:value-type="float">
            <text:p>104</text:p>
          </table:table-cell>
          <table:table-cell table:number-columns-repeated="3"/>
          <table:table-cell office:value-type="float" office:value="312" calcext:value-type="float">
            <text:p>312</text:p>
          </table:table-cell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 office:value-type="float" office:value="105" calcext:value-type="float">
            <text:p>105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3">
          <table:table-cell table:number-columns-repeated="3"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560" calcext:value-type="float">
            <text:p>56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7"/>
          <table:table-cell table:number-columns-repeated="2" office:value-type="float" office:value="118" calcext:value-type="float">
            <text:p>118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47" office:value-type="float" office:value="238" calcext:value-type="float">
            <text:p>238</text:p>
          </table:table-cell>
          <table:table-cell table:style-name="ce52" table:number-columns-repeated="6"/>
          <table:table-cell table:style-name="ce56"/>
          <table:table-cell table:style-name="ce62" office:value-type="float" office:value="238" calcext:value-type="float">
            <text:p>238</text:p>
          </table:table-cell>
        </table:table-row>
        <table:table-row table:style-name="ro3">
          <table:table-cell table:style-name="ce41" office:value-type="string" calcext:value-type="string">
            <text:p>Итог Результат</text:p>
          </table:table-cell>
          <table:table-cell table:style-name="ce48" office:value-type="float" office:value="1302" calcext:value-type="float">
            <text:p>1302</text:p>
          </table:table-cell>
          <table:table-cell table:style-name="ce53" office:value-type="float" office:value="2032" calcext:value-type="float">
            <text:p>2032</text:p>
          </table:table-cell>
          <table:table-cell table:style-name="ce53" office:value-type="float" office:value="1304" calcext:value-type="float">
            <text:p>1304</text:p>
          </table:table-cell>
          <table:table-cell table:style-name="ce53" office:value-type="float" office:value="2497" calcext:value-type="float">
            <text:p>2497</text:p>
          </table:table-cell>
          <table:table-cell table:style-name="ce53" office:value-type="float" office:value="2627" calcext:value-type="float">
            <text:p>2627</text:p>
          </table:table-cell>
          <table:table-cell table:style-name="ce53" office:value-type="float" office:value="1802" calcext:value-type="float">
            <text:p>1802</text:p>
          </table:table-cell>
          <table:table-cell table:style-name="ce53" office:value-type="float" office:value="3499" calcext:value-type="float">
            <text:p>3499</text:p>
          </table:table-cell>
          <table:table-cell table:style-name="ce57" office:value-type="float" office:value="2363" calcext:value-type="float">
            <text:p>2363</text:p>
          </table:table-cell>
          <table:table-cell table:style-name="ce63" office:value-type="float" office:value="17426" calcext:value-type="float">
            <text:p>17426</text:p>
          </table:table-cell>
        </table:table-row>
      </table:table>
      <table:named-expressions/>
      <table:database-ranges>
        <table:database-range table:name="__Anonymous_Sheet_DB__0" table:target-range-address="Сериалы.A1:Сериалы.E101"/>
      </table:database-ranges>
      <table:data-pilot-tables>
        <table:data-pilot-table table:name="DataPilot1" table:application-data="" table:target-range-address="'Сводная таблица_Просмотры_1'.A1:'Сводная таблица_Просмотры_1'.J109" table:buttons="'Сводная таблица_Просмотры_1'.A1 'Сводная таблица_Просмотры_1'.A4 'Сводная таблица_Просмотры_1'.B3" table:show-filter-button="false" table:drill-down-on-double-click="false">
          <table:source-cell-range table:cell-range-address="Просмотры.A1:Просмотры.G1001"/>
          <table:data-pilot-field table:source-field-name="Тариф" table:orientation="page" table:used-hierarchy="0" table:function="auto" loext:ignore-selected-page="true" table:selected-page="Премиум">
            <table:data-pilot-level table:show-empty="false" calcext:repeat-item-labels="false">
              <table:data-pilot-members>
                <table:data-pilot-member table:name="Базовый" table:display="false" table:show-details="true"/>
                <table:data-pilot-member table:name="Премиум" table:display="true" table:show-details="true"/>
                <table:data-pilot-member table:name="Стандартный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Жанр" table:orientation="column" table:used-hierarchy="0" table:function="auto">
            <table:data-pilot-level table:show-empty="false" calcext:repeat-item-labels="false">
              <table:data-pilot-members>
                <table:data-pilot-member table:name="Action" table:display="true" table:show-details="true"/>
                <table:data-pilot-member table:name="Comedy" table:display="true" table:show-details="true"/>
                <table:data-pilot-member table:name="Crime" table:display="true" table:show-details="true"/>
                <table:data-pilot-member table:name="Documentary" table:display="true" table:show-details="true"/>
                <table:data-pilot-member table:name="Drama" table:display="true" table:show-details="true"/>
                <table:data-pilot-member table:name="Fantasy" table:display="true" table:show-details="true"/>
                <table:data-pilot-member table:name="Romance" table:display="true" table:show-details="true"/>
                <table:data-pilot-member table:name="Thrill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инут просмотрено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инут просмотрено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71cm" svg:stroke-color="#1c334e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.00.0000</text:date>, <text:time style:data-style-name="N2" text:time-value="19:16:23.868157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1$Windows_X86_64 LibreOffice_project/52ad9dd1c984050a9fb6932dbfb16e86a49e9758</meta:generator>
    <meta:initial-creator>openpyxl</meta:initial-creator>
    <meta:creation-date>2026-01-29T11:47:06Z</meta:creation-date>
    <dc:date>2026-05-02T19:19:13.041807000</dc:date>
    <meta:editing-duration>PT14M46S</meta:editing-duration>
    <meta:editing-cycles>2</meta:editing-cycles>
    <meta:document-statistic meta:table-count="4" meta:cell-count="8492" meta:object-count="0"/>
  </office:meta>
</office:document-meta>
</file>